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roman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3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2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41cm"/>
    </style:style>
    <style:style style:name="co10" style:family="table-column">
      <style:table-column-properties fo:break-before="auto" style:column-width="3.246cm"/>
    </style:style>
    <style:style style:name="co11" style:family="table-column">
      <style:table-column-properties fo:break-before="auto" style:column-width="3.274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ackground-color="#ff6600" style:text-align-source="fix" style:repeat-content="false" fo:border-left="0.06pt solid #000000" fo:padding="0.071cm" fo:border-right="0.06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ackground-color="#ff6600" style:text-align-source="fix" style:repeat-content="false" fo:border-left="0.06pt solid #000000" fo:padding="0.071cm" fo:border-right="0.06pt solid #000000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ff6600" style:text-align-source="fix" style:repeat-content="false" fo:border-left="0.06pt solid #000000" fo:padding="0.071cm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ff6600" style:text-align-source="fix" style:repeat-content="false" fo:border-left="0.06pt solid #000000" fo:padding="0.071cm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6600" fo:border-left="none" fo:padding="0.071cm" fo:border-right="0.06pt solid #000000" fo:border-top="none"/>
    </style:style>
    <style:style style:name="ce10" style:family="table-cell" style:parent-style-name="Default">
      <style:table-cell-properties fo:border-bottom="0.06pt solid #000000" fo:background-color="#ff6600" fo:border-left="none" fo:padding="0.071cm" fo:border-right="0.06pt solid #000000" fo:border-top="none"/>
    </style:style>
    <style:style style:name="ce11" style:family="table-cell" style:parent-style-name="Default">
      <style:table-cell-properties fo:background-color="#ff6600" fo:border="none" fo:padding="0.071cm"/>
    </style:style>
    <style:style style:name="ce12" style:family="table-cell" style:parent-style-name="Default">
      <style:table-cell-properties fo:border-bottom="0.06pt solid #000000" fo:background-color="#ff6600" fo:border-left="none" fo:padding="0.071cm" fo:border-right="none" fo:border-top="none"/>
    </style:style>
    <style:style style:name="ce1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ccffff" fo:padding="0.071cm"/>
    </style:style>
    <style:style style:name="ce16" style:family="table-cell" style:parent-style-name="Default" style:data-style-name="N0">
      <style:table-cell-properties fo:padding="0.071cm"/>
    </style:style>
    <style:style style:name="ce1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none" fo:background-color="#ff6600" fo:border-left="0.06pt solid #000000" fo:padding="0.071cm" fo:border-right="none" fo:border-top="none"/>
    </style:style>
    <style:style style:name="ce19" style:family="table-cell" style:parent-style-name="Default" style:data-style-name="N0">
      <style:table-cell-properties fo:border-bottom="0.06pt solid #000000" fo:background-color="#ff6600" fo:border-left="0.06pt solid #000000" fo:padding="0.071cm" fo:border-right="none" fo:border-top="none"/>
    </style:style>
    <style:style style:name="ce20" style:family="table-cell" style:parent-style-name="Default" style:data-style-name="N0">
      <style:table-cell-properties fo:border-bottom="0.06pt solid #000000" fo:background-color="#ff6600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06pt solid #000000" fo:background-color="#ff6600" fo:border-left="none" fo:border-right="0.06pt solid #000000" fo:border-top="0.06pt solid #000000"/>
    </style:style>
    <style:style style:name="ce22" style:family="table-cell" style:parent-style-name="Default" style:data-style-name="N0">
      <style:table-cell-properties fo:border-bottom="none" fo:background-color="#ff6600" fo:border-left="none" fo:padding="0.071cm" fo:border-right="0.06pt solid #000000" fo:border-top="none"/>
    </style:style>
    <style:style style:name="ce23" style:family="table-cell" style:parent-style-name="Default" style:data-style-name="N0">
      <style:table-cell-properties fo:border-bottom="0.06pt solid #000000" fo:background-color="#ff6600" fo:border-left="none" fo:padding="0.071cm" fo:border-right="0.06pt solid #000000" fo:border-top="none"/>
    </style:style>
    <style:style style:name="ce24" style:family="table-cell" style:parent-style-name="Default" style:data-style-name="N0">
      <style:table-cell-properties fo:border-bottom="0.06pt solid #000000" fo:background-color="#ff6600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ff6600" style:text-align-source="fix" style:repeat-content="false" fo:border-left="none" fo:padding="0.071cm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ackground-color="#ff6600" fo:border="none" fo:padding="0.071cm"/>
    </style:style>
    <style:style style:name="ce29" style:family="table-cell" style:parent-style-name="Default" style:data-style-name="N0">
      <style:table-cell-properties fo:border-bottom="0.06pt solid #000000" fo:background-color="#ff6600" fo:border-left="none" fo:padding="0.071cm" fo:border-right="none" fo:border-top="none"/>
    </style:style>
    <style:style style:name="ce30" style:family="table-cell" style:parent-style-name="Default">
      <style:table-cell-properties fo:border-bottom="0.06pt solid #000000" fo:background-color="#ff6600" fo:border-left="none" fo:border-right="none" fo:border-top="0.06pt solid #000000"/>
    </style:style>
    <style:style style:name="ce31" style:family="table-cell" style:parent-style-name="Default">
      <style:table-cell-properties fo:background-color="#e6e6e6" fo:padding="0.071cm"/>
    </style:style>
    <style:style style:name="ce32" style:family="table-cell" style:parent-style-name="Default">
      <style:table-cell-properties fo:background-color="#e6e6e6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fo:background-color="#e6e6e6" fo:padding="0.071cm"/>
    </style:style>
    <style:style style:name="ce35" style:family="table-cell" style:parent-style-name="Default" style:data-style-name="N113">
      <style:table-cell-properties fo:background-color="#e6e6e6" fo:padding="0.071cm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4" table:default-cell-style-name="Default"/>
        <table:table-column table:style-name="co6" table:default-cell-style-name="ce3"/>
        <table:table-column table:style-name="co4" table:default-cell-style-name="Default"/>
        <table:table-column table:style-name="co7" table:default-cell-style-name="ce3"/>
        <table:table-column table:style-name="co8" table:number-columns-repeated="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6" table:default-cell-style-name="ce3"/>
        <table:table-column table:style-name="co11" table:default-cell-style-name="ce3"/>
        <table:table-column table:style-name="co8" table:number-columns-repeated="231" table:default-cell-style-name="ce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ALIDA DEL script</text:p>
          </table:table-cell>
          <table:covered-table-cell table:number-columns-repeated="8" table:style-name="ce1"/>
          <table:table-cell/>
          <table:table-cell table:style-name="ce13" office:value-type="string" calcext:value-type="string" table:number-columns-spanned="2" table:number-rows-spanned="1">
            <text:p>Algoritmo BL b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lgoritmo BL f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lgoritmo ES</text:p>
          </table:table-cell>
          <table:covered-table-cell table:style-name="ce13"/>
          <table:table-cell/>
          <table:table-cell table:style-name="ce31"/>
          <table:table-cell table:style-name="ce33" office:value-type="string" calcext:value-type="string" table:number-columns-spanned="2" table:number-rows-spanned="1">
            <text:p>Algoritmo BL b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Algoritmo BL 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Algoritmo ES</text:p>
          </table:table-cell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Ficher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ValorBLb</text:p>
          </table:table-cell>
          <table:table-cell table:style-name="ce2" office:value-type="string" calcext:value-type="string">
            <text:p>TiempoBLb</text:p>
          </table:table-cell>
          <table:table-cell table:style-name="ce2" office:value-type="string" calcext:value-type="string">
            <text:p>ValorBLf</text:p>
          </table:table-cell>
          <table:table-cell table:style-name="ce2" office:value-type="string" calcext:value-type="string">
            <text:p>TiempoBLf</text:p>
          </table:table-cell>
          <table:table-cell table:style-name="ce2" office:value-type="string" calcext:value-type="string">
            <text:p>ValorES</text:p>
          </table:table-cell>
          <table:table-cell table:style-name="ce2" office:value-type="string" calcext:value-type="string">
            <text:p>TiempoES</text:p>
          </table:table-cell>
          <table:table-cell table:style-name="ce2" office:value-type="string" calcext:value-type="string">
            <text:p>MejorValor</text:p>
          </table:table-cell>
          <table:table-cell/>
          <table:table-cell table:style-name="ce14" office:value-type="string" calcext:value-type="string">
            <text:p>Desv</text:p>
          </table:table-cell>
          <table:table-cell table:style-name="ce14" office:value-type="string" calcext:value-type="string">
            <text:p>Tiempo</text:p>
          </table:table-cell>
          <table:table-cell table:style-name="ce14" office:value-type="string" calcext:value-type="string">
            <text:p>Desv</text:p>
          </table:table-cell>
          <table:table-cell table:style-name="ce14" office:value-type="string" calcext:value-type="string">
            <text:p>Tiempo</text:p>
          </table:table-cell>
          <table:table-cell table:style-name="ce14" office:value-type="string" calcext:value-type="string">
            <text:p>Desv</text:p>
          </table:table-cell>
          <table:table-cell table:style-name="ce14" office:value-type="string" calcext:value-type="string">
            <text:p>Tiempo</text:p>
          </table:table-cell>
          <table:table-cell/>
          <table:table-cell table:style-name="ce32" office:value-type="string" calcext:value-type="string">
            <text:p>Fichero</text:p>
          </table:table-cell>
          <table:table-cell table:style-name="ce32" office:value-type="string" calcext:value-type="string">
            <text:p>Desv</text:p>
          </table:table-cell>
          <table:table-cell table:style-name="ce32" office:value-type="string" calcext:value-type="string">
            <text:p>Tiempo</text:p>
          </table:table-cell>
          <table:table-cell table:style-name="ce32" office:value-type="string" calcext:value-type="string">
            <text:p>Desv</text:p>
          </table:table-cell>
          <table:table-cell table:style-name="ce32" office:value-type="string" calcext:value-type="string">
            <text:p>Tiempo</text:p>
          </table:table-cell>
          <table:table-cell table:style-name="ce32" office:value-type="string" calcext:value-type="string">
            <text:p>Desv</text:p>
          </table:table-cell>
          <table:table-cell table:style-name="ce32" office:value-type="string" calcext:value-type="string">
            <text:p>Tiempo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11_n10_m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5.34074" calcext:value-type="float">
            <text:p>65.34074</text:p>
          </table:table-cell>
          <table:table-cell office:value-type="float" office:value="0.149449313" calcext:value-type="float">
            <text:p>0.149449313</text:p>
          </table:table-cell>
          <table:table-cell table:style-name="Default" office:value-type="float" office:value="89.0332" calcext:value-type="float">
            <text:p>89.0332</text:p>
          </table:table-cell>
          <table:table-cell office:value-type="float" office:value="0.108617982" calcext:value-type="float">
            <text:p>0.108617982</text:p>
          </table:table-cell>
          <table:table-cell table:style-name="Default" office:value-type="float" office:value="60.24285" calcext:value-type="float">
            <text:p>60.24285</text:p>
          </table:table-cell>
          <table:table-cell office:value-type="float" office:value="0.13695821" calcext:value-type="float">
            <text:p>0.13695821</text:p>
          </table:table-cell>
          <table:table-cell table:style-name="Default" office:value-type="float" office:value="89.0332" calcext:value-type="float">
            <text:p>89.0332</text:p>
          </table:table-cell>
          <table:table-cell/>
          <table:table-cell table:style-name="ce15" table:formula="of:=100*([.C3]-[.I3])/[.I3]" office:value-type="float" office:value="-26.6108148421038" calcext:value-type="float">
            <text:p/>
          </table:table-cell>
          <table:table-cell table:style-name="ce15" table:formula="of:=[.D3]" office:value-type="float" office:value="0.149449313" calcext:value-type="float">
            <text:p/>
          </table:table-cell>
          <table:table-cell table:style-name="ce14" table:formula="of:=100*([.E3]-[.I3])/[.I3]" office:value-type="float" office:value="0" calcext:value-type="float">
            <text:p/>
          </table:table-cell>
          <table:table-cell table:style-name="ce15" table:formula="of:=[.F3]" office:value-type="float" office:value="0.108617982" calcext:value-type="float">
            <text:p/>
          </table:table-cell>
          <table:table-cell table:style-name="ce14" table:formula="of:=100*([.G3]-[.I3])/[.I3]" office:value-type="float" office:value="-32.3366452065072" calcext:value-type="float">
            <text:p/>
          </table:table-cell>
          <table:table-cell table:style-name="ce15" table:formula="of:=[.H3]" office:value-type="float" office:value="0.13695821" calcext:value-type="float">
            <text:p/>
          </table:table-cell>
          <table:table-cell/>
          <table:table-cell table:style-name="ce31" table:formula="of:=[.A3]" office:value-type="string" office:string-value="GKD-Ia_11_n10_m4.txt" calcext:value-type="string">
            <text:p>GKD-Ia_11_n10_m4.txt</text:p>
          </table:table-cell>
          <table:table-cell table:style-name="ce34" table:formula="of:=AVERAGE([.K3:.K5])" office:value-type="float" office:value="-17.2563568047275" calcext:value-type="float">
            <text:p/>
          </table:table-cell>
          <table:table-cell table:style-name="ce35" table:formula="of:=AVERAGE([.L3:.L5])" office:value-type="float" office:value="0.128694145666667" calcext:value-type="float">
            <text:p/>
          </table:table-cell>
          <table:table-cell table:style-name="ce34" table:formula="of:=AVERAGE([.M3:.M5])" office:value-type="float" office:value="-2.44962553294726" calcext:value-type="float">
            <text:p/>
          </table:table-cell>
          <table:table-cell table:style-name="ce35" table:formula="of:=AVERAGE([.N3:.N5])" office:value-type="float" office:value="0.129084072333333" calcext:value-type="float">
            <text:p/>
          </table:table-cell>
          <table:table-cell table:style-name="ce34" table:formula="of:=AVERAGE([.O3:.O5])" office:value-type="float" office:value="-38.472079329209" calcext:value-type="float">
            <text:p/>
          </table:table-cell>
          <table:table-cell table:style-name="ce35" table:formula="of:=AVERAGE([.P3:.P5])" office:value-type="float" office:value="0.140293001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11_n10_m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73.17694" calcext:value-type="float">
            <text:p>73.17694</text:p>
          </table:table-cell>
          <table:table-cell office:value-type="float" office:value="0.110278989" calcext:value-type="float">
            <text:p>0.110278989</text:p>
          </table:table-cell>
          <table:table-cell table:style-name="Default" office:value-type="float" office:value="82.49026" calcext:value-type="float">
            <text:p>82.49026</text:p>
          </table:table-cell>
          <table:table-cell office:value-type="float" office:value="0.12069183" calcext:value-type="float">
            <text:p>0.12069183</text:p>
          </table:table-cell>
          <table:table-cell table:style-name="Default" office:value-type="float" office:value="43.62316" calcext:value-type="float">
            <text:p>43.62316</text:p>
          </table:table-cell>
          <table:table-cell office:value-type="float" office:value="0.124150644" calcext:value-type="float">
            <text:p>0.124150644</text:p>
          </table:table-cell>
          <table:table-cell table:style-name="Default" office:value-type="float" office:value="89.0332" calcext:value-type="float">
            <text:p>89.0332</text:p>
          </table:table-cell>
          <table:table-cell/>
          <table:table-cell table:style-name="ce15" table:formula="of:=100*([.C4]-[.I4])/[.I4]" office:value-type="float" office:value="-17.8093789732369" calcext:value-type="float">
            <text:p/>
          </table:table-cell>
          <table:table-cell table:style-name="ce15" table:formula="of:=[.D4]" office:value-type="float" office:value="0.110278989" calcext:value-type="float">
            <text:p/>
          </table:table-cell>
          <table:table-cell table:style-name="ce14" table:formula="of:=100*([.E4]-[.I4])/[.I4]" office:value-type="float" office:value="-7.34887659884177" calcext:value-type="float">
            <text:p/>
          </table:table-cell>
          <table:table-cell table:style-name="ce15" table:formula="of:=[.F4]" office:value-type="float" office:value="0.12069183" calcext:value-type="float">
            <text:p/>
          </table:table-cell>
          <table:table-cell table:style-name="ce14" table:formula="of:=100*([.G4]-[.I4])/[.I4]" office:value-type="float" office:value="-51.0034908326332" calcext:value-type="float">
            <text:p/>
          </table:table-cell>
          <table:table-cell table:style-name="ce15" table:formula="of:=[.H4]" office:value-type="float" office:value="0.124150644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11_n10_m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82.49026" calcext:value-type="float">
            <text:p>82.49026</text:p>
          </table:table-cell>
          <table:table-cell office:value-type="float" office:value="0.126354135" calcext:value-type="float">
            <text:p>0.126354135</text:p>
          </table:table-cell>
          <table:table-cell table:style-name="Default" office:value-type="float" office:value="89.0332" calcext:value-type="float">
            <text:p>89.0332</text:p>
          </table:table-cell>
          <table:table-cell office:value-type="float" office:value="0.157942405" calcext:value-type="float">
            <text:p>0.157942405</text:p>
          </table:table-cell>
          <table:table-cell table:style-name="Default" office:value-type="float" office:value="60.47482" calcext:value-type="float">
            <text:p>60.47482</text:p>
          </table:table-cell>
          <table:table-cell office:value-type="float" office:value="0.159770149" calcext:value-type="float">
            <text:p>0.159770149</text:p>
          </table:table-cell>
          <table:table-cell table:style-name="Default" office:value-type="float" office:value="89.0332" calcext:value-type="float">
            <text:p>89.0332</text:p>
          </table:table-cell>
          <table:table-cell/>
          <table:table-cell table:style-name="ce15" table:formula="of:=100*([.C5]-[.I5])/[.I5]" office:value-type="float" office:value="-7.34887659884177" calcext:value-type="float">
            <text:p/>
          </table:table-cell>
          <table:table-cell table:style-name="ce15" table:formula="of:=[.D5]" office:value-type="float" office:value="0.126354135" calcext:value-type="float">
            <text:p/>
          </table:table-cell>
          <table:table-cell table:style-name="ce14" table:formula="of:=100*([.E5]-[.I5])/[.I5]" office:value-type="float" office:value="0" calcext:value-type="float">
            <text:p/>
          </table:table-cell>
          <table:table-cell table:style-name="ce15" table:formula="of:=[.F5]" office:value-type="float" office:value="0.157942405" calcext:value-type="float">
            <text:p/>
          </table:table-cell>
          <table:table-cell table:style-name="ce14" table:formula="of:=100*([.G5]-[.I5])/[.I5]" office:value-type="float" office:value="-32.0761019484866" calcext:value-type="float">
            <text:p/>
          </table:table-cell>
          <table:table-cell table:style-name="ce15" table:formula="of:=[.H5]" office:value-type="float" office:value="0.159770149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12_n10_m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64.65929" calcext:value-type="float">
            <text:p>164.65929</text:p>
          </table:table-cell>
          <table:table-cell office:value-type="float" office:value="0.100334135" calcext:value-type="float">
            <text:p>0.100334135</text:p>
          </table:table-cell>
          <table:table-cell table:style-name="Default" office:value-type="float" office:value="181.31795" calcext:value-type="float">
            <text:p>181.31795</text:p>
          </table:table-cell>
          <table:table-cell office:value-type="float" office:value="0.073481754" calcext:value-type="float">
            <text:p>0.073481754</text:p>
          </table:table-cell>
          <table:table-cell table:style-name="Default" office:value-type="float" office:value="136.90945" calcext:value-type="float">
            <text:p>136.90945</text:p>
          </table:table-cell>
          <table:table-cell office:value-type="float" office:value="0.078530093" calcext:value-type="float">
            <text:p>0.078530093</text:p>
          </table:table-cell>
          <table:table-cell table:style-name="Default" office:value-type="float" office:value="181.3179" calcext:value-type="float">
            <text:p>181.3179</text:p>
          </table:table-cell>
          <table:table-cell/>
          <table:table-cell table:style-name="ce15" table:formula="of:=100*([.C6]-[.I6])/[.I6]" office:value-type="float" office:value="-9.18751540802094" calcext:value-type="float">
            <text:p/>
          </table:table-cell>
          <table:table-cell table:style-name="ce15" table:formula="of:=[.D6]" office:value-type="float" office:value="0.100334135" calcext:value-type="float">
            <text:p/>
          </table:table-cell>
          <table:table-cell table:style-name="ce14" table:formula="of:=100*([.E6]-[.I6])/[.I6]" office:value-type="float" office:value="0.0000275758763957938" calcext:value-type="float">
            <text:p/>
          </table:table-cell>
          <table:table-cell table:style-name="ce15" table:formula="of:=[.F6]" office:value-type="float" office:value="0.073481754" calcext:value-type="float">
            <text:p/>
          </table:table-cell>
          <table:table-cell table:style-name="ce14" table:formula="of:=100*([.G6]-[.I6])/[.I6]" office:value-type="float" office:value="-24.4920385687238" calcext:value-type="float">
            <text:p/>
          </table:table-cell>
          <table:table-cell table:style-name="ce15" table:formula="of:=[.H6]" office:value-type="float" office:value="0.078530093" calcext:value-type="float">
            <text:p/>
          </table:table-cell>
          <table:table-cell/>
          <table:table-cell table:style-name="ce31" table:formula="of:=[.A6]" office:value-type="string" office:string-value="GKD-Ia_12_n10_m4.txt" calcext:value-type="string">
            <text:p>GKD-Ia_12_n10_m4.txt</text:p>
          </table:table-cell>
          <table:table-cell table:style-name="ce34" table:formula="of:=AVERAGE([.K6:.K8])" office:value-type="float" office:value="-5.5998387362748" calcext:value-type="float">
            <text:p/>
          </table:table-cell>
          <table:table-cell table:style-name="ce35" table:formula="of:=AVERAGE([.L6:.L8])" office:value-type="float" office:value="0.0831863756666667" calcext:value-type="float">
            <text:p/>
          </table:table-cell>
          <table:table-cell table:style-name="ce34" table:formula="of:=AVERAGE([.M6:.M8])" office:value-type="float" office:value="-2.53732440830902" calcext:value-type="float">
            <text:p/>
          </table:table-cell>
          <table:table-cell table:style-name="ce35" table:formula="of:=AVERAGE([.N6:.N8])" office:value-type="float" office:value="0.0750103646666667" calcext:value-type="float">
            <text:p/>
          </table:table-cell>
          <table:table-cell table:style-name="ce34" table:formula="of:=AVERAGE([.O6:.O8])" office:value-type="float" office:value="-19.4297455831259" calcext:value-type="float">
            <text:p/>
          </table:table-cell>
          <table:table-cell table:style-name="ce35" table:formula="of:=AVERAGE([.P6:.P8])" office:value-type="float" office:value="0.0777359756666667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12_n10_m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67.51593" calcext:value-type="float">
            <text:p>167.51593</text:p>
          </table:table-cell>
          <table:table-cell office:value-type="float" office:value="0.070406047" calcext:value-type="float">
            <text:p>0.070406047</text:p>
          </table:table-cell>
          <table:table-cell table:style-name="Default" office:value-type="float" office:value="167.51593" calcext:value-type="float">
            <text:p>167.51593</text:p>
          </table:table-cell>
          <table:table-cell office:value-type="float" office:value="0.078410437" calcext:value-type="float">
            <text:p>0.078410437</text:p>
          </table:table-cell>
          <table:table-cell table:style-name="Default" office:value-type="float" office:value="164.65929" calcext:value-type="float">
            <text:p>164.65929</text:p>
          </table:table-cell>
          <table:table-cell office:value-type="float" office:value="0.075207719" calcext:value-type="float">
            <text:p>0.075207719</text:p>
          </table:table-cell>
          <table:table-cell table:style-name="Default" office:value-type="float" office:value="181.3179" calcext:value-type="float">
            <text:p>181.3179</text:p>
          </table:table-cell>
          <table:table-cell/>
          <table:table-cell table:style-name="ce15" table:formula="of:=100*([.C7]-[.I7])/[.I7]" office:value-type="float" office:value="-7.61202837667986" calcext:value-type="float">
            <text:p/>
          </table:table-cell>
          <table:table-cell table:style-name="ce15" table:formula="of:=[.D7]" office:value-type="float" office:value="0.070406047" calcext:value-type="float">
            <text:p/>
          </table:table-cell>
          <table:table-cell table:style-name="ce14" table:formula="of:=100*([.E7]-[.I7])/[.I7]" office:value-type="float" office:value="-7.61202837667986" calcext:value-type="float">
            <text:p/>
          </table:table-cell>
          <table:table-cell table:style-name="ce15" table:formula="of:=[.F7]" office:value-type="float" office:value="0.078410437" calcext:value-type="float">
            <text:p/>
          </table:table-cell>
          <table:table-cell table:style-name="ce14" table:formula="of:=100*([.G7]-[.I7])/[.I7]" office:value-type="float" office:value="-9.18751540802094" calcext:value-type="float">
            <text:p/>
          </table:table-cell>
          <table:table-cell table:style-name="ce15" table:formula="of:=[.H7]" office:value-type="float" office:value="0.075207719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12_n10_m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81.31795" calcext:value-type="float">
            <text:p>181.31795</text:p>
          </table:table-cell>
          <table:table-cell office:value-type="float" office:value="0.078818945" calcext:value-type="float">
            <text:p>0.078818945</text:p>
          </table:table-cell>
          <table:table-cell table:style-name="Default" office:value-type="float" office:value="181.31795" calcext:value-type="float">
            <text:p>181.31795</text:p>
          </table:table-cell>
          <table:table-cell office:value-type="float" office:value="0.073138903" calcext:value-type="float">
            <text:p>0.073138903</text:p>
          </table:table-cell>
          <table:table-cell table:style-name="Default" office:value-type="float" office:value="136.69614" calcext:value-type="float">
            <text:p>136.69614</text:p>
          </table:table-cell>
          <table:table-cell office:value-type="float" office:value="0.079470115" calcext:value-type="float">
            <text:p>0.079470115</text:p>
          </table:table-cell>
          <table:table-cell table:style-name="Default" office:value-type="float" office:value="181.3179" calcext:value-type="float">
            <text:p>181.3179</text:p>
          </table:table-cell>
          <table:table-cell/>
          <table:table-cell table:style-name="ce15" table:formula="of:=100*([.C8]-[.I8])/[.I8]" office:value-type="float" office:value="0.0000275758763957938" calcext:value-type="float">
            <text:p/>
          </table:table-cell>
          <table:table-cell table:style-name="ce15" table:formula="of:=[.D8]" office:value-type="float" office:value="0.078818945" calcext:value-type="float">
            <text:p/>
          </table:table-cell>
          <table:table-cell table:style-name="ce14" table:formula="of:=100*([.E8]-[.I8])/[.I8]" office:value-type="float" office:value="0.0000275758763957938" calcext:value-type="float">
            <text:p/>
          </table:table-cell>
          <table:table-cell table:style-name="ce15" table:formula="of:=[.F8]" office:value-type="float" office:value="0.073138903" calcext:value-type="float">
            <text:p/>
          </table:table-cell>
          <table:table-cell table:style-name="ce14" table:formula="of:=100*([.G8]-[.I8])/[.I8]" office:value-type="float" office:value="-24.609682772633" calcext:value-type="float">
            <text:p/>
          </table:table-cell>
          <table:table-cell table:style-name="ce15" table:formula="of:=[.H8]" office:value-type="float" office:value="0.079470115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1_n10_m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65.05664" calcext:value-type="float">
            <text:p>165.05664</text:p>
          </table:table-cell>
          <table:table-cell office:value-type="float" office:value="0.093262505" calcext:value-type="float">
            <text:p>0.093262505</text:p>
          </table:table-cell>
          <table:table-cell table:style-name="Default" office:value-type="float" office:value="196.17409" calcext:value-type="float">
            <text:p>196.17409</text:p>
          </table:table-cell>
          <table:table-cell office:value-type="float" office:value="0.098405163" calcext:value-type="float">
            <text:p>0.098405163</text:p>
          </table:table-cell>
          <table:table-cell table:style-name="Default" office:value-type="float" office:value="168.4836" calcext:value-type="float">
            <text:p>168.4836</text:p>
          </table:table-cell>
          <table:table-cell office:value-type="float" office:value="0.104077919" calcext:value-type="float">
            <text:p>0.104077919</text:p>
          </table:table-cell>
          <table:table-cell table:style-name="Default" office:value-type="float" office:value="243.9725" calcext:value-type="float">
            <text:p>243.9725</text:p>
          </table:table-cell>
          <table:table-cell/>
          <table:table-cell table:style-name="ce15" table:formula="of:=100*([.C9]-[.I9])/[.I9]" office:value-type="float" office:value="-32.3462111508469" calcext:value-type="float">
            <text:p/>
          </table:table-cell>
          <table:table-cell table:style-name="ce15" table:formula="of:=[.D9]" office:value-type="float" office:value="0.093262505" calcext:value-type="float">
            <text:p/>
          </table:table-cell>
          <table:table-cell table:style-name="ce14" table:formula="of:=100*([.E9]-[.I9])/[.I9]" office:value-type="float" office:value="-19.5917203783213" calcext:value-type="float">
            <text:p/>
          </table:table-cell>
          <table:table-cell table:style-name="ce15" table:formula="of:=[.F9]" office:value-type="float" office:value="0.098405163" calcext:value-type="float">
            <text:p/>
          </table:table-cell>
          <table:table-cell table:style-name="ce14" table:formula="of:=100*([.G9]-[.I9])/[.I9]" office:value-type="float" office:value="-30.9415610365922" calcext:value-type="float">
            <text:p/>
          </table:table-cell>
          <table:table-cell table:style-name="ce15" table:formula="of:=[.H9]" office:value-type="float" office:value="0.104077919" calcext:value-type="float">
            <text:p/>
          </table:table-cell>
          <table:table-cell/>
          <table:table-cell table:style-name="ce31" table:formula="of:=[.A9]" office:value-type="string" office:string-value="GKD-Ia_1_n10_m2.txt" calcext:value-type="string">
            <text:p>GKD-Ia_1_n10_m2.txt</text:p>
          </table:table-cell>
          <table:table-cell table:style-name="ce34" table:formula="of:=AVERAGE([.K9:.K11])" office:value-type="float" office:value="-23.4502317542619" calcext:value-type="float">
            <text:p/>
          </table:table-cell>
          <table:table-cell table:style-name="ce35" table:formula="of:=AVERAGE([.L9:.L11])" office:value-type="float" office:value="0.145548733" calcext:value-type="float">
            <text:p/>
          </table:table-cell>
          <table:table-cell table:style-name="ce34" table:formula="of:=AVERAGE([.M9:.M11])" office:value-type="float" office:value="-19.5917203783213" calcext:value-type="float">
            <text:p/>
          </table:table-cell>
          <table:table-cell table:style-name="ce35" table:formula="of:=AVERAGE([.N9:.N11])" office:value-type="float" office:value="0.115307517" calcext:value-type="float">
            <text:p/>
          </table:table-cell>
          <table:table-cell table:style-name="ce34" table:formula="of:=AVERAGE([.O9:.O11])" office:value-type="float" office:value="-30.9839305659449" calcext:value-type="float">
            <text:p/>
          </table:table-cell>
          <table:table-cell table:style-name="ce35" table:formula="of:=AVERAGE([.P9:.P11])" office:value-type="float" office:value="0.118689424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1_n10_m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96.17409" calcext:value-type="float">
            <text:p>196.17409</text:p>
          </table:table-cell>
          <table:table-cell office:value-type="float" office:value="0.241740993" calcext:value-type="float">
            <text:p>0.241740993</text:p>
          </table:table-cell>
          <table:table-cell table:style-name="Default" office:value-type="float" office:value="196.17409" calcext:value-type="float">
            <text:p>196.17409</text:p>
          </table:table-cell>
          <table:table-cell office:value-type="float" office:value="0.144706871" calcext:value-type="float">
            <text:p>0.144706871</text:p>
          </table:table-cell>
          <table:table-cell table:style-name="Default" office:value-type="float" office:value="170.18475" calcext:value-type="float">
            <text:p>170.18475</text:p>
          </table:table-cell>
          <table:table-cell office:value-type="float" office:value="0.152501824" calcext:value-type="float">
            <text:p>0.152501824</text:p>
          </table:table-cell>
          <table:table-cell table:style-name="Default" office:value-type="float" office:value="243.9725" calcext:value-type="float">
            <text:p>243.9725</text:p>
          </table:table-cell>
          <table:table-cell/>
          <table:table-cell table:style-name="ce15" table:formula="of:=100*([.C10]-[.I10])/[.I10]" office:value-type="float" office:value="-19.5917203783213" calcext:value-type="float">
            <text:p/>
          </table:table-cell>
          <table:table-cell table:style-name="ce15" table:formula="of:=[.D10]" office:value-type="float" office:value="0.241740993" calcext:value-type="float">
            <text:p/>
          </table:table-cell>
          <table:table-cell table:style-name="ce14" table:formula="of:=100*([.E10]-[.I10])/[.I10]" office:value-type="float" office:value="-19.5917203783213" calcext:value-type="float">
            <text:p/>
          </table:table-cell>
          <table:table-cell table:style-name="ce15" table:formula="of:=[.F10]" office:value-type="float" office:value="0.144706871" calcext:value-type="float">
            <text:p/>
          </table:table-cell>
          <table:table-cell table:style-name="ce14" table:formula="of:=100*([.G10]-[.I10])/[.I10]" office:value-type="float" office:value="-30.244289827747" calcext:value-type="float">
            <text:p/>
          </table:table-cell>
          <table:table-cell table:style-name="ce15" table:formula="of:=[.H10]" office:value-type="float" office:value="0.152501824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1_n10_m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99.05042" calcext:value-type="float">
            <text:p>199.05042</text:p>
          </table:table-cell>
          <table:table-cell office:value-type="float" office:value="0.101642701" calcext:value-type="float">
            <text:p>0.101642701</text:p>
          </table:table-cell>
          <table:table-cell table:style-name="Default" office:value-type="float" office:value="196.17409" calcext:value-type="float">
            <text:p>196.17409</text:p>
          </table:table-cell>
          <table:table-cell office:value-type="float" office:value="0.102810517" calcext:value-type="float">
            <text:p>0.102810517</text:p>
          </table:table-cell>
          <table:table-cell table:style-name="Default" office:value-type="float" office:value="166.47234" calcext:value-type="float">
            <text:p>166.47234</text:p>
          </table:table-cell>
          <table:table-cell office:value-type="float" office:value="0.099488529" calcext:value-type="float">
            <text:p>0.099488529</text:p>
          </table:table-cell>
          <table:table-cell table:style-name="Default" office:value-type="float" office:value="243.9725" calcext:value-type="float">
            <text:p>243.9725</text:p>
          </table:table-cell>
          <table:table-cell/>
          <table:table-cell table:style-name="ce15" table:formula="of:=100*([.C11]-[.I11])/[.I11]" office:value-type="float" office:value="-18.4127637336175" calcext:value-type="float">
            <text:p/>
          </table:table-cell>
          <table:table-cell table:style-name="ce15" table:formula="of:=[.D11]" office:value-type="float" office:value="0.101642701" calcext:value-type="float">
            <text:p/>
          </table:table-cell>
          <table:table-cell table:style-name="ce14" table:formula="of:=100*([.E11]-[.I11])/[.I11]" office:value-type="float" office:value="-19.5917203783213" calcext:value-type="float">
            <text:p/>
          </table:table-cell>
          <table:table-cell table:style-name="ce15" table:formula="of:=[.F11]" office:value-type="float" office:value="0.102810517" calcext:value-type="float">
            <text:p/>
          </table:table-cell>
          <table:table-cell table:style-name="ce14" table:formula="of:=100*([.G11]-[.I11])/[.I11]" office:value-type="float" office:value="-31.7659408334956" calcext:value-type="float">
            <text:p/>
          </table:table-cell>
          <table:table-cell table:style-name="ce15" table:formula="of:=[.H11]" office:value-type="float" office:value="0.099488529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21_n10_m8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37.67883" calcext:value-type="float">
            <text:p>137.67883</text:p>
          </table:table-cell>
          <table:table-cell office:value-type="float" office:value="0.110009478" calcext:value-type="float">
            <text:p>0.110009478</text:p>
          </table:table-cell>
          <table:table-cell table:style-name="Default" office:value-type="float" office:value="153.67921" calcext:value-type="float">
            <text:p>153.67921</text:p>
          </table:table-cell>
          <table:table-cell office:value-type="float" office:value="0.071922418" calcext:value-type="float">
            <text:p>0.071922418</text:p>
          </table:table-cell>
          <table:table-cell table:style-name="Default" office:value-type="float" office:value="137.67883" calcext:value-type="float">
            <text:p>137.67883</text:p>
          </table:table-cell>
          <table:table-cell office:value-type="float" office:value="0.102552927" calcext:value-type="float">
            <text:p>0.102552927</text:p>
          </table:table-cell>
          <table:table-cell table:style-name="Default" office:value-type="float" office:value="153.6792" calcext:value-type="float">
            <text:p>153.6792</text:p>
          </table:table-cell>
          <table:table-cell/>
          <table:table-cell table:style-name="ce15" table:formula="of:=100*([.C12]-[.I12])/[.I12]" office:value-type="float" office:value="-10.4115391022337" calcext:value-type="float">
            <text:p/>
          </table:table-cell>
          <table:table-cell table:style-name="ce15" table:formula="of:=[.D12]" office:value-type="float" office:value="0.110009478" calcext:value-type="float">
            <text:p/>
          </table:table-cell>
          <table:table-cell table:style-name="ce14" table:formula="of:=100*([.E12]-[.I12])/[.I12]" office:value-type="float" office:value="0.00000650706146516519" calcext:value-type="float">
            <text:p/>
          </table:table-cell>
          <table:table-cell table:style-name="ce15" table:formula="of:=[.F12]" office:value-type="float" office:value="0.071922418" calcext:value-type="float">
            <text:p/>
          </table:table-cell>
          <table:table-cell table:style-name="ce14" table:formula="of:=100*([.G12]-[.I12])/[.I12]" office:value-type="float" office:value="-10.4115391022337" calcext:value-type="float">
            <text:p/>
          </table:table-cell>
          <table:table-cell table:style-name="ce15" table:formula="of:=[.H12]" office:value-type="float" office:value="0.102552927" calcext:value-type="float">
            <text:p/>
          </table:table-cell>
          <table:table-cell/>
          <table:table-cell table:style-name="ce31" table:formula="of:=[.A12]" office:value-type="string" office:string-value="GKD-Ia_21_n10_m8.txt" calcext:value-type="string">
            <text:p>GKD-Ia_21_n10_m8.txt</text:p>
          </table:table-cell>
          <table:table-cell table:style-name="ce34" table:formula="of:=AVERAGE([.K12:.K14])" office:value-type="float" office:value="-3.47050869603694" calcext:value-type="float">
            <text:p/>
          </table:table-cell>
          <table:table-cell table:style-name="ce35" table:formula="of:=AVERAGE([.L12:.L14])" office:value-type="float" office:value="0.086538953" calcext:value-type="float">
            <text:p/>
          </table:table-cell>
          <table:table-cell table:style-name="ce34" table:formula="of:=AVERAGE([.M12:.M14])" office:value-type="float" office:value="0.00000650706146516519" calcext:value-type="float">
            <text:p/>
          </table:table-cell>
          <table:table-cell table:style-name="ce35" table:formula="of:=AVERAGE([.N12:.N14])" office:value-type="float" office:value="0.0733829983333333" calcext:value-type="float">
            <text:p/>
          </table:table-cell>
          <table:table-cell table:style-name="ce34" table:formula="of:=AVERAGE([.O12:.O14])" office:value-type="float" office:value="-14.5726704286158" calcext:value-type="float">
            <text:p/>
          </table:table-cell>
          <table:table-cell table:style-name="ce35" table:formula="of:=AVERAGE([.P12:.P14])" office:value-type="float" office:value="0.100531190666667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21_n10_m8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53.67921" calcext:value-type="float">
            <text:p>153.67921</text:p>
          </table:table-cell>
          <table:table-cell office:value-type="float" office:value="0.073947693" calcext:value-type="float">
            <text:p>0.073947693</text:p>
          </table:table-cell>
          <table:table-cell table:style-name="Default" office:value-type="float" office:value="153.67921" calcext:value-type="float">
            <text:p>153.67921</text:p>
          </table:table-cell>
          <table:table-cell office:value-type="float" office:value="0.073209807" calcext:value-type="float">
            <text:p>0.073209807</text:p>
          </table:table-cell>
          <table:table-cell table:style-name="Default" office:value-type="float" office:value="128.08664" calcext:value-type="float">
            <text:p>128.08664</text:p>
          </table:table-cell>
          <table:table-cell office:value-type="float" office:value="0.098350547" calcext:value-type="float">
            <text:p>0.098350547</text:p>
          </table:table-cell>
          <table:table-cell table:style-name="Default" office:value-type="float" office:value="153.6792" calcext:value-type="float">
            <text:p>153.6792</text:p>
          </table:table-cell>
          <table:table-cell/>
          <table:table-cell table:style-name="ce15" table:formula="of:=100*([.C13]-[.I13])/[.I13]" office:value-type="float" office:value="0.00000650706146516519" calcext:value-type="float">
            <text:p/>
          </table:table-cell>
          <table:table-cell table:style-name="ce15" table:formula="of:=[.D13]" office:value-type="float" office:value="0.073947693" calcext:value-type="float">
            <text:p/>
          </table:table-cell>
          <table:table-cell table:style-name="ce14" table:formula="of:=100*([.E13]-[.I13])/[.I13]" office:value-type="float" office:value="0.00000650706146516519" calcext:value-type="float">
            <text:p/>
          </table:table-cell>
          <table:table-cell table:style-name="ce15" table:formula="of:=[.F13]" office:value-type="float" office:value="0.073209807" calcext:value-type="float">
            <text:p/>
          </table:table-cell>
          <table:table-cell table:style-name="ce14" table:formula="of:=100*([.G13]-[.I13])/[.I13]" office:value-type="float" office:value="-16.6532360918068" calcext:value-type="float">
            <text:p/>
          </table:table-cell>
          <table:table-cell table:style-name="ce15" table:formula="of:=[.H13]" office:value-type="float" office:value="0.098350547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21_n10_m8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53.67921" calcext:value-type="float">
            <text:p>153.67921</text:p>
          </table:table-cell>
          <table:table-cell office:value-type="float" office:value="0.075659688" calcext:value-type="float">
            <text:p>0.075659688</text:p>
          </table:table-cell>
          <table:table-cell table:style-name="Default" office:value-type="float" office:value="153.67921" calcext:value-type="float">
            <text:p>153.67921</text:p>
          </table:table-cell>
          <table:table-cell office:value-type="float" office:value="0.07501677" calcext:value-type="float">
            <text:p>0.07501677</text:p>
          </table:table-cell>
          <table:table-cell table:style-name="Default" office:value-type="float" office:value="128.08664" calcext:value-type="float">
            <text:p>128.08664</text:p>
          </table:table-cell>
          <table:table-cell office:value-type="float" office:value="0.100690098" calcext:value-type="float">
            <text:p>0.100690098</text:p>
          </table:table-cell>
          <table:table-cell table:style-name="Default" office:value-type="float" office:value="153.6792" calcext:value-type="float">
            <text:p>153.6792</text:p>
          </table:table-cell>
          <table:table-cell/>
          <table:table-cell table:style-name="ce15" table:formula="of:=100*([.C14]-[.I14])/[.I14]" office:value-type="float" office:value="0.00000650706146516519" calcext:value-type="float">
            <text:p/>
          </table:table-cell>
          <table:table-cell table:style-name="ce15" table:formula="of:=[.D14]" office:value-type="float" office:value="0.075659688" calcext:value-type="float">
            <text:p/>
          </table:table-cell>
          <table:table-cell table:style-name="ce14" table:formula="of:=100*([.E14]-[.I14])/[.I14]" office:value-type="float" office:value="0.00000650706146516519" calcext:value-type="float">
            <text:p/>
          </table:table-cell>
          <table:table-cell table:style-name="ce15" table:formula="of:=[.F14]" office:value-type="float" office:value="0.07501677" calcext:value-type="float">
            <text:p/>
          </table:table-cell>
          <table:table-cell table:style-name="ce14" table:formula="of:=100*([.G14]-[.I14])/[.I14]" office:value-type="float" office:value="-16.6532360918068" calcext:value-type="float">
            <text:p/>
          </table:table-cell>
          <table:table-cell table:style-name="ce15" table:formula="of:=[.H14]" office:value-type="float" office:value="0.10069009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22_n10_m8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7.73003" calcext:value-type="float">
            <text:p>67.73003</text:p>
          </table:table-cell>
          <table:table-cell office:value-type="float" office:value="0.082934736" calcext:value-type="float">
            <text:p>0.082934736</text:p>
          </table:table-cell>
          <table:table-cell table:style-name="Default" office:value-type="float" office:value="77.74281" calcext:value-type="float">
            <text:p>77.74281</text:p>
          </table:table-cell>
          <table:table-cell office:value-type="float" office:value="0.096557445" calcext:value-type="float">
            <text:p>0.096557445</text:p>
          </table:table-cell>
          <table:table-cell table:style-name="Default" office:value-type="float" office:value="55.66475" calcext:value-type="float">
            <text:p>55.66475</text:p>
          </table:table-cell>
          <table:table-cell office:value-type="float" office:value="0.11695319" calcext:value-type="float">
            <text:p>0.11695319</text:p>
          </table:table-cell>
          <table:table-cell table:style-name="Default" office:value-type="float" office:value="77.7428" calcext:value-type="float">
            <text:p>77.7428</text:p>
          </table:table-cell>
          <table:table-cell/>
          <table:table-cell table:style-name="ce15" table:formula="of:=100*([.C15]-[.I15])/[.I15]" office:value-type="float" office:value="-12.8793534578122" calcext:value-type="float">
            <text:p/>
          </table:table-cell>
          <table:table-cell table:style-name="ce15" table:formula="of:=[.D15]" office:value-type="float" office:value="0.082934736" calcext:value-type="float">
            <text:p/>
          </table:table-cell>
          <table:table-cell table:style-name="ce14" table:formula="of:=100*([.E15]-[.I15])/[.I15]" office:value-type="float" office:value="0.0000128629275034783" calcext:value-type="float">
            <text:p/>
          </table:table-cell>
          <table:table-cell table:style-name="ce15" table:formula="of:=[.F15]" office:value-type="float" office:value="0.096557445" calcext:value-type="float">
            <text:p/>
          </table:table-cell>
          <table:table-cell table:style-name="ce14" table:formula="of:=100*([.G15]-[.I15])/[.I15]" office:value-type="float" office:value="-28.3988356478028" calcext:value-type="float">
            <text:p/>
          </table:table-cell>
          <table:table-cell table:style-name="ce15" table:formula="of:=[.H15]" office:value-type="float" office:value="0.11695319" calcext:value-type="float">
            <text:p/>
          </table:table-cell>
          <table:table-cell/>
          <table:table-cell table:style-name="ce31" table:formula="of:=[.A15]" office:value-type="string" office:string-value="GKD-Ia_22_n10_m8.txt" calcext:value-type="string">
            <text:p>GKD-Ia_22_n10_m8.txt</text:p>
          </table:table-cell>
          <table:table-cell table:style-name="ce34" table:formula="of:=AVERAGE([.K15:.K17])" office:value-type="float" office:value="-4.29310924398572" calcext:value-type="float">
            <text:p/>
          </table:table-cell>
          <table:table-cell table:style-name="ce35" table:formula="of:=AVERAGE([.L15:.L17])" office:value-type="float" office:value="0.0997592756666667" calcext:value-type="float">
            <text:p/>
          </table:table-cell>
          <table:table-cell table:style-name="ce34" table:formula="of:=AVERAGE([.M15:.M17])" office:value-type="float" office:value="0.0000128629275034783" calcext:value-type="float">
            <text:p/>
          </table:table-cell>
          <table:table-cell table:style-name="ce35" table:formula="of:=AVERAGE([.N15:.N17])" office:value-type="float" office:value="0.0862076723333333" calcext:value-type="float">
            <text:p/>
          </table:table-cell>
          <table:table-cell table:style-name="ce34" table:formula="of:=AVERAGE([.O15:.O17])" office:value-type="float" office:value="-32.6398628983434" calcext:value-type="float">
            <text:p/>
          </table:table-cell>
          <table:table-cell table:style-name="ce35" table:formula="of:=AVERAGE([.P15:.P17])" office:value-type="float" office:value="0.124196319333333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22_n10_m8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77.74281" calcext:value-type="float">
            <text:p>77.74281</text:p>
          </table:table-cell>
          <table:table-cell office:value-type="float" office:value="0.090713533" calcext:value-type="float">
            <text:p>0.090713533</text:p>
          </table:table-cell>
          <table:table-cell table:style-name="Default" office:value-type="float" office:value="77.74281" calcext:value-type="float">
            <text:p>77.74281</text:p>
          </table:table-cell>
          <table:table-cell office:value-type="float" office:value="0.077391603" calcext:value-type="float">
            <text:p>0.077391603</text:p>
          </table:table-cell>
          <table:table-cell table:style-name="Default" office:value-type="float" office:value="55.66475" calcext:value-type="float">
            <text:p>55.66475</text:p>
          </table:table-cell>
          <table:table-cell office:value-type="float" office:value="0.139318188" calcext:value-type="float">
            <text:p>0.139318188</text:p>
          </table:table-cell>
          <table:table-cell table:style-name="Default" office:value-type="float" office:value="77.7428" calcext:value-type="float">
            <text:p>77.7428</text:p>
          </table:table-cell>
          <table:table-cell/>
          <table:table-cell table:style-name="ce15" table:formula="of:=100*([.C16]-[.I16])/[.I16]" office:value-type="float" office:value="0.0000128629275034783" calcext:value-type="float">
            <text:p/>
          </table:table-cell>
          <table:table-cell table:style-name="ce15" table:formula="of:=[.D16]" office:value-type="float" office:value="0.090713533" calcext:value-type="float">
            <text:p/>
          </table:table-cell>
          <table:table-cell table:style-name="ce14" table:formula="of:=100*([.E16]-[.I16])/[.I16]" office:value-type="float" office:value="0.0000128629275034783" calcext:value-type="float">
            <text:p/>
          </table:table-cell>
          <table:table-cell table:style-name="ce15" table:formula="of:=[.F16]" office:value-type="float" office:value="0.077391603" calcext:value-type="float">
            <text:p/>
          </table:table-cell>
          <table:table-cell table:style-name="ce14" table:formula="of:=100*([.G16]-[.I16])/[.I16]" office:value-type="float" office:value="-28.3988356478028" calcext:value-type="float">
            <text:p/>
          </table:table-cell>
          <table:table-cell table:style-name="ce15" table:formula="of:=[.H16]" office:value-type="float" office:value="0.13931818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22_n10_m8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77.74281" calcext:value-type="float">
            <text:p>77.74281</text:p>
          </table:table-cell>
          <table:table-cell office:value-type="float" office:value="0.125629558" calcext:value-type="float">
            <text:p>0.125629558</text:p>
          </table:table-cell>
          <table:table-cell table:style-name="Default" office:value-type="float" office:value="77.74281" calcext:value-type="float">
            <text:p>77.74281</text:p>
          </table:table-cell>
          <table:table-cell office:value-type="float" office:value="0.084673969" calcext:value-type="float">
            <text:p>0.084673969</text:p>
          </table:table-cell>
          <table:table-cell table:style-name="Default" office:value-type="float" office:value="45.77347" calcext:value-type="float">
            <text:p>45.77347</text:p>
          </table:table-cell>
          <table:table-cell office:value-type="float" office:value="0.11631758" calcext:value-type="float">
            <text:p>0.11631758</text:p>
          </table:table-cell>
          <table:table-cell table:style-name="Default" office:value-type="float" office:value="77.7428" calcext:value-type="float">
            <text:p>77.7428</text:p>
          </table:table-cell>
          <table:table-cell/>
          <table:table-cell table:style-name="ce15" table:formula="of:=100*([.C17]-[.I17])/[.I17]" office:value-type="float" office:value="0.0000128629275034783" calcext:value-type="float">
            <text:p/>
          </table:table-cell>
          <table:table-cell table:style-name="ce15" table:formula="of:=[.D17]" office:value-type="float" office:value="0.125629558" calcext:value-type="float">
            <text:p/>
          </table:table-cell>
          <table:table-cell table:style-name="ce14" table:formula="of:=100*([.E17]-[.I17])/[.I17]" office:value-type="float" office:value="0.0000128629275034783" calcext:value-type="float">
            <text:p/>
          </table:table-cell>
          <table:table-cell table:style-name="ce15" table:formula="of:=[.F17]" office:value-type="float" office:value="0.084673969" calcext:value-type="float">
            <text:p/>
          </table:table-cell>
          <table:table-cell table:style-name="ce14" table:formula="of:=100*([.G17]-[.I17])/[.I17]" office:value-type="float" office:value="-41.1219173994248" calcext:value-type="float">
            <text:p/>
          </table:table-cell>
          <table:table-cell table:style-name="ce15" table:formula="of:=[.H17]" office:value-type="float" office:value="0.1163175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2_n10_m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87.9426" calcext:value-type="float">
            <text:p>187.9426</text:p>
          </table:table-cell>
          <table:table-cell office:value-type="float" office:value="0.241427333" calcext:value-type="float">
            <text:p>0.241427333</text:p>
          </table:table-cell>
          <table:table-cell table:style-name="Default" office:value-type="float" office:value="191.44179" calcext:value-type="float">
            <text:p>191.44179</text:p>
          </table:table-cell>
          <table:table-cell office:value-type="float" office:value="0.166612572" calcext:value-type="float">
            <text:p>0.166612572</text:p>
          </table:table-cell>
          <table:table-cell table:style-name="Default" office:value-type="float" office:value="191.44179" calcext:value-type="float">
            <text:p>191.44179</text:p>
          </table:table-cell>
          <table:table-cell office:value-type="float" office:value="0.140499377" calcext:value-type="float">
            <text:p>0.140499377</text:p>
          </table:table-cell>
          <table:table-cell table:style-name="Default" office:value-type="float" office:value="210.6504" calcext:value-type="float">
            <text:p>210.6504</text:p>
          </table:table-cell>
          <table:table-cell/>
          <table:table-cell table:style-name="ce15" table:formula="of:=100*([.C18]-[.I18])/[.I18]" office:value-type="float" office:value="-10.779851355611" calcext:value-type="float">
            <text:p/>
          </table:table-cell>
          <table:table-cell table:style-name="ce15" table:formula="of:=[.D18]" office:value-type="float" office:value="0.241427333" calcext:value-type="float">
            <text:p/>
          </table:table-cell>
          <table:table-cell table:style-name="ce14" table:formula="of:=100*([.E18]-[.I18])/[.I18]" office:value-type="float" office:value="-9.11871517927333" calcext:value-type="float">
            <text:p/>
          </table:table-cell>
          <table:table-cell table:style-name="ce15" table:formula="of:=[.F18]" office:value-type="float" office:value="0.166612572" calcext:value-type="float">
            <text:p/>
          </table:table-cell>
          <table:table-cell table:style-name="ce14" table:formula="of:=100*([.G18]-[.I18])/[.I18]" office:value-type="float" office:value="-9.11871517927333" calcext:value-type="float">
            <text:p/>
          </table:table-cell>
          <table:table-cell table:style-name="ce15" table:formula="of:=[.H18]" office:value-type="float" office:value="0.140499377" calcext:value-type="float">
            <text:p/>
          </table:table-cell>
          <table:table-cell/>
          <table:table-cell table:style-name="ce31" table:formula="of:=[.A18]" office:value-type="string" office:string-value="GKD-Ia_2_n10_m2.txt" calcext:value-type="string">
            <text:p>GKD-Ia_2_n10_m2.txt</text:p>
          </table:table-cell>
          <table:table-cell table:style-name="ce34" table:formula="of:=AVERAGE([.K18:.K20])" office:value-type="float" office:value="-6.63285234682678" calcext:value-type="float">
            <text:p/>
          </table:table-cell>
          <table:table-cell table:style-name="ce35" table:formula="of:=AVERAGE([.L18:.L20])" office:value-type="float" office:value="0.203632604333333" calcext:value-type="float">
            <text:p/>
          </table:table-cell>
          <table:table-cell table:style-name="ce34" table:formula="of:=AVERAGE([.M18:.M20])" office:value-type="float" office:value="-3.03956539682178" calcext:value-type="float">
            <text:p/>
          </table:table-cell>
          <table:table-cell table:style-name="ce35" table:formula="of:=AVERAGE([.N18:.N20])" office:value-type="float" office:value="0.163673176" calcext:value-type="float">
            <text:p/>
          </table:table-cell>
          <table:table-cell table:style-name="ce34" table:formula="of:=AVERAGE([.O18:.O20])" office:value-type="float" office:value="-26.5162705601319" calcext:value-type="float">
            <text:p/>
          </table:table-cell>
          <table:table-cell table:style-name="ce35" table:formula="of:=AVERAGE([.P18:.P20])" office:value-type="float" office:value="0.180929806666667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2_n10_m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91.44179" calcext:value-type="float">
            <text:p>191.44179</text:p>
          </table:table-cell>
          <table:table-cell office:value-type="float" office:value="0.184215548" calcext:value-type="float">
            <text:p>0.184215548</text:p>
          </table:table-cell>
          <table:table-cell table:style-name="Default" office:value-type="float" office:value="210.65042" calcext:value-type="float">
            <text:p>210.65042</text:p>
          </table:table-cell>
          <table:table-cell office:value-type="float" office:value="0.174427508" calcext:value-type="float">
            <text:p>0.174427508</text:p>
          </table:table-cell>
          <table:table-cell table:style-name="Default" office:value-type="float" office:value="119.81597" calcext:value-type="float">
            <text:p>119.81597</text:p>
          </table:table-cell>
          <table:table-cell office:value-type="float" office:value="0.282924857" calcext:value-type="float">
            <text:p>0.282924857</text:p>
          </table:table-cell>
          <table:table-cell table:style-name="Default" office:value-type="float" office:value="210.6504" calcext:value-type="float">
            <text:p>210.6504</text:p>
          </table:table-cell>
          <table:table-cell/>
          <table:table-cell table:style-name="ce15" table:formula="of:=100*([.C19]-[.I19])/[.I19]" office:value-type="float" office:value="-9.11871517927333" calcext:value-type="float">
            <text:p/>
          </table:table-cell>
          <table:table-cell table:style-name="ce15" table:formula="of:=[.D19]" office:value-type="float" office:value="0.184215548" calcext:value-type="float">
            <text:p/>
          </table:table-cell>
          <table:table-cell table:style-name="ce14" table:formula="of:=100*([.E19]-[.I19])/[.I19]" office:value-type="float" office:value="0.00000949440400129707" calcext:value-type="float">
            <text:p/>
          </table:table-cell>
          <table:table-cell table:style-name="ce15" table:formula="of:=[.F19]" office:value-type="float" office:value="0.174427508" calcext:value-type="float">
            <text:p/>
          </table:table-cell>
          <table:table-cell table:style-name="ce14" table:formula="of:=100*([.G19]-[.I19])/[.I19]" office:value-type="float" office:value="-43.1209387686897" calcext:value-type="float">
            <text:p/>
          </table:table-cell>
          <table:table-cell table:style-name="ce15" table:formula="of:=[.H19]" office:value-type="float" office:value="0.282924857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2_n10_m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210.65042" calcext:value-type="float">
            <text:p>210.65042</text:p>
          </table:table-cell>
          <table:table-cell office:value-type="float" office:value="0.185254932" calcext:value-type="float">
            <text:p>0.185254932</text:p>
          </table:table-cell>
          <table:table-cell table:style-name="Default" office:value-type="float" office:value="210.65042" calcext:value-type="float">
            <text:p>210.65042</text:p>
          </table:table-cell>
          <table:table-cell office:value-type="float" office:value="0.149979448" calcext:value-type="float">
            <text:p>0.149979448</text:p>
          </table:table-cell>
          <table:table-cell table:style-name="Default" office:value-type="float" office:value="153.12355" calcext:value-type="float">
            <text:p>153.12355</text:p>
          </table:table-cell>
          <table:table-cell office:value-type="float" office:value="0.119365186" calcext:value-type="float">
            <text:p>0.119365186</text:p>
          </table:table-cell>
          <table:table-cell table:style-name="Default" office:value-type="float" office:value="210.6504" calcext:value-type="float">
            <text:p>210.6504</text:p>
          </table:table-cell>
          <table:table-cell/>
          <table:table-cell table:style-name="ce15" table:formula="of:=100*([.C20]-[.I20])/[.I20]" office:value-type="float" office:value="0.00000949440400129707" calcext:value-type="float">
            <text:p/>
          </table:table-cell>
          <table:table-cell table:style-name="ce15" table:formula="of:=[.D20]" office:value-type="float" office:value="0.185254932" calcext:value-type="float">
            <text:p/>
          </table:table-cell>
          <table:table-cell table:style-name="ce14" table:formula="of:=100*([.E20]-[.I20])/[.I20]" office:value-type="float" office:value="0.00000949440400129707" calcext:value-type="float">
            <text:p/>
          </table:table-cell>
          <table:table-cell table:style-name="ce15" table:formula="of:=[.F20]" office:value-type="float" office:value="0.149979448" calcext:value-type="float">
            <text:p/>
          </table:table-cell>
          <table:table-cell table:style-name="ce14" table:formula="of:=100*([.G20]-[.I20])/[.I20]" office:value-type="float" office:value="-27.3091577324325" calcext:value-type="float">
            <text:p/>
          </table:table-cell>
          <table:table-cell table:style-name="ce15" table:formula="of:=[.H20]" office:value-type="float" office:value="0.119365186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31_n15_m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9.11651" calcext:value-type="float">
            <text:p>59.11651</text:p>
          </table:table-cell>
          <table:table-cell office:value-type="float" office:value="0.075101634" calcext:value-type="float">
            <text:p>0.075101634</text:p>
          </table:table-cell>
          <table:table-cell table:style-name="Default" office:value-type="float" office:value="83.07687" calcext:value-type="float">
            <text:p>83.07687</text:p>
          </table:table-cell>
          <table:table-cell office:value-type="float" office:value="0.078400194" calcext:value-type="float">
            <text:p>0.078400194</text:p>
          </table:table-cell>
          <table:table-cell table:style-name="Default" office:value-type="float" office:value="49.26909" calcext:value-type="float">
            <text:p>49.26909</text:p>
          </table:table-cell>
          <table:table-cell office:value-type="float" office:value="0.087015817" calcext:value-type="float">
            <text:p>0.087015817</text:p>
          </table:table-cell>
          <table:table-cell table:style-name="Default" office:value-type="float" office:value="86.1372" calcext:value-type="float">
            <text:p>86.1372</text:p>
          </table:table-cell>
          <table:table-cell/>
          <table:table-cell table:style-name="ce15" table:formula="of:=100*([.C21]-[.I21])/[.I21]" office:value-type="float" office:value="-31.3693619017103" calcext:value-type="float">
            <text:p/>
          </table:table-cell>
          <table:table-cell table:style-name="ce15" table:formula="of:=[.D21]" office:value-type="float" office:value="0.075101634" calcext:value-type="float">
            <text:p/>
          </table:table-cell>
          <table:table-cell table:style-name="ce14" table:formula="of:=100*([.E21]-[.I21])/[.I21]" office:value-type="float" office:value="-3.55285521238211" calcext:value-type="float">
            <text:p/>
          </table:table-cell>
          <table:table-cell table:style-name="ce15" table:formula="of:=[.F21]" office:value-type="float" office:value="0.078400194" calcext:value-type="float">
            <text:p/>
          </table:table-cell>
          <table:table-cell table:style-name="ce14" table:formula="of:=100*([.G21]-[.I21])/[.I21]" office:value-type="float" office:value="-42.8016118471462" calcext:value-type="float">
            <text:p/>
          </table:table-cell>
          <table:table-cell table:style-name="ce15" table:formula="of:=[.H21]" office:value-type="float" office:value="0.087015817" calcext:value-type="float">
            <text:p/>
          </table:table-cell>
          <table:table-cell/>
          <table:table-cell table:style-name="ce31" table:formula="of:=[.A21]" office:value-type="string" office:string-value="GKD-Ia_31_n15_m4.txt" calcext:value-type="string">
            <text:p>GKD-Ia_31_n15_m4.txt</text:p>
          </table:table-cell>
          <table:table-cell table:style-name="ce34" table:formula="of:=AVERAGE([.K21:.K23])" office:value-type="float" office:value="-22.3832947127761" calcext:value-type="float">
            <text:p/>
          </table:table-cell>
          <table:table-cell table:style-name="ce35" table:formula="of:=AVERAGE([.L21:.L23])" office:value-type="float" office:value="0.107389278333333" calcext:value-type="float">
            <text:p/>
          </table:table-cell>
          <table:table-cell table:style-name="ce34" table:formula="of:=AVERAGE([.M21:.M23])" office:value-type="float" office:value="-14.5572992853262" calcext:value-type="float">
            <text:p/>
          </table:table-cell>
          <table:table-cell table:style-name="ce35" table:formula="of:=AVERAGE([.N21:.N23])" office:value-type="float" office:value="0.0827127403333333" calcext:value-type="float">
            <text:p/>
          </table:table-cell>
          <table:table-cell table:style-name="ce34" table:formula="of:=AVERAGE([.O21:.O23])" office:value-type="float" office:value="-44.7854546777312" calcext:value-type="float">
            <text:p/>
          </table:table-cell>
          <table:table-cell table:style-name="ce35" table:formula="of:=AVERAGE([.P21:.P23])" office:value-type="float" office:value="0.0874739093333333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31_n15_m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2.43532" calcext:value-type="float">
            <text:p>62.43532</text:p>
          </table:table-cell>
          <table:table-cell office:value-type="float" office:value="0.154530744" calcext:value-type="float">
            <text:p>0.154530744</text:p>
          </table:table-cell>
          <table:table-cell table:style-name="Default" office:value-type="float" office:value="64.81329" calcext:value-type="float">
            <text:p>64.81329</text:p>
          </table:table-cell>
          <table:table-cell office:value-type="float" office:value="0.080037394" calcext:value-type="float">
            <text:p>0.080037394</text:p>
          </table:table-cell>
          <table:table-cell table:style-name="Default" office:value-type="float" office:value="46.70585" calcext:value-type="float">
            <text:p>46.70585</text:p>
          </table:table-cell>
          <table:table-cell office:value-type="float" office:value="0.089266778" calcext:value-type="float">
            <text:p>0.089266778</text:p>
          </table:table-cell>
          <table:table-cell table:style-name="Default" office:value-type="float" office:value="86.1372" calcext:value-type="float">
            <text:p>86.1372</text:p>
          </table:table-cell>
          <table:table-cell/>
          <table:table-cell table:style-name="ce15" table:formula="of:=100*([.C22]-[.I22])/[.I22]" office:value-type="float" office:value="-27.5164272811283" calcext:value-type="float">
            <text:p/>
          </table:table-cell>
          <table:table-cell table:style-name="ce15" table:formula="of:=[.D22]" office:value-type="float" office:value="0.154530744" calcext:value-type="float">
            <text:p/>
          </table:table-cell>
          <table:table-cell table:style-name="ce14" table:formula="of:=100*([.E22]-[.I22])/[.I22]" office:value-type="float" office:value="-24.7557501288642" calcext:value-type="float">
            <text:p/>
          </table:table-cell>
          <table:table-cell table:style-name="ce15" table:formula="of:=[.F22]" office:value-type="float" office:value="0.080037394" calcext:value-type="float">
            <text:p/>
          </table:table-cell>
          <table:table-cell table:style-name="ce14" table:formula="of:=100*([.G22]-[.I22])/[.I22]" office:value-type="float" office:value="-45.7773760930237" calcext:value-type="float">
            <text:p/>
          </table:table-cell>
          <table:table-cell table:style-name="ce15" table:formula="of:=[.H22]" office:value-type="float" office:value="0.08926677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31_n15_m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79.01874" calcext:value-type="float">
            <text:p>79.01874</text:p>
          </table:table-cell>
          <table:table-cell office:value-type="float" office:value="0.092535457" calcext:value-type="float">
            <text:p>0.092535457</text:p>
          </table:table-cell>
          <table:table-cell table:style-name="Default" office:value-type="float" office:value="72.90369" calcext:value-type="float">
            <text:p>72.90369</text:p>
          </table:table-cell>
          <table:table-cell office:value-type="float" office:value="0.089700633" calcext:value-type="float">
            <text:p>0.089700633</text:p>
          </table:table-cell>
          <table:table-cell table:style-name="Default" office:value-type="float" office:value="46.70585" calcext:value-type="float">
            <text:p>46.70585</text:p>
          </table:table-cell>
          <table:table-cell office:value-type="float" office:value="0.086139133" calcext:value-type="float">
            <text:p>0.086139133</text:p>
          </table:table-cell>
          <table:table-cell table:style-name="Default" office:value-type="float" office:value="86.1372" calcext:value-type="float">
            <text:p>86.1372</text:p>
          </table:table-cell>
          <table:table-cell/>
          <table:table-cell table:style-name="ce15" table:formula="of:=100*([.C23]-[.I23])/[.I23]" office:value-type="float" office:value="-8.26409495548963" calcext:value-type="float">
            <text:p/>
          </table:table-cell>
          <table:table-cell table:style-name="ce15" table:formula="of:=[.D23]" office:value-type="float" office:value="0.092535457" calcext:value-type="float">
            <text:p/>
          </table:table-cell>
          <table:table-cell table:style-name="ce14" table:formula="of:=100*([.E23]-[.I23])/[.I23]" office:value-type="float" office:value="-15.3632925147323" calcext:value-type="float">
            <text:p/>
          </table:table-cell>
          <table:table-cell table:style-name="ce15" table:formula="of:=[.F23]" office:value-type="float" office:value="0.089700633" calcext:value-type="float">
            <text:p/>
          </table:table-cell>
          <table:table-cell table:style-name="ce14" table:formula="of:=100*([.G23]-[.I23])/[.I23]" office:value-type="float" office:value="-45.7773760930237" calcext:value-type="float">
            <text:p/>
          </table:table-cell>
          <table:table-cell table:style-name="ce15" table:formula="of:=[.H23]" office:value-type="float" office:value="0.086139133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32_n15_m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09.29494" calcext:value-type="float">
            <text:p>109.29494</text:p>
          </table:table-cell>
          <table:table-cell office:value-type="float" office:value="0.141370817" calcext:value-type="float">
            <text:p>0.141370817</text:p>
          </table:table-cell>
          <table:table-cell table:style-name="Default" office:value-type="float" office:value="127.06961" calcext:value-type="float">
            <text:p>127.06961</text:p>
          </table:table-cell>
          <table:table-cell office:value-type="float" office:value="0.130133178" calcext:value-type="float">
            <text:p>0.130133178</text:p>
          </table:table-cell>
          <table:table-cell table:style-name="Default" office:value-type="float" office:value="84.39831" calcext:value-type="float">
            <text:p>84.39831</text:p>
          </table:table-cell>
          <table:table-cell office:value-type="float" office:value="0.223192643" calcext:value-type="float">
            <text:p>0.223192643</text:p>
          </table:table-cell>
          <table:table-cell table:style-name="Default" office:value-type="float" office:value="127.0696" calcext:value-type="float">
            <text:p>127.0696</text:p>
          </table:table-cell>
          <table:table-cell/>
          <table:table-cell table:style-name="ce15" table:formula="of:=100*([.C24]-[.I24])/[.I24]" office:value-type="float" office:value="-13.9881293401411" calcext:value-type="float">
            <text:p/>
          </table:table-cell>
          <table:table-cell table:style-name="ce15" table:formula="of:=[.D24]" office:value-type="float" office:value="0.141370817" calcext:value-type="float">
            <text:p/>
          </table:table-cell>
          <table:table-cell table:style-name="ce14" table:formula="of:=100*([.E24]-[.I24])/[.I24]" office:value-type="float" office:value="0.00000786970290547396" calcext:value-type="float">
            <text:p/>
          </table:table-cell>
          <table:table-cell table:style-name="ce15" table:formula="of:=[.F24]" office:value-type="float" office:value="0.130133178" calcext:value-type="float">
            <text:p/>
          </table:table-cell>
          <table:table-cell table:style-name="ce14" table:formula="of:=100*([.G24]-[.I24])/[.I24]" office:value-type="float" office:value="-33.5810374786731" calcext:value-type="float">
            <text:p/>
          </table:table-cell>
          <table:table-cell table:style-name="ce15" table:formula="of:=[.H24]" office:value-type="float" office:value="0.223192643" calcext:value-type="float">
            <text:p/>
          </table:table-cell>
          <table:table-cell/>
          <table:table-cell table:style-name="ce31" table:formula="of:=[.A24]" office:value-type="string" office:string-value="GKD-Ia_32_n15_m4.txt" calcext:value-type="string">
            <text:p>GKD-Ia_32_n15_m4.txt</text:p>
          </table:table-cell>
          <table:table-cell table:style-name="ce34" table:formula="of:=AVERAGE([.K24:.K26])" office:value-type="float" office:value="-18.0859833246242" calcext:value-type="float">
            <text:p/>
          </table:table-cell>
          <table:table-cell table:style-name="ce35" table:formula="of:=AVERAGE([.L24:.L26])" office:value-type="float" office:value="0.123947693333333" calcext:value-type="float">
            <text:p/>
          </table:table-cell>
          <table:table-cell table:style-name="ce34" table:formula="of:=AVERAGE([.M24:.M26])" office:value-type="float" office:value="-3.47941338185267" calcext:value-type="float">
            <text:p/>
          </table:table-cell>
          <table:table-cell table:style-name="ce35" table:formula="of:=AVERAGE([.N24:.N26])" office:value-type="float" office:value="0.122834931666667" calcext:value-type="float">
            <text:p/>
          </table:table-cell>
          <table:table-cell table:style-name="ce34" table:formula="of:=AVERAGE([.O24:.O26])" office:value-type="float" office:value="-26.7644687111105" calcext:value-type="float">
            <text:p/>
          </table:table-cell>
          <table:table-cell table:style-name="ce35" table:formula="of:=AVERAGE([.P24:.P26])" office:value-type="float" office:value="0.186079484666667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32_n15_m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10.00793" calcext:value-type="float">
            <text:p>110.00793</text:p>
          </table:table-cell>
          <table:table-cell office:value-type="float" office:value="0.101572231" calcext:value-type="float">
            <text:p>0.101572231</text:p>
          </table:table-cell>
          <table:table-cell table:style-name="Default" office:value-type="float" office:value="113.80575" calcext:value-type="float">
            <text:p>113.80575</text:p>
          </table:table-cell>
          <table:table-cell office:value-type="float" office:value="0.122985811" calcext:value-type="float">
            <text:p>0.122985811</text:p>
          </table:table-cell>
          <table:table-cell table:style-name="Default" office:value-type="float" office:value="97.39099" calcext:value-type="float">
            <text:p>97.39099</text:p>
          </table:table-cell>
          <table:table-cell office:value-type="float" office:value="0.220673439" calcext:value-type="float">
            <text:p>0.220673439</text:p>
          </table:table-cell>
          <table:table-cell table:style-name="Default" office:value-type="float" office:value="127.0696" calcext:value-type="float">
            <text:p>127.0696</text:p>
          </table:table-cell>
          <table:table-cell/>
          <table:table-cell table:style-name="ce15" table:formula="of:=100*([.C25]-[.I25])/[.I25]" office:value-type="float" office:value="-13.4270273928619" calcext:value-type="float">
            <text:p/>
          </table:table-cell>
          <table:table-cell table:style-name="ce15" table:formula="of:=[.D25]" office:value-type="float" office:value="0.101572231" calcext:value-type="float">
            <text:p/>
          </table:table-cell>
          <table:table-cell table:style-name="ce14" table:formula="of:=100*([.E25]-[.I25])/[.I25]" office:value-type="float" office:value="-10.4382558849638" calcext:value-type="float">
            <text:p/>
          </table:table-cell>
          <table:table-cell table:style-name="ce15" table:formula="of:=[.F25]" office:value-type="float" office:value="0.122985811" calcext:value-type="float">
            <text:p/>
          </table:table-cell>
          <table:table-cell table:style-name="ce14" table:formula="of:=100*([.G25]-[.I25])/[.I25]" office:value-type="float" office:value="-23.3561843273293" calcext:value-type="float">
            <text:p/>
          </table:table-cell>
          <table:table-cell table:style-name="ce15" table:formula="of:=[.H25]" office:value-type="float" office:value="0.220673439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32_n15_m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92.96057" calcext:value-type="float">
            <text:p>92.96057</text:p>
          </table:table-cell>
          <table:table-cell office:value-type="float" office:value="0.128900032" calcext:value-type="float">
            <text:p>0.128900032</text:p>
          </table:table-cell>
          <table:table-cell table:style-name="Default" office:value-type="float" office:value="127.06961" calcext:value-type="float">
            <text:p>127.06961</text:p>
          </table:table-cell>
          <table:table-cell office:value-type="float" office:value="0.115385806" calcext:value-type="float">
            <text:p>0.115385806</text:p>
          </table:table-cell>
          <table:table-cell table:style-name="Default" office:value-type="float" office:value="97.39099" calcext:value-type="float">
            <text:p>97.39099</text:p>
          </table:table-cell>
          <table:table-cell office:value-type="float" office:value="0.114372372" calcext:value-type="float">
            <text:p>0.114372372</text:p>
          </table:table-cell>
          <table:table-cell table:style-name="Default" office:value-type="float" office:value="127.0696" calcext:value-type="float">
            <text:p>127.0696</text:p>
          </table:table-cell>
          <table:table-cell/>
          <table:table-cell table:style-name="ce15" table:formula="of:=100*([.C26]-[.I26])/[.I26]" office:value-type="float" office:value="-26.8427932408696" calcext:value-type="float">
            <text:p/>
          </table:table-cell>
          <table:table-cell table:style-name="ce15" table:formula="of:=[.D26]" office:value-type="float" office:value="0.128900032" calcext:value-type="float">
            <text:p/>
          </table:table-cell>
          <table:table-cell table:style-name="ce14" table:formula="of:=100*([.E26]-[.I26])/[.I26]" office:value-type="float" office:value="0.00000786970290547396" calcext:value-type="float">
            <text:p/>
          </table:table-cell>
          <table:table-cell table:style-name="ce15" table:formula="of:=[.F26]" office:value-type="float" office:value="0.115385806" calcext:value-type="float">
            <text:p/>
          </table:table-cell>
          <table:table-cell table:style-name="ce14" table:formula="of:=100*([.G26]-[.I26])/[.I26]" office:value-type="float" office:value="-23.3561843273293" calcext:value-type="float">
            <text:p/>
          </table:table-cell>
          <table:table-cell table:style-name="ce15" table:formula="of:=[.H26]" office:value-type="float" office:value="0.114372372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41_n15_m9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53.56287" calcext:value-type="float">
            <text:p>153.56287</text:p>
          </table:table-cell>
          <table:table-cell office:value-type="float" office:value="0.114087966" calcext:value-type="float">
            <text:p>0.114087966</text:p>
          </table:table-cell>
          <table:table-cell table:style-name="Default" office:value-type="float" office:value="156.05602" calcext:value-type="float">
            <text:p>156.05602</text:p>
          </table:table-cell>
          <table:table-cell office:value-type="float" office:value="0.123362329" calcext:value-type="float">
            <text:p>0.123362329</text:p>
          </table:table-cell>
          <table:table-cell table:style-name="Default" office:value-type="float" office:value="144.13104" calcext:value-type="float">
            <text:p>144.13104</text:p>
          </table:table-cell>
          <table:table-cell office:value-type="float" office:value="0.169980021" calcext:value-type="float">
            <text:p>0.169980021</text:p>
          </table:table-cell>
          <table:table-cell table:style-name="Default" office:value-type="float" office:value="156.056" calcext:value-type="float">
            <text:p>156.056</text:p>
          </table:table-cell>
          <table:table-cell/>
          <table:table-cell table:style-name="ce15" table:formula="of:=100*([.C27]-[.I27])/[.I27]" office:value-type="float" office:value="-1.59758676372585" calcext:value-type="float">
            <text:p/>
          </table:table-cell>
          <table:table-cell table:style-name="ce15" table:formula="of:=[.D27]" office:value-type="float" office:value="0.114087966" calcext:value-type="float">
            <text:p/>
          </table:table-cell>
          <table:table-cell table:style-name="ce14" table:formula="of:=100*([.E27]-[.I27])/[.I27]" office:value-type="float" office:value="0.0000128159122224884" calcext:value-type="float">
            <text:p/>
          </table:table-cell>
          <table:table-cell table:style-name="ce15" table:formula="of:=[.F27]" office:value-type="float" office:value="0.123362329" calcext:value-type="float">
            <text:p/>
          </table:table-cell>
          <table:table-cell table:style-name="ce14" table:formula="of:=100*([.G27]-[.I27])/[.I27]" office:value-type="float" office:value="-7.64146203926795" calcext:value-type="float">
            <text:p/>
          </table:table-cell>
          <table:table-cell table:style-name="ce15" table:formula="of:=[.H27]" office:value-type="float" office:value="0.169980021" calcext:value-type="float">
            <text:p/>
          </table:table-cell>
          <table:table-cell/>
          <table:table-cell table:style-name="ce31" table:formula="of:=[.A27]" office:value-type="string" office:string-value="GKD-Ia_41_n15_m9.txt" calcext:value-type="string">
            <text:p>GKD-Ia_41_n15_m9.txt</text:p>
          </table:table-cell>
          <table:table-cell table:style-name="ce34" table:formula="of:=AVERAGE([.K27:.K29])" office:value-type="float" office:value="-0.532520377300467" calcext:value-type="float">
            <text:p/>
          </table:table-cell>
          <table:table-cell table:style-name="ce35" table:formula="of:=AVERAGE([.L27:.L29])" office:value-type="float" office:value="0.433378379666667" calcext:value-type="float">
            <text:p/>
          </table:table-cell>
          <table:table-cell table:style-name="ce34" table:formula="of:=AVERAGE([.M27:.M29])" office:value-type="float" office:value="0.0000128159122224884" calcext:value-type="float">
            <text:p/>
          </table:table-cell>
          <table:table-cell table:style-name="ce35" table:formula="of:=AVERAGE([.N27:.N29])" office:value-type="float" office:value="0.103168562" calcext:value-type="float">
            <text:p/>
          </table:table-cell>
          <table:table-cell table:style-name="ce34" table:formula="of:=AVERAGE([.O27:.O29])" office:value-type="float" office:value="-12.7092603509851" calcext:value-type="float">
            <text:p/>
          </table:table-cell>
          <table:table-cell table:style-name="ce35" table:formula="of:=AVERAGE([.P27:.P29])" office:value-type="float" office:value="0.151514788666667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41_n15_m9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56.05602" calcext:value-type="float">
            <text:p>156.05602</text:p>
          </table:table-cell>
          <table:table-cell office:value-type="float" office:value="0.0780732" calcext:value-type="float">
            <text:p>0.0780732</text:p>
          </table:table-cell>
          <table:table-cell table:style-name="Default" office:value-type="float" office:value="156.05602" calcext:value-type="float">
            <text:p>156.05602</text:p>
          </table:table-cell>
          <table:table-cell office:value-type="float" office:value="0.083028059" calcext:value-type="float">
            <text:p>0.083028059</text:p>
          </table:table-cell>
          <table:table-cell table:style-name="Default" office:value-type="float" office:value="120.8755" calcext:value-type="float">
            <text:p>120.8755</text:p>
          </table:table-cell>
          <table:table-cell office:value-type="float" office:value="0.130679551" calcext:value-type="float">
            <text:p>0.130679551</text:p>
          </table:table-cell>
          <table:table-cell table:style-name="Default" office:value-type="float" office:value="156.056" calcext:value-type="float">
            <text:p>156.056</text:p>
          </table:table-cell>
          <table:table-cell/>
          <table:table-cell table:style-name="ce15" table:formula="of:=100*([.C28]-[.I28])/[.I28]" office:value-type="float" office:value="0.0000128159122224884" calcext:value-type="float">
            <text:p/>
          </table:table-cell>
          <table:table-cell table:style-name="ce15" table:formula="of:=[.D28]" office:value-type="float" office:value="0.0780732" calcext:value-type="float">
            <text:p/>
          </table:table-cell>
          <table:table-cell table:style-name="ce14" table:formula="of:=100*([.E28]-[.I28])/[.I28]" office:value-type="float" office:value="0.0000128159122224884" calcext:value-type="float">
            <text:p/>
          </table:table-cell>
          <table:table-cell table:style-name="ce15" table:formula="of:=[.F28]" office:value-type="float" office:value="0.083028059" calcext:value-type="float">
            <text:p/>
          </table:table-cell>
          <table:table-cell table:style-name="ce14" table:formula="of:=100*([.G28]-[.I28])/[.I28]" office:value-type="float" office:value="-22.5435100220434" calcext:value-type="float">
            <text:p/>
          </table:table-cell>
          <table:table-cell table:style-name="ce15" table:formula="of:=[.H28]" office:value-type="float" office:value="0.130679551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41_n15_m9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56.05602" calcext:value-type="float">
            <text:p>156.05602</text:p>
          </table:table-cell>
          <table:table-cell office:value-type="float" office:value="1.107973973" calcext:value-type="float">
            <text:p>1.107973973</text:p>
          </table:table-cell>
          <table:table-cell table:style-name="Default" office:value-type="float" office:value="156.05602" calcext:value-type="float">
            <text:p>156.05602</text:p>
          </table:table-cell>
          <table:table-cell office:value-type="float" office:value="0.103115298" calcext:value-type="float">
            <text:p>0.103115298</text:p>
          </table:table-cell>
          <table:table-cell table:style-name="Default" office:value-type="float" office:value="143.66077" calcext:value-type="float">
            <text:p>143.66077</text:p>
          </table:table-cell>
          <table:table-cell office:value-type="float" office:value="0.153884794" calcext:value-type="float">
            <text:p>0.153884794</text:p>
          </table:table-cell>
          <table:table-cell table:style-name="Default" office:value-type="float" office:value="156.056" calcext:value-type="float">
            <text:p>156.056</text:p>
          </table:table-cell>
          <table:table-cell/>
          <table:table-cell table:style-name="ce15" table:formula="of:=100*([.C29]-[.I29])/[.I29]" office:value-type="float" office:value="0.0000128159122224884" calcext:value-type="float">
            <text:p/>
          </table:table-cell>
          <table:table-cell table:style-name="ce15" table:formula="of:=[.D29]" office:value-type="float" office:value="1.107973973" calcext:value-type="float">
            <text:p/>
          </table:table-cell>
          <table:table-cell table:style-name="ce14" table:formula="of:=100*([.E29]-[.I29])/[.I29]" office:value-type="float" office:value="0.0000128159122224884" calcext:value-type="float">
            <text:p/>
          </table:table-cell>
          <table:table-cell table:style-name="ce15" table:formula="of:=[.F29]" office:value-type="float" office:value="0.103115298" calcext:value-type="float">
            <text:p/>
          </table:table-cell>
          <table:table-cell table:style-name="ce14" table:formula="of:=100*([.G29]-[.I29])/[.I29]" office:value-type="float" office:value="-7.94280899164402" calcext:value-type="float">
            <text:p/>
          </table:table-cell>
          <table:table-cell table:style-name="ce15" table:formula="of:=[.H29]" office:value-type="float" office:value="0.153884794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42_n15_m9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29.64449" calcext:value-type="float">
            <text:p>129.64449</text:p>
          </table:table-cell>
          <table:table-cell office:value-type="float" office:value="0.125195249" calcext:value-type="float">
            <text:p>0.125195249</text:p>
          </table:table-cell>
          <table:table-cell table:style-name="Default" office:value-type="float" office:value="144.94225" calcext:value-type="float">
            <text:p>144.94225</text:p>
          </table:table-cell>
          <table:table-cell office:value-type="float" office:value="0.123957795" calcext:value-type="float">
            <text:p>0.123957795</text:p>
          </table:table-cell>
          <table:table-cell table:style-name="Default" office:value-type="float" office:value="130.33058" calcext:value-type="float">
            <text:p>130.33058</text:p>
          </table:table-cell>
          <table:table-cell office:value-type="float" office:value="0.172637367" calcext:value-type="float">
            <text:p>0.172637367</text:p>
          </table:table-cell>
          <table:table-cell table:style-name="Default" office:value-type="float" office:value="144.9422" calcext:value-type="float">
            <text:p>144.9422</text:p>
          </table:table-cell>
          <table:table-cell/>
          <table:table-cell table:style-name="ce15" table:formula="of:=100*([.C30]-[.I30])/[.I30]" office:value-type="float" office:value="-10.5543520106636" calcext:value-type="float">
            <text:p/>
          </table:table-cell>
          <table:table-cell table:style-name="ce15" table:formula="of:=[.D30]" office:value-type="float" office:value="0.125195249" calcext:value-type="float">
            <text:p/>
          </table:table-cell>
          <table:table-cell table:style-name="ce14" table:formula="of:=100*([.E30]-[.I30])/[.I30]" office:value-type="float" office:value="0.000034496509634495" calcext:value-type="float">
            <text:p/>
          </table:table-cell>
          <table:table-cell table:style-name="ce15" table:formula="of:=[.F30]" office:value-type="float" office:value="0.123957795" calcext:value-type="float">
            <text:p/>
          </table:table-cell>
          <table:table-cell table:style-name="ce14" table:formula="of:=100*([.G30]-[.I30])/[.I30]" office:value-type="float" office:value="-10.0809978046421" calcext:value-type="float">
            <text:p/>
          </table:table-cell>
          <table:table-cell table:style-name="ce15" table:formula="of:=[.H30]" office:value-type="float" office:value="0.172637367" calcext:value-type="float">
            <text:p/>
          </table:table-cell>
          <table:table-cell/>
          <table:table-cell table:style-name="ce31" table:formula="of:=[.A30]" office:value-type="string" office:string-value="GKD-Ia_42_n15_m9.txt" calcext:value-type="string">
            <text:p>GKD-Ia_42_n15_m9.txt</text:p>
          </table:table-cell>
          <table:table-cell table:style-name="ce34" table:formula="of:=AVERAGE([.K30:.K32])" office:value-type="float" office:value="-3.51809433921477" calcext:value-type="float">
            <text:p/>
          </table:table-cell>
          <table:table-cell table:style-name="ce35" table:formula="of:=AVERAGE([.L30:.L32])" office:value-type="float" office:value="0.123452715333333" calcext:value-type="float">
            <text:p/>
          </table:table-cell>
          <table:table-cell table:style-name="ce34" table:formula="of:=AVERAGE([.M30:.M32])" office:value-type="float" office:value="0.000034496509634495" calcext:value-type="float">
            <text:p/>
          </table:table-cell>
          <table:table-cell table:style-name="ce35" table:formula="of:=AVERAGE([.N30:.N32])" office:value-type="float" office:value="0.108730698666667" calcext:value-type="float">
            <text:p/>
          </table:table-cell>
          <table:table-cell table:style-name="ce34" table:formula="of:=AVERAGE([.O30:.O32])" office:value-type="float" office:value="-13.3318890794629" calcext:value-type="float">
            <text:p/>
          </table:table-cell>
          <table:table-cell table:style-name="ce35" table:formula="of:=AVERAGE([.P30:.P32])" office:value-type="float" office:value="0.17509631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42_n15_m9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44.94225" calcext:value-type="float">
            <text:p>144.94225</text:p>
          </table:table-cell>
          <table:table-cell office:value-type="float" office:value="0.106554245" calcext:value-type="float">
            <text:p>0.106554245</text:p>
          </table:table-cell>
          <table:table-cell table:style-name="Default" office:value-type="float" office:value="144.94225" calcext:value-type="float">
            <text:p>144.94225</text:p>
          </table:table-cell>
          <table:table-cell office:value-type="float" office:value="0.083703676" calcext:value-type="float">
            <text:p>0.083703676</text:p>
          </table:table-cell>
          <table:table-cell table:style-name="Default" office:value-type="float" office:value="112.72224" calcext:value-type="float">
            <text:p>112.72224</text:p>
          </table:table-cell>
          <table:table-cell office:value-type="float" office:value="0.13318711" calcext:value-type="float">
            <text:p>0.13318711</text:p>
          </table:table-cell>
          <table:table-cell table:style-name="Default" office:value-type="float" office:value="144.9422" calcext:value-type="float">
            <text:p>144.9422</text:p>
          </table:table-cell>
          <table:table-cell/>
          <table:table-cell table:style-name="ce15" table:formula="of:=100*([.C31]-[.I31])/[.I31]" office:value-type="float" office:value="0.000034496509634495" calcext:value-type="float">
            <text:p/>
          </table:table-cell>
          <table:table-cell table:style-name="ce15" table:formula="of:=[.D31]" office:value-type="float" office:value="0.106554245" calcext:value-type="float">
            <text:p/>
          </table:table-cell>
          <table:table-cell table:style-name="ce14" table:formula="of:=100*([.E31]-[.I31])/[.I31]" office:value-type="float" office:value="0.000034496509634495" calcext:value-type="float">
            <text:p/>
          </table:table-cell>
          <table:table-cell table:style-name="ce15" table:formula="of:=[.F31]" office:value-type="float" office:value="0.083703676" calcext:value-type="float">
            <text:p/>
          </table:table-cell>
          <table:table-cell table:style-name="ce14" table:formula="of:=100*([.G31]-[.I31])/[.I31]" office:value-type="float" office:value="-22.2295232168409" calcext:value-type="float">
            <text:p/>
          </table:table-cell>
          <table:table-cell table:style-name="ce15" table:formula="of:=[.H31]" office:value-type="float" office:value="0.13318711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42_n15_m9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44.94225" calcext:value-type="float">
            <text:p>144.94225</text:p>
          </table:table-cell>
          <table:table-cell office:value-type="float" office:value="0.138608652" calcext:value-type="float">
            <text:p>0.138608652</text:p>
          </table:table-cell>
          <table:table-cell table:style-name="Default" office:value-type="float" office:value="144.94225" calcext:value-type="float">
            <text:p>144.94225</text:p>
          </table:table-cell>
          <table:table-cell office:value-type="float" office:value="0.118530625" calcext:value-type="float">
            <text:p>0.118530625</text:p>
          </table:table-cell>
          <table:table-cell table:style-name="Default" office:value-type="float" office:value="133.80318" calcext:value-type="float">
            <text:p>133.80318</text:p>
          </table:table-cell>
          <table:table-cell office:value-type="float" office:value="0.219464453" calcext:value-type="float">
            <text:p>0.219464453</text:p>
          </table:table-cell>
          <table:table-cell table:style-name="Default" office:value-type="float" office:value="144.9422" calcext:value-type="float">
            <text:p>144.9422</text:p>
          </table:table-cell>
          <table:table-cell/>
          <table:table-cell table:style-name="ce15" table:formula="of:=100*([.C32]-[.I32])/[.I32]" office:value-type="float" office:value="0.000034496509634495" calcext:value-type="float">
            <text:p/>
          </table:table-cell>
          <table:table-cell table:style-name="ce15" table:formula="of:=[.D32]" office:value-type="float" office:value="0.138608652" calcext:value-type="float">
            <text:p/>
          </table:table-cell>
          <table:table-cell table:style-name="ce14" table:formula="of:=100*([.E32]-[.I32])/[.I32]" office:value-type="float" office:value="0.000034496509634495" calcext:value-type="float">
            <text:p/>
          </table:table-cell>
          <table:table-cell table:style-name="ce15" table:formula="of:=[.F32]" office:value-type="float" office:value="0.118530625" calcext:value-type="float">
            <text:p/>
          </table:table-cell>
          <table:table-cell table:style-name="ce14" table:formula="of:=100*([.G32]-[.I32])/[.I32]" office:value-type="float" office:value="-7.68514621690578" calcext:value-type="float">
            <text:p/>
          </table:table-cell>
          <table:table-cell table:style-name="ce15" table:formula="of:=[.H32]" office:value-type="float" office:value="0.219464453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46_n15_m1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13.99528" calcext:value-type="float">
            <text:p>113.99528</text:p>
          </table:table-cell>
          <table:table-cell office:value-type="float" office:value="0.074572372" calcext:value-type="float">
            <text:p>0.074572372</text:p>
          </table:table-cell>
          <table:table-cell table:style-name="Default" office:value-type="float" office:value="113.99528" calcext:value-type="float">
            <text:p>113.99528</text:p>
          </table:table-cell>
          <table:table-cell office:value-type="float" office:value="0.082109879" calcext:value-type="float">
            <text:p>0.082109879</text:p>
          </table:table-cell>
          <table:table-cell table:style-name="Default" office:value-type="float" office:value="99.34773" calcext:value-type="float">
            <text:p>99.34773</text:p>
          </table:table-cell>
          <table:table-cell office:value-type="float" office:value="0.186549728" calcext:value-type="float">
            <text:p>0.186549728</text:p>
          </table:table-cell>
          <table:table-cell table:style-name="Default" office:value-type="float" office:value="113.9953" calcext:value-type="float">
            <text:p>113.9953</text:p>
          </table:table-cell>
          <table:table-cell/>
          <table:table-cell table:style-name="ce15" table:formula="of:=100*([.C33]-[.I33])/[.I33]" office:value-type="float" office:value="-0.0000175445829839899" calcext:value-type="float">
            <text:p/>
          </table:table-cell>
          <table:table-cell table:style-name="ce15" table:formula="of:=[.D33]" office:value-type="float" office:value="0.074572372" calcext:value-type="float">
            <text:p/>
          </table:table-cell>
          <table:table-cell table:style-name="ce14" table:formula="of:=100*([.E33]-[.I33])/[.I33]" office:value-type="float" office:value="-0.0000175445829839899" calcext:value-type="float">
            <text:p/>
          </table:table-cell>
          <table:table-cell table:style-name="ce15" table:formula="of:=[.F33]" office:value-type="float" office:value="0.082109879" calcext:value-type="float">
            <text:p/>
          </table:table-cell>
          <table:table-cell table:style-name="ce14" table:formula="of:=100*([.G33]-[.I33])/[.I33]" office:value-type="float" office:value="-12.8492753648615" calcext:value-type="float">
            <text:p/>
          </table:table-cell>
          <table:table-cell table:style-name="ce15" table:formula="of:=[.H33]" office:value-type="float" office:value="0.186549728" calcext:value-type="float">
            <text:p/>
          </table:table-cell>
          <table:table-cell/>
          <table:table-cell table:style-name="ce31" table:formula="of:=[.A33]" office:value-type="string" office:string-value="GKD-Ia_46_n15_m12.txt" calcext:value-type="string">
            <text:p>GKD-Ia_46_n15_m12.txt</text:p>
          </table:table-cell>
          <table:table-cell table:style-name="ce34" table:formula="of:=AVERAGE([.K33:.K35])" office:value-type="float" office:value="-0.0000175445829839899" calcext:value-type="float">
            <text:p/>
          </table:table-cell>
          <table:table-cell table:style-name="ce35" table:formula="of:=AVERAGE([.L33:.L35])" office:value-type="float" office:value="0.0883837103333333" calcext:value-type="float">
            <text:p/>
          </table:table-cell>
          <table:table-cell table:style-name="ce34" table:formula="of:=AVERAGE([.M33:.M35])" office:value-type="float" office:value="-0.0000175445829839899" calcext:value-type="float">
            <text:p/>
          </table:table-cell>
          <table:table-cell table:style-name="ce35" table:formula="of:=AVERAGE([.N33:.N35])" office:value-type="float" office:value="0.092466254" calcext:value-type="float">
            <text:p/>
          </table:table-cell>
          <table:table-cell table:style-name="ce34" table:formula="of:=AVERAGE([.O33:.O35])" office:value-type="float" office:value="-13.3416728584424" calcext:value-type="float">
            <text:p/>
          </table:table-cell>
          <table:table-cell table:style-name="ce35" table:formula="of:=AVERAGE([.P33:.P35])" office:value-type="float" office:value="0.198321990333333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46_n15_m1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13.99528" calcext:value-type="float">
            <text:p>113.99528</text:p>
          </table:table-cell>
          <table:table-cell office:value-type="float" office:value="0.082282827" calcext:value-type="float">
            <text:p>0.082282827</text:p>
          </table:table-cell>
          <table:table-cell table:style-name="Default" office:value-type="float" office:value="113.99528" calcext:value-type="float">
            <text:p>113.99528</text:p>
          </table:table-cell>
          <table:table-cell office:value-type="float" office:value="0.09424597" calcext:value-type="float">
            <text:p>0.09424597</text:p>
          </table:table-cell>
          <table:table-cell table:style-name="Default" office:value-type="float" office:value="99.34773" calcext:value-type="float">
            <text:p>99.34773</text:p>
          </table:table-cell>
          <table:table-cell office:value-type="float" office:value="0.188411125" calcext:value-type="float">
            <text:p>0.188411125</text:p>
          </table:table-cell>
          <table:table-cell table:style-name="Default" office:value-type="float" office:value="113.9953" calcext:value-type="float">
            <text:p>113.9953</text:p>
          </table:table-cell>
          <table:table-cell/>
          <table:table-cell table:style-name="ce15" table:formula="of:=100*([.C34]-[.I34])/[.I34]" office:value-type="float" office:value="-0.0000175445829839899" calcext:value-type="float">
            <text:p/>
          </table:table-cell>
          <table:table-cell table:style-name="ce15" table:formula="of:=[.D34]" office:value-type="float" office:value="0.082282827" calcext:value-type="float">
            <text:p/>
          </table:table-cell>
          <table:table-cell table:style-name="ce14" table:formula="of:=100*([.E34]-[.I34])/[.I34]" office:value-type="float" office:value="-0.0000175445829839899" calcext:value-type="float">
            <text:p/>
          </table:table-cell>
          <table:table-cell table:style-name="ce15" table:formula="of:=[.F34]" office:value-type="float" office:value="0.09424597" calcext:value-type="float">
            <text:p/>
          </table:table-cell>
          <table:table-cell table:style-name="ce14" table:formula="of:=100*([.G34]-[.I34])/[.I34]" office:value-type="float" office:value="-12.8492753648615" calcext:value-type="float">
            <text:p/>
          </table:table-cell>
          <table:table-cell table:style-name="ce15" table:formula="of:=[.H34]" office:value-type="float" office:value="0.188411125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46_n15_m1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13.99528" calcext:value-type="float">
            <text:p>113.99528</text:p>
          </table:table-cell>
          <table:table-cell office:value-type="float" office:value="0.108295932" calcext:value-type="float">
            <text:p>0.108295932</text:p>
          </table:table-cell>
          <table:table-cell table:style-name="Default" office:value-type="float" office:value="113.99528" calcext:value-type="float">
            <text:p>113.99528</text:p>
          </table:table-cell>
          <table:table-cell office:value-type="float" office:value="0.101042913" calcext:value-type="float">
            <text:p>0.101042913</text:p>
          </table:table-cell>
          <table:table-cell table:style-name="Default" office:value-type="float" office:value="97.6638" calcext:value-type="float">
            <text:p>97.6638</text:p>
          </table:table-cell>
          <table:table-cell office:value-type="float" office:value="0.220005118" calcext:value-type="float">
            <text:p>0.220005118</text:p>
          </table:table-cell>
          <table:table-cell table:style-name="Default" office:value-type="float" office:value="113.9953" calcext:value-type="float">
            <text:p>113.9953</text:p>
          </table:table-cell>
          <table:table-cell/>
          <table:table-cell table:style-name="ce15" table:formula="of:=100*([.C35]-[.I35])/[.I35]" office:value-type="float" office:value="-0.0000175445829839899" calcext:value-type="float">
            <text:p/>
          </table:table-cell>
          <table:table-cell table:style-name="ce15" table:formula="of:=[.D35]" office:value-type="float" office:value="0.108295932" calcext:value-type="float">
            <text:p/>
          </table:table-cell>
          <table:table-cell table:style-name="ce14" table:formula="of:=100*([.E35]-[.I35])/[.I35]" office:value-type="float" office:value="-0.0000175445829839899" calcext:value-type="float">
            <text:p/>
          </table:table-cell>
          <table:table-cell table:style-name="ce15" table:formula="of:=[.F35]" office:value-type="float" office:value="0.101042913" calcext:value-type="float">
            <text:p/>
          </table:table-cell>
          <table:table-cell table:style-name="ce14" table:formula="of:=100*([.G35]-[.I35])/[.I35]" office:value-type="float" office:value="-14.3264678456042" calcext:value-type="float">
            <text:p/>
          </table:table-cell>
          <table:table-cell table:style-name="ce15" table:formula="of:=[.H35]" office:value-type="float" office:value="0.22000511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47_n15_m1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25.02736" calcext:value-type="float">
            <text:p>125.02736</text:p>
          </table:table-cell>
          <table:table-cell office:value-type="float" office:value="0.130258142" calcext:value-type="float">
            <text:p>0.130258142</text:p>
          </table:table-cell>
          <table:table-cell table:style-name="Default" office:value-type="float" office:value="148.98947" calcext:value-type="float">
            <text:p>148.98947</text:p>
          </table:table-cell>
          <table:table-cell office:value-type="float" office:value="0.200364968" calcext:value-type="float">
            <text:p>0.200364968</text:p>
          </table:table-cell>
          <table:table-cell table:style-name="Default" office:value-type="float" office:value="144.32755" calcext:value-type="float">
            <text:p>144.32755</text:p>
          </table:table-cell>
          <table:table-cell office:value-type="float" office:value="0.353837622" calcext:value-type="float">
            <text:p>0.353837622</text:p>
          </table:table-cell>
          <table:table-cell table:style-name="Default" office:value-type="float" office:value="148.9895" calcext:value-type="float">
            <text:p>148.9895</text:p>
          </table:table-cell>
          <table:table-cell/>
          <table:table-cell table:style-name="ce15" table:formula="of:=100*([.C36]-[.I36])/[.I36]" office:value-type="float" office:value="-16.0831065276412" calcext:value-type="float">
            <text:p/>
          </table:table-cell>
          <table:table-cell table:style-name="ce15" table:formula="of:=[.D36]" office:value-type="float" office:value="0.130258142" calcext:value-type="float">
            <text:p/>
          </table:table-cell>
          <table:table-cell table:style-name="ce14" table:formula="of:=100*([.E36]-[.I36])/[.I36]" office:value-type="float" office:value="-0.0000201356471302345" calcext:value-type="float">
            <text:p/>
          </table:table-cell>
          <table:table-cell table:style-name="ce15" table:formula="of:=[.F36]" office:value-type="float" office:value="0.200364968" calcext:value-type="float">
            <text:p/>
          </table:table-cell>
          <table:table-cell table:style-name="ce14" table:formula="of:=100*([.G36]-[.I36])/[.I36]" office:value-type="float" office:value="-3.12904600659777" calcext:value-type="float">
            <text:p/>
          </table:table-cell>
          <table:table-cell table:style-name="ce15" table:formula="of:=[.H36]" office:value-type="float" office:value="0.353837622" calcext:value-type="float">
            <text:p/>
          </table:table-cell>
          <table:table-cell/>
          <table:table-cell table:style-name="ce31" table:formula="of:=[.A36]" office:value-type="string" office:string-value="GKD-Ia_47_n15_m12.txt" calcext:value-type="string">
            <text:p>GKD-Ia_47_n15_m12.txt</text:p>
          </table:table-cell>
          <table:table-cell table:style-name="ce34" table:formula="of:=AVERAGE([.K36:.K38])" office:value-type="float" office:value="-6.11769956943274" calcext:value-type="float">
            <text:p/>
          </table:table-cell>
          <table:table-cell table:style-name="ce35" table:formula="of:=AVERAGE([.L36:.L38])" office:value-type="float" office:value="0.621368897" calcext:value-type="float">
            <text:p/>
          </table:table-cell>
          <table:table-cell table:style-name="ce34" table:formula="of:=AVERAGE([.M36:.M38])" office:value-type="float" office:value="-0.0000201356471302345" calcext:value-type="float">
            <text:p/>
          </table:table-cell>
          <table:table-cell table:style-name="ce35" table:formula="of:=AVERAGE([.N36:.N38])" office:value-type="float" office:value="0.177835939" calcext:value-type="float">
            <text:p/>
          </table:table-cell>
          <table:table-cell table:style-name="ce34" table:formula="of:=AVERAGE([.O36:.O38])" office:value-type="float" office:value="-7.44706618027892" calcext:value-type="float">
            <text:p/>
          </table:table-cell>
          <table:table-cell table:style-name="ce35" table:formula="of:=AVERAGE([.P36:.P38])" office:value-type="float" office:value="0.353132269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47_n15_m1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45.60748" calcext:value-type="float">
            <text:p>145.60748</text:p>
          </table:table-cell>
          <table:table-cell office:value-type="float" office:value="1.221022649" calcext:value-type="float">
            <text:p>1.221022649</text:p>
          </table:table-cell>
          <table:table-cell table:style-name="Default" office:value-type="float" office:value="148.98947" calcext:value-type="float">
            <text:p>148.98947</text:p>
          </table:table-cell>
          <table:table-cell office:value-type="float" office:value="0.202722575" calcext:value-type="float">
            <text:p>0.202722575</text:p>
          </table:table-cell>
          <table:table-cell table:style-name="Default" office:value-type="float" office:value="125.02736" calcext:value-type="float">
            <text:p>125.02736</text:p>
          </table:table-cell>
          <table:table-cell office:value-type="float" office:value="0.373883423" calcext:value-type="float">
            <text:p>0.373883423</text:p>
          </table:table-cell>
          <table:table-cell table:style-name="Default" office:value-type="float" office:value="148.9895" calcext:value-type="float">
            <text:p>148.9895</text:p>
          </table:table-cell>
          <table:table-cell/>
          <table:table-cell table:style-name="ce15" table:formula="of:=100*([.C37]-[.I37])/[.I37]" office:value-type="float" office:value="-2.26997204500987" calcext:value-type="float">
            <text:p/>
          </table:table-cell>
          <table:table-cell table:style-name="ce15" table:formula="of:=[.D37]" office:value-type="float" office:value="1.221022649" calcext:value-type="float">
            <text:p/>
          </table:table-cell>
          <table:table-cell table:style-name="ce14" table:formula="of:=100*([.E37]-[.I37])/[.I37]" office:value-type="float" office:value="-0.0000201356471302345" calcext:value-type="float">
            <text:p/>
          </table:table-cell>
          <table:table-cell table:style-name="ce15" table:formula="of:=[.F37]" office:value-type="float" office:value="0.202722575" calcext:value-type="float">
            <text:p/>
          </table:table-cell>
          <table:table-cell table:style-name="ce14" table:formula="of:=100*([.G37]-[.I37])/[.I37]" office:value-type="float" office:value="-16.0831065276412" calcext:value-type="float">
            <text:p/>
          </table:table-cell>
          <table:table-cell table:style-name="ce15" table:formula="of:=[.H37]" office:value-type="float" office:value="0.373883423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47_n15_m1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48.98947" calcext:value-type="float">
            <text:p>148.98947</text:p>
          </table:table-cell>
          <table:table-cell office:value-type="float" office:value="0.5128259" calcext:value-type="float">
            <text:p>0.5128259</text:p>
          </table:table-cell>
          <table:table-cell table:style-name="Default" office:value-type="float" office:value="148.98947" calcext:value-type="float">
            <text:p>148.98947</text:p>
          </table:table-cell>
          <table:table-cell office:value-type="float" office:value="0.130420274" calcext:value-type="float">
            <text:p>0.130420274</text:p>
          </table:table-cell>
          <table:table-cell table:style-name="Default" office:value-type="float" office:value="144.32755" calcext:value-type="float">
            <text:p>144.32755</text:p>
          </table:table-cell>
          <table:table-cell office:value-type="float" office:value="0.331675762" calcext:value-type="float">
            <text:p>0.331675762</text:p>
          </table:table-cell>
          <table:table-cell table:style-name="Default" office:value-type="float" office:value="148.9895" calcext:value-type="float">
            <text:p>148.9895</text:p>
          </table:table-cell>
          <table:table-cell/>
          <table:table-cell table:style-name="ce15" table:formula="of:=100*([.C38]-[.I38])/[.I38]" office:value-type="float" office:value="-0.0000201356471302345" calcext:value-type="float">
            <text:p/>
          </table:table-cell>
          <table:table-cell table:style-name="ce15" table:formula="of:=[.D38]" office:value-type="float" office:value="0.5128259" calcext:value-type="float">
            <text:p/>
          </table:table-cell>
          <table:table-cell table:style-name="ce14" table:formula="of:=100*([.E38]-[.I38])/[.I38]" office:value-type="float" office:value="-0.0000201356471302345" calcext:value-type="float">
            <text:p/>
          </table:table-cell>
          <table:table-cell table:style-name="ce15" table:formula="of:=[.F38]" office:value-type="float" office:value="0.130420274" calcext:value-type="float">
            <text:p/>
          </table:table-cell>
          <table:table-cell table:style-name="ce14" table:formula="of:=100*([.G38]-[.I38])/[.I38]" office:value-type="float" office:value="-3.12904600659777" calcext:value-type="float">
            <text:p/>
          </table:table-cell>
          <table:table-cell table:style-name="ce15" table:formula="of:=[.H38]" office:value-type="float" office:value="0.331675762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56_n30_m9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16.14529" calcext:value-type="float">
            <text:p>116.14529</text:p>
          </table:table-cell>
          <table:table-cell office:value-type="float" office:value="0.222691289" calcext:value-type="float">
            <text:p>0.222691289</text:p>
          </table:table-cell>
          <table:table-cell table:style-name="Default" office:value-type="float" office:value="126.56216" calcext:value-type="float">
            <text:p>126.56216</text:p>
          </table:table-cell>
          <table:table-cell office:value-type="float" office:value="0.262624364" calcext:value-type="float">
            <text:p>0.262624364</text:p>
          </table:table-cell>
          <table:table-cell table:style-name="Default" office:value-type="float" office:value="100.8087" calcext:value-type="float">
            <text:p>100.8087</text:p>
          </table:table-cell>
          <table:table-cell office:value-type="float" office:value="0.328896944" calcext:value-type="float">
            <text:p>0.328896944</text:p>
          </table:table-cell>
          <table:table-cell table:style-name="Default" office:value-type="float" office:value="130.986" calcext:value-type="float">
            <text:p>130.986</text:p>
          </table:table-cell>
          <table:table-cell/>
          <table:table-cell table:style-name="ce15" table:formula="of:=100*([.C39]-[.I39])/[.I39]" office:value-type="float" office:value="-11.3299970989266" calcext:value-type="float">
            <text:p/>
          </table:table-cell>
          <table:table-cell table:style-name="ce15" table:formula="of:=[.D39]" office:value-type="float" office:value="0.222691289" calcext:value-type="float">
            <text:p/>
          </table:table-cell>
          <table:table-cell table:style-name="ce14" table:formula="of:=100*([.E39]-[.I39])/[.I39]" office:value-type="float" office:value="-3.37733803612599" calcext:value-type="float">
            <text:p/>
          </table:table-cell>
          <table:table-cell table:style-name="ce15" table:formula="of:=[.F39]" office:value-type="float" office:value="0.262624364" calcext:value-type="float">
            <text:p/>
          </table:table-cell>
          <table:table-cell table:style-name="ce14" table:formula="of:=100*([.G39]-[.I39])/[.I39]" office:value-type="float" office:value="-23.0385690073748" calcext:value-type="float">
            <text:p/>
          </table:table-cell>
          <table:table-cell table:style-name="ce15" table:formula="of:=[.H39]" office:value-type="float" office:value="0.328896944" calcext:value-type="float">
            <text:p/>
          </table:table-cell>
          <table:table-cell/>
          <table:table-cell table:style-name="ce31" table:formula="of:=[.A39]" office:value-type="string" office:string-value="GKD-Ia_56_n30_m9.txt" calcext:value-type="string">
            <text:p>GKD-Ia_56_n30_m9.txt</text:p>
          </table:table-cell>
          <table:table-cell table:style-name="ce34" table:formula="of:=AVERAGE([.K39:.K41])" office:value-type="float" office:value="-7.94960275652868" calcext:value-type="float">
            <text:p/>
          </table:table-cell>
          <table:table-cell table:style-name="ce35" table:formula="of:=AVERAGE([.L39:.L41])" office:value-type="float" office:value="0.236364498333333" calcext:value-type="float">
            <text:p/>
          </table:table-cell>
          <table:table-cell table:style-name="ce34" table:formula="of:=AVERAGE([.M39:.M41])" office:value-type="float" office:value="-1.80008550532117" calcext:value-type="float">
            <text:p/>
          </table:table-cell>
          <table:table-cell table:style-name="ce35" table:formula="of:=AVERAGE([.N39:.N41])" office:value-type="float" office:value="0.216130886333333" calcext:value-type="float">
            <text:p/>
          </table:table-cell>
          <table:table-cell table:style-name="ce34" table:formula="of:=AVERAGE([.O39:.O41])" office:value-type="float" office:value="-23.2339435766672" calcext:value-type="float">
            <text:p/>
          </table:table-cell>
          <table:table-cell table:style-name="ce35" table:formula="of:=AVERAGE([.P39:.P41])" office:value-type="float" office:value="0.292469055666667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56_n30_m9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16.14529" calcext:value-type="float">
            <text:p>116.14529</text:p>
          </table:table-cell>
          <table:table-cell office:value-type="float" office:value="0.296579343" calcext:value-type="float">
            <text:p>0.296579343</text:p>
          </table:table-cell>
          <table:table-cell table:style-name="Default" office:value-type="float" office:value="129.02419" calcext:value-type="float">
            <text:p>129.02419</text:p>
          </table:table-cell>
          <table:table-cell office:value-type="float" office:value="0.192791354" calcext:value-type="float">
            <text:p>0.192791354</text:p>
          </table:table-cell>
          <table:table-cell table:style-name="Default" office:value-type="float" office:value="96.68059" calcext:value-type="float">
            <text:p>96.68059</text:p>
          </table:table-cell>
          <table:table-cell office:value-type="float" office:value="0.273092529" calcext:value-type="float">
            <text:p>0.273092529</text:p>
          </table:table-cell>
          <table:table-cell table:style-name="Default" office:value-type="float" office:value="130.986" calcext:value-type="float">
            <text:p>130.986</text:p>
          </table:table-cell>
          <table:table-cell/>
          <table:table-cell table:style-name="ce15" table:formula="of:=100*([.C40]-[.I40])/[.I40]" office:value-type="float" office:value="-11.3299970989266" calcext:value-type="float">
            <text:p/>
          </table:table-cell>
          <table:table-cell table:style-name="ce15" table:formula="of:=[.D40]" office:value-type="float" office:value="0.296579343" calcext:value-type="float">
            <text:p/>
          </table:table-cell>
          <table:table-cell table:style-name="ce14" table:formula="of:=100*([.E40]-[.I40])/[.I40]" office:value-type="float" office:value="-1.49772494770432" calcext:value-type="float">
            <text:p/>
          </table:table-cell>
          <table:table-cell table:style-name="ce15" table:formula="of:=[.F40]" office:value-type="float" office:value="0.192791354" calcext:value-type="float">
            <text:p/>
          </table:table-cell>
          <table:table-cell table:style-name="ce14" table:formula="of:=100*([.G40]-[.I40])/[.I40]" office:value-type="float" office:value="-26.1901348235689" calcext:value-type="float">
            <text:p/>
          </table:table-cell>
          <table:table-cell table:style-name="ce15" table:formula="of:=[.H40]" office:value-type="float" office:value="0.273092529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56_n30_m9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29.42882" calcext:value-type="float">
            <text:p>129.42882</text:p>
          </table:table-cell>
          <table:table-cell office:value-type="float" office:value="0.189822863" calcext:value-type="float">
            <text:p>0.189822863</text:p>
          </table:table-cell>
          <table:table-cell table:style-name="Default" office:value-type="float" office:value="130.29807" calcext:value-type="float">
            <text:p>130.29807</text:p>
          </table:table-cell>
          <table:table-cell office:value-type="float" office:value="0.192976941" calcext:value-type="float">
            <text:p>0.192976941</text:p>
          </table:table-cell>
          <table:table-cell table:style-name="Default" office:value-type="float" office:value="104.16907" calcext:value-type="float">
            <text:p>104.16907</text:p>
          </table:table-cell>
          <table:table-cell office:value-type="float" office:value="0.275417694" calcext:value-type="float">
            <text:p>0.275417694</text:p>
          </table:table-cell>
          <table:table-cell table:style-name="Default" office:value-type="float" office:value="130.986" calcext:value-type="float">
            <text:p>130.986</text:p>
          </table:table-cell>
          <table:table-cell/>
          <table:table-cell table:style-name="ce15" table:formula="of:=100*([.C41]-[.I41])/[.I41]" office:value-type="float" office:value="-1.18881407173285" calcext:value-type="float">
            <text:p/>
          </table:table-cell>
          <table:table-cell table:style-name="ce15" table:formula="of:=[.D41]" office:value-type="float" office:value="0.189822863" calcext:value-type="float">
            <text:p/>
          </table:table-cell>
          <table:table-cell table:style-name="ce14" table:formula="of:=100*([.E41]-[.I41])/[.I41]" office:value-type="float" office:value="-0.525193532133201" calcext:value-type="float">
            <text:p/>
          </table:table-cell>
          <table:table-cell table:style-name="ce15" table:formula="of:=[.F41]" office:value-type="float" office:value="0.192976941" calcext:value-type="float">
            <text:p/>
          </table:table-cell>
          <table:table-cell table:style-name="ce14" table:formula="of:=100*([.G41]-[.I41])/[.I41]" office:value-type="float" office:value="-20.4731268990579" calcext:value-type="float">
            <text:p/>
          </table:table-cell>
          <table:table-cell table:style-name="ce15" table:formula="of:=[.H41]" office:value-type="float" office:value="0.275417694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57_n30_m9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42.46544" calcext:value-type="float">
            <text:p>142.46544</text:p>
          </table:table-cell>
          <table:table-cell office:value-type="float" office:value="0.199347432" calcext:value-type="float">
            <text:p>0.199347432</text:p>
          </table:table-cell>
          <table:table-cell table:style-name="Default" office:value-type="float" office:value="184.04543" calcext:value-type="float">
            <text:p>184.04543</text:p>
          </table:table-cell>
          <table:table-cell office:value-type="float" office:value="0.148170905" calcext:value-type="float">
            <text:p>0.148170905</text:p>
          </table:table-cell>
          <table:table-cell table:style-name="Default" office:value-type="float" office:value="141.29306" calcext:value-type="float">
            <text:p>141.29306</text:p>
          </table:table-cell>
          <table:table-cell office:value-type="float" office:value="0.21019845" calcext:value-type="float">
            <text:p>0.21019845</text:p>
          </table:table-cell>
          <table:table-cell table:style-name="Default" office:value-type="float" office:value="184.0454" calcext:value-type="float">
            <text:p>184.0454</text:p>
          </table:table-cell>
          <table:table-cell/>
          <table:table-cell table:style-name="ce15" table:formula="of:=100*([.C42]-[.I42])/[.I42]" office:value-type="float" office:value="-22.592229960651" calcext:value-type="float">
            <text:p/>
          </table:table-cell>
          <table:table-cell table:style-name="ce15" table:formula="of:=[.D42]" office:value-type="float" office:value="0.199347432" calcext:value-type="float">
            <text:p/>
          </table:table-cell>
          <table:table-cell table:style-name="ce14" table:formula="of:=100*([.E42]-[.I42])/[.I42]" office:value-type="float" office:value="0.0000163003259030231" calcext:value-type="float">
            <text:p/>
          </table:table-cell>
          <table:table-cell table:style-name="ce15" table:formula="of:=[.F42]" office:value-type="float" office:value="0.148170905" calcext:value-type="float">
            <text:p/>
          </table:table-cell>
          <table:table-cell table:style-name="ce14" table:formula="of:=100*([.G42]-[.I42])/[.I42]" office:value-type="float" office:value="-23.229235829855" calcext:value-type="float">
            <text:p/>
          </table:table-cell>
          <table:table-cell table:style-name="ce15" table:formula="of:=[.H42]" office:value-type="float" office:value="0.21019845" calcext:value-type="float">
            <text:p/>
          </table:table-cell>
          <table:table-cell/>
          <table:table-cell table:style-name="ce31" table:formula="of:=[.A42]" office:value-type="string" office:string-value="GKD-Ia_57_n30_m9.txt" calcext:value-type="string">
            <text:p>GKD-Ia_57_n30_m9.txt</text:p>
          </table:table-cell>
          <table:table-cell table:style-name="ce34" table:formula="of:=AVERAGE([.K42:.K44])" office:value-type="float" office:value="-14.9125270177902" calcext:value-type="float">
            <text:p/>
          </table:table-cell>
          <table:table-cell table:style-name="ce35" table:formula="of:=AVERAGE([.L42:.L44])" office:value-type="float" office:value="0.151552059" calcext:value-type="float">
            <text:p/>
          </table:table-cell>
          <table:table-cell table:style-name="ce34" table:formula="of:=AVERAGE([.M42:.M44])" office:value-type="float" office:value="-2.34704226964289" calcext:value-type="float">
            <text:p/>
          </table:table-cell>
          <table:table-cell table:style-name="ce35" table:formula="of:=AVERAGE([.N42:.N44])" office:value-type="float" office:value="0.132656900333333" calcext:value-type="float">
            <text:p/>
          </table:table-cell>
          <table:table-cell table:style-name="ce34" table:formula="of:=AVERAGE([.O42:.O44])" office:value-type="float" office:value="-24.4503765556397" calcext:value-type="float">
            <text:p/>
          </table:table-cell>
          <table:table-cell table:style-name="ce35" table:formula="of:=AVERAGE([.P42:.P44])" office:value-type="float" office:value="0.177547654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57_n30_m9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51.34694" calcext:value-type="float">
            <text:p>151.34694</text:p>
          </table:table-cell>
          <table:table-cell office:value-type="float" office:value="0.137595623" calcext:value-type="float">
            <text:p>0.137595623</text:p>
          </table:table-cell>
          <table:table-cell table:style-name="Default" office:value-type="float" office:value="171.08647" calcext:value-type="float">
            <text:p>171.08647</text:p>
          </table:table-cell>
          <table:table-cell office:value-type="float" office:value="0.12625185" calcext:value-type="float">
            <text:p>0.12625185</text:p>
          </table:table-cell>
          <table:table-cell table:style-name="Default" office:value-type="float" office:value="141.29306" calcext:value-type="float">
            <text:p>141.29306</text:p>
          </table:table-cell>
          <table:table-cell office:value-type="float" office:value="0.150964043" calcext:value-type="float">
            <text:p>0.150964043</text:p>
          </table:table-cell>
          <table:table-cell table:style-name="Default" office:value-type="float" office:value="184.0454" calcext:value-type="float">
            <text:p>184.0454</text:p>
          </table:table-cell>
          <table:table-cell/>
          <table:table-cell table:style-name="ce15" table:formula="of:=100*([.C43]-[.I43])/[.I43]" office:value-type="float" office:value="-17.7665184785928" calcext:value-type="float">
            <text:p/>
          </table:table-cell>
          <table:table-cell table:style-name="ce15" table:formula="of:=[.D43]" office:value-type="float" office:value="0.137595623" calcext:value-type="float">
            <text:p/>
          </table:table-cell>
          <table:table-cell table:style-name="ce14" table:formula="of:=100*([.E43]-[.I43])/[.I43]" office:value-type="float" office:value="-7.04115940958047" calcext:value-type="float">
            <text:p/>
          </table:table-cell>
          <table:table-cell table:style-name="ce15" table:formula="of:=[.F43]" office:value-type="float" office:value="0.12625185" calcext:value-type="float">
            <text:p/>
          </table:table-cell>
          <table:table-cell table:style-name="ce14" table:formula="of:=100*([.G43]-[.I43])/[.I43]" office:value-type="float" office:value="-23.229235829855" calcext:value-type="float">
            <text:p/>
          </table:table-cell>
          <table:table-cell table:style-name="ce15" table:formula="of:=[.H43]" office:value-type="float" office:value="0.150964043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57_n30_m9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75.98636" calcext:value-type="float">
            <text:p>175.98636</text:p>
          </table:table-cell>
          <table:table-cell office:value-type="float" office:value="0.117713122" calcext:value-type="float">
            <text:p>0.117713122</text:p>
          </table:table-cell>
          <table:table-cell table:style-name="Default" office:value-type="float" office:value="184.04543" calcext:value-type="float">
            <text:p>184.04543</text:p>
          </table:table-cell>
          <table:table-cell office:value-type="float" office:value="0.123547946" calcext:value-type="float">
            <text:p>0.123547946</text:p>
          </table:table-cell>
          <table:table-cell table:style-name="Default" office:value-type="float" office:value="134.5507" calcext:value-type="float">
            <text:p>134.5507</text:p>
          </table:table-cell>
          <table:table-cell office:value-type="float" office:value="0.171480469" calcext:value-type="float">
            <text:p>0.171480469</text:p>
          </table:table-cell>
          <table:table-cell table:style-name="Default" office:value-type="float" office:value="184.0454" calcext:value-type="float">
            <text:p>184.0454</text:p>
          </table:table-cell>
          <table:table-cell/>
          <table:table-cell table:style-name="ce15" table:formula="of:=100*([.C44]-[.I44])/[.I44]" office:value-type="float" office:value="-4.37883261412674" calcext:value-type="float">
            <text:p/>
          </table:table-cell>
          <table:table-cell table:style-name="ce15" table:formula="of:=[.D44]" office:value-type="float" office:value="0.117713122" calcext:value-type="float">
            <text:p/>
          </table:table-cell>
          <table:table-cell table:style-name="ce14" table:formula="of:=100*([.E44]-[.I44])/[.I44]" office:value-type="float" office:value="0.0000163003259030231" calcext:value-type="float">
            <text:p/>
          </table:table-cell>
          <table:table-cell table:style-name="ce15" table:formula="of:=[.F44]" office:value-type="float" office:value="0.123547946" calcext:value-type="float">
            <text:p/>
          </table:table-cell>
          <table:table-cell table:style-name="ce14" table:formula="of:=100*([.G44]-[.I44])/[.I44]" office:value-type="float" office:value="-26.8926580072091" calcext:value-type="float">
            <text:p/>
          </table:table-cell>
          <table:table-cell table:style-name="ce15" table:formula="of:=[.H44]" office:value-type="float" office:value="0.171480469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61_n30_m1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24.6035" calcext:value-type="float">
            <text:p>124.6035</text:p>
          </table:table-cell>
          <table:table-cell office:value-type="float" office:value="0.178509752" calcext:value-type="float">
            <text:p>0.178509752</text:p>
          </table:table-cell>
          <table:table-cell table:style-name="Default" office:value-type="float" office:value="144.90121" calcext:value-type="float">
            <text:p>144.90121</text:p>
          </table:table-cell>
          <table:table-cell office:value-type="float" office:value="0.151527326" calcext:value-type="float">
            <text:p>0.151527326</text:p>
          </table:table-cell>
          <table:table-cell table:style-name="Default" office:value-type="float" office:value="116.06812" calcext:value-type="float">
            <text:p>116.06812</text:p>
          </table:table-cell>
          <table:table-cell office:value-type="float" office:value="0.317567861" calcext:value-type="float">
            <text:p>0.317567861</text:p>
          </table:table-cell>
          <table:table-cell table:style-name="Default" office:value-type="float" office:value="155.865" calcext:value-type="float">
            <text:p>155.865</text:p>
          </table:table-cell>
          <table:table-cell/>
          <table:table-cell table:style-name="ce15" table:formula="of:=100*([.C45]-[.I45])/[.I45]" office:value-type="float" office:value="-20.0567799056876" calcext:value-type="float">
            <text:p/>
          </table:table-cell>
          <table:table-cell table:style-name="ce15" table:formula="of:=[.D45]" office:value-type="float" office:value="0.178509752" calcext:value-type="float">
            <text:p/>
          </table:table-cell>
          <table:table-cell table:style-name="ce14" table:formula="of:=100*([.E45]-[.I45])/[.I45]" office:value-type="float" office:value="-7.03415776473231" calcext:value-type="float">
            <text:p/>
          </table:table-cell>
          <table:table-cell table:style-name="ce15" table:formula="of:=[.F45]" office:value-type="float" office:value="0.151527326" calcext:value-type="float">
            <text:p/>
          </table:table-cell>
          <table:table-cell table:style-name="ce14" table:formula="of:=100*([.G45]-[.I45])/[.I45]" office:value-type="float" office:value="-25.5329163057774" calcext:value-type="float">
            <text:p/>
          </table:table-cell>
          <table:table-cell table:style-name="ce15" table:formula="of:=[.H45]" office:value-type="float" office:value="0.317567861" calcext:value-type="float">
            <text:p/>
          </table:table-cell>
          <table:table-cell/>
          <table:table-cell table:style-name="ce31" table:formula="of:=[.A45]" office:value-type="string" office:string-value="GKD-Ia_61_n30_m12.txt" calcext:value-type="string">
            <text:p>GKD-Ia_61_n30_m12.txt</text:p>
          </table:table-cell>
          <table:table-cell table:style-name="ce34" table:formula="of:=AVERAGE([.K45:.K47])" office:value-type="float" office:value="-21.0360696756809" calcext:value-type="float">
            <text:p/>
          </table:table-cell>
          <table:table-cell table:style-name="ce35" table:formula="of:=AVERAGE([.L45:.L47])" office:value-type="float" office:value="0.165743401" calcext:value-type="float">
            <text:p/>
          </table:table-cell>
          <table:table-cell table:style-name="ce34" table:formula="of:=AVERAGE([.M45:.M47])" office:value-type="float" office:value="-4.29933596381484" calcext:value-type="float">
            <text:p/>
          </table:table-cell>
          <table:table-cell table:style-name="ce35" table:formula="of:=AVERAGE([.N45:.N47])" office:value-type="float" office:value="0.139381914" calcext:value-type="float">
            <text:p/>
          </table:table-cell>
          <table:table-cell table:style-name="ce34" table:formula="of:=AVERAGE([.O45:.O47])" office:value-type="float" office:value="-20.1497193083758" calcext:value-type="float">
            <text:p/>
          </table:table-cell>
          <table:table-cell table:style-name="ce35" table:formula="of:=AVERAGE([.P45:.P47])" office:value-type="float" office:value="0.281919503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61_n30_m1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44.77528" calcext:value-type="float">
            <text:p>144.77528</text:p>
          </table:table-cell>
          <table:table-cell office:value-type="float" office:value="0.204088532" calcext:value-type="float">
            <text:p>0.204088532</text:p>
          </table:table-cell>
          <table:table-cell table:style-name="Default" office:value-type="float" office:value="153.81905" calcext:value-type="float">
            <text:p>153.81905</text:p>
          </table:table-cell>
          <table:table-cell office:value-type="float" office:value="0.158134457" calcext:value-type="float">
            <text:p>0.158134457</text:p>
          </table:table-cell>
          <table:table-cell table:style-name="Default" office:value-type="float" office:value="115.68216" calcext:value-type="float">
            <text:p>115.68216</text:p>
          </table:table-cell>
          <table:table-cell office:value-type="float" office:value="0.287941944" calcext:value-type="float">
            <text:p>0.287941944</text:p>
          </table:table-cell>
          <table:table-cell table:style-name="Default" office:value-type="float" office:value="155.865" calcext:value-type="float">
            <text:p>155.865</text:p>
          </table:table-cell>
          <table:table-cell/>
          <table:table-cell table:style-name="ce15" table:formula="of:=100*([.C46]-[.I46])/[.I46]" office:value-type="float" office:value="-7.11495204183107" calcext:value-type="float">
            <text:p/>
          </table:table-cell>
          <table:table-cell table:style-name="ce15" table:formula="of:=[.D46]" office:value-type="float" office:value="0.204088532" calcext:value-type="float">
            <text:p/>
          </table:table-cell>
          <table:table-cell table:style-name="ce14" table:formula="of:=100*([.E46]-[.I46])/[.I46]" office:value-type="float" office:value="-1.31264235075226" calcext:value-type="float">
            <text:p/>
          </table:table-cell>
          <table:table-cell table:style-name="ce15" table:formula="of:=[.F46]" office:value-type="float" office:value="0.158134457" calcext:value-type="float">
            <text:p/>
          </table:table-cell>
          <table:table-cell table:style-name="ce14" table:formula="of:=100*([.G46]-[.I46])/[.I46]" office:value-type="float" office:value="-25.780540852661" calcext:value-type="float">
            <text:p/>
          </table:table-cell>
          <table:table-cell table:style-name="ce15" table:formula="of:=[.H46]" office:value-type="float" office:value="0.287941944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61_n30_m1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99.85261" calcext:value-type="float">
            <text:p>99.85261</text:p>
          </table:table-cell>
          <table:table-cell office:value-type="float" office:value="0.114631919" calcext:value-type="float">
            <text:p>0.114631919</text:p>
          </table:table-cell>
          <table:table-cell table:style-name="Default" office:value-type="float" office:value="148.77126" calcext:value-type="float">
            <text:p>148.77126</text:p>
          </table:table-cell>
          <table:table-cell office:value-type="float" office:value="0.108483959" calcext:value-type="float">
            <text:p>0.108483959</text:p>
          </table:table-cell>
          <table:table-cell table:style-name="Default" office:value-type="float" office:value="141.62564" calcext:value-type="float">
            <text:p>141.62564</text:p>
          </table:table-cell>
          <table:table-cell office:value-type="float" office:value="0.240248704" calcext:value-type="float">
            <text:p>0.240248704</text:p>
          </table:table-cell>
          <table:table-cell table:style-name="Default" office:value-type="float" office:value="155.865" calcext:value-type="float">
            <text:p>155.865</text:p>
          </table:table-cell>
          <table:table-cell/>
          <table:table-cell table:style-name="ce15" table:formula="of:=100*([.C47]-[.I47])/[.I47]" office:value-type="float" office:value="-35.936477079524" calcext:value-type="float">
            <text:p/>
          </table:table-cell>
          <table:table-cell table:style-name="ce15" table:formula="of:=[.D47]" office:value-type="float" office:value="0.114631919" calcext:value-type="float">
            <text:p/>
          </table:table-cell>
          <table:table-cell table:style-name="ce14" table:formula="of:=100*([.E47]-[.I47])/[.I47]" office:value-type="float" office:value="-4.55120777595996" calcext:value-type="float">
            <text:p/>
          </table:table-cell>
          <table:table-cell table:style-name="ce15" table:formula="of:=[.F47]" office:value-type="float" office:value="0.108483959" calcext:value-type="float">
            <text:p/>
          </table:table-cell>
          <table:table-cell table:style-name="ce14" table:formula="of:=100*([.G47]-[.I47])/[.I47]" office:value-type="float" office:value="-9.13570076668912" calcext:value-type="float">
            <text:p/>
          </table:table-cell>
          <table:table-cell table:style-name="ce15" table:formula="of:=[.H47]" office:value-type="float" office:value="0.240248704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62_n30_m1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8.84997" calcext:value-type="float">
            <text:p>68.84997</text:p>
          </table:table-cell>
          <table:table-cell office:value-type="float" office:value="0.19804107" calcext:value-type="float">
            <text:p>0.19804107</text:p>
          </table:table-cell>
          <table:table-cell table:style-name="Default" office:value-type="float" office:value="105.35304" calcext:value-type="float">
            <text:p>105.35304</text:p>
          </table:table-cell>
          <table:table-cell office:value-type="float" office:value="0.186624724" calcext:value-type="float">
            <text:p>0.186624724</text:p>
          </table:table-cell>
          <table:table-cell table:style-name="Default" office:value-type="float" office:value="64.55431" calcext:value-type="float">
            <text:p>64.55431</text:p>
          </table:table-cell>
          <table:table-cell office:value-type="float" office:value="0.340531347" calcext:value-type="float">
            <text:p>0.340531347</text:p>
          </table:table-cell>
          <table:table-cell table:style-name="Default" office:value-type="float" office:value="111.9867" calcext:value-type="float">
            <text:p>111.9867</text:p>
          </table:table-cell>
          <table:table-cell/>
          <table:table-cell table:style-name="ce15" table:formula="of:=100*([.C48]-[.I48])/[.I48]" office:value-type="float" office:value="-38.5195116920134" calcext:value-type="float">
            <text:p/>
          </table:table-cell>
          <table:table-cell table:style-name="ce15" table:formula="of:=[.D48]" office:value-type="float" office:value="0.19804107" calcext:value-type="float">
            <text:p/>
          </table:table-cell>
          <table:table-cell table:style-name="ce14" table:formula="of:=100*([.E48]-[.I48])/[.I48]" office:value-type="float" office:value="-5.92361414346526" calcext:value-type="float">
            <text:p/>
          </table:table-cell>
          <table:table-cell table:style-name="ce15" table:formula="of:=[.F48]" office:value-type="float" office:value="0.186624724" calcext:value-type="float">
            <text:p/>
          </table:table-cell>
          <table:table-cell table:style-name="ce14" table:formula="of:=100*([.G48]-[.I48])/[.I48]" office:value-type="float" office:value="-42.3553779154132" calcext:value-type="float">
            <text:p/>
          </table:table-cell>
          <table:table-cell table:style-name="ce15" table:formula="of:=[.H48]" office:value-type="float" office:value="0.340531347" calcext:value-type="float">
            <text:p/>
          </table:table-cell>
          <table:table-cell/>
          <table:table-cell table:style-name="ce31" table:formula="of:=[.A48]" office:value-type="string" office:string-value="GKD-Ia_62_n30_m12.txt" calcext:value-type="string">
            <text:p>GKD-Ia_62_n30_m12.txt</text:p>
          </table:table-cell>
          <table:table-cell table:style-name="ce34" table:formula="of:=AVERAGE([.K48:.K50])" office:value-type="float" office:value="-28.1675591833673" calcext:value-type="float">
            <text:p/>
          </table:table-cell>
          <table:table-cell table:style-name="ce35" table:formula="of:=AVERAGE([.L48:.L50])" office:value-type="float" office:value="0.182028071" calcext:value-type="float">
            <text:p/>
          </table:table-cell>
          <table:table-cell table:style-name="ce34" table:formula="of:=AVERAGE([.M48:.M50])" office:value-type="float" office:value="-3.9490612129238" calcext:value-type="float">
            <text:p/>
          </table:table-cell>
          <table:table-cell table:style-name="ce35" table:formula="of:=AVERAGE([.N48:.N50])" office:value-type="float" office:value="0.209708319" calcext:value-type="float">
            <text:p/>
          </table:table-cell>
          <table:table-cell table:style-name="ce34" table:formula="of:=AVERAGE([.O48:.O50])" office:value-type="float" office:value="-41.0767558409466" calcext:value-type="float">
            <text:p/>
          </table:table-cell>
          <table:table-cell table:style-name="ce35" table:formula="of:=AVERAGE([.P48:.P50])" office:value-type="float" office:value="0.350956993666667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62_n30_m1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77.05969" calcext:value-type="float">
            <text:p>77.05969</text:p>
          </table:table-cell>
          <table:table-cell office:value-type="float" office:value="0.17928082" calcext:value-type="float">
            <text:p>0.17928082</text:p>
          </table:table-cell>
          <table:table-cell table:style-name="Default" office:value-type="float" office:value="105.35304" calcext:value-type="float">
            <text:p>105.35304</text:p>
          </table:table-cell>
          <table:table-cell office:value-type="float" office:value="0.198432969" calcext:value-type="float">
            <text:p>0.198432969</text:p>
          </table:table-cell>
          <table:table-cell table:style-name="Default" office:value-type="float" office:value="64.55431" calcext:value-type="float">
            <text:p>64.55431</text:p>
          </table:table-cell>
          <table:table-cell office:value-type="float" office:value="0.349914253" calcext:value-type="float">
            <text:p>0.349914253</text:p>
          </table:table-cell>
          <table:table-cell table:style-name="Default" office:value-type="float" office:value="111.9867" calcext:value-type="float">
            <text:p>111.9867</text:p>
          </table:table-cell>
          <table:table-cell/>
          <table:table-cell table:style-name="ce15" table:formula="of:=100*([.C49]-[.I49])/[.I49]" office:value-type="float" office:value="-31.1885339955548" calcext:value-type="float">
            <text:p/>
          </table:table-cell>
          <table:table-cell table:style-name="ce15" table:formula="of:=[.D49]" office:value-type="float" office:value="0.17928082" calcext:value-type="float">
            <text:p/>
          </table:table-cell>
          <table:table-cell table:style-name="ce14" table:formula="of:=100*([.E49]-[.I49])/[.I49]" office:value-type="float" office:value="-5.92361414346526" calcext:value-type="float">
            <text:p/>
          </table:table-cell>
          <table:table-cell table:style-name="ce15" table:formula="of:=[.F49]" office:value-type="float" office:value="0.198432969" calcext:value-type="float">
            <text:p/>
          </table:table-cell>
          <table:table-cell table:style-name="ce14" table:formula="of:=100*([.G49]-[.I49])/[.I49]" office:value-type="float" office:value="-42.3553779154132" calcext:value-type="float">
            <text:p/>
          </table:table-cell>
          <table:table-cell table:style-name="ce15" table:formula="of:=[.H49]" office:value-type="float" office:value="0.349914253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62_n30_m12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95.41868" calcext:value-type="float">
            <text:p>95.41868</text:p>
          </table:table-cell>
          <table:table-cell office:value-type="float" office:value="0.168762323" calcext:value-type="float">
            <text:p>0.168762323</text:p>
          </table:table-cell>
          <table:table-cell table:style-name="Default" office:value-type="float" office:value="111.98675" calcext:value-type="float">
            <text:p>111.98675</text:p>
          </table:table-cell>
          <table:table-cell office:value-type="float" office:value="0.244067264" calcext:value-type="float">
            <text:p>0.244067264</text:p>
          </table:table-cell>
          <table:table-cell table:style-name="Default" office:value-type="float" office:value="68.84997" calcext:value-type="float">
            <text:p>68.84997</text:p>
          </table:table-cell>
          <table:table-cell office:value-type="float" office:value="0.362425381" calcext:value-type="float">
            <text:p>0.362425381</text:p>
          </table:table-cell>
          <table:table-cell table:style-name="Default" office:value-type="float" office:value="111.9867" calcext:value-type="float">
            <text:p>111.9867</text:p>
          </table:table-cell>
          <table:table-cell/>
          <table:table-cell table:style-name="ce15" table:formula="of:=100*([.C50]-[.I50])/[.I50]" office:value-type="float" office:value="-14.7946318625337" calcext:value-type="float">
            <text:p/>
          </table:table-cell>
          <table:table-cell table:style-name="ce15" table:formula="of:=[.D50]" office:value-type="float" office:value="0.168762323" calcext:value-type="float">
            <text:p/>
          </table:table-cell>
          <table:table-cell table:style-name="ce14" table:formula="of:=100*([.E50]-[.I50])/[.I50]" office:value-type="float" office:value="0.0000446481591132338" calcext:value-type="float">
            <text:p/>
          </table:table-cell>
          <table:table-cell table:style-name="ce15" table:formula="of:=[.F50]" office:value-type="float" office:value="0.244067264" calcext:value-type="float">
            <text:p/>
          </table:table-cell>
          <table:table-cell table:style-name="ce14" table:formula="of:=100*([.G50]-[.I50])/[.I50]" office:value-type="float" office:value="-38.5195116920134" calcext:value-type="float">
            <text:p/>
          </table:table-cell>
          <table:table-cell table:style-name="ce15" table:formula="of:=[.H50]" office:value-type="float" office:value="0.362425381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66_n30_m18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02731" calcext:value-type="float">
            <text:p>102731</text:p>
          </table:table-cell>
          <table:table-cell office:value-type="float" office:value="0.357283745" calcext:value-type="float">
            <text:p>0.357283745</text:p>
          </table:table-cell>
          <table:table-cell table:style-name="Default" office:value-type="float" office:value="114.70102" calcext:value-type="float">
            <text:p>114.70102</text:p>
          </table:table-cell>
          <table:table-cell office:value-type="float" office:value="0.142702256" calcext:value-type="float">
            <text:p>0.142702256</text:p>
          </table:table-cell>
          <table:table-cell table:style-name="Default" office:value-type="float" office:value="94.0849" calcext:value-type="float">
            <text:p>94.0849</text:p>
          </table:table-cell>
          <table:table-cell office:value-type="float" office:value="0.642634363" calcext:value-type="float">
            <text:p>0.642634363</text:p>
          </table:table-cell>
          <table:table-cell table:style-name="Default" office:value-type="float" office:value="118.0926" calcext:value-type="float">
            <text:p>118.0926</text:p>
          </table:table-cell>
          <table:table-cell/>
          <table:table-cell table:style-name="ce15" table:number-columns-repeated="2"/>
          <table:table-cell table:style-name="ce14"/>
          <table:table-cell table:style-name="ce15"/>
          <table:table-cell table:style-name="ce14"/>
          <table:table-cell table:style-name="ce15"/>
          <table:table-cell/>
          <table:table-cell table:style-name="ce31" table:formula="of:=[.A51]" office:value-type="string" office:string-value="GKD-Ia_66_n30_m18.txt" calcext:value-type="string">
            <text:p>GKD-Ia_66_n30_m18.txt</text:p>
          </table:table-cell>
          <table:table-cell table:style-name="ce34" table:formula="of:=AVERAGE([.K51:.K53])" office:value-type="float" office:value="-10.3454746529418" calcext:value-type="float">
            <text:p/>
          </table:table-cell>
          <table:table-cell table:style-name="ce35" table:formula="of:=AVERAGE([.L51:.L53])" office:value-type="float" office:value="0.11390808" calcext:value-type="float">
            <text:p/>
          </table:table-cell>
          <table:table-cell table:style-name="ce34" table:formula="of:=AVERAGE([.M51:.M53])" office:value-type="float" office:value="-2.87268634952571" calcext:value-type="float">
            <text:p/>
          </table:table-cell>
          <table:table-cell table:style-name="ce35" table:formula="of:=AVERAGE([.N51:.N53])" office:value-type="float" office:value="0.13815922" calcext:value-type="float">
            <text:p/>
          </table:table-cell>
          <table:table-cell table:style-name="ce34" table:formula="of:=AVERAGE([.O51:.O53])" office:value-type="float" office:value="-16.0994931096445" calcext:value-type="float">
            <text:p/>
          </table:table-cell>
          <table:table-cell table:style-name="ce35" table:formula="of:=AVERAGE([.P51:.P53])" office:value-type="float" office:value="0.4711665335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66_n30_m18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18.09256" calcext:value-type="float">
            <text:p>118.09256</text:p>
          </table:table-cell>
          <table:table-cell office:value-type="float" office:value="0.116968687" calcext:value-type="float">
            <text:p>0.116968687</text:p>
          </table:table-cell>
          <table:table-cell table:style-name="Default" office:value-type="float" office:value="114.70017" calcext:value-type="float">
            <text:p>114.70017</text:p>
          </table:table-cell>
          <table:table-cell office:value-type="float" office:value="0.147568104" calcext:value-type="float">
            <text:p>0.147568104</text:p>
          </table:table-cell>
          <table:table-cell table:style-name="Default" office:value-type="float" office:value="93.65816" calcext:value-type="float">
            <text:p>93.65816</text:p>
          </table:table-cell>
          <table:table-cell office:value-type="float" office:value="0.439307789" calcext:value-type="float">
            <text:p>0.439307789</text:p>
          </table:table-cell>
          <table:table-cell table:style-name="Default" office:value-type="float" office:value="118.0926" calcext:value-type="float">
            <text:p>118.0926</text:p>
          </table:table-cell>
          <table:table-cell/>
          <table:table-cell table:style-name="ce15" table:formula="of:=100*([.C52]-[.I52])/[.I52]" office:value-type="float" office:value="-0.0000338717243912707" calcext:value-type="float">
            <text:p/>
          </table:table-cell>
          <table:table-cell table:style-name="ce15" table:formula="of:=[.D52]" office:value-type="float" office:value="0.116968687" calcext:value-type="float">
            <text:p/>
          </table:table-cell>
          <table:table-cell table:style-name="ce14" table:formula="of:=100*([.E52]-[.I52])/[.I52]" office:value-type="float" office:value="-2.87268634952571" calcext:value-type="float">
            <text:p/>
          </table:table-cell>
          <table:table-cell table:style-name="ce15" table:formula="of:=[.F52]" office:value-type="float" office:value="0.147568104" calcext:value-type="float">
            <text:p/>
          </table:table-cell>
          <table:table-cell table:style-name="ce14" table:formula="of:=100*([.G52]-[.I52])/[.I52]" office:value-type="float" office:value="-20.6909154341593" calcext:value-type="float">
            <text:p/>
          </table:table-cell>
          <table:table-cell table:style-name="ce15" table:formula="of:=[.H52]" office:value-type="float" office:value="0.439307789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66_n30_m18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93.65816" calcext:value-type="float">
            <text:p>93.65816</text:p>
          </table:table-cell>
          <table:table-cell office:value-type="float" office:value="0.110847473" calcext:value-type="float">
            <text:p>0.110847473</text:p>
          </table:table-cell>
          <table:table-cell table:style-name="Default" office:value-type="float" office:value="114.70017" calcext:value-type="float">
            <text:p>114.70017</text:p>
          </table:table-cell>
          <table:table-cell office:value-type="float" office:value="0.128750336" calcext:value-type="float">
            <text:p>0.128750336</text:p>
          </table:table-cell>
          <table:table-cell table:style-name="Default" office:value-type="float" office:value="104.50242" calcext:value-type="float">
            <text:p>104.50242</text:p>
          </table:table-cell>
          <table:table-cell office:value-type="float" office:value="0.503025278" calcext:value-type="float">
            <text:p>0.503025278</text:p>
          </table:table-cell>
          <table:table-cell table:style-name="Default" office:value-type="float" office:value="118.0926" calcext:value-type="float">
            <text:p>118.0926</text:p>
          </table:table-cell>
          <table:table-cell/>
          <table:table-cell table:style-name="ce15" table:formula="of:=100*([.C53]-[.I53])/[.I53]" office:value-type="float" office:value="-20.6909154341593" calcext:value-type="float">
            <text:p/>
          </table:table-cell>
          <table:table-cell table:style-name="ce15" table:formula="of:=[.D53]" office:value-type="float" office:value="0.110847473" calcext:value-type="float">
            <text:p/>
          </table:table-cell>
          <table:table-cell table:style-name="ce14" table:formula="of:=100*([.E53]-[.I53])/[.I53]" office:value-type="float" office:value="-2.87268634952571" calcext:value-type="float">
            <text:p/>
          </table:table-cell>
          <table:table-cell table:style-name="ce15" table:formula="of:=[.F53]" office:value-type="float" office:value="0.128750336" calcext:value-type="float">
            <text:p/>
          </table:table-cell>
          <table:table-cell table:style-name="ce14" table:formula="of:=100*([.G53]-[.I53])/[.I53]" office:value-type="float" office:value="-11.5080707851296" calcext:value-type="float">
            <text:p/>
          </table:table-cell>
          <table:table-cell table:style-name="ce15" table:formula="of:=[.H53]" office:value-type="float" office:value="0.50302527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67_n30_m18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05.69375" calcext:value-type="float">
            <text:p>105.69375</text:p>
          </table:table-cell>
          <table:table-cell office:value-type="float" office:value="0.21353142" calcext:value-type="float">
            <text:p>0.21353142</text:p>
          </table:table-cell>
          <table:table-cell table:style-name="Default" office:value-type="float" office:value="107.75858" calcext:value-type="float">
            <text:p>107.75858</text:p>
          </table:table-cell>
          <table:table-cell office:value-type="float" office:value="0.151779711" calcext:value-type="float">
            <text:p>0.151779711</text:p>
          </table:table-cell>
          <table:table-cell table:style-name="Default" office:value-type="float" office:value="77.76026" calcext:value-type="float">
            <text:p>77.76026</text:p>
          </table:table-cell>
          <table:table-cell office:value-type="float" office:value="0.464677412" calcext:value-type="float">
            <text:p>0.464677412</text:p>
          </table:table-cell>
          <table:table-cell table:style-name="Default" office:value-type="float" office:value="107.7586" calcext:value-type="float">
            <text:p>107.7586</text:p>
          </table:table-cell>
          <table:table-cell/>
          <table:table-cell table:style-name="ce15" table:formula="of:=100*([.C54]-[.I54])/[.I54]" office:value-type="float" office:value="-1.91618116790679" calcext:value-type="float">
            <text:p/>
          </table:table-cell>
          <table:table-cell table:style-name="ce15" table:formula="of:=[.D54]" office:value-type="float" office:value="0.21353142" calcext:value-type="float">
            <text:p/>
          </table:table-cell>
          <table:table-cell table:style-name="ce14" table:formula="of:=100*([.E54]-[.I54])/[.I54]" office:value-type="float" office:value="-0.0000185600035694119" calcext:value-type="float">
            <text:p/>
          </table:table-cell>
          <table:table-cell table:style-name="ce15" table:formula="of:=[.F54]" office:value-type="float" office:value="0.151779711" calcext:value-type="float">
            <text:p/>
          </table:table-cell>
          <table:table-cell table:style-name="ce14" table:formula="of:=100*([.G54]-[.I54])/[.I54]" office:value-type="float" office:value="-27.8384648649852" calcext:value-type="float">
            <text:p/>
          </table:table-cell>
          <table:table-cell table:style-name="ce15" table:formula="of:=[.H54]" office:value-type="float" office:value="0.464677412" calcext:value-type="float">
            <text:p/>
          </table:table-cell>
          <table:table-cell/>
          <table:table-cell table:style-name="ce31" table:formula="of:=[.A54]" office:value-type="string" office:string-value="GKD-Ia_67_n30_m18.txt" calcext:value-type="string">
            <text:p>GKD-Ia_67_n30_m18.txt</text:p>
          </table:table-cell>
          <table:table-cell table:style-name="ce34" table:formula="of:=AVERAGE([.K54:.K56])" office:value-type="float" office:value="-20.0281802720773" calcext:value-type="float">
            <text:p/>
          </table:table-cell>
          <table:table-cell table:style-name="ce35" table:formula="of:=AVERAGE([.L54:.L56])" office:value-type="float" office:value="0.148328618" calcext:value-type="float">
            <text:p/>
          </table:table-cell>
          <table:table-cell table:style-name="ce34" table:formula="of:=AVERAGE([.M54:.M56])" office:value-type="float" office:value="-0.0000185600035694119" calcext:value-type="float">
            <text:p/>
          </table:table-cell>
          <table:table-cell table:style-name="ce35" table:formula="of:=AVERAGE([.N54:.N56])" office:value-type="float" office:value="0.143092794333333" calcext:value-type="float">
            <text:p/>
          </table:table-cell>
          <table:table-cell table:style-name="ce34" table:formula="of:=AVERAGE([.O54:.O56])" office:value-type="float" office:value="-30.5968556879296" calcext:value-type="float">
            <text:p/>
          </table:table-cell>
          <table:table-cell table:style-name="ce35" table:formula="of:=AVERAGE([.P54:.P56])" office:value-type="float" office:value="0.454628746333333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67_n30_m18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6.36919" calcext:value-type="float">
            <text:p>66.36919</text:p>
          </table:table-cell>
          <table:table-cell office:value-type="float" office:value="0.115923928" calcext:value-type="float">
            <text:p>0.115923928</text:p>
          </table:table-cell>
          <table:table-cell table:style-name="Default" office:value-type="float" office:value="107.75858" calcext:value-type="float">
            <text:p>107.75858</text:p>
          </table:table-cell>
          <table:table-cell office:value-type="float" office:value="0.133747603" calcext:value-type="float">
            <text:p>0.133747603</text:p>
          </table:table-cell>
          <table:table-cell table:style-name="Default" office:value-type="float" office:value="64.39234" calcext:value-type="float">
            <text:p>64.39234</text:p>
          </table:table-cell>
          <table:table-cell office:value-type="float" office:value="0.459491982" calcext:value-type="float">
            <text:p>0.459491982</text:p>
          </table:table-cell>
          <table:table-cell table:style-name="Default" office:value-type="float" office:value="107.7586" calcext:value-type="float">
            <text:p>107.7586</text:p>
          </table:table-cell>
          <table:table-cell/>
          <table:table-cell table:style-name="ce15" table:formula="of:=100*([.C55]-[.I55])/[.I55]" office:value-type="float" office:value="-38.4093798546009" calcext:value-type="float">
            <text:p/>
          </table:table-cell>
          <table:table-cell table:style-name="ce15" table:formula="of:=[.D55]" office:value-type="float" office:value="0.115923928" calcext:value-type="float">
            <text:p/>
          </table:table-cell>
          <table:table-cell table:style-name="ce14" table:formula="of:=100*([.E55]-[.I55])/[.I55]" office:value-type="float" office:value="-0.0000185600035694119" calcext:value-type="float">
            <text:p/>
          </table:table-cell>
          <table:table-cell table:style-name="ce15" table:formula="of:=[.F55]" office:value-type="float" office:value="0.133747603" calcext:value-type="float">
            <text:p/>
          </table:table-cell>
          <table:table-cell table:style-name="ce14" table:formula="of:=100*([.G55]-[.I55])/[.I55]" office:value-type="float" office:value="-40.2438970068282" calcext:value-type="float">
            <text:p/>
          </table:table-cell>
          <table:table-cell table:style-name="ce15" table:formula="of:=[.H55]" office:value-type="float" office:value="0.459491982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67_n30_m18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86.4666" calcext:value-type="float">
            <text:p>86.4666</text:p>
          </table:table-cell>
          <table:table-cell office:value-type="float" office:value="0.115530506" calcext:value-type="float">
            <text:p>0.115530506</text:p>
          </table:table-cell>
          <table:table-cell table:style-name="Default" office:value-type="float" office:value="107.75858" calcext:value-type="float">
            <text:p>107.75858</text:p>
          </table:table-cell>
          <table:table-cell office:value-type="float" office:value="0.143751069" calcext:value-type="float">
            <text:p>0.143751069</text:p>
          </table:table-cell>
          <table:table-cell table:style-name="Default" office:value-type="float" office:value="82.21097" calcext:value-type="float">
            <text:p>82.21097</text:p>
          </table:table-cell>
          <table:table-cell office:value-type="float" office:value="0.439716845" calcext:value-type="float">
            <text:p>0.439716845</text:p>
          </table:table-cell>
          <table:table-cell table:style-name="Default" office:value-type="float" office:value="107.7586" calcext:value-type="float">
            <text:p>107.7586</text:p>
          </table:table-cell>
          <table:table-cell/>
          <table:table-cell table:style-name="ce15" table:formula="of:=100*([.C56]-[.I56])/[.I56]" office:value-type="float" office:value="-19.7589797937241" calcext:value-type="float">
            <text:p/>
          </table:table-cell>
          <table:table-cell table:style-name="ce15" table:formula="of:=[.D56]" office:value-type="float" office:value="0.115530506" calcext:value-type="float">
            <text:p/>
          </table:table-cell>
          <table:table-cell table:style-name="ce14" table:formula="of:=100*([.E56]-[.I56])/[.I56]" office:value-type="float" office:value="-0.0000185600035694119" calcext:value-type="float">
            <text:p/>
          </table:table-cell>
          <table:table-cell table:style-name="ce15" table:formula="of:=[.F56]" office:value-type="float" office:value="0.143751069" calcext:value-type="float">
            <text:p/>
          </table:table-cell>
          <table:table-cell table:style-name="ce14" table:formula="of:=100*([.G56]-[.I56])/[.I56]" office:value-type="float" office:value="-23.7082051919754" calcext:value-type="float">
            <text:p/>
          </table:table-cell>
          <table:table-cell table:style-name="ce15" table:formula="of:=[.H56]" office:value-type="float" office:value="0.439716845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71_n30_m2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2.51567" calcext:value-type="float">
            <text:p>52.51567</text:p>
          </table:table-cell>
          <table:table-cell office:value-type="float" office:value="0.107431467" calcext:value-type="float">
            <text:p>0.107431467</text:p>
          </table:table-cell>
          <table:table-cell table:style-name="Default" office:value-type="float" office:value="70.75626" calcext:value-type="float">
            <text:p>70.75626</text:p>
          </table:table-cell>
          <table:table-cell office:value-type="float" office:value="0.140526483" calcext:value-type="float">
            <text:p>0.140526483</text:p>
          </table:table-cell>
          <table:table-cell table:style-name="Default" office:value-type="float" office:value="52.51567" calcext:value-type="float">
            <text:p>52.51567</text:p>
          </table:table-cell>
          <table:table-cell office:value-type="float" office:value="0.888644955" calcext:value-type="float">
            <text:p>0.888644955</text:p>
          </table:table-cell>
          <table:table-cell table:style-name="Default" office:value-type="float" office:value="70.7563" calcext:value-type="float">
            <text:p>70.7563</text:p>
          </table:table-cell>
          <table:table-cell/>
          <table:table-cell table:style-name="ce15" table:formula="of:=100*([.C57]-[.I57])/[.I57]" office:value-type="float" office:value="-25.7795136263485" calcext:value-type="float">
            <text:p/>
          </table:table-cell>
          <table:table-cell table:style-name="ce15" table:formula="of:=[.D57]" office:value-type="float" office:value="0.107431467" calcext:value-type="float">
            <text:p/>
          </table:table-cell>
          <table:table-cell table:style-name="ce14" table:formula="of:=100*([.E57]-[.I57])/[.I57]" office:value-type="float" office:value="-0.0000565320685203801" calcext:value-type="float">
            <text:p/>
          </table:table-cell>
          <table:table-cell table:style-name="ce15" table:formula="of:=[.F57]" office:value-type="float" office:value="0.140526483" calcext:value-type="float">
            <text:p/>
          </table:table-cell>
          <table:table-cell table:style-name="ce14" table:formula="of:=100*([.G57]-[.I57])/[.I57]" office:value-type="float" office:value="-25.7795136263485" calcext:value-type="float">
            <text:p/>
          </table:table-cell>
          <table:table-cell table:style-name="ce15" table:formula="of:=[.H57]" office:value-type="float" office:value="0.888644955" calcext:value-type="float">
            <text:p/>
          </table:table-cell>
          <table:table-cell/>
          <table:table-cell table:style-name="ce31" table:formula="of:=[.A57]" office:value-type="string" office:string-value="GKD-Ia_71_n30_m24.txt" calcext:value-type="string">
            <text:p>GKD-Ia_71_n30_m24.txt</text:p>
          </table:table-cell>
          <table:table-cell table:style-name="ce34" table:formula="of:=AVERAGE([.K57:.K59])" office:value-type="float" office:value="-17.1863612615885" calcext:value-type="float">
            <text:p/>
          </table:table-cell>
          <table:table-cell table:style-name="ce35" table:formula="of:=AVERAGE([.L57:.L59])" office:value-type="float" office:value="0.124216599" calcext:value-type="float">
            <text:p/>
          </table:table-cell>
          <table:table-cell table:style-name="ce34" table:formula="of:=AVERAGE([.M57:.M59])" office:value-type="float" office:value="-0.0000565320685203801" calcext:value-type="float">
            <text:p/>
          </table:table-cell>
          <table:table-cell table:style-name="ce35" table:formula="of:=AVERAGE([.N57:.N59])" office:value-type="float" office:value="0.152698546" calcext:value-type="float">
            <text:p/>
          </table:table-cell>
          <table:table-cell table:style-name="ce34" table:formula="of:=AVERAGE([.O57:.O59])" office:value-type="float" office:value="-21.4575003686362" calcext:value-type="float">
            <text:p/>
          </table:table-cell>
          <table:table-cell table:style-name="ce35" table:formula="of:=AVERAGE([.P57:.P59])" office:value-type="float" office:value="1.01170042666667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71_n30_m2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2.51567" calcext:value-type="float">
            <text:p>52.51567</text:p>
          </table:table-cell>
          <table:table-cell office:value-type="float" office:value="0.12969855" calcext:value-type="float">
            <text:p>0.12969855</text:p>
          </table:table-cell>
          <table:table-cell table:style-name="Default" office:value-type="float" office:value="70.75626" calcext:value-type="float">
            <text:p>70.75626</text:p>
          </table:table-cell>
          <table:table-cell office:value-type="float" office:value="0.173316545" calcext:value-type="float">
            <text:p>0.173316545</text:p>
          </table:table-cell>
          <table:table-cell table:style-name="Default" office:value-type="float" office:value="54.3203" calcext:value-type="float">
            <text:p>54.3203</text:p>
          </table:table-cell>
          <table:table-cell office:value-type="float" office:value="0.992022951" calcext:value-type="float">
            <text:p>0.992022951</text:p>
          </table:table-cell>
          <table:table-cell table:style-name="Default" office:value-type="float" office:value="70.7563" calcext:value-type="float">
            <text:p>70.7563</text:p>
          </table:table-cell>
          <table:table-cell/>
          <table:table-cell table:style-name="ce15" table:formula="of:=100*([.C58]-[.I58])/[.I58]" office:value-type="float" office:value="-25.7795136263485" calcext:value-type="float">
            <text:p/>
          </table:table-cell>
          <table:table-cell table:style-name="ce15" table:formula="of:=[.D58]" office:value-type="float" office:value="0.12969855" calcext:value-type="float">
            <text:p/>
          </table:table-cell>
          <table:table-cell table:style-name="ce14" table:formula="of:=100*([.E58]-[.I58])/[.I58]" office:value-type="float" office:value="-0.0000565320685203801" calcext:value-type="float">
            <text:p/>
          </table:table-cell>
          <table:table-cell table:style-name="ce15" table:formula="of:=[.F58]" office:value-type="float" office:value="0.173316545" calcext:value-type="float">
            <text:p/>
          </table:table-cell>
          <table:table-cell table:style-name="ce14" table:formula="of:=100*([.G58]-[.I58])/[.I58]" office:value-type="float" office:value="-23.2290269559036" calcext:value-type="float">
            <text:p/>
          </table:table-cell>
          <table:table-cell table:style-name="ce15" table:formula="of:=[.H58]" office:value-type="float" office:value="0.992022951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71_n30_m2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70.75626" calcext:value-type="float">
            <text:p>70.75626</text:p>
          </table:table-cell>
          <table:table-cell office:value-type="float" office:value="0.13551978" calcext:value-type="float">
            <text:p>0.13551978</text:p>
          </table:table-cell>
          <table:table-cell table:style-name="Default" office:value-type="float" office:value="70.75626" calcext:value-type="float">
            <text:p>70.75626</text:p>
          </table:table-cell>
          <table:table-cell office:value-type="float" office:value="0.14425261" calcext:value-type="float">
            <text:p>0.14425261</text:p>
          </table:table-cell>
          <table:table-cell table:style-name="Default" office:value-type="float" office:value="59.88533" calcext:value-type="float">
            <text:p>59.88533</text:p>
          </table:table-cell>
          <table:table-cell office:value-type="float" office:value="1.154433374" calcext:value-type="float">
            <text:p>1.154433374</text:p>
          </table:table-cell>
          <table:table-cell table:style-name="Default" office:value-type="float" office:value="70.7563" calcext:value-type="float">
            <text:p>70.7563</text:p>
          </table:table-cell>
          <table:table-cell/>
          <table:table-cell table:style-name="ce15" table:formula="of:=100*([.C59]-[.I59])/[.I59]" office:value-type="float" office:value="-0.0000565320685203801" calcext:value-type="float">
            <text:p/>
          </table:table-cell>
          <table:table-cell table:style-name="ce15" table:formula="of:=[.D59]" office:value-type="float" office:value="0.13551978" calcext:value-type="float">
            <text:p/>
          </table:table-cell>
          <table:table-cell table:style-name="ce14" table:formula="of:=100*([.E59]-[.I59])/[.I59]" office:value-type="float" office:value="-0.0000565320685203801" calcext:value-type="float">
            <text:p/>
          </table:table-cell>
          <table:table-cell table:style-name="ce15" table:formula="of:=[.F59]" office:value-type="float" office:value="0.14425261" calcext:value-type="float">
            <text:p/>
          </table:table-cell>
          <table:table-cell table:style-name="ce14" table:formula="of:=100*([.G59]-[.I59])/[.I59]" office:value-type="float" office:value="-15.3639605236565" calcext:value-type="float">
            <text:p/>
          </table:table-cell>
          <table:table-cell table:style-name="ce15" table:formula="of:=[.H59]" office:value-type="float" office:value="1.154433374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72_n30_m2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01.69387" calcext:value-type="float">
            <text:p>101.69387</text:p>
          </table:table-cell>
          <table:table-cell office:value-type="float" office:value="0.137216142" calcext:value-type="float">
            <text:p>0.137216142</text:p>
          </table:table-cell>
          <table:table-cell table:style-name="Default" office:value-type="float" office:value="124.48328" calcext:value-type="float">
            <text:p>124.48328</text:p>
          </table:table-cell>
          <table:table-cell office:value-type="float" office:value="0.14679919" calcext:value-type="float">
            <text:p>0.14679919</text:p>
          </table:table-cell>
          <table:table-cell table:style-name="Default" office:value-type="float" office:value="70.08608" calcext:value-type="float">
            <text:p>70.08608</text:p>
          </table:table-cell>
          <table:table-cell office:value-type="float" office:value="1.007448633" calcext:value-type="float">
            <text:p>1.007448633</text:p>
          </table:table-cell>
          <table:table-cell table:style-name="Default" office:value-type="float" office:value="124.4833" calcext:value-type="float">
            <text:p>124.4833</text:p>
          </table:table-cell>
          <table:table-cell/>
          <table:table-cell table:style-name="ce15" table:formula="of:=100*([.C60]-[.I60])/[.I60]" office:value-type="float" office:value="-18.3072187192981" calcext:value-type="float">
            <text:p/>
          </table:table-cell>
          <table:table-cell table:style-name="ce15" table:formula="of:=[.D60]" office:value-type="float" office:value="0.137216142" calcext:value-type="float">
            <text:p/>
          </table:table-cell>
          <table:table-cell table:style-name="ce14" table:formula="of:=100*([.E60]-[.I60])/[.I60]" office:value-type="float" office:value="-0.0000160664121262437" calcext:value-type="float">
            <text:p/>
          </table:table-cell>
          <table:table-cell table:style-name="ce15" table:formula="of:=[.F60]" office:value-type="float" office:value="0.14679919" calcext:value-type="float">
            <text:p/>
          </table:table-cell>
          <table:table-cell table:style-name="ce14" table:formula="of:=100*([.G60]-[.I60])/[.I60]" office:value-type="float" office:value="-43.6984077382267" calcext:value-type="float">
            <text:p/>
          </table:table-cell>
          <table:table-cell table:style-name="ce15" table:formula="of:=[.H60]" office:value-type="float" office:value="1.007448633" calcext:value-type="float">
            <text:p/>
          </table:table-cell>
          <table:table-cell/>
          <table:table-cell table:style-name="ce31" table:formula="of:=[.A60]" office:value-type="string" office:string-value="GKD-Ia_72_n30_m24.txt" calcext:value-type="string">
            <text:p>GKD-Ia_72_n30_m24.txt</text:p>
          </table:table-cell>
          <table:table-cell table:style-name="ce34" table:formula="of:=AVERAGE([.K60:.K62])" office:value-type="float" office:value="-12.6638084519503" calcext:value-type="float">
            <text:p/>
          </table:table-cell>
          <table:table-cell table:style-name="ce35" table:formula="of:=AVERAGE([.L60:.L62])" office:value-type="float" office:value="0.14940011" calcext:value-type="float">
            <text:p/>
          </table:table-cell>
          <table:table-cell table:style-name="ce34" table:formula="of:=AVERAGE([.M60:.M62])" office:value-type="float" office:value="-0.0000160664121262437" calcext:value-type="float">
            <text:p/>
          </table:table-cell>
          <table:table-cell table:style-name="ce35" table:formula="of:=AVERAGE([.N60:.N62])" office:value-type="float" office:value="0.162741907666667" calcext:value-type="float">
            <text:p/>
          </table:table-cell>
          <table:table-cell table:style-name="ce34" table:formula="of:=AVERAGE([.O60:.O62])" office:value-type="float" office:value="-35.6936686821981" calcext:value-type="float">
            <text:p/>
          </table:table-cell>
          <table:table-cell table:style-name="ce35" table:formula="of:=AVERAGE([.P60:.P62])" office:value-type="float" office:value="1.003907737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72_n30_m2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124.48328" calcext:value-type="float">
            <text:p>124.48328</text:p>
          </table:table-cell>
          <table:table-cell office:value-type="float" office:value="0.139322252" calcext:value-type="float">
            <text:p>0.139322252</text:p>
          </table:table-cell>
          <table:table-cell table:style-name="Default" office:value-type="float" office:value="124.48328" calcext:value-type="float">
            <text:p>124.48328</text:p>
          </table:table-cell>
          <table:table-cell office:value-type="float" office:value="0.194609224" calcext:value-type="float">
            <text:p>0.194609224</text:p>
          </table:table-cell>
          <table:table-cell table:style-name="Default" office:value-type="float" office:value="70.08608" calcext:value-type="float">
            <text:p>70.08608</text:p>
          </table:table-cell>
          <table:table-cell office:value-type="float" office:value="0.969287397" calcext:value-type="float">
            <text:p>0.969287397</text:p>
          </table:table-cell>
          <table:table-cell table:style-name="Default" office:value-type="float" office:value="124.4833" calcext:value-type="float">
            <text:p>124.4833</text:p>
          </table:table-cell>
          <table:table-cell/>
          <table:table-cell table:style-name="ce15" table:formula="of:=100*([.C61]-[.I61])/[.I61]" office:value-type="float" office:value="-0.0000160664121262437" calcext:value-type="float">
            <text:p/>
          </table:table-cell>
          <table:table-cell table:style-name="ce15" table:formula="of:=[.D61]" office:value-type="float" office:value="0.139322252" calcext:value-type="float">
            <text:p/>
          </table:table-cell>
          <table:table-cell table:style-name="ce14" table:formula="of:=100*([.E61]-[.I61])/[.I61]" office:value-type="float" office:value="-0.0000160664121262437" calcext:value-type="float">
            <text:p/>
          </table:table-cell>
          <table:table-cell table:style-name="ce15" table:formula="of:=[.F61]" office:value-type="float" office:value="0.194609224" calcext:value-type="float">
            <text:p/>
          </table:table-cell>
          <table:table-cell table:style-name="ce14" table:formula="of:=100*([.G61]-[.I61])/[.I61]" office:value-type="float" office:value="-43.6984077382267" calcext:value-type="float">
            <text:p/>
          </table:table-cell>
          <table:table-cell table:style-name="ce15" table:formula="of:=[.H61]" office:value-type="float" office:value="0.969287397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a_72_n30_m24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99.97977" calcext:value-type="float">
            <text:p>99.97977</text:p>
          </table:table-cell>
          <table:table-cell office:value-type="float" office:value="0.171661936" calcext:value-type="float">
            <text:p>0.171661936</text:p>
          </table:table-cell>
          <table:table-cell table:style-name="Default" office:value-type="float" office:value="124.48328" calcext:value-type="float">
            <text:p>124.48328</text:p>
          </table:table-cell>
          <table:table-cell office:value-type="float" office:value="0.146817309" calcext:value-type="float">
            <text:p>0.146817309</text:p>
          </table:table-cell>
          <table:table-cell table:style-name="Default" office:value-type="float" office:value="99.97977" calcext:value-type="float">
            <text:p>99.97977</text:p>
          </table:table-cell>
          <table:table-cell office:value-type="float" office:value="1.034987181" calcext:value-type="float">
            <text:p>1.034987181</text:p>
          </table:table-cell>
          <table:table-cell table:style-name="Default" office:value-type="float" office:value="124.4833" calcext:value-type="float">
            <text:p>124.4833</text:p>
          </table:table-cell>
          <table:table-cell/>
          <table:table-cell table:style-name="ce15" table:formula="of:=100*([.C62]-[.I62])/[.I62]" office:value-type="float" office:value="-19.6841905701407" calcext:value-type="float">
            <text:p/>
          </table:table-cell>
          <table:table-cell table:style-name="ce15" table:formula="of:=[.D62]" office:value-type="float" office:value="0.171661936" calcext:value-type="float">
            <text:p/>
          </table:table-cell>
          <table:table-cell table:style-name="ce14" table:formula="of:=100*([.E62]-[.I62])/[.I62]" office:value-type="float" office:value="-0.0000160664121262437" calcext:value-type="float">
            <text:p/>
          </table:table-cell>
          <table:table-cell table:style-name="ce15" table:formula="of:=[.F62]" office:value-type="float" office:value="0.146817309" calcext:value-type="float">
            <text:p/>
          </table:table-cell>
          <table:table-cell table:style-name="ce14" table:formula="of:=100*([.G62]-[.I62])/[.I62]" office:value-type="float" office:value="-19.6841905701407" calcext:value-type="float">
            <text:p/>
          </table:table-cell>
          <table:table-cell table:style-name="ce15" table:formula="of:=[.H62]" office:value-type="float" office:value="1.034987181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0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3.78946" calcext:value-type="float">
            <text:p>3.78946</text:p>
          </table:table-cell>
          <table:table-cell office:value-type="float" office:value="27.015486446" calcext:value-type="float">
            <text:p>27.015486446</text:p>
          </table:table-cell>
          <table:table-cell table:style-name="Default" office:value-type="float" office:value="7.0484" calcext:value-type="float">
            <text:p>7.0484</text:p>
          </table:table-cell>
          <table:table-cell office:value-type="float" office:value="9.951003587" calcext:value-type="float">
            <text:p>9.951003587</text:p>
          </table:table-cell>
          <table:table-cell table:style-name="Default" office:value-type="float" office:value="4.1328" calcext:value-type="float">
            <text:p>4.1328</text:p>
          </table:table-cell>
          <table:table-cell office:value-type="float" office:value="19.088555808" calcext:value-type="float">
            <text:p>19.088555808</text:p>
          </table:table-cell>
          <table:table-cell table:style-name="Default" office:value-type="float" office:value="10.47" calcext:value-type="float">
            <text:p>10.47</text:p>
          </table:table-cell>
          <table:table-cell/>
          <table:table-cell table:style-name="ce15" table:formula="of:=100*([.C63]-[.I63])/[.I63]" office:value-type="float" office:value="-63.8064947468959" calcext:value-type="float">
            <text:p/>
          </table:table-cell>
          <table:table-cell table:style-name="ce15" table:formula="of:=[.D63]" office:value-type="float" office:value="27.015486446" calcext:value-type="float">
            <text:p/>
          </table:table-cell>
          <table:table-cell table:style-name="ce14" table:formula="of:=100*([.E63]-[.I63])/[.I63]" office:value-type="float" office:value="-32.6800382043935" calcext:value-type="float">
            <text:p/>
          </table:table-cell>
          <table:table-cell table:style-name="ce15" table:formula="of:=[.F63]" office:value-type="float" office:value="9.951003587" calcext:value-type="float">
            <text:p/>
          </table:table-cell>
          <table:table-cell table:style-name="ce14" table:formula="of:=100*([.G63]-[.I63])/[.I63]" office:value-type="float" office:value="-60.5272206303725" calcext:value-type="float">
            <text:p/>
          </table:table-cell>
          <table:table-cell table:style-name="ce15" table:formula="of:=[.H63]" office:value-type="float" office:value="19.088555808" calcext:value-type="float">
            <text:p/>
          </table:table-cell>
          <table:table-cell/>
          <table:table-cell table:style-name="ce31" table:formula="of:=[.A63]" office:value-type="string" office:string-value="GKD-Ic_10_n500_m50.txt" calcext:value-type="string">
            <text:p>GKD-Ic_10_n500_m50.txt</text:p>
          </table:table-cell>
          <table:table-cell table:style-name="ce34" table:formula="of:=AVERAGE([.K63:.K65])" office:value-type="float" office:value="-50.0256924546323" calcext:value-type="float">
            <text:p/>
          </table:table-cell>
          <table:table-cell table:style-name="ce35" table:formula="of:=AVERAGE([.L63:.L65])" office:value-type="float" office:value="25.30582674" calcext:value-type="float">
            <text:p/>
          </table:table-cell>
          <table:table-cell table:style-name="ce34" table:formula="of:=AVERAGE([.M63:.M65])" office:value-type="float" office:value="-29.6456860872334" calcext:value-type="float">
            <text:p/>
          </table:table-cell>
          <table:table-cell table:style-name="ce35" table:formula="of:=AVERAGE([.N63:.N65])" office:value-type="float" office:value="9.41746336666667" calcext:value-type="float">
            <text:p/>
          </table:table-cell>
          <table:table-cell table:style-name="ce34" table:formula="of:=AVERAGE([.O63:.O65])" office:value-type="float" office:value="-60.5272206303725" calcext:value-type="float">
            <text:p/>
          </table:table-cell>
          <table:table-cell table:style-name="ce35" table:formula="of:=AVERAGE([.P63:.P65])" office:value-type="float" office:value="19.013533488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0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35537" calcext:value-type="float">
            <text:p>5.35537</text:p>
          </table:table-cell>
          <table:table-cell office:value-type="float" office:value="26.093055658" calcext:value-type="float">
            <text:p>26.093055658</text:p>
          </table:table-cell>
          <table:table-cell table:style-name="Default" office:value-type="float" office:value="7.51199" calcext:value-type="float">
            <text:p>7.51199</text:p>
          </table:table-cell>
          <table:table-cell office:value-type="float" office:value="9.303025403" calcext:value-type="float">
            <text:p>9.303025403</text:p>
          </table:table-cell>
          <table:table-cell table:style-name="Default" office:value-type="float" office:value="4.1328" calcext:value-type="float">
            <text:p>4.1328</text:p>
          </table:table-cell>
          <table:table-cell office:value-type="float" office:value="18.572418535" calcext:value-type="float">
            <text:p>18.572418535</text:p>
          </table:table-cell>
          <table:table-cell table:style-name="Default" office:value-type="float" office:value="10.47" calcext:value-type="float">
            <text:p>10.47</text:p>
          </table:table-cell>
          <table:table-cell/>
          <table:table-cell table:style-name="ce15" table:formula="of:=100*([.C64]-[.I64])/[.I64]" office:value-type="float" office:value="-48.8503342884432" calcext:value-type="float">
            <text:p/>
          </table:table-cell>
          <table:table-cell table:style-name="ce15" table:formula="of:=[.D64]" office:value-type="float" office:value="26.093055658" calcext:value-type="float">
            <text:p/>
          </table:table-cell>
          <table:table-cell table:style-name="ce14" table:formula="of:=100*([.E64]-[.I64])/[.I64]" office:value-type="float" office:value="-28.2522445081184" calcext:value-type="float">
            <text:p/>
          </table:table-cell>
          <table:table-cell table:style-name="ce15" table:formula="of:=[.F64]" office:value-type="float" office:value="9.303025403" calcext:value-type="float">
            <text:p/>
          </table:table-cell>
          <table:table-cell table:style-name="ce14" table:formula="of:=100*([.G64]-[.I64])/[.I64]" office:value-type="float" office:value="-60.5272206303725" calcext:value-type="float">
            <text:p/>
          </table:table-cell>
          <table:table-cell table:style-name="ce15" table:formula="of:=[.H64]" office:value-type="float" office:value="18.572418535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0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5521" calcext:value-type="float">
            <text:p>6.5521</text:p>
          </table:table-cell>
          <table:table-cell office:value-type="float" office:value="22.808938116" calcext:value-type="float">
            <text:p>22.808938116</text:p>
          </table:table-cell>
          <table:table-cell table:style-name="Default" office:value-type="float" office:value="7.5379" calcext:value-type="float">
            <text:p>7.5379</text:p>
          </table:table-cell>
          <table:table-cell office:value-type="float" office:value="8.99836111" calcext:value-type="float">
            <text:p>8.99836111</text:p>
          </table:table-cell>
          <table:table-cell table:style-name="Default" office:value-type="float" office:value="4.1328" calcext:value-type="float">
            <text:p>4.1328</text:p>
          </table:table-cell>
          <table:table-cell office:value-type="float" office:value="19.379626121" calcext:value-type="float">
            <text:p>19.379626121</text:p>
          </table:table-cell>
          <table:table-cell table:style-name="Default" office:value-type="float" office:value="10.47" calcext:value-type="float">
            <text:p>10.47</text:p>
          </table:table-cell>
          <table:table-cell/>
          <table:table-cell table:style-name="ce15" table:formula="of:=100*([.C65]-[.I65])/[.I65]" office:value-type="float" office:value="-37.4202483285578" calcext:value-type="float">
            <text:p/>
          </table:table-cell>
          <table:table-cell table:style-name="ce15" table:formula="of:=[.D65]" office:value-type="float" office:value="22.808938116" calcext:value-type="float">
            <text:p/>
          </table:table-cell>
          <table:table-cell table:style-name="ce14" table:formula="of:=100*([.E65]-[.I65])/[.I65]" office:value-type="float" office:value="-28.0047755491882" calcext:value-type="float">
            <text:p/>
          </table:table-cell>
          <table:table-cell table:style-name="ce15" table:formula="of:=[.F65]" office:value-type="float" office:value="8.99836111" calcext:value-type="float">
            <text:p/>
          </table:table-cell>
          <table:table-cell table:style-name="ce14" table:formula="of:=100*([.G65]-[.I65])/[.I65]" office:value-type="float" office:value="-60.5272206303725" calcext:value-type="float">
            <text:p/>
          </table:table-cell>
          <table:table-cell table:style-name="ce15" table:formula="of:=[.H65]" office:value-type="float" office:value="19.379626121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1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77321" calcext:value-type="float">
            <text:p>5.77321</text:p>
          </table:table-cell>
          <table:table-cell office:value-type="float" office:value="18.40160111" calcext:value-type="float">
            <text:p>18.40160111</text:p>
          </table:table-cell>
          <table:table-cell table:style-name="Default" office:value-type="float" office:value="8.32586" calcext:value-type="float">
            <text:p>8.32586</text:p>
          </table:table-cell>
          <table:table-cell office:value-type="float" office:value="9.411383682" calcext:value-type="float">
            <text:p>9.411383682</text:p>
          </table:table-cell>
          <table:table-cell table:style-name="Default" office:value-type="float" office:value="5.74543" calcext:value-type="float">
            <text:p>5.74543</text:p>
          </table:table-cell>
          <table:table-cell office:value-type="float" office:value="21.602610555" calcext:value-type="float">
            <text:p>21.602610555</text:p>
          </table:table-cell>
          <table:table-cell table:style-name="Default" office:value-type="float" office:value="10.47" calcext:value-type="float">
            <text:p>10.47</text:p>
          </table:table-cell>
          <table:table-cell/>
          <table:table-cell table:style-name="ce15" table:formula="of:=100*([.C66]-[.I66])/[.I66]" office:value-type="float" office:value="-44.8595033428844" calcext:value-type="float">
            <text:p/>
          </table:table-cell>
          <table:table-cell table:style-name="ce15" table:formula="of:=[.D66]" office:value-type="float" office:value="18.40160111" calcext:value-type="float">
            <text:p/>
          </table:table-cell>
          <table:table-cell table:style-name="ce14" table:formula="of:=100*([.E66]-[.I66])/[.I66]" office:value-type="float" office:value="-20.4788920725883" calcext:value-type="float">
            <text:p/>
          </table:table-cell>
          <table:table-cell table:style-name="ce15" table:formula="of:=[.F66]" office:value-type="float" office:value="9.411383682" calcext:value-type="float">
            <text:p/>
          </table:table-cell>
          <table:table-cell table:style-name="ce14" table:formula="of:=100*([.G66]-[.I66])/[.I66]" office:value-type="float" office:value="-45.1248328557784" calcext:value-type="float">
            <text:p/>
          </table:table-cell>
          <table:table-cell table:style-name="ce15" table:formula="of:=[.H66]" office:value-type="float" office:value="21.602610555" calcext:value-type="float">
            <text:p/>
          </table:table-cell>
          <table:table-cell/>
          <table:table-cell table:style-name="ce31" table:formula="of:=[.A66]" office:value-type="string" office:string-value="GKD-Ic_11_n500_m50.txt" calcext:value-type="string">
            <text:p>GKD-Ic_11_n500_m50.txt</text:p>
          </table:table-cell>
          <table:table-cell table:style-name="ce34" table:formula="of:=AVERAGE([.K66:.K68])" office:value-type="float" office:value="-40.4054441260745" calcext:value-type="float">
            <text:p/>
          </table:table-cell>
          <table:table-cell table:style-name="ce35" table:formula="of:=AVERAGE([.L66:.L68])" office:value-type="float" office:value="20.641623419" calcext:value-type="float">
            <text:p/>
          </table:table-cell>
          <table:table-cell table:style-name="ce34" table:formula="of:=AVERAGE([.M66:.M68])" office:value-type="float" office:value="-21.7381725565107" calcext:value-type="float">
            <text:p/>
          </table:table-cell>
          <table:table-cell table:style-name="ce35" table:formula="of:=AVERAGE([.N66:.N68])" office:value-type="float" office:value="9.88868327333333" calcext:value-type="float">
            <text:p/>
          </table:table-cell>
          <table:table-cell table:style-name="ce34" table:formula="of:=AVERAGE([.O66:.O68])" office:value-type="float" office:value="-45.4197070996498" calcext:value-type="float">
            <text:p/>
          </table:table-cell>
          <table:table-cell table:style-name="ce35" table:formula="of:=AVERAGE([.P66:.P68])" office:value-type="float" office:value="20.2909076226667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1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89491" calcext:value-type="float">
            <text:p>5.89491</text:p>
          </table:table-cell>
          <table:table-cell office:value-type="float" office:value="17.12342119" calcext:value-type="float">
            <text:p>17.12342119</text:p>
          </table:table-cell>
          <table:table-cell table:style-name="Default" office:value-type="float" office:value="7.93032" calcext:value-type="float">
            <text:p>7.93032</text:p>
          </table:table-cell>
          <table:table-cell office:value-type="float" office:value="8.054836183" calcext:value-type="float">
            <text:p>8.054836183</text:p>
          </table:table-cell>
          <table:table-cell table:style-name="Default" office:value-type="float" office:value="5.69912" calcext:value-type="float">
            <text:p>5.69912</text:p>
          </table:table-cell>
          <table:table-cell office:value-type="float" office:value="14.579094423" calcext:value-type="float">
            <text:p>14.579094423</text:p>
          </table:table-cell>
          <table:table-cell table:style-name="Default" office:value-type="float" office:value="10.47" calcext:value-type="float">
            <text:p>10.47</text:p>
          </table:table-cell>
          <table:table-cell/>
          <table:table-cell table:style-name="ce15" table:formula="of:=100*([.C67]-[.I67])/[.I67]" office:value-type="float" office:value="-43.6971346704871" calcext:value-type="float">
            <text:p/>
          </table:table-cell>
          <table:table-cell table:style-name="ce15" table:formula="of:=[.D67]" office:value-type="float" office:value="17.12342119" calcext:value-type="float">
            <text:p/>
          </table:table-cell>
          <table:table-cell table:style-name="ce14" table:formula="of:=100*([.E67]-[.I67])/[.I67]" office:value-type="float" office:value="-24.2567335243553" calcext:value-type="float">
            <text:p/>
          </table:table-cell>
          <table:table-cell table:style-name="ce15" table:formula="of:=[.F67]" office:value-type="float" office:value="8.054836183" calcext:value-type="float">
            <text:p/>
          </table:table-cell>
          <table:table-cell table:style-name="ce14" table:formula="of:=100*([.G67]-[.I67])/[.I67]" office:value-type="float" office:value="-45.5671442215855" calcext:value-type="float">
            <text:p/>
          </table:table-cell>
          <table:table-cell table:style-name="ce15" table:formula="of:=[.H67]" office:value-type="float" office:value="14.579094423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1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7.05053" calcext:value-type="float">
            <text:p>7.05053</text:p>
          </table:table-cell>
          <table:table-cell office:value-type="float" office:value="26.399847957" calcext:value-type="float">
            <text:p>26.399847957</text:p>
          </table:table-cell>
          <table:table-cell table:style-name="Default" office:value-type="float" office:value="8.32586" calcext:value-type="float">
            <text:p>8.32586</text:p>
          </table:table-cell>
          <table:table-cell office:value-type="float" office:value="12.199829955" calcext:value-type="float">
            <text:p>12.199829955</text:p>
          </table:table-cell>
          <table:table-cell table:style-name="Default" office:value-type="float" office:value="5.69912" calcext:value-type="float">
            <text:p>5.69912</text:p>
          </table:table-cell>
          <table:table-cell office:value-type="float" office:value="24.69101789" calcext:value-type="float">
            <text:p>24.69101789</text:p>
          </table:table-cell>
          <table:table-cell table:style-name="Default" office:value-type="float" office:value="10.47" calcext:value-type="float">
            <text:p>10.47</text:p>
          </table:table-cell>
          <table:table-cell/>
          <table:table-cell table:style-name="ce15" table:formula="of:=100*([.C68]-[.I68])/[.I68]" office:value-type="float" office:value="-32.659694364852" calcext:value-type="float">
            <text:p/>
          </table:table-cell>
          <table:table-cell table:style-name="ce15" table:formula="of:=[.D68]" office:value-type="float" office:value="26.399847957" calcext:value-type="float">
            <text:p/>
          </table:table-cell>
          <table:table-cell table:style-name="ce14" table:formula="of:=100*([.E68]-[.I68])/[.I68]" office:value-type="float" office:value="-20.4788920725883" calcext:value-type="float">
            <text:p/>
          </table:table-cell>
          <table:table-cell table:style-name="ce15" table:formula="of:=[.F68]" office:value-type="float" office:value="12.199829955" calcext:value-type="float">
            <text:p/>
          </table:table-cell>
          <table:table-cell table:style-name="ce14" table:formula="of:=100*([.G68]-[.I68])/[.I68]" office:value-type="float" office:value="-45.5671442215855" calcext:value-type="float">
            <text:p/>
          </table:table-cell>
          <table:table-cell table:style-name="ce15" table:formula="of:=[.H68]" office:value-type="float" office:value="24.69101789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2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4.9558" calcext:value-type="float">
            <text:p>4.9558</text:p>
          </table:table-cell>
          <table:table-cell office:value-type="float" office:value="20.549609502" calcext:value-type="float">
            <text:p>20.549609502</text:p>
          </table:table-cell>
          <table:table-cell table:style-name="Default" office:value-type="float" office:value="7.32052" calcext:value-type="float">
            <text:p>7.32052</text:p>
          </table:table-cell>
          <table:table-cell office:value-type="float" office:value="7.246596753" calcext:value-type="float">
            <text:p>7.246596753</text:p>
          </table:table-cell>
          <table:table-cell table:style-name="Default" office:value-type="float" office:value="4.23438" calcext:value-type="float">
            <text:p>4.23438</text:p>
          </table:table-cell>
          <table:table-cell office:value-type="float" office:value="13.341438391" calcext:value-type="float">
            <text:p>13.341438391</text:p>
          </table:table-cell>
          <table:table-cell table:style-name="Default" office:value-type="float" office:value="10.38" calcext:value-type="float">
            <text:p>10.38</text:p>
          </table:table-cell>
          <table:table-cell/>
          <table:table-cell table:style-name="ce15" table:formula="of:=100*([.C69]-[.I69])/[.I69]" office:value-type="float" office:value="-52.2562620423892" calcext:value-type="float">
            <text:p/>
          </table:table-cell>
          <table:table-cell table:style-name="ce15" table:formula="of:=[.D69]" office:value-type="float" office:value="20.549609502" calcext:value-type="float">
            <text:p/>
          </table:table-cell>
          <table:table-cell table:style-name="ce14" table:formula="of:=100*([.E69]-[.I69])/[.I69]" office:value-type="float" office:value="-29.4747591522158" calcext:value-type="float">
            <text:p/>
          </table:table-cell>
          <table:table-cell table:style-name="ce15" table:formula="of:=[.F69]" office:value-type="float" office:value="7.246596753" calcext:value-type="float">
            <text:p/>
          </table:table-cell>
          <table:table-cell table:style-name="ce14" table:formula="of:=100*([.G69]-[.I69])/[.I69]" office:value-type="float" office:value="-59.2063583815029" calcext:value-type="float">
            <text:p/>
          </table:table-cell>
          <table:table-cell table:style-name="ce15" table:formula="of:=[.H69]" office:value-type="float" office:value="13.341438391" calcext:value-type="float">
            <text:p/>
          </table:table-cell>
          <table:table-cell/>
          <table:table-cell table:style-name="ce31" table:formula="of:=[.A69]" office:value-type="string" office:string-value="GKD-Ic_12_n500_m50.txt" calcext:value-type="string">
            <text:p>GKD-Ic_12_n500_m50.txt</text:p>
          </table:table-cell>
          <table:table-cell table:style-name="ce34" table:formula="of:=AVERAGE([.K69:.K71])" office:value-type="float" office:value="-49.0476557482338" calcext:value-type="float">
            <text:p/>
          </table:table-cell>
          <table:table-cell table:style-name="ce35" table:formula="of:=AVERAGE([.L69:.L71])" office:value-type="float" office:value="17.0739654403333" calcext:value-type="float">
            <text:p/>
          </table:table-cell>
          <table:table-cell table:style-name="ce34" table:formula="of:=AVERAGE([.M69:.M71])" office:value-type="float" office:value="-29.2124598587026" calcext:value-type="float">
            <text:p/>
          </table:table-cell>
          <table:table-cell table:style-name="ce35" table:formula="of:=AVERAGE([.N69:.N71])" office:value-type="float" office:value="6.90791738066667" calcext:value-type="float">
            <text:p/>
          </table:table-cell>
          <table:table-cell table:style-name="ce34" table:formula="of:=AVERAGE([.O69:.O71])" office:value-type="float" office:value="-59.2063583815029" calcext:value-type="float">
            <text:p/>
          </table:table-cell>
          <table:table-cell table:style-name="ce35" table:formula="of:=AVERAGE([.P69:.P71])" office:value-type="float" office:value="13.477882466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2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13322" calcext:value-type="float">
            <text:p>5.13322</text:p>
          </table:table-cell>
          <table:table-cell office:value-type="float" office:value="15.22152266" calcext:value-type="float">
            <text:p>15.22152266</text:p>
          </table:table-cell>
          <table:table-cell table:style-name="Default" office:value-type="float" office:value="7.97809" calcext:value-type="float">
            <text:p>7.97809</text:p>
          </table:table-cell>
          <table:table-cell office:value-type="float" office:value="6.806846002" calcext:value-type="float">
            <text:p>6.806846002</text:p>
          </table:table-cell>
          <table:table-cell table:style-name="Default" office:value-type="float" office:value="4.23438" calcext:value-type="float">
            <text:p>4.23438</text:p>
          </table:table-cell>
          <table:table-cell office:value-type="float" office:value="12.180730967" calcext:value-type="float">
            <text:p>12.180730967</text:p>
          </table:table-cell>
          <table:table-cell table:style-name="Default" office:value-type="float" office:value="10.38" calcext:value-type="float">
            <text:p>10.38</text:p>
          </table:table-cell>
          <table:table-cell/>
          <table:table-cell table:style-name="ce15" table:formula="of:=100*([.C70]-[.I70])/[.I70]" office:value-type="float" office:value="-50.5470134874759" calcext:value-type="float">
            <text:p/>
          </table:table-cell>
          <table:table-cell table:style-name="ce15" table:formula="of:=[.D70]" office:value-type="float" office:value="15.22152266" calcext:value-type="float">
            <text:p/>
          </table:table-cell>
          <table:table-cell table:style-name="ce14" table:formula="of:=100*([.E70]-[.I70])/[.I70]" office:value-type="float" office:value="-23.1397880539499" calcext:value-type="float">
            <text:p/>
          </table:table-cell>
          <table:table-cell table:style-name="ce15" table:formula="of:=[.F70]" office:value-type="float" office:value="6.806846002" calcext:value-type="float">
            <text:p/>
          </table:table-cell>
          <table:table-cell table:style-name="ce14" table:formula="of:=100*([.G70]-[.I70])/[.I70]" office:value-type="float" office:value="-59.2063583815029" calcext:value-type="float">
            <text:p/>
          </table:table-cell>
          <table:table-cell table:style-name="ce15" table:formula="of:=[.H70]" office:value-type="float" office:value="12.180730967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2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77754" calcext:value-type="float">
            <text:p>5.77754</text:p>
          </table:table-cell>
          <table:table-cell office:value-type="float" office:value="15.450764159" calcext:value-type="float">
            <text:p>15.450764159</text:p>
          </table:table-cell>
          <table:table-cell table:style-name="Default" office:value-type="float" office:value="6.74463" calcext:value-type="float">
            <text:p>6.74463</text:p>
          </table:table-cell>
          <table:table-cell office:value-type="float" office:value="6.670309387" calcext:value-type="float">
            <text:p>6.670309387</text:p>
          </table:table-cell>
          <table:table-cell table:style-name="Default" office:value-type="float" office:value="4.23438" calcext:value-type="float">
            <text:p>4.23438</text:p>
          </table:table-cell>
          <table:table-cell office:value-type="float" office:value="14.91147804" calcext:value-type="float">
            <text:p>14.91147804</text:p>
          </table:table-cell>
          <table:table-cell table:style-name="Default" office:value-type="float" office:value="10.38" calcext:value-type="float">
            <text:p>10.38</text:p>
          </table:table-cell>
          <table:table-cell/>
          <table:table-cell table:style-name="ce15" table:formula="of:=100*([.C71]-[.I71])/[.I71]" office:value-type="float" office:value="-44.3396917148362" calcext:value-type="float">
            <text:p/>
          </table:table-cell>
          <table:table-cell table:style-name="ce15" table:formula="of:=[.D71]" office:value-type="float" office:value="15.450764159" calcext:value-type="float">
            <text:p/>
          </table:table-cell>
          <table:table-cell table:style-name="ce14" table:formula="of:=100*([.E71]-[.I71])/[.I71]" office:value-type="float" office:value="-35.0228323699422" calcext:value-type="float">
            <text:p/>
          </table:table-cell>
          <table:table-cell table:style-name="ce15" table:formula="of:=[.F71]" office:value-type="float" office:value="6.670309387" calcext:value-type="float">
            <text:p/>
          </table:table-cell>
          <table:table-cell table:style-name="ce14" table:formula="of:=100*([.G71]-[.I71])/[.I71]" office:value-type="float" office:value="-59.2063583815029" calcext:value-type="float">
            <text:p/>
          </table:table-cell>
          <table:table-cell table:style-name="ce15" table:formula="of:=[.H71]" office:value-type="float" office:value="14.91147804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3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3.83927" calcext:value-type="float">
            <text:p>3.83927</text:p>
          </table:table-cell>
          <table:table-cell office:value-type="float" office:value="14.634638079" calcext:value-type="float">
            <text:p>14.634638079</text:p>
          </table:table-cell>
          <table:table-cell table:style-name="Default" office:value-type="float" office:value="8.32226" calcext:value-type="float">
            <text:p>8.32226</text:p>
          </table:table-cell>
          <table:table-cell office:value-type="float" office:value="6.503057295" calcext:value-type="float">
            <text:p>6.503057295</text:p>
          </table:table-cell>
          <table:table-cell table:style-name="Default" office:value-type="float" office:value="3.92938" calcext:value-type="float">
            <text:p>3.92938</text:p>
          </table:table-cell>
          <table:table-cell office:value-type="float" office:value="11.983489617" calcext:value-type="float">
            <text:p>11.983489617</text:p>
          </table:table-cell>
          <table:table-cell table:style-name="Default" office:value-type="float" office:value="10.29" calcext:value-type="float">
            <text:p>10.29</text:p>
          </table:table-cell>
          <table:table-cell/>
          <table:table-cell table:style-name="ce15" table:formula="of:=100*([.C72]-[.I72])/[.I72]" office:value-type="float" office:value="-62.6893100097182" calcext:value-type="float">
            <text:p/>
          </table:table-cell>
          <table:table-cell table:style-name="ce15" table:formula="of:=[.D72]" office:value-type="float" office:value="14.634638079" calcext:value-type="float">
            <text:p/>
          </table:table-cell>
          <table:table-cell table:style-name="ce14" table:formula="of:=100*([.E72]-[.I72])/[.I72]" office:value-type="float" office:value="-19.1228377065112" calcext:value-type="float">
            <text:p/>
          </table:table-cell>
          <table:table-cell table:style-name="ce15" table:formula="of:=[.F72]" office:value-type="float" office:value="6.503057295" calcext:value-type="float">
            <text:p/>
          </table:table-cell>
          <table:table-cell table:style-name="ce14" table:formula="of:=100*([.G72]-[.I72])/[.I72]" office:value-type="float" office:value="-61.8136054421769" calcext:value-type="float">
            <text:p/>
          </table:table-cell>
          <table:table-cell table:style-name="ce15" table:formula="of:=[.H72]" office:value-type="float" office:value="11.983489617" calcext:value-type="float">
            <text:p/>
          </table:table-cell>
          <table:table-cell/>
          <table:table-cell table:style-name="ce31" table:formula="of:=[.A72]" office:value-type="string" office:string-value="GKD-Ic_13_n500_m50.txt" calcext:value-type="string">
            <text:p>GKD-Ic_13_n500_m50.txt</text:p>
          </table:table-cell>
          <table:table-cell table:style-name="ce34" table:formula="of:=AVERAGE([.K72:.K74])" office:value-type="float" office:value="-50.9145124716553" calcext:value-type="float">
            <text:p/>
          </table:table-cell>
          <table:table-cell table:style-name="ce35" table:formula="of:=AVERAGE([.L72:.L74])" office:value-type="float" office:value="16.390002515" calcext:value-type="float">
            <text:p/>
          </table:table-cell>
          <table:table-cell table:style-name="ce34" table:formula="of:=AVERAGE([.M72:.M74])" office:value-type="float" office:value="-19.3862325882734" calcext:value-type="float">
            <text:p/>
          </table:table-cell>
          <table:table-cell table:style-name="ce35" table:formula="of:=AVERAGE([.N72:.N74])" office:value-type="float" office:value="6.300723834" calcext:value-type="float">
            <text:p/>
          </table:table-cell>
          <table:table-cell table:style-name="ce34" table:formula="of:=AVERAGE([.O72:.O74])" office:value-type="float" office:value="-61.8136054421769" calcext:value-type="float">
            <text:p/>
          </table:table-cell>
          <table:table-cell table:style-name="ce35" table:formula="of:=AVERAGE([.P72:.P74])" office:value-type="float" office:value="12.6779378773333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3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49363" calcext:value-type="float">
            <text:p>5.49363</text:p>
          </table:table-cell>
          <table:table-cell office:value-type="float" office:value="15.675952457" calcext:value-type="float">
            <text:p>15.675952457</text:p>
          </table:table-cell>
          <table:table-cell table:style-name="Default" office:value-type="float" office:value="8.2813" calcext:value-type="float">
            <text:p>8.2813</text:p>
          </table:table-cell>
          <table:table-cell office:value-type="float" office:value="5.84487633" calcext:value-type="float">
            <text:p>5.84487633</text:p>
          </table:table-cell>
          <table:table-cell table:style-name="Default" office:value-type="float" office:value="3.92938" calcext:value-type="float">
            <text:p>3.92938</text:p>
          </table:table-cell>
          <table:table-cell office:value-type="float" office:value="12.115071749" calcext:value-type="float">
            <text:p>12.115071749</text:p>
          </table:table-cell>
          <table:table-cell table:style-name="Default" office:value-type="float" office:value="10.29" calcext:value-type="float">
            <text:p>10.29</text:p>
          </table:table-cell>
          <table:table-cell/>
          <table:table-cell table:style-name="ce15" table:formula="of:=100*([.C73]-[.I73])/[.I73]" office:value-type="float" office:value="-46.6119533527697" calcext:value-type="float">
            <text:p/>
          </table:table-cell>
          <table:table-cell table:style-name="ce15" table:formula="of:=[.D73]" office:value-type="float" office:value="15.675952457" calcext:value-type="float">
            <text:p/>
          </table:table-cell>
          <table:table-cell table:style-name="ce14" table:formula="of:=100*([.E73]-[.I73])/[.I73]" office:value-type="float" office:value="-19.5208940719145" calcext:value-type="float">
            <text:p/>
          </table:table-cell>
          <table:table-cell table:style-name="ce15" table:formula="of:=[.F73]" office:value-type="float" office:value="5.84487633" calcext:value-type="float">
            <text:p/>
          </table:table-cell>
          <table:table-cell table:style-name="ce14" table:formula="of:=100*([.G73]-[.I73])/[.I73]" office:value-type="float" office:value="-61.8136054421769" calcext:value-type="float">
            <text:p/>
          </table:table-cell>
          <table:table-cell table:style-name="ce15" table:formula="of:=[.H73]" office:value-type="float" office:value="12.115071749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3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81979" calcext:value-type="float">
            <text:p>5.81979</text:p>
          </table:table-cell>
          <table:table-cell office:value-type="float" office:value="18.859417009" calcext:value-type="float">
            <text:p>18.859417009</text:p>
          </table:table-cell>
          <table:table-cell table:style-name="Default" office:value-type="float" office:value="8.28191" calcext:value-type="float">
            <text:p>8.28191</text:p>
          </table:table-cell>
          <table:table-cell office:value-type="float" office:value="6.554237877" calcext:value-type="float">
            <text:p>6.554237877</text:p>
          </table:table-cell>
          <table:table-cell table:style-name="Default" office:value-type="float" office:value="3.92938" calcext:value-type="float">
            <text:p>3.92938</text:p>
          </table:table-cell>
          <table:table-cell office:value-type="float" office:value="13.935252266" calcext:value-type="float">
            <text:p>13.935252266</text:p>
          </table:table-cell>
          <table:table-cell table:style-name="Default" office:value-type="float" office:value="10.29" calcext:value-type="float">
            <text:p>10.29</text:p>
          </table:table-cell>
          <table:table-cell/>
          <table:table-cell table:style-name="ce15" table:formula="of:=100*([.C74]-[.I74])/[.I74]" office:value-type="float" office:value="-43.4422740524781" calcext:value-type="float">
            <text:p/>
          </table:table-cell>
          <table:table-cell table:style-name="ce15" table:formula="of:=[.D74]" office:value-type="float" office:value="18.859417009" calcext:value-type="float">
            <text:p/>
          </table:table-cell>
          <table:table-cell table:style-name="ce14" table:formula="of:=100*([.E74]-[.I74])/[.I74]" office:value-type="float" office:value="-19.5149659863946" calcext:value-type="float">
            <text:p/>
          </table:table-cell>
          <table:table-cell table:style-name="ce15" table:formula="of:=[.F74]" office:value-type="float" office:value="6.554237877" calcext:value-type="float">
            <text:p/>
          </table:table-cell>
          <table:table-cell table:style-name="ce14" table:formula="of:=100*([.G74]-[.I74])/[.I74]" office:value-type="float" office:value="-61.8136054421769" calcext:value-type="float">
            <text:p/>
          </table:table-cell>
          <table:table-cell table:style-name="ce15" table:formula="of:=[.H74]" office:value-type="float" office:value="13.935252266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4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4.57821" calcext:value-type="float">
            <text:p>4.57821</text:p>
          </table:table-cell>
          <table:table-cell office:value-type="float" office:value="19.743093807" calcext:value-type="float">
            <text:p>19.743093807</text:p>
          </table:table-cell>
          <table:table-cell table:style-name="Default" office:value-type="float" office:value="7.73628" calcext:value-type="float">
            <text:p>7.73628</text:p>
          </table:table-cell>
          <table:table-cell office:value-type="float" office:value="5.998070916" calcext:value-type="float">
            <text:p>5.998070916</text:p>
          </table:table-cell>
          <table:table-cell table:style-name="Default" office:value-type="float" office:value="5.76541" calcext:value-type="float">
            <text:p>5.76541</text:p>
          </table:table-cell>
          <table:table-cell office:value-type="float" office:value="13.56237733" calcext:value-type="float">
            <text:p>13.56237733</text:p>
          </table:table-cell>
          <table:table-cell table:style-name="Default" office:value-type="float" office:value="10.49" calcext:value-type="float">
            <text:p>10.49</text:p>
          </table:table-cell>
          <table:table-cell/>
          <table:table-cell table:style-name="ce15" table:formula="of:=100*([.C75]-[.I75])/[.I75]" office:value-type="float" office:value="-56.356434699714" calcext:value-type="float">
            <text:p/>
          </table:table-cell>
          <table:table-cell table:style-name="ce15" table:formula="of:=[.D75]" office:value-type="float" office:value="19.743093807" calcext:value-type="float">
            <text:p/>
          </table:table-cell>
          <table:table-cell table:style-name="ce14" table:formula="of:=100*([.E75]-[.I75])/[.I75]" office:value-type="float" office:value="-26.2509056244042" calcext:value-type="float">
            <text:p/>
          </table:table-cell>
          <table:table-cell table:style-name="ce15" table:formula="of:=[.F75]" office:value-type="float" office:value="5.998070916" calcext:value-type="float">
            <text:p/>
          </table:table-cell>
          <table:table-cell table:style-name="ce14" table:formula="of:=100*([.G75]-[.I75])/[.I75]" office:value-type="float" office:value="-45.0389895138227" calcext:value-type="float">
            <text:p/>
          </table:table-cell>
          <table:table-cell table:style-name="ce15" table:formula="of:=[.H75]" office:value-type="float" office:value="13.56237733" calcext:value-type="float">
            <text:p/>
          </table:table-cell>
          <table:table-cell/>
          <table:table-cell table:style-name="ce31" table:formula="of:=[.A75]" office:value-type="string" office:string-value="GKD-Ic_14_n500_m50.txt" calcext:value-type="string">
            <text:p>GKD-Ic_14_n500_m50.txt</text:p>
          </table:table-cell>
          <table:table-cell table:style-name="ce34" table:formula="of:=AVERAGE([.K75:.K77])" office:value-type="float" office:value="-48.6891325071497" calcext:value-type="float">
            <text:p/>
          </table:table-cell>
          <table:table-cell table:style-name="ce35" table:formula="of:=AVERAGE([.L75:.L77])" office:value-type="float" office:value="18.244965252" calcext:value-type="float">
            <text:p/>
          </table:table-cell>
          <table:table-cell table:style-name="ce34" table:formula="of:=AVERAGE([.M75:.M77])" office:value-type="float" office:value="-23.9914204003813" calcext:value-type="float">
            <text:p/>
          </table:table-cell>
          <table:table-cell table:style-name="ce35" table:formula="of:=AVERAGE([.N75:.N77])" office:value-type="float" office:value="6.72213634233333" calcext:value-type="float">
            <text:p/>
          </table:table-cell>
          <table:table-cell table:style-name="ce34" table:formula="of:=AVERAGE([.O75:.O77])" office:value-type="float" office:value="15827.1050206546" calcext:value-type="float">
            <text:p/>
          </table:table-cell>
          <table:table-cell table:style-name="ce35" table:formula="of:=AVERAGE([.P75:.P77])" office:value-type="float" office:value="14.241392389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4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65155" calcext:value-type="float">
            <text:p>5.65155</text:p>
          </table:table-cell>
          <table:table-cell office:value-type="float" office:value="17.831349603" calcext:value-type="float">
            <text:p>17.831349603</text:p>
          </table:table-cell>
          <table:table-cell table:style-name="Default" office:value-type="float" office:value="8.22435" calcext:value-type="float">
            <text:p>8.22435</text:p>
          </table:table-cell>
          <table:table-cell office:value-type="float" office:value="7.115682927" calcext:value-type="float">
            <text:p>7.115682927</text:p>
          </table:table-cell>
          <table:table-cell table:style-name="Default" office:value-type="float" office:value="5001" calcext:value-type="float">
            <text:p>5001</text:p>
          </table:table-cell>
          <table:table-cell office:value-type="float" office:value="13.738370525" calcext:value-type="float">
            <text:p>13.738370525</text:p>
          </table:table-cell>
          <table:table-cell table:style-name="Default" office:value-type="float" office:value="10.49" calcext:value-type="float">
            <text:p>10.49</text:p>
          </table:table-cell>
          <table:table-cell/>
          <table:table-cell table:style-name="ce15" table:formula="of:=100*([.C76]-[.I76])/[.I76]" office:value-type="float" office:value="-46.1244041944709" calcext:value-type="float">
            <text:p/>
          </table:table-cell>
          <table:table-cell table:style-name="ce15" table:formula="of:=[.D76]" office:value-type="float" office:value="17.831349603" calcext:value-type="float">
            <text:p/>
          </table:table-cell>
          <table:table-cell table:style-name="ce14" table:formula="of:=100*([.E76]-[.I76])/[.I76]" office:value-type="float" office:value="-21.5981887511916" calcext:value-type="float">
            <text:p/>
          </table:table-cell>
          <table:table-cell table:style-name="ce15" table:formula="of:=[.F76]" office:value-type="float" office:value="7.115682927" calcext:value-type="float">
            <text:p/>
          </table:table-cell>
          <table:table-cell table:style-name="ce14" table:formula="of:=100*([.G76]-[.I76])/[.I76]" office:value-type="float" office:value="47573.97521449" calcext:value-type="float">
            <text:p/>
          </table:table-cell>
          <table:table-cell table:style-name="ce15" table:formula="of:=[.H76]" office:value-type="float" office:value="13.738370525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4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91777" calcext:value-type="float">
            <text:p>5.91777</text:p>
          </table:table-cell>
          <table:table-cell office:value-type="float" office:value="17.160452346" calcext:value-type="float">
            <text:p>17.160452346</text:p>
          </table:table-cell>
          <table:table-cell table:style-name="Default" office:value-type="float" office:value="7.95927" calcext:value-type="float">
            <text:p>7.95927</text:p>
          </table:table-cell>
          <table:table-cell office:value-type="float" office:value="7.052655184" calcext:value-type="float">
            <text:p>7.052655184</text:p>
          </table:table-cell>
          <table:table-cell table:style-name="Default" office:value-type="float" office:value="5.49454" calcext:value-type="float">
            <text:p>5.49454</text:p>
          </table:table-cell>
          <table:table-cell office:value-type="float" office:value="15.423429312" calcext:value-type="float">
            <text:p>15.423429312</text:p>
          </table:table-cell>
          <table:table-cell table:style-name="Default" office:value-type="float" office:value="10.49" calcext:value-type="float">
            <text:p>10.49</text:p>
          </table:table-cell>
          <table:table-cell/>
          <table:table-cell table:style-name="ce15" table:formula="of:=100*([.C77]-[.I77])/[.I77]" office:value-type="float" office:value="-43.5865586272641" calcext:value-type="float">
            <text:p/>
          </table:table-cell>
          <table:table-cell table:style-name="ce15" table:formula="of:=[.D77]" office:value-type="float" office:value="17.160452346" calcext:value-type="float">
            <text:p/>
          </table:table-cell>
          <table:table-cell table:style-name="ce14" table:formula="of:=100*([.E77]-[.I77])/[.I77]" office:value-type="float" office:value="-24.1251668255481" calcext:value-type="float">
            <text:p/>
          </table:table-cell>
          <table:table-cell table:style-name="ce15" table:formula="of:=[.F77]" office:value-type="float" office:value="7.052655184" calcext:value-type="float">
            <text:p/>
          </table:table-cell>
          <table:table-cell table:style-name="ce14" table:formula="of:=100*([.G77]-[.I77])/[.I77]" office:value-type="float" office:value="-47.6211630123928" calcext:value-type="float">
            <text:p/>
          </table:table-cell>
          <table:table-cell table:style-name="ce15" table:formula="of:=[.H77]" office:value-type="float" office:value="15.423429312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5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4.93761" calcext:value-type="float">
            <text:p>4.93761</text:p>
          </table:table-cell>
          <table:table-cell office:value-type="float" office:value="16.142634798" calcext:value-type="float">
            <text:p>16.142634798</text:p>
          </table:table-cell>
          <table:table-cell table:style-name="Default" office:value-type="float" office:value="7.12531" calcext:value-type="float">
            <text:p>7.12531</text:p>
          </table:table-cell>
          <table:table-cell office:value-type="float" office:value="5.527341211" calcext:value-type="float">
            <text:p>5.527341211</text:p>
          </table:table-cell>
          <table:table-cell table:style-name="Default" office:value-type="float" office:value="4.41814" calcext:value-type="float">
            <text:p>4.41814</text:p>
          </table:table-cell>
          <table:table-cell office:value-type="float" office:value="11.811512956" calcext:value-type="float">
            <text:p>11.811512956</text:p>
          </table:table-cell>
          <table:table-cell table:style-name="Default" office:value-type="float" office:value="10.61" calcext:value-type="float">
            <text:p>10.61</text:p>
          </table:table-cell>
          <table:table-cell/>
          <table:table-cell table:style-name="ce15" table:formula="of:=100*([.C78]-[.I78])/[.I78]" office:value-type="float" office:value="-53.4626767200754" calcext:value-type="float">
            <text:p/>
          </table:table-cell>
          <table:table-cell table:style-name="ce15" table:formula="of:=[.D78]" office:value-type="float" office:value="16.142634798" calcext:value-type="float">
            <text:p/>
          </table:table-cell>
          <table:table-cell table:style-name="ce14" table:formula="of:=100*([.E78]-[.I78])/[.I78]" office:value-type="float" office:value="-32.8434495758718" calcext:value-type="float">
            <text:p/>
          </table:table-cell>
          <table:table-cell table:style-name="ce15" table:formula="of:=[.F78]" office:value-type="float" office:value="5.527341211" calcext:value-type="float">
            <text:p/>
          </table:table-cell>
          <table:table-cell table:style-name="ce14" table:formula="of:=100*([.G78]-[.I78])/[.I78]" office:value-type="float" office:value="-58.3587181903864" calcext:value-type="float">
            <text:p/>
          </table:table-cell>
          <table:table-cell table:style-name="ce15" table:formula="of:=[.H78]" office:value-type="float" office:value="11.811512956" calcext:value-type="float">
            <text:p/>
          </table:table-cell>
          <table:table-cell/>
          <table:table-cell table:style-name="ce31" table:formula="of:=[.A78]" office:value-type="string" office:string-value="GKD-Ic_15_n500_m50.txt" calcext:value-type="string">
            <text:p>GKD-Ic_15_n500_m50.txt</text:p>
          </table:table-cell>
          <table:table-cell table:style-name="ce34" table:formula="of:=AVERAGE([.K78:.K80])" office:value-type="float" office:value="-43.0376374489475" calcext:value-type="float">
            <text:p/>
          </table:table-cell>
          <table:table-cell table:style-name="ce35" table:formula="of:=AVERAGE([.L78:.L80])" office:value-type="float" office:value="16.9628760896667" calcext:value-type="float">
            <text:p/>
          </table:table-cell>
          <table:table-cell table:style-name="ce34" table:formula="of:=AVERAGE([.M78:.M80])" office:value-type="float" office:value="-29.9643103989947" calcext:value-type="float">
            <text:p/>
          </table:table-cell>
          <table:table-cell table:style-name="ce35" table:formula="of:=AVERAGE([.N78:.N80])" office:value-type="float" office:value="6.34770524966667" calcext:value-type="float">
            <text:p/>
          </table:table-cell>
          <table:table-cell table:style-name="ce34" table:formula="of:=AVERAGE([.O78:.O80])" office:value-type="float" office:value="-58.3587181903864" calcext:value-type="float">
            <text:p/>
          </table:table-cell>
          <table:table-cell table:style-name="ce35" table:formula="of:=AVERAGE([.P78:.P80])" office:value-type="float" office:value="13.4151262823333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5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05558" calcext:value-type="float">
            <text:p>6.05558</text:p>
          </table:table-cell>
          <table:table-cell office:value-type="float" office:value="15.99315856" calcext:value-type="float">
            <text:p>15.99315856</text:p>
          </table:table-cell>
          <table:table-cell table:style-name="Default" office:value-type="float" office:value="7.59737" calcext:value-type="float">
            <text:p>7.59737</text:p>
          </table:table-cell>
          <table:table-cell office:value-type="float" office:value="6.516734679" calcext:value-type="float">
            <text:p>6.516734679</text:p>
          </table:table-cell>
          <table:table-cell table:style-name="Default" office:value-type="float" office:value="4.41814" calcext:value-type="float">
            <text:p>4.41814</text:p>
          </table:table-cell>
          <table:table-cell office:value-type="float" office:value="16.09716434" calcext:value-type="float">
            <text:p>16.09716434</text:p>
          </table:table-cell>
          <table:table-cell table:style-name="Default" office:value-type="float" office:value="10.61" calcext:value-type="float">
            <text:p>10.61</text:p>
          </table:table-cell>
          <table:table-cell/>
          <table:table-cell table:style-name="ce15" table:formula="of:=100*([.C79]-[.I79])/[.I79]" office:value-type="float" office:value="-42.9257304429783" calcext:value-type="float">
            <text:p/>
          </table:table-cell>
          <table:table-cell table:style-name="ce15" table:formula="of:=[.D79]" office:value-type="float" office:value="15.99315856" calcext:value-type="float">
            <text:p/>
          </table:table-cell>
          <table:table-cell table:style-name="ce14" table:formula="of:=100*([.E79]-[.I79])/[.I79]" office:value-type="float" office:value="-28.3942507068803" calcext:value-type="float">
            <text:p/>
          </table:table-cell>
          <table:table-cell table:style-name="ce15" table:formula="of:=[.F79]" office:value-type="float" office:value="6.516734679" calcext:value-type="float">
            <text:p/>
          </table:table-cell>
          <table:table-cell table:style-name="ce14" table:formula="of:=100*([.G79]-[.I79])/[.I79]" office:value-type="float" office:value="-58.3587181903864" calcext:value-type="float">
            <text:p/>
          </table:table-cell>
          <table:table-cell table:style-name="ce15" table:formula="of:=[.H79]" office:value-type="float" office:value="16.09716434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5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7.13793" calcext:value-type="float">
            <text:p>7.13793</text:p>
          </table:table-cell>
          <table:table-cell office:value-type="float" office:value="18.752834911" calcext:value-type="float">
            <text:p>18.752834911</text:p>
          </table:table-cell>
          <table:table-cell table:style-name="Default" office:value-type="float" office:value="7.56968" calcext:value-type="float">
            <text:p>7.56968</text:p>
          </table:table-cell>
          <table:table-cell office:value-type="float" office:value="6.999039859" calcext:value-type="float">
            <text:p>6.999039859</text:p>
          </table:table-cell>
          <table:table-cell table:style-name="Default" office:value-type="float" office:value="4.41814" calcext:value-type="float">
            <text:p>4.41814</text:p>
          </table:table-cell>
          <table:table-cell office:value-type="float" office:value="12.336701551" calcext:value-type="float">
            <text:p>12.336701551</text:p>
          </table:table-cell>
          <table:table-cell table:style-name="Default" office:value-type="float" office:value="10.61" calcext:value-type="float">
            <text:p>10.61</text:p>
          </table:table-cell>
          <table:table-cell/>
          <table:table-cell table:style-name="ce15" table:formula="of:=100*([.C80]-[.I80])/[.I80]" office:value-type="float" office:value="-32.7245051837889" calcext:value-type="float">
            <text:p/>
          </table:table-cell>
          <table:table-cell table:style-name="ce15" table:formula="of:=[.D80]" office:value-type="float" office:value="18.752834911" calcext:value-type="float">
            <text:p/>
          </table:table-cell>
          <table:table-cell table:style-name="ce14" table:formula="of:=100*([.E80]-[.I80])/[.I80]" office:value-type="float" office:value="-28.6552309142319" calcext:value-type="float">
            <text:p/>
          </table:table-cell>
          <table:table-cell table:style-name="ce15" table:formula="of:=[.F80]" office:value-type="float" office:value="6.999039859" calcext:value-type="float">
            <text:p/>
          </table:table-cell>
          <table:table-cell table:style-name="ce14" table:formula="of:=100*([.G80]-[.I80])/[.I80]" office:value-type="float" office:value="-58.3587181903864" calcext:value-type="float">
            <text:p/>
          </table:table-cell>
          <table:table-cell table:style-name="ce15" table:formula="of:=[.H80]" office:value-type="float" office:value="12.336701551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6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4.84045" calcext:value-type="float">
            <text:p>4.84045</text:p>
          </table:table-cell>
          <table:table-cell office:value-type="float" office:value="16.732006572" calcext:value-type="float">
            <text:p>16.732006572</text:p>
          </table:table-cell>
          <table:table-cell table:style-name="Default" office:value-type="float" office:value="8.05667" calcext:value-type="float">
            <text:p>8.05667</text:p>
          </table:table-cell>
          <table:table-cell office:value-type="float" office:value="6.092096327" calcext:value-type="float">
            <text:p>6.092096327</text:p>
          </table:table-cell>
          <table:table-cell table:style-name="Default" office:value-type="float" office:value="4.50555" calcext:value-type="float">
            <text:p>4.50555</text:p>
          </table:table-cell>
          <table:table-cell office:value-type="float" office:value="16.024993519" calcext:value-type="float">
            <text:p>16.024993519</text:p>
          </table:table-cell>
          <table:table-cell table:style-name="Default" office:value-type="float" office:value="10.61" calcext:value-type="float">
            <text:p>10.61</text:p>
          </table:table-cell>
          <table:table-cell/>
          <table:table-cell table:style-name="ce15" table:formula="of:=100*([.C81]-[.I81])/[.I81]" office:value-type="float" office:value="-54.3784165881244" calcext:value-type="float">
            <text:p/>
          </table:table-cell>
          <table:table-cell table:style-name="ce15" table:formula="of:=[.D81]" office:value-type="float" office:value="16.732006572" calcext:value-type="float">
            <text:p/>
          </table:table-cell>
          <table:table-cell table:style-name="ce14" table:formula="of:=100*([.E81]-[.I81])/[.I81]" office:value-type="float" office:value="-24.065315739868" calcext:value-type="float">
            <text:p/>
          </table:table-cell>
          <table:table-cell table:style-name="ce15" table:formula="of:=[.F81]" office:value-type="float" office:value="6.092096327" calcext:value-type="float">
            <text:p/>
          </table:table-cell>
          <table:table-cell table:style-name="ce14" table:formula="of:=100*([.G81]-[.I81])/[.I81]" office:value-type="float" office:value="-57.5348727615457" calcext:value-type="float">
            <text:p/>
          </table:table-cell>
          <table:table-cell table:style-name="ce15" table:formula="of:=[.H81]" office:value-type="float" office:value="16.024993519" calcext:value-type="float">
            <text:p/>
          </table:table-cell>
          <table:table-cell/>
          <table:table-cell table:style-name="ce31" table:formula="of:=[.A81]" office:value-type="string" office:string-value="GKD-Ic_16_n500_m50.txt" calcext:value-type="string">
            <text:p>GKD-Ic_16_n500_m50.txt</text:p>
          </table:table-cell>
          <table:table-cell table:style-name="ce34" table:formula="of:=AVERAGE([.K81:.K83])" office:value-type="float" office:value="-47.5751492302859" calcext:value-type="float">
            <text:p/>
          </table:table-cell>
          <table:table-cell table:style-name="ce35" table:formula="of:=AVERAGE([.L81:.L83])" office:value-type="float" office:value="17.316310343" calcext:value-type="float">
            <text:p/>
          </table:table-cell>
          <table:table-cell table:style-name="ce34" table:formula="of:=AVERAGE([.M81:.M83])" office:value-type="float" office:value="-23.4074772227458" calcext:value-type="float">
            <text:p/>
          </table:table-cell>
          <table:table-cell table:style-name="ce35" table:formula="of:=AVERAGE([.N81:.N83])" office:value-type="float" office:value="6.88694648233333" calcext:value-type="float">
            <text:p/>
          </table:table-cell>
          <table:table-cell table:style-name="ce34" table:formula="of:=AVERAGE([.O81:.O83])" office:value-type="float" office:value="-57.5348727615457" calcext:value-type="float">
            <text:p/>
          </table:table-cell>
          <table:table-cell table:style-name="ce35" table:formula="of:=AVERAGE([.P81:.P83])" office:value-type="float" office:value="14.1808766446667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6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89491" calcext:value-type="float">
            <text:p>5.89491</text:p>
          </table:table-cell>
          <table:table-cell office:value-type="float" office:value="17.132240209" calcext:value-type="float">
            <text:p>17.132240209</text:p>
          </table:table-cell>
          <table:table-cell table:style-name="Default" office:value-type="float" office:value="8.3666" calcext:value-type="float">
            <text:p>8.3666</text:p>
          </table:table-cell>
          <table:table-cell office:value-type="float" office:value="7.219988579" calcext:value-type="float">
            <text:p>7.219988579</text:p>
          </table:table-cell>
          <table:table-cell table:style-name="Default" office:value-type="float" office:value="4.50555" calcext:value-type="float">
            <text:p>4.50555</text:p>
          </table:table-cell>
          <table:table-cell office:value-type="float" office:value="13.686524538" calcext:value-type="float">
            <text:p>13.686524538</text:p>
          </table:table-cell>
          <table:table-cell table:style-name="Default" office:value-type="float" office:value="10.61" calcext:value-type="float">
            <text:p>10.61</text:p>
          </table:table-cell>
          <table:table-cell/>
          <table:table-cell table:style-name="ce15" table:formula="of:=100*([.C82]-[.I82])/[.I82]" office:value-type="float" office:value="-44.4400565504241" calcext:value-type="float">
            <text:p/>
          </table:table-cell>
          <table:table-cell table:style-name="ce15" table:formula="of:=[.D82]" office:value-type="float" office:value="17.132240209" calcext:value-type="float">
            <text:p/>
          </table:table-cell>
          <table:table-cell table:style-name="ce14" table:formula="of:=100*([.E82]-[.I82])/[.I82]" office:value-type="float" office:value="-21.1442035815269" calcext:value-type="float">
            <text:p/>
          </table:table-cell>
          <table:table-cell table:style-name="ce15" table:formula="of:=[.F82]" office:value-type="float" office:value="7.219988579" calcext:value-type="float">
            <text:p/>
          </table:table-cell>
          <table:table-cell table:style-name="ce14" table:formula="of:=100*([.G82]-[.I82])/[.I82]" office:value-type="float" office:value="-57.5348727615457" calcext:value-type="float">
            <text:p/>
          </table:table-cell>
          <table:table-cell table:style-name="ce15" table:formula="of:=[.H82]" office:value-type="float" office:value="13.68652453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6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95147" calcext:value-type="float">
            <text:p>5.95147</text:p>
          </table:table-cell>
          <table:table-cell office:value-type="float" office:value="18.084684248" calcext:value-type="float">
            <text:p>18.084684248</text:p>
          </table:table-cell>
          <table:table-cell table:style-name="Default" office:value-type="float" office:value="7.95613" calcext:value-type="float">
            <text:p>7.95613</text:p>
          </table:table-cell>
          <table:table-cell office:value-type="float" office:value="7.348754541" calcext:value-type="float">
            <text:p>7.348754541</text:p>
          </table:table-cell>
          <table:table-cell table:style-name="Default" office:value-type="float" office:value="4.50555" calcext:value-type="float">
            <text:p>4.50555</text:p>
          </table:table-cell>
          <table:table-cell office:value-type="float" office:value="12.831111877" calcext:value-type="float">
            <text:p>12.831111877</text:p>
          </table:table-cell>
          <table:table-cell table:style-name="Default" office:value-type="float" office:value="10.61" calcext:value-type="float">
            <text:p>10.61</text:p>
          </table:table-cell>
          <table:table-cell/>
          <table:table-cell table:style-name="ce15" table:formula="of:=100*([.C83]-[.I83])/[.I83]" office:value-type="float" office:value="-43.9069745523091" calcext:value-type="float">
            <text:p/>
          </table:table-cell>
          <table:table-cell table:style-name="ce15" table:formula="of:=[.D83]" office:value-type="float" office:value="18.084684248" calcext:value-type="float">
            <text:p/>
          </table:table-cell>
          <table:table-cell table:style-name="ce14" table:formula="of:=100*([.E83]-[.I83])/[.I83]" office:value-type="float" office:value="-25.0129123468426" calcext:value-type="float">
            <text:p/>
          </table:table-cell>
          <table:table-cell table:style-name="ce15" table:formula="of:=[.F83]" office:value-type="float" office:value="7.348754541" calcext:value-type="float">
            <text:p/>
          </table:table-cell>
          <table:table-cell table:style-name="ce14" table:formula="of:=100*([.G83]-[.I83])/[.I83]" office:value-type="float" office:value="-57.5348727615457" calcext:value-type="float">
            <text:p/>
          </table:table-cell>
          <table:table-cell table:style-name="ce15" table:formula="of:=[.H83]" office:value-type="float" office:value="12.831111877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7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76802" calcext:value-type="float">
            <text:p>5.76802</text:p>
          </table:table-cell>
          <table:table-cell office:value-type="float" office:value="19.242053628" calcext:value-type="float">
            <text:p>19.242053628</text:p>
          </table:table-cell>
          <table:table-cell table:style-name="Default" office:value-type="float" office:value="7.91075" calcext:value-type="float">
            <text:p>7.91075</text:p>
          </table:table-cell>
          <table:table-cell office:value-type="float" office:value="8.069719967" calcext:value-type="float">
            <text:p>8.069719967</text:p>
          </table:table-cell>
          <table:table-cell table:style-name="Default" office:value-type="float" office:value="5.24118" calcext:value-type="float">
            <text:p>5.24118</text:p>
          </table:table-cell>
          <table:table-cell office:value-type="float" office:value="13.628416682" calcext:value-type="float">
            <text:p>13.628416682</text:p>
          </table:table-cell>
          <table:table-cell table:style-name="Default" office:value-type="float" office:value="10.53" calcext:value-type="float">
            <text:p>10.53</text:p>
          </table:table-cell>
          <table:table-cell/>
          <table:table-cell table:style-name="ce15" table:formula="of:=100*([.C84]-[.I84])/[.I84]" office:value-type="float" office:value="-45.2229819563153" calcext:value-type="float">
            <text:p/>
          </table:table-cell>
          <table:table-cell table:style-name="ce15" table:formula="of:=[.D84]" office:value-type="float" office:value="19.242053628" calcext:value-type="float">
            <text:p/>
          </table:table-cell>
          <table:table-cell table:style-name="ce14" table:formula="of:=100*([.E84]-[.I84])/[.I84]" office:value-type="float" office:value="-24.8741690408357" calcext:value-type="float">
            <text:p/>
          </table:table-cell>
          <table:table-cell table:style-name="ce15" table:formula="of:=[.F84]" office:value-type="float" office:value="8.069719967" calcext:value-type="float">
            <text:p/>
          </table:table-cell>
          <table:table-cell table:style-name="ce14" table:formula="of:=100*([.G84]-[.I84])/[.I84]" office:value-type="float" office:value="-50.2262108262108" calcext:value-type="float">
            <text:p/>
          </table:table-cell>
          <table:table-cell table:style-name="ce15" table:formula="of:=[.H84]" office:value-type="float" office:value="13.628416682" calcext:value-type="float">
            <text:p/>
          </table:table-cell>
          <table:table-cell/>
          <table:table-cell table:style-name="ce31" table:formula="of:=[.A84]" office:value-type="string" office:string-value="GKD-Ic_17_n500_m50.txt" calcext:value-type="string">
            <text:p>GKD-Ic_17_n500_m50.txt</text:p>
          </table:table-cell>
          <table:table-cell table:style-name="ce34" table:formula="of:=AVERAGE([.K84:.K86])" office:value-type="float" office:value="-42.6096232985122" calcext:value-type="float">
            <text:p/>
          </table:table-cell>
          <table:table-cell table:style-name="ce35" table:formula="of:=AVERAGE([.L84:.L86])" office:value-type="float" office:value="18.8307812236667" calcext:value-type="float">
            <text:p/>
          </table:table-cell>
          <table:table-cell table:style-name="ce34" table:formula="of:=AVERAGE([.M84:.M86])" office:value-type="float" office:value="-25.0630262741374" calcext:value-type="float">
            <text:p/>
          </table:table-cell>
          <table:table-cell table:style-name="ce35" table:formula="of:=AVERAGE([.N84:.N86])" office:value-type="float" office:value="7.57815564733333" calcext:value-type="float">
            <text:p/>
          </table:table-cell>
          <table:table-cell table:style-name="ce34" table:formula="of:=AVERAGE([.O84:.O86])" office:value-type="float" office:value="-50.8008863564419" calcext:value-type="float">
            <text:p/>
          </table:table-cell>
          <table:table-cell table:style-name="ce35" table:formula="of:=AVERAGE([.P84:.P86])" office:value-type="float" office:value="13.6312782676667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7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02993" calcext:value-type="float">
            <text:p>6.02993</text:p>
          </table:table-cell>
          <table:table-cell office:value-type="float" office:value="16.431489762" calcext:value-type="float">
            <text:p>16.431489762</text:p>
          </table:table-cell>
          <table:table-cell table:style-name="Default" office:value-type="float" office:value="7.95864" calcext:value-type="float">
            <text:p>7.95864</text:p>
          </table:table-cell>
          <table:table-cell office:value-type="float" office:value="7.199169102" calcext:value-type="float">
            <text:p>7.199169102</text:p>
          </table:table-cell>
          <table:table-cell table:style-name="Default" office:value-type="float" office:value="5.24118" calcext:value-type="float">
            <text:p>5.24118</text:p>
          </table:table-cell>
          <table:table-cell office:value-type="float" office:value="13.65805679" calcext:value-type="float">
            <text:p>13.65805679</text:p>
          </table:table-cell>
          <table:table-cell table:style-name="Default" office:value-type="float" office:value="10.53" calcext:value-type="float">
            <text:p>10.53</text:p>
          </table:table-cell>
          <table:table-cell/>
          <table:table-cell table:style-name="ce15" table:formula="of:=100*([.C85]-[.I85])/[.I85]" office:value-type="float" office:value="-42.7357075023742" calcext:value-type="float">
            <text:p/>
          </table:table-cell>
          <table:table-cell table:style-name="ce15" table:formula="of:=[.D85]" office:value-type="float" office:value="16.431489762" calcext:value-type="float">
            <text:p/>
          </table:table-cell>
          <table:table-cell table:style-name="ce14" table:formula="of:=100*([.E85]-[.I85])/[.I85]" office:value-type="float" office:value="-24.4193732193732" calcext:value-type="float">
            <text:p/>
          </table:table-cell>
          <table:table-cell table:style-name="ce15" table:formula="of:=[.F85]" office:value-type="float" office:value="7.199169102" calcext:value-type="float">
            <text:p/>
          </table:table-cell>
          <table:table-cell table:style-name="ce14" table:formula="of:=100*([.G85]-[.I85])/[.I85]" office:value-type="float" office:value="-50.2262108262108" calcext:value-type="float">
            <text:p/>
          </table:table-cell>
          <table:table-cell table:style-name="ce15" table:formula="of:=[.H85]" office:value-type="float" office:value="13.65805679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7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33167" calcext:value-type="float">
            <text:p>6.33167</text:p>
          </table:table-cell>
          <table:table-cell office:value-type="float" office:value="20.818800281" calcext:value-type="float">
            <text:p>20.818800281</text:p>
          </table:table-cell>
          <table:table-cell table:style-name="Default" office:value-type="float" office:value="7.8032" calcext:value-type="float">
            <text:p>7.8032</text:p>
          </table:table-cell>
          <table:table-cell office:value-type="float" office:value="7.465577873" calcext:value-type="float">
            <text:p>7.465577873</text:p>
          </table:table-cell>
          <table:table-cell table:style-name="Default" office:value-type="float" office:value="5.05964" calcext:value-type="float">
            <text:p>5.05964</text:p>
          </table:table-cell>
          <table:table-cell office:value-type="float" office:value="13.607361331" calcext:value-type="float">
            <text:p>13.607361331</text:p>
          </table:table-cell>
          <table:table-cell table:style-name="Default" office:value-type="float" office:value="10.53" calcext:value-type="float">
            <text:p>10.53</text:p>
          </table:table-cell>
          <table:table-cell/>
          <table:table-cell table:style-name="ce15" table:formula="of:=100*([.C86]-[.I86])/[.I86]" office:value-type="float" office:value="-39.8701804368471" calcext:value-type="float">
            <text:p/>
          </table:table-cell>
          <table:table-cell table:style-name="ce15" table:formula="of:=[.D86]" office:value-type="float" office:value="20.818800281" calcext:value-type="float">
            <text:p/>
          </table:table-cell>
          <table:table-cell table:style-name="ce14" table:formula="of:=100*([.E86]-[.I86])/[.I86]" office:value-type="float" office:value="-25.8955365622032" calcext:value-type="float">
            <text:p/>
          </table:table-cell>
          <table:table-cell table:style-name="ce15" table:formula="of:=[.F86]" office:value-type="float" office:value="7.465577873" calcext:value-type="float">
            <text:p/>
          </table:table-cell>
          <table:table-cell table:style-name="ce14" table:formula="of:=100*([.G86]-[.I86])/[.I86]" office:value-type="float" office:value="-51.9502374169041" calcext:value-type="float">
            <text:p/>
          </table:table-cell>
          <table:table-cell table:style-name="ce15" table:formula="of:=[.H86]" office:value-type="float" office:value="13.607361331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8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4.6744" calcext:value-type="float">
            <text:p>4.6744</text:p>
          </table:table-cell>
          <table:table-cell office:value-type="float" office:value="16.052699533" calcext:value-type="float">
            <text:p>16.052699533</text:p>
          </table:table-cell>
          <table:table-cell table:style-name="Default" office:value-type="float" office:value="7.7846" calcext:value-type="float">
            <text:p>7.7846</text:p>
          </table:table-cell>
          <table:table-cell office:value-type="float" office:value="5.606325198" calcext:value-type="float">
            <text:p>5.606325198</text:p>
          </table:table-cell>
          <table:table-cell table:style-name="Default" office:value-type="float" office:value="5.22303" calcext:value-type="float">
            <text:p>5.22303</text:p>
          </table:table-cell>
          <table:table-cell office:value-type="float" office:value="13.235385461" calcext:value-type="float">
            <text:p>13.235385461</text:p>
          </table:table-cell>
          <table:table-cell table:style-name="Default" office:value-type="float" office:value="10.54" calcext:value-type="float">
            <text:p>10.54</text:p>
          </table:table-cell>
          <table:table-cell/>
          <table:table-cell table:style-name="ce15" table:formula="of:=100*([.C87]-[.I87])/[.I87]" office:value-type="float" office:value="-55.6508538899431" calcext:value-type="float">
            <text:p/>
          </table:table-cell>
          <table:table-cell table:style-name="ce15" table:formula="of:=[.D87]" office:value-type="float" office:value="16.052699533" calcext:value-type="float">
            <text:p/>
          </table:table-cell>
          <table:table-cell table:style-name="ce14" table:formula="of:=100*([.E87]-[.I87])/[.I87]" office:value-type="float" office:value="-26.1423149905123" calcext:value-type="float">
            <text:p/>
          </table:table-cell>
          <table:table-cell table:style-name="ce15" table:formula="of:=[.F87]" office:value-type="float" office:value="5.606325198" calcext:value-type="float">
            <text:p/>
          </table:table-cell>
          <table:table-cell table:style-name="ce14" table:formula="of:=100*([.G87]-[.I87])/[.I87]" office:value-type="float" office:value="-50.4456356736243" calcext:value-type="float">
            <text:p/>
          </table:table-cell>
          <table:table-cell table:style-name="ce15" table:formula="of:=[.H87]" office:value-type="float" office:value="13.235385461" calcext:value-type="float">
            <text:p/>
          </table:table-cell>
          <table:table-cell/>
          <table:table-cell table:style-name="ce31" table:formula="of:=[.A87]" office:value-type="string" office:string-value="GKD-Ic_18_n500_m50.txt" calcext:value-type="string">
            <text:p>GKD-Ic_18_n500_m50.txt</text:p>
          </table:table-cell>
          <table:table-cell table:style-name="ce34" table:formula="of:=AVERAGE([.K87:.K89])" office:value-type="float" office:value="-48.1238456672992" calcext:value-type="float">
            <text:p/>
          </table:table-cell>
          <table:table-cell table:style-name="ce35" table:formula="of:=AVERAGE([.L87:.L89])" office:value-type="float" office:value="16.083930099" calcext:value-type="float">
            <text:p/>
          </table:table-cell>
          <table:table-cell table:style-name="ce34" table:formula="of:=AVERAGE([.M87:.M89])" office:value-type="float" office:value="-24.9842820999367" calcext:value-type="float">
            <text:p/>
          </table:table-cell>
          <table:table-cell table:style-name="ce35" table:formula="of:=AVERAGE([.N87:.N89])" office:value-type="float" office:value="6.56256012066667" calcext:value-type="float">
            <text:p/>
          </table:table-cell>
          <table:table-cell table:style-name="ce34" table:formula="of:=AVERAGE([.O87:.O89])" office:value-type="float" office:value="-57.2193232131562" calcext:value-type="float">
            <text:p/>
          </table:table-cell>
          <table:table-cell table:style-name="ce35" table:formula="of:=AVERAGE([.P87:.P89])" office:value-type="float" office:value="13.4179354093333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8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27826" calcext:value-type="float">
            <text:p>5.27826</text:p>
          </table:table-cell>
          <table:table-cell office:value-type="float" office:value="15.899345931" calcext:value-type="float">
            <text:p>15.899345931</text:p>
          </table:table-cell>
          <table:table-cell table:style-name="Default" office:value-type="float" office:value="8.56855" calcext:value-type="float">
            <text:p>8.56855</text:p>
          </table:table-cell>
          <table:table-cell office:value-type="float" office:value="7.042380301" calcext:value-type="float">
            <text:p>7.042380301</text:p>
          </table:table-cell>
          <table:table-cell table:style-name="Default" office:value-type="float" office:value="4.15211" calcext:value-type="float">
            <text:p>4.15211</text:p>
          </table:table-cell>
          <table:table-cell office:value-type="float" office:value="13.918396896" calcext:value-type="float">
            <text:p>13.918396896</text:p>
          </table:table-cell>
          <table:table-cell table:style-name="Default" office:value-type="float" office:value="10.54" calcext:value-type="float">
            <text:p>10.54</text:p>
          </table:table-cell>
          <table:table-cell/>
          <table:table-cell table:style-name="ce15" table:formula="of:=100*([.C88]-[.I88])/[.I88]" office:value-type="float" office:value="-49.9216318785579" calcext:value-type="float">
            <text:p/>
          </table:table-cell>
          <table:table-cell table:style-name="ce15" table:formula="of:=[.D88]" office:value-type="float" office:value="15.899345931" calcext:value-type="float">
            <text:p/>
          </table:table-cell>
          <table:table-cell table:style-name="ce14" table:formula="of:=100*([.E88]-[.I88])/[.I88]" office:value-type="float" office:value="-18.704459203036" calcext:value-type="float">
            <text:p/>
          </table:table-cell>
          <table:table-cell table:style-name="ce15" table:formula="of:=[.F88]" office:value-type="float" office:value="7.042380301" calcext:value-type="float">
            <text:p/>
          </table:table-cell>
          <table:table-cell table:style-name="ce14" table:formula="of:=100*([.G88]-[.I88])/[.I88]" office:value-type="float" office:value="-60.6061669829222" calcext:value-type="float">
            <text:p/>
          </table:table-cell>
          <table:table-cell table:style-name="ce15" table:formula="of:=[.H88]" office:value-type="float" office:value="13.918396896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8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45058" calcext:value-type="float">
            <text:p>6.45058</text:p>
          </table:table-cell>
          <table:table-cell office:value-type="float" office:value="16.299744833" calcext:value-type="float">
            <text:p>16.299744833</text:p>
          </table:table-cell>
          <table:table-cell table:style-name="Default" office:value-type="float" office:value="7.36682" calcext:value-type="float">
            <text:p>7.36682</text:p>
          </table:table-cell>
          <table:table-cell office:value-type="float" office:value="7.038974863" calcext:value-type="float">
            <text:p>7.038974863</text:p>
          </table:table-cell>
          <table:table-cell table:style-name="Default" office:value-type="float" office:value="4.15211" calcext:value-type="float">
            <text:p>4.15211</text:p>
          </table:table-cell>
          <table:table-cell office:value-type="float" office:value="13.100023871" calcext:value-type="float">
            <text:p>13.100023871</text:p>
          </table:table-cell>
          <table:table-cell table:style-name="Default" office:value-type="float" office:value="10.54" calcext:value-type="float">
            <text:p>10.54</text:p>
          </table:table-cell>
          <table:table-cell/>
          <table:table-cell table:style-name="ce15" table:formula="of:=100*([.C89]-[.I89])/[.I89]" office:value-type="float" office:value="-38.7990512333966" calcext:value-type="float">
            <text:p/>
          </table:table-cell>
          <table:table-cell table:style-name="ce15" table:formula="of:=[.D89]" office:value-type="float" office:value="16.299744833" calcext:value-type="float">
            <text:p/>
          </table:table-cell>
          <table:table-cell table:style-name="ce14" table:formula="of:=100*([.E89]-[.I89])/[.I89]" office:value-type="float" office:value="-30.1060721062619" calcext:value-type="float">
            <text:p/>
          </table:table-cell>
          <table:table-cell table:style-name="ce15" table:formula="of:=[.F89]" office:value-type="float" office:value="7.038974863" calcext:value-type="float">
            <text:p/>
          </table:table-cell>
          <table:table-cell table:style-name="ce14" table:formula="of:=100*([.G89]-[.I89])/[.I89]" office:value-type="float" office:value="-60.6061669829222" calcext:value-type="float">
            <text:p/>
          </table:table-cell>
          <table:table-cell table:style-name="ce15" table:formula="of:=[.H89]" office:value-type="float" office:value="13.100023871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9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4.69361" calcext:value-type="float">
            <text:p>4.69361</text:p>
          </table:table-cell>
          <table:table-cell office:value-type="float" office:value="16.200152568" calcext:value-type="float">
            <text:p>16.200152568</text:p>
          </table:table-cell>
          <table:table-cell table:style-name="Default" office:value-type="float" office:value="7.01783" calcext:value-type="float">
            <text:p>7.01783</text:p>
          </table:table-cell>
          <table:table-cell office:value-type="float" office:value="6.437471181" calcext:value-type="float">
            <text:p>6.437471181</text:p>
          </table:table-cell>
          <table:table-cell table:style-name="Default" office:value-type="float" office:value="2.94958" calcext:value-type="float">
            <text:p>2.94958</text:p>
          </table:table-cell>
          <table:table-cell office:value-type="float" office:value="16.738209177" calcext:value-type="float">
            <text:p>16.738209177</text:p>
          </table:table-cell>
          <table:table-cell table:style-name="Default" office:value-type="float" office:value="10.56" calcext:value-type="float">
            <text:p>10.56</text:p>
          </table:table-cell>
          <table:table-cell/>
          <table:table-cell table:style-name="ce15" table:formula="of:=100*([.C90]-[.I90])/[.I90]" office:value-type="float" office:value="-55.5529356060606" calcext:value-type="float">
            <text:p/>
          </table:table-cell>
          <table:table-cell table:style-name="ce15" table:formula="of:=[.D90]" office:value-type="float" office:value="16.200152568" calcext:value-type="float">
            <text:p/>
          </table:table-cell>
          <table:table-cell table:style-name="ce14" table:formula="of:=100*([.E90]-[.I90])/[.I90]" office:value-type="float" office:value="-33.5432765151515" calcext:value-type="float">
            <text:p/>
          </table:table-cell>
          <table:table-cell table:style-name="ce15" table:formula="of:=[.F90]" office:value-type="float" office:value="6.437471181" calcext:value-type="float">
            <text:p/>
          </table:table-cell>
          <table:table-cell table:style-name="ce14" table:formula="of:=100*([.G90]-[.I90])/[.I90]" office:value-type="float" office:value="-72.0683712121212" calcext:value-type="float">
            <text:p/>
          </table:table-cell>
          <table:table-cell table:style-name="ce15" table:formula="of:=[.H90]" office:value-type="float" office:value="16.738209177" calcext:value-type="float">
            <text:p/>
          </table:table-cell>
          <table:table-cell/>
          <table:table-cell table:style-name="ce31" table:formula="of:=[.A90]" office:value-type="string" office:string-value="GKD-Ic_19_n500_m50.txt" calcext:value-type="string">
            <text:p>GKD-Ic_19_n500_m50.txt</text:p>
          </table:table-cell>
          <table:table-cell table:style-name="ce34" table:formula="of:=AVERAGE([.K90:.K92])" office:value-type="float" office:value="-50.2755366161616" calcext:value-type="float">
            <text:p/>
          </table:table-cell>
          <table:table-cell table:style-name="ce35" table:formula="of:=AVERAGE([.L90:.L92])" office:value-type="float" office:value="16.0092192733333" calcext:value-type="float">
            <text:p/>
          </table:table-cell>
          <table:table-cell table:style-name="ce34" table:formula="of:=AVERAGE([.M90:.M92])" office:value-type="float" office:value="-28.3378472222222" calcext:value-type="float">
            <text:p/>
          </table:table-cell>
          <table:table-cell table:style-name="ce35" table:formula="of:=AVERAGE([.N90:.N92])" office:value-type="float" office:value="7.440838824" calcext:value-type="float">
            <text:p/>
          </table:table-cell>
          <table:table-cell table:style-name="ce34" table:formula="of:=AVERAGE([.O90:.O92])" office:value-type="float" office:value="-72.0683712121212" calcext:value-type="float">
            <text:p/>
          </table:table-cell>
          <table:table-cell table:style-name="ce35" table:formula="of:=AVERAGE([.P90:.P92])" office:value-type="float" office:value="16.138732244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9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25738" calcext:value-type="float">
            <text:p>5.25738</text:p>
          </table:table-cell>
          <table:table-cell office:value-type="float" office:value="16.734666525" calcext:value-type="float">
            <text:p>16.734666525</text:p>
          </table:table-cell>
          <table:table-cell table:style-name="Default" office:value-type="float" office:value="7.88987" calcext:value-type="float">
            <text:p>7.88987</text:p>
          </table:table-cell>
          <table:table-cell office:value-type="float" office:value="9.04623231" calcext:value-type="float">
            <text:p>9.04623231</text:p>
          </table:table-cell>
          <table:table-cell table:style-name="Default" office:value-type="float" office:value="2.94958" calcext:value-type="float">
            <text:p>2.94958</text:p>
          </table:table-cell>
          <table:table-cell office:value-type="float" office:value="19.177849845" calcext:value-type="float">
            <text:p>19.177849845</text:p>
          </table:table-cell>
          <table:table-cell table:style-name="Default" office:value-type="float" office:value="10.56" calcext:value-type="float">
            <text:p>10.56</text:p>
          </table:table-cell>
          <table:table-cell/>
          <table:table-cell table:style-name="ce15" table:formula="of:=100*([.C91]-[.I91])/[.I91]" office:value-type="float" office:value="-50.2142045454545" calcext:value-type="float">
            <text:p/>
          </table:table-cell>
          <table:table-cell table:style-name="ce15" table:formula="of:=[.D91]" office:value-type="float" office:value="16.734666525" calcext:value-type="float">
            <text:p/>
          </table:table-cell>
          <table:table-cell table:style-name="ce14" table:formula="of:=100*([.E91]-[.I91])/[.I91]" office:value-type="float" office:value="-25.285321969697" calcext:value-type="float">
            <text:p/>
          </table:table-cell>
          <table:table-cell table:style-name="ce15" table:formula="of:=[.F91]" office:value-type="float" office:value="9.04623231" calcext:value-type="float">
            <text:p/>
          </table:table-cell>
          <table:table-cell table:style-name="ce14" table:formula="of:=100*([.G91]-[.I91])/[.I91]" office:value-type="float" office:value="-72.0683712121212" calcext:value-type="float">
            <text:p/>
          </table:table-cell>
          <table:table-cell table:style-name="ce15" table:formula="of:=[.H91]" office:value-type="float" office:value="19.177849845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9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80172" calcext:value-type="float">
            <text:p>5.80172</text:p>
          </table:table-cell>
          <table:table-cell office:value-type="float" office:value="15.092838727" calcext:value-type="float">
            <text:p>15.092838727</text:p>
          </table:table-cell>
          <table:table-cell table:style-name="Default" office:value-type="float" office:value="7.79487" calcext:value-type="float">
            <text:p>7.79487</text:p>
          </table:table-cell>
          <table:table-cell office:value-type="float" office:value="6.838812981" calcext:value-type="float">
            <text:p>6.838812981</text:p>
          </table:table-cell>
          <table:table-cell table:style-name="Default" office:value-type="float" office:value="2.94958" calcext:value-type="float">
            <text:p>2.94958</text:p>
          </table:table-cell>
          <table:table-cell office:value-type="float" office:value="12.50013771" calcext:value-type="float">
            <text:p>12.50013771</text:p>
          </table:table-cell>
          <table:table-cell table:style-name="Default" office:value-type="float" office:value="10.56" calcext:value-type="float">
            <text:p>10.56</text:p>
          </table:table-cell>
          <table:table-cell/>
          <table:table-cell table:style-name="ce15" table:formula="of:=100*([.C92]-[.I92])/[.I92]" office:value-type="float" office:value="-45.0594696969697" calcext:value-type="float">
            <text:p/>
          </table:table-cell>
          <table:table-cell table:style-name="ce15" table:formula="of:=[.D92]" office:value-type="float" office:value="15.092838727" calcext:value-type="float">
            <text:p/>
          </table:table-cell>
          <table:table-cell table:style-name="ce14" table:formula="of:=100*([.E92]-[.I92])/[.I92]" office:value-type="float" office:value="-26.1849431818182" calcext:value-type="float">
            <text:p/>
          </table:table-cell>
          <table:table-cell table:style-name="ce15" table:formula="of:=[.F92]" office:value-type="float" office:value="6.838812981" calcext:value-type="float">
            <text:p/>
          </table:table-cell>
          <table:table-cell table:style-name="ce14" table:formula="of:=100*([.G92]-[.I92])/[.I92]" office:value-type="float" office:value="-72.0683712121212" calcext:value-type="float">
            <text:p/>
          </table:table-cell>
          <table:table-cell table:style-name="ce15" table:formula="of:=[.H92]" office:value-type="float" office:value="12.50013771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4.50333" calcext:value-type="float">
            <text:p>4.50333</text:p>
          </table:table-cell>
          <table:table-cell office:value-type="float" office:value="22.306740976" calcext:value-type="float">
            <text:p>22.306740976</text:p>
          </table:table-cell>
          <table:table-cell table:style-name="Default" office:value-type="float" office:value="7.83071" calcext:value-type="float">
            <text:p>7.83071</text:p>
          </table:table-cell>
          <table:table-cell office:value-type="float" office:value="8.402636777" calcext:value-type="float">
            <text:p>8.402636777</text:p>
          </table:table-cell>
          <table:table-cell table:style-name="Default" office:value-type="float" office:value="4.61844" calcext:value-type="float">
            <text:p>4.61844</text:p>
          </table:table-cell>
          <table:table-cell office:value-type="float" office:value="18.151429836" calcext:value-type="float">
            <text:p>18.151429836</text:p>
          </table:table-cell>
          <table:table-cell table:style-name="Default" office:value-type="float" office:value="10.59" calcext:value-type="float">
            <text:p>10.59</text:p>
          </table:table-cell>
          <table:table-cell/>
          <table:table-cell table:style-name="ce15" table:formula="of:=100*([.C93]-[.I93])/[.I93]" office:value-type="float" office:value="-57.4756373937677" calcext:value-type="float">
            <text:p/>
          </table:table-cell>
          <table:table-cell table:style-name="ce15" table:formula="of:=[.D93]" office:value-type="float" office:value="22.306740976" calcext:value-type="float">
            <text:p/>
          </table:table-cell>
          <table:table-cell table:style-name="ce14" table:formula="of:=100*([.E93]-[.I93])/[.I93]" office:value-type="float" office:value="-26.0556185080264" calcext:value-type="float">
            <text:p/>
          </table:table-cell>
          <table:table-cell table:style-name="ce15" table:formula="of:=[.F93]" office:value-type="float" office:value="8.402636777" calcext:value-type="float">
            <text:p/>
          </table:table-cell>
          <table:table-cell table:style-name="ce14" table:formula="of:=100*([.G93]-[.I93])/[.I93]" office:value-type="float" office:value="-56.3886685552408" calcext:value-type="float">
            <text:p/>
          </table:table-cell>
          <table:table-cell table:style-name="ce15" table:formula="of:=[.H93]" office:value-type="float" office:value="18.151429836" calcext:value-type="float">
            <text:p/>
          </table:table-cell>
          <table:table-cell/>
          <table:table-cell table:style-name="ce31" table:formula="of:=[.A93]" office:value-type="string" office:string-value="GKD-Ic_1_n500_m50.txt" calcext:value-type="string">
            <text:p>GKD-Ic_1_n500_m50.txt</text:p>
          </table:table-cell>
          <table:table-cell table:style-name="ce34" table:formula="of:=AVERAGE([.K93:.K95])" office:value-type="float" office:value="-49.9716399118665" calcext:value-type="float">
            <text:p/>
          </table:table-cell>
          <table:table-cell table:style-name="ce35" table:formula="of:=AVERAGE([.L93:.L95])" office:value-type="float" office:value="23.3345647066667" calcext:value-type="float">
            <text:p/>
          </table:table-cell>
          <table:table-cell table:style-name="ce34" table:formula="of:=AVERAGE([.M93:.M95])" office:value-type="float" office:value="-24.3959710418634" calcext:value-type="float">
            <text:p/>
          </table:table-cell>
          <table:table-cell table:style-name="ce35" table:formula="of:=AVERAGE([.N93:.N95])" office:value-type="float" office:value="8.12786259166667" calcext:value-type="float">
            <text:p/>
          </table:table-cell>
          <table:table-cell table:style-name="ce34" table:formula="of:=AVERAGE([.O93:.O95])" office:value-type="float" office:value="-56.3886685552408" calcext:value-type="float">
            <text:p/>
          </table:table-cell>
          <table:table-cell table:style-name="ce35" table:formula="of:=AVERAGE([.P93:.P95])" office:value-type="float" office:value="18.437544683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4.81041" calcext:value-type="float">
            <text:p>4.81041</text:p>
          </table:table-cell>
          <table:table-cell office:value-type="float" office:value="23.82510269" calcext:value-type="float">
            <text:p>23.82510269</text:p>
          </table:table-cell>
          <table:table-cell table:style-name="Default" office:value-type="float" office:value="8.22314" calcext:value-type="float">
            <text:p>8.22314</text:p>
          </table:table-cell>
          <table:table-cell office:value-type="float" office:value="7.540502072" calcext:value-type="float">
            <text:p>7.540502072</text:p>
          </table:table-cell>
          <table:table-cell table:style-name="Default" office:value-type="float" office:value="4.61844" calcext:value-type="float">
            <text:p>4.61844</text:p>
          </table:table-cell>
          <table:table-cell office:value-type="float" office:value="17.82902474" calcext:value-type="float">
            <text:p>17.82902474</text:p>
          </table:table-cell>
          <table:table-cell table:style-name="Default" office:value-type="float" office:value="10.59" calcext:value-type="float">
            <text:p>10.59</text:p>
          </table:table-cell>
          <table:table-cell/>
          <table:table-cell table:style-name="ce15" table:formula="of:=100*([.C94]-[.I94])/[.I94]" office:value-type="float" office:value="-54.5759206798867" calcext:value-type="float">
            <text:p/>
          </table:table-cell>
          <table:table-cell table:style-name="ce15" table:formula="of:=[.D94]" office:value-type="float" office:value="23.82510269" calcext:value-type="float">
            <text:p/>
          </table:table-cell>
          <table:table-cell table:style-name="ce14" table:formula="of:=100*([.E94]-[.I94])/[.I94]" office:value-type="float" office:value="-22.3499527856468" calcext:value-type="float">
            <text:p/>
          </table:table-cell>
          <table:table-cell table:style-name="ce15" table:formula="of:=[.F94]" office:value-type="float" office:value="7.540502072" calcext:value-type="float">
            <text:p/>
          </table:table-cell>
          <table:table-cell table:style-name="ce14" table:formula="of:=100*([.G94]-[.I94])/[.I94]" office:value-type="float" office:value="-56.3886685552408" calcext:value-type="float">
            <text:p/>
          </table:table-cell>
          <table:table-cell table:style-name="ce15" table:formula="of:=[.H94]" office:value-type="float" office:value="17.82902474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1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58027" calcext:value-type="float">
            <text:p>6.58027</text:p>
          </table:table-cell>
          <table:table-cell office:value-type="float" office:value="23.871850454" calcext:value-type="float">
            <text:p>23.871850454</text:p>
          </table:table-cell>
          <table:table-cell table:style-name="Default" office:value-type="float" office:value="7.96555" calcext:value-type="float">
            <text:p>7.96555</text:p>
          </table:table-cell>
          <table:table-cell office:value-type="float" office:value="8.440448926" calcext:value-type="float">
            <text:p>8.440448926</text:p>
          </table:table-cell>
          <table:table-cell table:style-name="Default" office:value-type="float" office:value="4.61844" calcext:value-type="float">
            <text:p>4.61844</text:p>
          </table:table-cell>
          <table:table-cell office:value-type="float" office:value="19.332179473" calcext:value-type="float">
            <text:p>19.332179473</text:p>
          </table:table-cell>
          <table:table-cell table:style-name="Default" office:value-type="float" office:value="10.59" calcext:value-type="float">
            <text:p>10.59</text:p>
          </table:table-cell>
          <table:table-cell/>
          <table:table-cell table:style-name="ce15" table:formula="of:=100*([.C95]-[.I95])/[.I95]" office:value-type="float" office:value="-37.8633616619452" calcext:value-type="float">
            <text:p/>
          </table:table-cell>
          <table:table-cell table:style-name="ce15" table:formula="of:=[.D95]" office:value-type="float" office:value="23.871850454" calcext:value-type="float">
            <text:p/>
          </table:table-cell>
          <table:table-cell table:style-name="ce14" table:formula="of:=100*([.E95]-[.I95])/[.I95]" office:value-type="float" office:value="-24.7823418319169" calcext:value-type="float">
            <text:p/>
          </table:table-cell>
          <table:table-cell table:style-name="ce15" table:formula="of:=[.F95]" office:value-type="float" office:value="8.440448926" calcext:value-type="float">
            <text:p/>
          </table:table-cell>
          <table:table-cell table:style-name="ce14" table:formula="of:=100*([.G95]-[.I95])/[.I95]" office:value-type="float" office:value="-56.3886685552408" calcext:value-type="float">
            <text:p/>
          </table:table-cell>
          <table:table-cell table:style-name="ce15" table:formula="of:=[.H95]" office:value-type="float" office:value="19.332179473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20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27257" calcext:value-type="float">
            <text:p>5.27257</text:p>
          </table:table-cell>
          <table:table-cell office:value-type="float" office:value="22.095012804" calcext:value-type="float">
            <text:p>22.095012804</text:p>
          </table:table-cell>
          <table:table-cell table:style-name="Default" office:value-type="float" office:value="7.71298" calcext:value-type="float">
            <text:p>7.71298</text:p>
          </table:table-cell>
          <table:table-cell office:value-type="float" office:value="7.776190881" calcext:value-type="float">
            <text:p>7.776190881</text:p>
          </table:table-cell>
          <table:table-cell table:style-name="Default" office:value-type="float" office:value="3.96232" calcext:value-type="float">
            <text:p>3.96232</text:p>
          </table:table-cell>
          <table:table-cell office:value-type="float" office:value="15.469773647" calcext:value-type="float">
            <text:p>15.469773647</text:p>
          </table:table-cell>
          <table:table-cell table:style-name="Default" office:value-type="float" office:value="10.56" calcext:value-type="float">
            <text:p>10.56</text:p>
          </table:table-cell>
          <table:table-cell/>
          <table:table-cell table:style-name="ce15" table:formula="of:=100*([.C96]-[.I96])/[.I96]" office:value-type="float" office:value="-50.0703598484848" calcext:value-type="float">
            <text:p/>
          </table:table-cell>
          <table:table-cell table:style-name="ce15" table:formula="of:=[.D96]" office:value-type="float" office:value="22.095012804" calcext:value-type="float">
            <text:p/>
          </table:table-cell>
          <table:table-cell table:style-name="ce14" table:formula="of:=100*([.E96]-[.I96])/[.I96]" office:value-type="float" office:value="-26.9604166666667" calcext:value-type="float">
            <text:p/>
          </table:table-cell>
          <table:table-cell table:style-name="ce15" table:formula="of:=[.F96]" office:value-type="float" office:value="7.776190881" calcext:value-type="float">
            <text:p/>
          </table:table-cell>
          <table:table-cell table:style-name="ce14" table:formula="of:=100*([.G96]-[.I96])/[.I96]" office:value-type="float" office:value="-62.4780303030303" calcext:value-type="float">
            <text:p/>
          </table:table-cell>
          <table:table-cell table:style-name="ce15" table:formula="of:=[.H96]" office:value-type="float" office:value="15.469773647" calcext:value-type="float">
            <text:p/>
          </table:table-cell>
          <table:table-cell/>
          <table:table-cell table:style-name="ce31" table:formula="of:=[.A96]" office:value-type="string" office:string-value="GKD-Ic_20_n500_m50.txt" calcext:value-type="string">
            <text:p>GKD-Ic_20_n500_m50.txt</text:p>
          </table:table-cell>
          <table:table-cell table:style-name="ce34" table:formula="of:=AVERAGE([.K96:.K98])" office:value-type="float" office:value="-43.5264835858586" calcext:value-type="float">
            <text:p/>
          </table:table-cell>
          <table:table-cell table:style-name="ce35" table:formula="of:=AVERAGE([.L96:.L98])" office:value-type="float" office:value="19.2603866366667" calcext:value-type="float">
            <text:p/>
          </table:table-cell>
          <table:table-cell table:style-name="ce34" table:formula="of:=AVERAGE([.M96:.M98])" office:value-type="float" office:value="-21.9631944444445" calcext:value-type="float">
            <text:p/>
          </table:table-cell>
          <table:table-cell table:style-name="ce35" table:formula="of:=AVERAGE([.N96:.N98])" office:value-type="float" office:value="8.46916801566667" calcext:value-type="float">
            <text:p/>
          </table:table-cell>
          <table:table-cell table:style-name="ce34" table:formula="of:=AVERAGE([.O96:.O98])" office:value-type="float" office:value="-62.4780303030303" calcext:value-type="float">
            <text:p/>
          </table:table-cell>
          <table:table-cell table:style-name="ce35" table:formula="of:=AVERAGE([.P96:.P98])" office:value-type="float" office:value="15.3234273723333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20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30635" calcext:value-type="float">
            <text:p>6.30635</text:p>
          </table:table-cell>
          <table:table-cell office:value-type="float" office:value="18.090189954" calcext:value-type="float">
            <text:p>18.090189954</text:p>
          </table:table-cell>
          <table:table-cell table:style-name="Default" office:value-type="float" office:value="7.87782" calcext:value-type="float">
            <text:p>7.87782</text:p>
          </table:table-cell>
          <table:table-cell office:value-type="float" office:value="7.699197149" calcext:value-type="float">
            <text:p>7.699197149</text:p>
          </table:table-cell>
          <table:table-cell table:style-name="Default" office:value-type="float" office:value="3.96232" calcext:value-type="float">
            <text:p>3.96232</text:p>
          </table:table-cell>
          <table:table-cell office:value-type="float" office:value="15.093194262" calcext:value-type="float">
            <text:p>15.093194262</text:p>
          </table:table-cell>
          <table:table-cell table:style-name="Default" office:value-type="float" office:value="10.56" calcext:value-type="float">
            <text:p>10.56</text:p>
          </table:table-cell>
          <table:table-cell/>
          <table:table-cell table:style-name="ce15" table:formula="of:=100*([.C97]-[.I97])/[.I97]" office:value-type="float" office:value="-40.2807765151515" calcext:value-type="float">
            <text:p/>
          </table:table-cell>
          <table:table-cell table:style-name="ce15" table:formula="of:=[.D97]" office:value-type="float" office:value="18.090189954" calcext:value-type="float">
            <text:p/>
          </table:table-cell>
          <table:table-cell table:style-name="ce14" table:formula="of:=100*([.E97]-[.I97])/[.I97]" office:value-type="float" office:value="-25.3994318181818" calcext:value-type="float">
            <text:p/>
          </table:table-cell>
          <table:table-cell table:style-name="ce15" table:formula="of:=[.F97]" office:value-type="float" office:value="7.699197149" calcext:value-type="float">
            <text:p/>
          </table:table-cell>
          <table:table-cell table:style-name="ce14" table:formula="of:=100*([.G97]-[.I97])/[.I97]" office:value-type="float" office:value="-62.4780303030303" calcext:value-type="float">
            <text:p/>
          </table:table-cell>
          <table:table-cell table:style-name="ce15" table:formula="of:=[.H97]" office:value-type="float" office:value="15.093194262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20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31189" calcext:value-type="float">
            <text:p>6.31189</text:p>
          </table:table-cell>
          <table:table-cell office:value-type="float" office:value="17.595957152" calcext:value-type="float">
            <text:p>17.595957152</text:p>
          </table:table-cell>
          <table:table-cell table:style-name="Default" office:value-type="float" office:value="9.13126" calcext:value-type="float">
            <text:p>9.13126</text:p>
          </table:table-cell>
          <table:table-cell office:value-type="float" office:value="9.932116017" calcext:value-type="float">
            <text:p>9.932116017</text:p>
          </table:table-cell>
          <table:table-cell table:style-name="Default" office:value-type="float" office:value="3.96232" calcext:value-type="float">
            <text:p>3.96232</text:p>
          </table:table-cell>
          <table:table-cell office:value-type="float" office:value="15.407314208" calcext:value-type="float">
            <text:p>15.407314208</text:p>
          </table:table-cell>
          <table:table-cell table:style-name="Default" office:value-type="float" office:value="10.56" calcext:value-type="float">
            <text:p>10.56</text:p>
          </table:table-cell>
          <table:table-cell/>
          <table:table-cell table:style-name="ce15" table:formula="of:=100*([.C98]-[.I98])/[.I98]" office:value-type="float" office:value="-40.2283143939394" calcext:value-type="float">
            <text:p/>
          </table:table-cell>
          <table:table-cell table:style-name="ce15" table:formula="of:=[.D98]" office:value-type="float" office:value="17.595957152" calcext:value-type="float">
            <text:p/>
          </table:table-cell>
          <table:table-cell table:style-name="ce14" table:formula="of:=100*([.E98]-[.I98])/[.I98]" office:value-type="float" office:value="-13.5297348484849" calcext:value-type="float">
            <text:p/>
          </table:table-cell>
          <table:table-cell table:style-name="ce15" table:formula="of:=[.F98]" office:value-type="float" office:value="9.932116017" calcext:value-type="float">
            <text:p/>
          </table:table-cell>
          <table:table-cell table:style-name="ce14" table:formula="of:=100*([.G98]-[.I98])/[.I98]" office:value-type="float" office:value="-62.4780303030303" calcext:value-type="float">
            <text:p/>
          </table:table-cell>
          <table:table-cell table:style-name="ce15" table:formula="of:=[.H98]" office:value-type="float" office:value="15.40731420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2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4.66905" calcext:value-type="float">
            <text:p>4.66905</text:p>
          </table:table-cell>
          <table:table-cell office:value-type="float" office:value="17.046866753" calcext:value-type="float">
            <text:p>17.046866753</text:p>
          </table:table-cell>
          <table:table-cell table:style-name="Default" office:value-type="float" office:value="7.98561" calcext:value-type="float">
            <text:p>7.98561</text:p>
          </table:table-cell>
          <table:table-cell office:value-type="float" office:value="8.838970959" calcext:value-type="float">
            <text:p>8.838970959</text:p>
          </table:table-cell>
          <table:table-cell table:style-name="Default" office:value-type="float" office:value="4.64435" calcext:value-type="float">
            <text:p>4.64435</text:p>
          </table:table-cell>
          <table:table-cell office:value-type="float" office:value="15.012501401" calcext:value-type="float">
            <text:p>15.012501401</text:p>
          </table:table-cell>
          <table:table-cell table:style-name="Default" office:value-type="float" office:value="10.63" calcext:value-type="float">
            <text:p>10.63</text:p>
          </table:table-cell>
          <table:table-cell/>
          <table:table-cell table:style-name="ce15" table:formula="of:=100*([.C99]-[.I99])/[.I99]" office:value-type="float" office:value="-56.0766698024459" calcext:value-type="float">
            <text:p/>
          </table:table-cell>
          <table:table-cell table:style-name="ce15" table:formula="of:=[.D99]" office:value-type="float" office:value="17.046866753" calcext:value-type="float">
            <text:p/>
          </table:table-cell>
          <table:table-cell table:style-name="ce14" table:formula="of:=100*([.E99]-[.I99])/[.I99]" office:value-type="float" office:value="-24.8766698024459" calcext:value-type="float">
            <text:p/>
          </table:table-cell>
          <table:table-cell table:style-name="ce15" table:formula="of:=[.F99]" office:value-type="float" office:value="8.838970959" calcext:value-type="float">
            <text:p/>
          </table:table-cell>
          <table:table-cell table:style-name="ce14" table:formula="of:=100*([.G99]-[.I99])/[.I99]" office:value-type="float" office:value="-56.3090310442145" calcext:value-type="float">
            <text:p/>
          </table:table-cell>
          <table:table-cell table:style-name="ce15" table:formula="of:=[.H99]" office:value-type="float" office:value="15.012501401" calcext:value-type="float">
            <text:p/>
          </table:table-cell>
          <table:table-cell/>
          <table:table-cell table:style-name="ce31" table:formula="of:=[.A99]" office:value-type="string" office:string-value="GKD-Ic_2_n500_m50.txt" calcext:value-type="string">
            <text:p>GKD-Ic_2_n500_m50.txt</text:p>
          </table:table-cell>
          <table:table-cell table:style-name="ce34" table:formula="of:=AVERAGE([.K99:.K101])" office:value-type="float" office:value="-46.0004390090938" calcext:value-type="float">
            <text:p/>
          </table:table-cell>
          <table:table-cell table:style-name="ce35" table:formula="of:=AVERAGE([.L99:.L101])" office:value-type="float" office:value="17.6009689806667" calcext:value-type="float">
            <text:p/>
          </table:table-cell>
          <table:table-cell table:style-name="ce34" table:formula="of:=AVERAGE([.M99:.M101])" office:value-type="float" office:value="-25.3600815302603" calcext:value-type="float">
            <text:p/>
          </table:table-cell>
          <table:table-cell table:style-name="ce35" table:formula="of:=AVERAGE([.N99:.N101])" office:value-type="float" office:value="7.50787311633333" calcext:value-type="float">
            <text:p/>
          </table:table-cell>
          <table:table-cell table:style-name="ce34" table:formula="of:=AVERAGE([.O99:.O101])" office:value-type="float" office:value="-58.6070241455002" calcext:value-type="float">
            <text:p/>
          </table:table-cell>
          <table:table-cell table:style-name="ce35" table:formula="of:=AVERAGE([.P99:.P101])" office:value-type="float" office:value="14.482444127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2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20161" calcext:value-type="float">
            <text:p>6.20161</text:p>
          </table:table-cell>
          <table:table-cell office:value-type="float" office:value="17.498823416" calcext:value-type="float">
            <text:p>17.498823416</text:p>
          </table:table-cell>
          <table:table-cell table:style-name="Default" office:value-type="float" office:value="7.89494" calcext:value-type="float">
            <text:p>7.89494</text:p>
          </table:table-cell>
          <table:table-cell office:value-type="float" office:value="6.808306719" calcext:value-type="float">
            <text:p>6.808306719</text:p>
          </table:table-cell>
          <table:table-cell table:style-name="Default" office:value-type="float" office:value="3.91152" calcext:value-type="float">
            <text:p>3.91152</text:p>
          </table:table-cell>
          <table:table-cell office:value-type="float" office:value="12.877089345" calcext:value-type="float">
            <text:p>12.877089345</text:p>
          </table:table-cell>
          <table:table-cell table:style-name="Default" office:value-type="float" office:value="10.63" calcext:value-type="float">
            <text:p>10.63</text:p>
          </table:table-cell>
          <table:table-cell/>
          <table:table-cell table:style-name="ce15" table:formula="of:=100*([.C100]-[.I100])/[.I100]" office:value-type="float" office:value="-41.6593603010348" calcext:value-type="float">
            <text:p/>
          </table:table-cell>
          <table:table-cell table:style-name="ce15" table:formula="of:=[.D100]" office:value-type="float" office:value="17.498823416" calcext:value-type="float">
            <text:p/>
          </table:table-cell>
          <table:table-cell table:style-name="ce14" table:formula="of:=100*([.E100]-[.I100])/[.I100]" office:value-type="float" office:value="-25.7296331138288" calcext:value-type="float">
            <text:p/>
          </table:table-cell>
          <table:table-cell table:style-name="ce15" table:formula="of:=[.F100]" office:value-type="float" office:value="6.808306719" calcext:value-type="float">
            <text:p/>
          </table:table-cell>
          <table:table-cell table:style-name="ce14" table:formula="of:=100*([.G100]-[.I100])/[.I100]" office:value-type="float" office:value="-63.2030103480715" calcext:value-type="float">
            <text:p/>
          </table:table-cell>
          <table:table-cell table:style-name="ce15" table:formula="of:=[.H100]" office:value-type="float" office:value="12.877089345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2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3498" calcext:value-type="float">
            <text:p>6.3498</text:p>
          </table:table-cell>
          <table:table-cell office:value-type="float" office:value="18.257216773" calcext:value-type="float">
            <text:p>18.257216773</text:p>
          </table:table-cell>
          <table:table-cell table:style-name="Default" office:value-type="float" office:value="7.92212" calcext:value-type="float">
            <text:p>7.92212</text:p>
          </table:table-cell>
          <table:table-cell office:value-type="float" office:value="6.876341671" calcext:value-type="float">
            <text:p>6.876341671</text:p>
          </table:table-cell>
          <table:table-cell table:style-name="Default" office:value-type="float" office:value="4.64435" calcext:value-type="float">
            <text:p>4.64435</text:p>
          </table:table-cell>
          <table:table-cell office:value-type="float" office:value="15.557741635" calcext:value-type="float">
            <text:p>15.557741635</text:p>
          </table:table-cell>
          <table:table-cell table:style-name="Default" office:value-type="float" office:value="10.63" calcext:value-type="float">
            <text:p>10.63</text:p>
          </table:table-cell>
          <table:table-cell/>
          <table:table-cell table:style-name="ce15" table:formula="of:=100*([.C101]-[.I101])/[.I101]" office:value-type="float" office:value="-40.2652869238006" calcext:value-type="float">
            <text:p/>
          </table:table-cell>
          <table:table-cell table:style-name="ce15" table:formula="of:=[.D101]" office:value-type="float" office:value="18.257216773" calcext:value-type="float">
            <text:p/>
          </table:table-cell>
          <table:table-cell table:style-name="ce14" table:formula="of:=100*([.E101]-[.I101])/[.I101]" office:value-type="float" office:value="-25.4739416745061" calcext:value-type="float">
            <text:p/>
          </table:table-cell>
          <table:table-cell table:style-name="ce15" table:formula="of:=[.F101]" office:value-type="float" office:value="6.876341671" calcext:value-type="float">
            <text:p/>
          </table:table-cell>
          <table:table-cell table:style-name="ce14" table:formula="of:=100*([.G101]-[.I101])/[.I101]" office:value-type="float" office:value="-56.3090310442145" calcext:value-type="float">
            <text:p/>
          </table:table-cell>
          <table:table-cell table:style-name="ce15" table:formula="of:=[.H101]" office:value-type="float" office:value="15.557741635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3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4.87545" calcext:value-type="float">
            <text:p>4.87545</text:p>
          </table:table-cell>
          <table:table-cell office:value-type="float" office:value="20.592658353" calcext:value-type="float">
            <text:p>20.592658353</text:p>
          </table:table-cell>
          <table:table-cell table:style-name="Default" office:value-type="float" office:value="7.78267" calcext:value-type="float">
            <text:p>7.78267</text:p>
          </table:table-cell>
          <table:table-cell office:value-type="float" office:value="7.920391587" calcext:value-type="float">
            <text:p>7.920391587</text:p>
          </table:table-cell>
          <table:table-cell table:style-name="Default" office:value-type="float" office:value="3.11127" calcext:value-type="float">
            <text:p>3.11127</text:p>
          </table:table-cell>
          <table:table-cell office:value-type="float" office:value="15.792891026" calcext:value-type="float">
            <text:p>15.792891026</text:p>
          </table:table-cell>
          <table:table-cell table:style-name="Default" office:value-type="float" office:value="10.43" calcext:value-type="float">
            <text:p>10.43</text:p>
          </table:table-cell>
          <table:table-cell/>
          <table:table-cell table:style-name="ce15" table:formula="of:=100*([.C102]-[.I102])/[.I102]" office:value-type="float" office:value="-53.2555129434324" calcext:value-type="float">
            <text:p/>
          </table:table-cell>
          <table:table-cell table:style-name="ce15" table:formula="of:=[.D102]" office:value-type="float" office:value="20.592658353" calcext:value-type="float">
            <text:p/>
          </table:table-cell>
          <table:table-cell table:style-name="ce14" table:formula="of:=100*([.E102]-[.I102])/[.I102]" office:value-type="float" office:value="-25.3818791946309" calcext:value-type="float">
            <text:p/>
          </table:table-cell>
          <table:table-cell table:style-name="ce15" table:formula="of:=[.F102]" office:value-type="float" office:value="7.920391587" calcext:value-type="float">
            <text:p/>
          </table:table-cell>
          <table:table-cell table:style-name="ce14" table:formula="of:=100*([.G102]-[.I102])/[.I102]" office:value-type="float" office:value="-70.1699904122723" calcext:value-type="float">
            <text:p/>
          </table:table-cell>
          <table:table-cell table:style-name="ce15" table:formula="of:=[.H102]" office:value-type="float" office:value="15.792891026" calcext:value-type="float">
            <text:p/>
          </table:table-cell>
          <table:table-cell/>
          <table:table-cell table:style-name="ce31" table:formula="of:=[.A102]" office:value-type="string" office:string-value="GKD-Ic_3_n500_m50.txt" calcext:value-type="string">
            <text:p>GKD-Ic_3_n500_m50.txt</text:p>
          </table:table-cell>
          <table:table-cell table:style-name="ce34" table:formula="of:=AVERAGE([.K102:.K104])" office:value-type="float" office:value="-45.1760945989134" calcext:value-type="float">
            <text:p/>
          </table:table-cell>
          <table:table-cell table:style-name="ce35" table:formula="of:=AVERAGE([.L102:.L104])" office:value-type="float" office:value="19.1377219916667" calcext:value-type="float">
            <text:p/>
          </table:table-cell>
          <table:table-cell table:style-name="ce34" table:formula="of:=AVERAGE([.M102:.M104])" office:value-type="float" office:value="-24.880121444551" calcext:value-type="float">
            <text:p/>
          </table:table-cell>
          <table:table-cell table:style-name="ce35" table:formula="of:=AVERAGE([.N102:.N104])" office:value-type="float" office:value="7.84135906333333" calcext:value-type="float">
            <text:p/>
          </table:table-cell>
          <table:table-cell table:style-name="ce34" table:formula="of:=AVERAGE([.O102:.O104])" office:value-type="float" office:value="-61.9724832214765" calcext:value-type="float">
            <text:p/>
          </table:table-cell>
          <table:table-cell table:style-name="ce35" table:formula="of:=AVERAGE([.P102:.P104])" office:value-type="float" office:value="15.2457110626667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3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59464" calcext:value-type="float">
            <text:p>5.59464</text:p>
          </table:table-cell>
          <table:table-cell office:value-type="float" office:value="18.036288117" calcext:value-type="float">
            <text:p>18.036288117</text:p>
          </table:table-cell>
          <table:table-cell table:style-name="Default" office:value-type="float" office:value="7.90633" calcext:value-type="float">
            <text:p>7.90633</text:p>
          </table:table-cell>
          <table:table-cell office:value-type="float" office:value="7.334770388" calcext:value-type="float">
            <text:p>7.334770388</text:p>
          </table:table-cell>
          <table:table-cell table:style-name="Default" office:value-type="float" office:value="5.67627" calcext:value-type="float">
            <text:p>5.67627</text:p>
          </table:table-cell>
          <table:table-cell office:value-type="float" office:value="15.379803003" calcext:value-type="float">
            <text:p>15.379803003</text:p>
          </table:table-cell>
          <table:table-cell table:style-name="Default" office:value-type="float" office:value="10.43" calcext:value-type="float">
            <text:p>10.43</text:p>
          </table:table-cell>
          <table:table-cell/>
          <table:table-cell table:style-name="ce15" table:formula="of:=100*([.C103]-[.I103])/[.I103]" office:value-type="float" office:value="-46.3601150527325" calcext:value-type="float">
            <text:p/>
          </table:table-cell>
          <table:table-cell table:style-name="ce15" table:formula="of:=[.D103]" office:value-type="float" office:value="18.036288117" calcext:value-type="float">
            <text:p/>
          </table:table-cell>
          <table:table-cell table:style-name="ce14" table:formula="of:=100*([.E103]-[.I103])/[.I103]" office:value-type="float" office:value="-24.1962607861937" calcext:value-type="float">
            <text:p/>
          </table:table-cell>
          <table:table-cell table:style-name="ce15" table:formula="of:=[.F103]" office:value-type="float" office:value="7.334770388" calcext:value-type="float">
            <text:p/>
          </table:table-cell>
          <table:table-cell table:style-name="ce14" table:formula="of:=100*([.G103]-[.I103])/[.I103]" office:value-type="float" office:value="-45.577468839885" calcext:value-type="float">
            <text:p/>
          </table:table-cell>
          <table:table-cell table:style-name="ce15" table:formula="of:=[.H103]" office:value-type="float" office:value="15.379803003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3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68431" calcext:value-type="float">
            <text:p>6.68431</text:p>
          </table:table-cell>
          <table:table-cell office:value-type="float" office:value="18.784219505" calcext:value-type="float">
            <text:p>18.784219505</text:p>
          </table:table-cell>
          <table:table-cell table:style-name="Default" office:value-type="float" office:value="7.81601" calcext:value-type="float">
            <text:p>7.81601</text:p>
          </table:table-cell>
          <table:table-cell office:value-type="float" office:value="8.268915215" calcext:value-type="float">
            <text:p>8.268915215</text:p>
          </table:table-cell>
          <table:table-cell table:style-name="Default" office:value-type="float" office:value="3.11127" calcext:value-type="float">
            <text:p>3.11127</text:p>
          </table:table-cell>
          <table:table-cell office:value-type="float" office:value="14.564439159" calcext:value-type="float">
            <text:p>14.564439159</text:p>
          </table:table-cell>
          <table:table-cell table:style-name="Default" office:value-type="float" office:value="10.43" calcext:value-type="float">
            <text:p>10.43</text:p>
          </table:table-cell>
          <table:table-cell/>
          <table:table-cell table:style-name="ce15" table:formula="of:=100*([.C104]-[.I104])/[.I104]" office:value-type="float" office:value="-35.9126558005753" calcext:value-type="float">
            <text:p/>
          </table:table-cell>
          <table:table-cell table:style-name="ce15" table:formula="of:=[.D104]" office:value-type="float" office:value="18.784219505" calcext:value-type="float">
            <text:p/>
          </table:table-cell>
          <table:table-cell table:style-name="ce14" table:formula="of:=100*([.E104]-[.I104])/[.I104]" office:value-type="float" office:value="-25.0622243528284" calcext:value-type="float">
            <text:p/>
          </table:table-cell>
          <table:table-cell table:style-name="ce15" table:formula="of:=[.F104]" office:value-type="float" office:value="8.268915215" calcext:value-type="float">
            <text:p/>
          </table:table-cell>
          <table:table-cell table:style-name="ce14" table:formula="of:=100*([.G104]-[.I104])/[.I104]" office:value-type="float" office:value="-70.1699904122723" calcext:value-type="float">
            <text:p/>
          </table:table-cell>
          <table:table-cell table:style-name="ce15" table:formula="of:=[.H104]" office:value-type="float" office:value="14.564439159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4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3.75766" calcext:value-type="float">
            <text:p>3.75766</text:p>
          </table:table-cell>
          <table:table-cell office:value-type="float" office:value="18.498927547" calcext:value-type="float">
            <text:p>18.498927547</text:p>
          </table:table-cell>
          <table:table-cell table:style-name="Default" office:value-type="float" office:value="8.07527" calcext:value-type="float">
            <text:p>8.07527</text:p>
          </table:table-cell>
          <table:table-cell office:value-type="float" office:value="7.780473783" calcext:value-type="float">
            <text:p>7.780473783</text:p>
          </table:table-cell>
          <table:table-cell table:style-name="Default" office:value-type="float" office:value="4.19285" calcext:value-type="float">
            <text:p>4.19285</text:p>
          </table:table-cell>
          <table:table-cell office:value-type="float" office:value="14.019119208" calcext:value-type="float">
            <text:p>14.019119208</text:p>
          </table:table-cell>
          <table:table-cell table:style-name="Default" office:value-type="float" office:value="10.54" calcext:value-type="float">
            <text:p>10.54</text:p>
          </table:table-cell>
          <table:table-cell/>
          <table:table-cell table:style-name="ce15" table:formula="of:=100*([.C105]-[.I105])/[.I105]" office:value-type="float" office:value="-64.3485768500949" calcext:value-type="float">
            <text:p/>
          </table:table-cell>
          <table:table-cell table:style-name="ce15" table:formula="of:=[.D105]" office:value-type="float" office:value="18.498927547" calcext:value-type="float">
            <text:p/>
          </table:table-cell>
          <table:table-cell table:style-name="ce14" table:formula="of:=100*([.E105]-[.I105])/[.I105]" office:value-type="float" office:value="-23.3845351043643" calcext:value-type="float">
            <text:p/>
          </table:table-cell>
          <table:table-cell table:style-name="ce15" table:formula="of:=[.F105]" office:value-type="float" office:value="7.780473783" calcext:value-type="float">
            <text:p/>
          </table:table-cell>
          <table:table-cell table:style-name="ce14" table:formula="of:=100*([.G105]-[.I105])/[.I105]" office:value-type="float" office:value="-60.2196394686907" calcext:value-type="float">
            <text:p/>
          </table:table-cell>
          <table:table-cell table:style-name="ce15" table:formula="of:=[.H105]" office:value-type="float" office:value="14.019119208" calcext:value-type="float">
            <text:p/>
          </table:table-cell>
          <table:table-cell/>
          <table:table-cell table:style-name="ce31" table:formula="of:=[.A105]" office:value-type="string" office:string-value="GKD-Ic_4_n500_m50.txt" calcext:value-type="string">
            <text:p>GKD-Ic_4_n500_m50.txt</text:p>
          </table:table-cell>
          <table:table-cell table:style-name="ce34" table:formula="of:=AVERAGE([.K105:.K107])" office:value-type="float" office:value="-54.4765654648956" calcext:value-type="float">
            <text:p/>
          </table:table-cell>
          <table:table-cell table:style-name="ce35" table:formula="of:=AVERAGE([.L105:.L107])" office:value-type="float" office:value="18.0187872553333" calcext:value-type="float">
            <text:p/>
          </table:table-cell>
          <table:table-cell table:style-name="ce34" table:formula="of:=AVERAGE([.M105:.M107])" office:value-type="float" office:value="-23.138330170778" calcext:value-type="float">
            <text:p/>
          </table:table-cell>
          <table:table-cell table:style-name="ce35" table:formula="of:=AVERAGE([.N105:.N107])" office:value-type="float" office:value="7.61801165366667" calcext:value-type="float">
            <text:p/>
          </table:table-cell>
          <table:table-cell table:style-name="ce34" table:formula="of:=AVERAGE([.O105:.O107])" office:value-type="float" office:value="-57.2664136622391" calcext:value-type="float">
            <text:p/>
          </table:table-cell>
          <table:table-cell table:style-name="ce35" table:formula="of:=AVERAGE([.P105:.P107])" office:value-type="float" office:value="14.2883240343333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4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4.54423" calcext:value-type="float">
            <text:p>4.54423</text:p>
          </table:table-cell>
          <table:table-cell office:value-type="float" office:value="18.155537573" calcext:value-type="float">
            <text:p>18.155537573</text:p>
          </table:table-cell>
          <table:table-cell table:style-name="Default" office:value-type="float" office:value="8.35883" calcext:value-type="float">
            <text:p>8.35883</text:p>
          </table:table-cell>
          <table:table-cell office:value-type="float" office:value="7.363690189" calcext:value-type="float">
            <text:p>7.363690189</text:p>
          </table:table-cell>
          <table:table-cell table:style-name="Default" office:value-type="float" office:value="4.92747" calcext:value-type="float">
            <text:p>4.92747</text:p>
          </table:table-cell>
          <table:table-cell office:value-type="float" office:value="14.846796825" calcext:value-type="float">
            <text:p>14.846796825</text:p>
          </table:table-cell>
          <table:table-cell table:style-name="Default" office:value-type="float" office:value="10.54" calcext:value-type="float">
            <text:p>10.54</text:p>
          </table:table-cell>
          <table:table-cell/>
          <table:table-cell table:style-name="ce15" table:formula="of:=100*([.C106]-[.I106])/[.I106]" office:value-type="float" office:value="-56.8858633776091" calcext:value-type="float">
            <text:p/>
          </table:table-cell>
          <table:table-cell table:style-name="ce15" table:formula="of:=[.D106]" office:value-type="float" office:value="18.155537573" calcext:value-type="float">
            <text:p/>
          </table:table-cell>
          <table:table-cell table:style-name="ce14" table:formula="of:=100*([.E106]-[.I106])/[.I106]" office:value-type="float" office:value="-20.6942125237192" calcext:value-type="float">
            <text:p/>
          </table:table-cell>
          <table:table-cell table:style-name="ce15" table:formula="of:=[.F106]" office:value-type="float" office:value="7.363690189" calcext:value-type="float">
            <text:p/>
          </table:table-cell>
          <table:table-cell table:style-name="ce14" table:formula="of:=100*([.G106]-[.I106])/[.I106]" office:value-type="float" office:value="-53.2498102466793" calcext:value-type="float">
            <text:p/>
          </table:table-cell>
          <table:table-cell table:style-name="ce15" table:formula="of:=[.H106]" office:value-type="float" office:value="14.846796825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4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09262" calcext:value-type="float">
            <text:p>6.09262</text:p>
          </table:table-cell>
          <table:table-cell office:value-type="float" office:value="17.401896646" calcext:value-type="float">
            <text:p>17.401896646</text:p>
          </table:table-cell>
          <table:table-cell table:style-name="Default" office:value-type="float" office:value="7.86956" calcext:value-type="float">
            <text:p>7.86956</text:p>
          </table:table-cell>
          <table:table-cell office:value-type="float" office:value="7.709870989" calcext:value-type="float">
            <text:p>7.709870989</text:p>
          </table:table-cell>
          <table:table-cell table:style-name="Default" office:value-type="float" office:value="4.39204" calcext:value-type="float">
            <text:p>4.39204</text:p>
          </table:table-cell>
          <table:table-cell office:value-type="float" office:value="13.99905607" calcext:value-type="float">
            <text:p>13.99905607</text:p>
          </table:table-cell>
          <table:table-cell table:style-name="Default" office:value-type="float" office:value="10.54" calcext:value-type="float">
            <text:p>10.54</text:p>
          </table:table-cell>
          <table:table-cell/>
          <table:table-cell table:style-name="ce15" table:formula="of:=100*([.C107]-[.I107])/[.I107]" office:value-type="float" office:value="-42.1952561669829" calcext:value-type="float">
            <text:p/>
          </table:table-cell>
          <table:table-cell table:style-name="ce15" table:formula="of:=[.D107]" office:value-type="float" office:value="17.401896646" calcext:value-type="float">
            <text:p/>
          </table:table-cell>
          <table:table-cell table:style-name="ce14" table:formula="of:=100*([.E107]-[.I107])/[.I107]" office:value-type="float" office:value="-25.3362428842505" calcext:value-type="float">
            <text:p/>
          </table:table-cell>
          <table:table-cell table:style-name="ce15" table:formula="of:=[.F107]" office:value-type="float" office:value="7.709870989" calcext:value-type="float">
            <text:p/>
          </table:table-cell>
          <table:table-cell table:style-name="ce14" table:formula="of:=100*([.G107]-[.I107])/[.I107]" office:value-type="float" office:value="-58.3297912713473" calcext:value-type="float">
            <text:p/>
          </table:table-cell>
          <table:table-cell table:style-name="ce15" table:formula="of:=[.H107]" office:value-type="float" office:value="13.99905607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5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4.31625" calcext:value-type="float">
            <text:p>4.31625</text:p>
          </table:table-cell>
          <table:table-cell office:value-type="float" office:value="19.578096499" calcext:value-type="float">
            <text:p>19.578096499</text:p>
          </table:table-cell>
          <table:table-cell table:style-name="Default" office:value-type="float" office:value="8.02185" calcext:value-type="float">
            <text:p>8.02185</text:p>
          </table:table-cell>
          <table:table-cell office:value-type="float" office:value="9.226087879" calcext:value-type="float">
            <text:p>9.226087879</text:p>
          </table:table-cell>
          <table:table-cell table:style-name="Default" office:value-type="float" office:value="4.86107" calcext:value-type="float">
            <text:p>4.86107</text:p>
          </table:table-cell>
          <table:table-cell office:value-type="float" office:value="13.714727812" calcext:value-type="float">
            <text:p>13.714727812</text:p>
          </table:table-cell>
          <table:table-cell table:style-name="Default" office:value-type="float" office:value="10.51" calcext:value-type="float">
            <text:p>10.51</text:p>
          </table:table-cell>
          <table:table-cell/>
          <table:table-cell table:style-name="ce15" table:formula="of:=100*([.C108]-[.I108])/[.I108]" office:value-type="float" office:value="-58.9319695528069" calcext:value-type="float">
            <text:p/>
          </table:table-cell>
          <table:table-cell table:style-name="ce15" table:formula="of:=[.D108]" office:value-type="float" office:value="19.578096499" calcext:value-type="float">
            <text:p/>
          </table:table-cell>
          <table:table-cell table:style-name="ce14" table:formula="of:=100*([.E108]-[.I108])/[.I108]" office:value-type="float" office:value="-23.674119885823" calcext:value-type="float">
            <text:p/>
          </table:table-cell>
          <table:table-cell table:style-name="ce15" table:formula="of:=[.F108]" office:value-type="float" office:value="9.226087879" calcext:value-type="float">
            <text:p/>
          </table:table-cell>
          <table:table-cell table:style-name="ce14" table:formula="of:=100*([.G108]-[.I108])/[.I108]" office:value-type="float" office:value="-53.7481446241675" calcext:value-type="float">
            <text:p/>
          </table:table-cell>
          <table:table-cell table:style-name="ce15" table:formula="of:=[.H108]" office:value-type="float" office:value="13.714727812" calcext:value-type="float">
            <text:p/>
          </table:table-cell>
          <table:table-cell/>
          <table:table-cell table:style-name="ce31" table:formula="of:=[.A108]" office:value-type="string" office:string-value="GKD-Ic_5_n500_m50.txt" calcext:value-type="string">
            <text:p>GKD-Ic_5_n500_m50.txt</text:p>
          </table:table-cell>
          <table:table-cell table:style-name="ce34" table:formula="of:=AVERAGE([.K108:.K110])" office:value-type="float" office:value="-52.1173485569299" calcext:value-type="float">
            <text:p/>
          </table:table-cell>
          <table:table-cell table:style-name="ce35" table:formula="of:=AVERAGE([.L108:.L110])" office:value-type="float" office:value="18.0223143873333" calcext:value-type="float">
            <text:p/>
          </table:table-cell>
          <table:table-cell table:style-name="ce34" table:formula="of:=AVERAGE([.M108:.M110])" office:value-type="float" office:value="-22.479099270536" calcext:value-type="float">
            <text:p/>
          </table:table-cell>
          <table:table-cell table:style-name="ce35" table:formula="of:=AVERAGE([.N108:.N110])" office:value-type="float" office:value="8.73780846866667" calcext:value-type="float">
            <text:p/>
          </table:table-cell>
          <table:table-cell table:style-name="ce34" table:formula="of:=AVERAGE([.O108:.O110])" office:value-type="float" office:value="-54.718173168411" calcext:value-type="float">
            <text:p/>
          </table:table-cell>
          <table:table-cell table:style-name="ce35" table:formula="of:=AVERAGE([.P108:.P110])" office:value-type="float" office:value="14.111317841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5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19904" calcext:value-type="float">
            <text:p>5.19904</text:p>
          </table:table-cell>
          <table:table-cell office:value-type="float" office:value="18.318679252" calcext:value-type="float">
            <text:p>18.318679252</text:p>
          </table:table-cell>
          <table:table-cell table:style-name="Default" office:value-type="float" office:value="8.29337" calcext:value-type="float">
            <text:p>8.29337</text:p>
          </table:table-cell>
          <table:table-cell office:value-type="float" office:value="8.132029502" calcext:value-type="float">
            <text:p>8.132029502</text:p>
          </table:table-cell>
          <table:table-cell table:style-name="Default" office:value-type="float" office:value="4.86107" calcext:value-type="float">
            <text:p>4.86107</text:p>
          </table:table-cell>
          <table:table-cell office:value-type="float" office:value="14.263552106" calcext:value-type="float">
            <text:p>14.263552106</text:p>
          </table:table-cell>
          <table:table-cell table:style-name="Default" office:value-type="float" office:value="10.51" calcext:value-type="float">
            <text:p>10.51</text:p>
          </table:table-cell>
          <table:table-cell/>
          <table:table-cell table:style-name="ce15" table:formula="of:=100*([.C109]-[.I109])/[.I109]" office:value-type="float" office:value="-50.5324452901998" calcext:value-type="float">
            <text:p/>
          </table:table-cell>
          <table:table-cell table:style-name="ce15" table:formula="of:=[.D109]" office:value-type="float" office:value="18.318679252" calcext:value-type="float">
            <text:p/>
          </table:table-cell>
          <table:table-cell table:style-name="ce14" table:formula="of:=100*([.E109]-[.I109])/[.I109]" office:value-type="float" office:value="-21.090675547098" calcext:value-type="float">
            <text:p/>
          </table:table-cell>
          <table:table-cell table:style-name="ce15" table:formula="of:=[.F109]" office:value-type="float" office:value="8.132029502" calcext:value-type="float">
            <text:p/>
          </table:table-cell>
          <table:table-cell table:style-name="ce14" table:formula="of:=100*([.G109]-[.I109])/[.I109]" office:value-type="float" office:value="-53.7481446241675" calcext:value-type="float">
            <text:p/>
          </table:table-cell>
          <table:table-cell table:style-name="ce15" table:formula="of:=[.H109]" office:value-type="float" office:value="14.263552106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5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58211" calcext:value-type="float">
            <text:p>5.58211</text:p>
          </table:table-cell>
          <table:table-cell office:value-type="float" office:value="16.170167411" calcext:value-type="float">
            <text:p>16.170167411</text:p>
          </table:table-cell>
          <table:table-cell table:style-name="Default" office:value-type="float" office:value="8.12712" calcext:value-type="float">
            <text:p>8.12712</text:p>
          </table:table-cell>
          <table:table-cell office:value-type="float" office:value="8.855308025" calcext:value-type="float">
            <text:p>8.855308025</text:p>
          </table:table-cell>
          <table:table-cell table:style-name="Default" office:value-type="float" office:value="4.55522" calcext:value-type="float">
            <text:p>4.55522</text:p>
          </table:table-cell>
          <table:table-cell office:value-type="float" office:value="14.355673605" calcext:value-type="float">
            <text:p>14.355673605</text:p>
          </table:table-cell>
          <table:table-cell table:style-name="Default" office:value-type="float" office:value="10.51" calcext:value-type="float">
            <text:p>10.51</text:p>
          </table:table-cell>
          <table:table-cell/>
          <table:table-cell table:style-name="ce15" table:formula="of:=100*([.C110]-[.I110])/[.I110]" office:value-type="float" office:value="-46.8876308277831" calcext:value-type="float">
            <text:p/>
          </table:table-cell>
          <table:table-cell table:style-name="ce15" table:formula="of:=[.D110]" office:value-type="float" office:value="16.170167411" calcext:value-type="float">
            <text:p/>
          </table:table-cell>
          <table:table-cell table:style-name="ce14" table:formula="of:=100*([.E110]-[.I110])/[.I110]" office:value-type="float" office:value="-22.672502378687" calcext:value-type="float">
            <text:p/>
          </table:table-cell>
          <table:table-cell table:style-name="ce15" table:formula="of:=[.F110]" office:value-type="float" office:value="8.855308025" calcext:value-type="float">
            <text:p/>
          </table:table-cell>
          <table:table-cell table:style-name="ce14" table:formula="of:=100*([.G110]-[.I110])/[.I110]" office:value-type="float" office:value="-56.6582302568982" calcext:value-type="float">
            <text:p/>
          </table:table-cell>
          <table:table-cell table:style-name="ce15" table:formula="of:=[.H110]" office:value-type="float" office:value="14.355673605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6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4.89285" calcext:value-type="float">
            <text:p>4.89285</text:p>
          </table:table-cell>
          <table:table-cell office:value-type="float" office:value="23.582436185" calcext:value-type="float">
            <text:p>23.582436185</text:p>
          </table:table-cell>
          <table:table-cell table:style-name="Default" office:value-type="float" office:value="6.94478" calcext:value-type="float">
            <text:p>6.94478</text:p>
          </table:table-cell>
          <table:table-cell office:value-type="float" office:value="8.169228528" calcext:value-type="float">
            <text:p>8.169228528</text:p>
          </table:table-cell>
          <table:table-cell table:style-name="Default" office:value-type="float" office:value="5.38981" calcext:value-type="float">
            <text:p>5.38981</text:p>
          </table:table-cell>
          <table:table-cell office:value-type="float" office:value="20.449547934" calcext:value-type="float">
            <text:p>20.449547934</text:p>
          </table:table-cell>
          <table:table-cell table:style-name="Default" office:value-type="float" office:value="10.37" calcext:value-type="float">
            <text:p>10.37</text:p>
          </table:table-cell>
          <table:table-cell/>
          <table:table-cell table:style-name="ce15" table:formula="of:=100*([.C111]-[.I111])/[.I111]" office:value-type="float" office:value="-52.8172613307618" calcext:value-type="float">
            <text:p/>
          </table:table-cell>
          <table:table-cell table:style-name="ce15" table:formula="of:=[.D111]" office:value-type="float" office:value="23.582436185" calcext:value-type="float">
            <text:p/>
          </table:table-cell>
          <table:table-cell table:style-name="ce14" table:formula="of:=100*([.E111]-[.I111])/[.I111]" office:value-type="float" office:value="-33.0300867888139" calcext:value-type="float">
            <text:p/>
          </table:table-cell>
          <table:table-cell table:style-name="ce15" table:formula="of:=[.F111]" office:value-type="float" office:value="8.169228528" calcext:value-type="float">
            <text:p/>
          </table:table-cell>
          <table:table-cell table:style-name="ce14" table:formula="of:=100*([.G111]-[.I111])/[.I111]" office:value-type="float" office:value="-48.0249758919961" calcext:value-type="float">
            <text:p/>
          </table:table-cell>
          <table:table-cell table:style-name="ce15" table:formula="of:=[.H111]" office:value-type="float" office:value="20.449547934" calcext:value-type="float">
            <text:p/>
          </table:table-cell>
          <table:table-cell/>
          <table:table-cell table:style-name="ce31" table:formula="of:=[.A111]" office:value-type="string" office:string-value="GKD-Ic_6_n500_m50.txt" calcext:value-type="string">
            <text:p>GKD-Ic_6_n500_m50.txt</text:p>
          </table:table-cell>
          <table:table-cell table:style-name="ce34" table:formula="of:=AVERAGE([.K111:.K113])" office:value-type="float" office:value="-43.5467695274831" calcext:value-type="float">
            <text:p/>
          </table:table-cell>
          <table:table-cell table:style-name="ce35" table:formula="of:=AVERAGE([.L111:.L113])" office:value-type="float" office:value="23.6796785876667" calcext:value-type="float">
            <text:p/>
          </table:table-cell>
          <table:table-cell table:style-name="ce34" table:formula="of:=AVERAGE([.M111:.M113])" office:value-type="float" office:value="-29.8352619736419" calcext:value-type="float">
            <text:p/>
          </table:table-cell>
          <table:table-cell table:style-name="ce35" table:formula="of:=AVERAGE([.N111:.N113])" office:value-type="float" office:value="9.60853130166667" calcext:value-type="float">
            <text:p/>
          </table:table-cell>
          <table:table-cell table:style-name="ce34" table:formula="of:=AVERAGE([.O111:.O113])" office:value-type="float" office:value="-47.104275152684" calcext:value-type="float">
            <text:p/>
          </table:table-cell>
          <table:table-cell table:style-name="ce35" table:formula="of:=AVERAGE([.P111:.P113])" office:value-type="float" office:value="19.2160058503333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6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26897" calcext:value-type="float">
            <text:p>6.26897</text:p>
          </table:table-cell>
          <table:table-cell office:value-type="float" office:value="19.582906777" calcext:value-type="float">
            <text:p>19.582906777</text:p>
          </table:table-cell>
          <table:table-cell table:style-name="Default" office:value-type="float" office:value="7.24017" calcext:value-type="float">
            <text:p>7.24017</text:p>
          </table:table-cell>
          <table:table-cell office:value-type="float" office:value="8.297718482" calcext:value-type="float">
            <text:p>8.297718482</text:p>
          </table:table-cell>
          <table:table-cell table:style-name="Default" office:value-type="float" office:value="5.45802" calcext:value-type="float">
            <text:p>5.45802</text:p>
          </table:table-cell>
          <table:table-cell office:value-type="float" office:value="17.099172925" calcext:value-type="float">
            <text:p>17.099172925</text:p>
          </table:table-cell>
          <table:table-cell table:style-name="Default" office:value-type="float" office:value="10.37" calcext:value-type="float">
            <text:p>10.37</text:p>
          </table:table-cell>
          <table:table-cell/>
          <table:table-cell table:style-name="ce15" table:formula="of:=100*([.C112]-[.I112])/[.I112]" office:value-type="float" office:value="-39.5470588235294" calcext:value-type="float">
            <text:p/>
          </table:table-cell>
          <table:table-cell table:style-name="ce15" table:formula="of:=[.D112]" office:value-type="float" office:value="19.582906777" calcext:value-type="float">
            <text:p/>
          </table:table-cell>
          <table:table-cell table:style-name="ce14" table:formula="of:=100*([.E112]-[.I112])/[.I112]" office:value-type="float" office:value="-30.181581485053" calcext:value-type="float">
            <text:p/>
          </table:table-cell>
          <table:table-cell table:style-name="ce15" table:formula="of:=[.F112]" office:value-type="float" office:value="8.297718482" calcext:value-type="float">
            <text:p/>
          </table:table-cell>
          <table:table-cell table:style-name="ce14" table:formula="of:=100*([.G112]-[.I112])/[.I112]" office:value-type="float" office:value="-47.3672131147541" calcext:value-type="float">
            <text:p/>
          </table:table-cell>
          <table:table-cell table:style-name="ce15" table:formula="of:=[.H112]" office:value-type="float" office:value="17.099172925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6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40078" calcext:value-type="float">
            <text:p>6.40078</text:p>
          </table:table-cell>
          <table:table-cell office:value-type="float" office:value="27.873692801" calcext:value-type="float">
            <text:p>27.873692801</text:p>
          </table:table-cell>
          <table:table-cell table:style-name="Default" office:value-type="float" office:value="7.6433" calcext:value-type="float">
            <text:p>7.6433</text:p>
          </table:table-cell>
          <table:table-cell office:value-type="float" office:value="12.358646895" calcext:value-type="float">
            <text:p>12.358646895</text:p>
          </table:table-cell>
          <table:table-cell table:style-name="Default" office:value-type="float" office:value="5.60803" calcext:value-type="float">
            <text:p>5.60803</text:p>
          </table:table-cell>
          <table:table-cell office:value-type="float" office:value="20.099296692" calcext:value-type="float">
            <text:p>20.099296692</text:p>
          </table:table-cell>
          <table:table-cell table:style-name="Default" office:value-type="float" office:value="10.37" calcext:value-type="float">
            <text:p>10.37</text:p>
          </table:table-cell>
          <table:table-cell/>
          <table:table-cell table:style-name="ce15" table:formula="of:=100*([.C113]-[.I113])/[.I113]" office:value-type="float" office:value="-38.2759884281581" calcext:value-type="float">
            <text:p/>
          </table:table-cell>
          <table:table-cell table:style-name="ce15" table:formula="of:=[.D113]" office:value-type="float" office:value="27.873692801" calcext:value-type="float">
            <text:p/>
          </table:table-cell>
          <table:table-cell table:style-name="ce14" table:formula="of:=100*([.E113]-[.I113])/[.I113]" office:value-type="float" office:value="-26.2941176470588" calcext:value-type="float">
            <text:p/>
          </table:table-cell>
          <table:table-cell table:style-name="ce15" table:formula="of:=[.F113]" office:value-type="float" office:value="12.358646895" calcext:value-type="float">
            <text:p/>
          </table:table-cell>
          <table:table-cell table:style-name="ce14" table:formula="of:=100*([.G113]-[.I113])/[.I113]" office:value-type="float" office:value="-45.9206364513018" calcext:value-type="float">
            <text:p/>
          </table:table-cell>
          <table:table-cell table:style-name="ce15" table:formula="of:=[.H113]" office:value-type="float" office:value="20.099296692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7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4.93356" calcext:value-type="float">
            <text:p>4.93356</text:p>
          </table:table-cell>
          <table:table-cell office:value-type="float" office:value="16.91305027" calcext:value-type="float">
            <text:p>16.91305027</text:p>
          </table:table-cell>
          <table:table-cell table:style-name="Default" office:value-type="float" office:value="7.37225" calcext:value-type="float">
            <text:p>7.37225</text:p>
          </table:table-cell>
          <table:table-cell office:value-type="float" office:value="6.698491201" calcext:value-type="float">
            <text:p>6.698491201</text:p>
          </table:table-cell>
          <table:table-cell table:style-name="Default" office:value-type="float" office:value="5.16527" calcext:value-type="float">
            <text:p>5.16527</text:p>
          </table:table-cell>
          <table:table-cell office:value-type="float" office:value="14.558943094" calcext:value-type="float">
            <text:p>14.558943094</text:p>
          </table:table-cell>
          <table:table-cell table:style-name="Default" office:value-type="float" office:value="10.57" calcext:value-type="float">
            <text:p>10.57</text:p>
          </table:table-cell>
          <table:table-cell/>
          <table:table-cell table:style-name="ce15" table:formula="of:=100*([.C114]-[.I114])/[.I114]" office:value-type="float" office:value="-53.3248817407758" calcext:value-type="float">
            <text:p/>
          </table:table-cell>
          <table:table-cell table:style-name="ce15" table:formula="of:=[.D114]" office:value-type="float" office:value="16.91305027" calcext:value-type="float">
            <text:p/>
          </table:table-cell>
          <table:table-cell table:style-name="ce14" table:formula="of:=100*([.E114]-[.I114])/[.I114]" office:value-type="float" office:value="-30.2530747398297" calcext:value-type="float">
            <text:p/>
          </table:table-cell>
          <table:table-cell table:style-name="ce15" table:formula="of:=[.F114]" office:value-type="float" office:value="6.698491201" calcext:value-type="float">
            <text:p/>
          </table:table-cell>
          <table:table-cell table:style-name="ce14" table:formula="of:=100*([.G114]-[.I114])/[.I114]" office:value-type="float" office:value="-51.132734153264" calcext:value-type="float">
            <text:p/>
          </table:table-cell>
          <table:table-cell table:style-name="ce15" table:formula="of:=[.H114]" office:value-type="float" office:value="14.558943094" calcext:value-type="float">
            <text:p/>
          </table:table-cell>
          <table:table-cell/>
          <table:table-cell table:style-name="ce31" table:formula="of:=[.A114]" office:value-type="string" office:string-value="GKD-Ic_7_n500_m50.txt" calcext:value-type="string">
            <text:p>GKD-Ic_7_n500_m50.txt</text:p>
          </table:table-cell>
          <table:table-cell table:style-name="ce34" table:formula="of:=AVERAGE([.K114:.K116])" office:value-type="float" office:value="-49.3617786187323" calcext:value-type="float">
            <text:p/>
          </table:table-cell>
          <table:table-cell table:style-name="ce35" table:formula="of:=AVERAGE([.L114:.L116])" office:value-type="float" office:value="21.1892036576667" calcext:value-type="float">
            <text:p/>
          </table:table-cell>
          <table:table-cell table:style-name="ce34" table:formula="of:=AVERAGE([.M114:.M116])" office:value-type="float" office:value="-27.5850835698518" calcext:value-type="float">
            <text:p/>
          </table:table-cell>
          <table:table-cell table:style-name="ce35" table:formula="of:=AVERAGE([.N114:.N116])" office:value-type="float" office:value="8.875155842" calcext:value-type="float">
            <text:p/>
          </table:table-cell>
          <table:table-cell table:style-name="ce34" table:formula="of:=AVERAGE([.O114:.O116])" office:value-type="float" office:value="-51.132734153264" calcext:value-type="float">
            <text:p/>
          </table:table-cell>
          <table:table-cell table:style-name="ce35" table:formula="of:=AVERAGE([.P114:.P116])" office:value-type="float" office:value="16.950655265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7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09804" calcext:value-type="float">
            <text:p>5.09804</text:p>
          </table:table-cell>
          <table:table-cell office:value-type="float" office:value="22.335905633" calcext:value-type="float">
            <text:p>22.335905633</text:p>
          </table:table-cell>
          <table:table-cell table:style-name="Default" office:value-type="float" office:value="7.37225" calcext:value-type="float">
            <text:p>7.37225</text:p>
          </table:table-cell>
          <table:table-cell office:value-type="float" office:value="8.416664741" calcext:value-type="float">
            <text:p>8.416664741</text:p>
          </table:table-cell>
          <table:table-cell table:style-name="Default" office:value-type="float" office:value="5.16527" calcext:value-type="float">
            <text:p>5.16527</text:p>
          </table:table-cell>
          <table:table-cell office:value-type="float" office:value="16.59482751" calcext:value-type="float">
            <text:p>16.59482751</text:p>
          </table:table-cell>
          <table:table-cell table:style-name="Default" office:value-type="float" office:value="10.57" calcext:value-type="float">
            <text:p>10.57</text:p>
          </table:table-cell>
          <table:table-cell/>
          <table:table-cell table:style-name="ce15" table:formula="of:=100*([.C115]-[.I115])/[.I115]" office:value-type="float" office:value="-51.7687795648061" calcext:value-type="float">
            <text:p/>
          </table:table-cell>
          <table:table-cell table:style-name="ce15" table:formula="of:=[.D115]" office:value-type="float" office:value="22.335905633" calcext:value-type="float">
            <text:p/>
          </table:table-cell>
          <table:table-cell table:style-name="ce14" table:formula="of:=100*([.E115]-[.I115])/[.I115]" office:value-type="float" office:value="-30.2530747398297" calcext:value-type="float">
            <text:p/>
          </table:table-cell>
          <table:table-cell table:style-name="ce15" table:formula="of:=[.F115]" office:value-type="float" office:value="8.416664741" calcext:value-type="float">
            <text:p/>
          </table:table-cell>
          <table:table-cell table:style-name="ce14" table:formula="of:=100*([.G115]-[.I115])/[.I115]" office:value-type="float" office:value="-51.132734153264" calcext:value-type="float">
            <text:p/>
          </table:table-cell>
          <table:table-cell table:style-name="ce15" table:formula="of:=[.H115]" office:value-type="float" office:value="16.59482751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7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02578" calcext:value-type="float">
            <text:p>6.02578</text:p>
          </table:table-cell>
          <table:table-cell office:value-type="float" office:value="24.31865507" calcext:value-type="float">
            <text:p>24.31865507</text:p>
          </table:table-cell>
          <table:table-cell table:style-name="Default" office:value-type="float" office:value="8.21827" calcext:value-type="float">
            <text:p>8.21827</text:p>
          </table:table-cell>
          <table:table-cell office:value-type="float" office:value="11.510311584" calcext:value-type="float">
            <text:p>11.510311584</text:p>
          </table:table-cell>
          <table:table-cell table:style-name="Default" office:value-type="float" office:value="5.16527" calcext:value-type="float">
            <text:p>5.16527</text:p>
          </table:table-cell>
          <table:table-cell office:value-type="float" office:value="19.698195191" calcext:value-type="float">
            <text:p>19.698195191</text:p>
          </table:table-cell>
          <table:table-cell table:style-name="Default" office:value-type="float" office:value="10.57" calcext:value-type="float">
            <text:p>10.57</text:p>
          </table:table-cell>
          <table:table-cell/>
          <table:table-cell table:style-name="ce15" table:formula="of:=100*([.C116]-[.I116])/[.I116]" office:value-type="float" office:value="-42.991674550615" calcext:value-type="float">
            <text:p/>
          </table:table-cell>
          <table:table-cell table:style-name="ce15" table:formula="of:=[.D116]" office:value-type="float" office:value="24.31865507" calcext:value-type="float">
            <text:p/>
          </table:table-cell>
          <table:table-cell table:style-name="ce14" table:formula="of:=100*([.E116]-[.I116])/[.I116]" office:value-type="float" office:value="-22.2491012298959" calcext:value-type="float">
            <text:p/>
          </table:table-cell>
          <table:table-cell table:style-name="ce15" table:formula="of:=[.F116]" office:value-type="float" office:value="11.510311584" calcext:value-type="float">
            <text:p/>
          </table:table-cell>
          <table:table-cell table:style-name="ce14" table:formula="of:=100*([.G116]-[.I116])/[.I116]" office:value-type="float" office:value="-51.132734153264" calcext:value-type="float">
            <text:p/>
          </table:table-cell>
          <table:table-cell table:style-name="ce15" table:formula="of:=[.H116]" office:value-type="float" office:value="19.698195191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8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18266" calcext:value-type="float">
            <text:p>5.18266</text:p>
          </table:table-cell>
          <table:table-cell office:value-type="float" office:value="40.326077459" calcext:value-type="float">
            <text:p>40.326077459</text:p>
          </table:table-cell>
          <table:table-cell table:style-name="Default" office:value-type="float" office:value="7.70779" calcext:value-type="float">
            <text:p>7.70779</text:p>
          </table:table-cell>
          <table:table-cell office:value-type="float" office:value="10.116107729" calcext:value-type="float">
            <text:p>10.116107729</text:p>
          </table:table-cell>
          <table:table-cell table:style-name="Default" office:value-type="float" office:value="5.94306" calcext:value-type="float">
            <text:p>5.94306</text:p>
          </table:table-cell>
          <table:table-cell office:value-type="float" office:value="17.937845935" calcext:value-type="float">
            <text:p>17.937845935</text:p>
          </table:table-cell>
          <table:table-cell table:style-name="Default" office:value-type="float" office:value="10.52" calcext:value-type="float">
            <text:p>10.52</text:p>
          </table:table-cell>
          <table:table-cell/>
          <table:table-cell table:style-name="ce15" table:formula="of:=100*([.C117]-[.I117])/[.I117]" office:value-type="float" office:value="-50.7351711026616" calcext:value-type="float">
            <text:p/>
          </table:table-cell>
          <table:table-cell table:style-name="ce15" table:formula="of:=[.D117]" office:value-type="float" office:value="40.326077459" calcext:value-type="float">
            <text:p/>
          </table:table-cell>
          <table:table-cell table:style-name="ce14" table:formula="of:=100*([.E117]-[.I117])/[.I117]" office:value-type="float" office:value="-26.7320342205323" calcext:value-type="float">
            <text:p/>
          </table:table-cell>
          <table:table-cell table:style-name="ce15" table:formula="of:=[.F117]" office:value-type="float" office:value="10.116107729" calcext:value-type="float">
            <text:p/>
          </table:table-cell>
          <table:table-cell table:style-name="ce14" table:formula="of:=100*([.G117]-[.I117])/[.I117]" office:value-type="float" office:value="-43.5070342205323" calcext:value-type="float">
            <text:p/>
          </table:table-cell>
          <table:table-cell table:style-name="ce15" table:formula="of:=[.H117]" office:value-type="float" office:value="17.937845935" calcext:value-type="float">
            <text:p/>
          </table:table-cell>
          <table:table-cell/>
          <table:table-cell table:style-name="ce31" table:formula="of:=[.A117]" office:value-type="string" office:string-value="GKD-Ic_8_n500_m50.txt" calcext:value-type="string">
            <text:p>GKD-Ic_8_n500_m50.txt</text:p>
          </table:table-cell>
          <table:table-cell table:style-name="ce34" table:formula="of:=AVERAGE([.K117:.K119])" office:value-type="float" office:value="-45.9811470215463" calcext:value-type="float">
            <text:p/>
          </table:table-cell>
          <table:table-cell table:style-name="ce35" table:formula="of:=AVERAGE([.L117:.L119])" office:value-type="float" office:value="27.4926622583333" calcext:value-type="float">
            <text:p/>
          </table:table-cell>
          <table:table-cell table:style-name="ce34" table:formula="of:=AVERAGE([.M117:.M119])" office:value-type="float" office:value="-27.1293726235741" calcext:value-type="float">
            <text:p/>
          </table:table-cell>
          <table:table-cell table:style-name="ce35" table:formula="of:=AVERAGE([.N117:.N119])" office:value-type="float" office:value="9.257887357" calcext:value-type="float">
            <text:p/>
          </table:table-cell>
          <table:table-cell table:style-name="ce34" table:formula="of:=AVERAGE([.O117:.O119])" office:value-type="float" office:value="-43.5070342205323" calcext:value-type="float">
            <text:p/>
          </table:table-cell>
          <table:table-cell table:style-name="ce35" table:formula="of:=AVERAGE([.P117:.P119])" office:value-type="float" office:value="18.7430877053333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8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68507" calcext:value-type="float">
            <text:p>5.68507</text:p>
          </table:table-cell>
          <table:table-cell office:value-type="float" office:value="20.872029753" calcext:value-type="float">
            <text:p>20.872029753</text:p>
          </table:table-cell>
          <table:table-cell table:style-name="Default" office:value-type="float" office:value="7.20625" calcext:value-type="float">
            <text:p>7.20625</text:p>
          </table:table-cell>
          <table:table-cell office:value-type="float" office:value="7.7722668" calcext:value-type="float">
            <text:p>7.7722668</text:p>
          </table:table-cell>
          <table:table-cell table:style-name="Default" office:value-type="float" office:value="5.94306" calcext:value-type="float">
            <text:p>5.94306</text:p>
          </table:table-cell>
          <table:table-cell office:value-type="float" office:value="17.531916521" calcext:value-type="float">
            <text:p>17.531916521</text:p>
          </table:table-cell>
          <table:table-cell table:style-name="Default" office:value-type="float" office:value="10.52" calcext:value-type="float">
            <text:p>10.52</text:p>
          </table:table-cell>
          <table:table-cell/>
          <table:table-cell table:style-name="ce15" table:formula="of:=100*([.C118]-[.I118])/[.I118]" office:value-type="float" office:value="-45.9594106463878" calcext:value-type="float">
            <text:p/>
          </table:table-cell>
          <table:table-cell table:style-name="ce15" table:formula="of:=[.D118]" office:value-type="float" office:value="20.872029753" calcext:value-type="float">
            <text:p/>
          </table:table-cell>
          <table:table-cell table:style-name="ce14" table:formula="of:=100*([.E118]-[.I118])/[.I118]" office:value-type="float" office:value="-31.4995247148289" calcext:value-type="float">
            <text:p/>
          </table:table-cell>
          <table:table-cell table:style-name="ce15" table:formula="of:=[.F118]" office:value-type="float" office:value="7.7722668" calcext:value-type="float">
            <text:p/>
          </table:table-cell>
          <table:table-cell table:style-name="ce14" table:formula="of:=100*([.G118]-[.I118])/[.I118]" office:value-type="float" office:value="-43.5070342205323" calcext:value-type="float">
            <text:p/>
          </table:table-cell>
          <table:table-cell table:style-name="ce15" table:formula="of:=[.H118]" office:value-type="float" office:value="17.531916521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8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18062" calcext:value-type="float">
            <text:p>6.18062</text:p>
          </table:table-cell>
          <table:table-cell office:value-type="float" office:value="21.279879563" calcext:value-type="float">
            <text:p>21.279879563</text:p>
          </table:table-cell>
          <table:table-cell table:style-name="Default" office:value-type="float" office:value="8.08393" calcext:value-type="float">
            <text:p>8.08393</text:p>
          </table:table-cell>
          <table:table-cell office:value-type="float" office:value="9.885287542" calcext:value-type="float">
            <text:p>9.885287542</text:p>
          </table:table-cell>
          <table:table-cell table:style-name="Default" office:value-type="float" office:value="5.94306" calcext:value-type="float">
            <text:p>5.94306</text:p>
          </table:table-cell>
          <table:table-cell office:value-type="float" office:value="20.75950066" calcext:value-type="float">
            <text:p>20.75950066</text:p>
          </table:table-cell>
          <table:table-cell table:style-name="Default" office:value-type="float" office:value="10.52" calcext:value-type="float">
            <text:p>10.52</text:p>
          </table:table-cell>
          <table:table-cell/>
          <table:table-cell table:style-name="ce15" table:formula="of:=100*([.C119]-[.I119])/[.I119]" office:value-type="float" office:value="-41.2488593155894" calcext:value-type="float">
            <text:p/>
          </table:table-cell>
          <table:table-cell table:style-name="ce15" table:formula="of:=[.D119]" office:value-type="float" office:value="21.279879563" calcext:value-type="float">
            <text:p/>
          </table:table-cell>
          <table:table-cell table:style-name="ce14" table:formula="of:=100*([.E119]-[.I119])/[.I119]" office:value-type="float" office:value="-23.1565589353612" calcext:value-type="float">
            <text:p/>
          </table:table-cell>
          <table:table-cell table:style-name="ce15" table:formula="of:=[.F119]" office:value-type="float" office:value="9.885287542" calcext:value-type="float">
            <text:p/>
          </table:table-cell>
          <table:table-cell table:style-name="ce14" table:formula="of:=100*([.G119]-[.I119])/[.I119]" office:value-type="float" office:value="-43.5070342205323" calcext:value-type="float">
            <text:p/>
          </table:table-cell>
          <table:table-cell table:style-name="ce15" table:formula="of:=[.H119]" office:value-type="float" office:value="20.75950066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9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5.30283" calcext:value-type="float">
            <text:p>5.30283</text:p>
          </table:table-cell>
          <table:table-cell office:value-type="float" office:value="15.724858824" calcext:value-type="float">
            <text:p>15.724858824</text:p>
          </table:table-cell>
          <table:table-cell table:style-name="Default" office:value-type="float" office:value="7.75435" calcext:value-type="float">
            <text:p>7.75435</text:p>
          </table:table-cell>
          <table:table-cell office:value-type="float" office:value="7.76718227" calcext:value-type="float">
            <text:p>7.76718227</text:p>
          </table:table-cell>
          <table:table-cell table:style-name="Default" office:value-type="float" office:value="5.15946" calcext:value-type="float">
            <text:p>5.15946</text:p>
          </table:table-cell>
          <table:table-cell office:value-type="float" office:value="13.634909298" calcext:value-type="float">
            <text:p>13.634909298</text:p>
          </table:table-cell>
          <table:table-cell table:style-name="Default" office:value-type="float" office:value="10.26" calcext:value-type="float">
            <text:p>10.26</text:p>
          </table:table-cell>
          <table:table-cell/>
          <table:table-cell table:style-name="ce15" table:formula="of:=100*([.C120]-[.I120])/[.I120]" office:value-type="float" office:value="-48.3154970760234" calcext:value-type="float">
            <text:p/>
          </table:table-cell>
          <table:table-cell table:style-name="ce15" table:formula="of:=[.D120]" office:value-type="float" office:value="15.724858824" calcext:value-type="float">
            <text:p/>
          </table:table-cell>
          <table:table-cell table:style-name="ce14" table:formula="of:=100*([.E120]-[.I120])/[.I120]" office:value-type="float" office:value="-24.4215399610136" calcext:value-type="float">
            <text:p/>
          </table:table-cell>
          <table:table-cell table:style-name="ce15" table:formula="of:=[.F120]" office:value-type="float" office:value="7.76718227" calcext:value-type="float">
            <text:p/>
          </table:table-cell>
          <table:table-cell table:style-name="ce14" table:formula="of:=100*([.G120]-[.I120])/[.I120]" office:value-type="float" office:value="-49.712865497076" calcext:value-type="float">
            <text:p/>
          </table:table-cell>
          <table:table-cell table:style-name="ce15" table:formula="of:=[.H120]" office:value-type="float" office:value="13.634909298" calcext:value-type="float">
            <text:p/>
          </table:table-cell>
          <table:table-cell/>
          <table:table-cell table:style-name="ce31" table:formula="of:=[.A120]" office:value-type="string" office:string-value="GKD-Ic_9_n500_m50.txt" calcext:value-type="string">
            <text:p>GKD-Ic_9_n500_m50.txt</text:p>
          </table:table-cell>
          <table:table-cell table:style-name="ce34" table:formula="of:=AVERAGE([.K120:.K122])" office:value-type="float" office:value="-40.6628005198181" calcext:value-type="float">
            <text:p/>
          </table:table-cell>
          <table:table-cell table:style-name="ce35" table:formula="of:=AVERAGE([.L120:.L122])" office:value-type="float" office:value="17.2388077486667" calcext:value-type="float">
            <text:p/>
          </table:table-cell>
          <table:table-cell table:style-name="ce34" table:formula="of:=AVERAGE([.M120:.M122])" office:value-type="float" office:value="-22.775763482781" calcext:value-type="float">
            <text:p/>
          </table:table-cell>
          <table:table-cell table:style-name="ce35" table:formula="of:=AVERAGE([.N120:.N122])" office:value-type="float" office:value="7.60019426633333" calcext:value-type="float">
            <text:p/>
          </table:table-cell>
          <table:table-cell table:style-name="ce34" table:formula="of:=AVERAGE([.O120:.O122])" office:value-type="float" office:value="-49.712865497076" calcext:value-type="float">
            <text:p/>
          </table:table-cell>
          <table:table-cell table:style-name="ce35" table:formula="of:=AVERAGE([.P120:.P122])" office:value-type="float" office:value="13.7987101216667" calcext:value-type="float">
            <text:p/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9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27535" calcext:value-type="float">
            <text:p>6.27535</text:p>
          </table:table-cell>
          <table:table-cell office:value-type="float" office:value="16.894806607" calcext:value-type="float">
            <text:p>16.894806607</text:p>
          </table:table-cell>
          <table:table-cell table:style-name="Default" office:value-type="float" office:value="7.74726" calcext:value-type="float">
            <text:p>7.74726</text:p>
          </table:table-cell>
          <table:table-cell office:value-type="float" office:value="8.160794466" calcext:value-type="float">
            <text:p>8.160794466</text:p>
          </table:table-cell>
          <table:table-cell table:style-name="Default" office:value-type="float" office:value="5.15946" calcext:value-type="float">
            <text:p>5.15946</text:p>
          </table:table-cell>
          <table:table-cell office:value-type="float" office:value="14.18753918" calcext:value-type="float">
            <text:p>14.18753918</text:p>
          </table:table-cell>
          <table:table-cell table:style-name="Default" office:value-type="float" office:value="10.26" calcext:value-type="float">
            <text:p>10.26</text:p>
          </table:table-cell>
          <table:table-cell/>
          <table:table-cell table:style-name="ce15" table:formula="of:=100*([.C121]-[.I121])/[.I121]" office:value-type="float" office:value="-38.8367446393762" calcext:value-type="float">
            <text:p/>
          </table:table-cell>
          <table:table-cell table:style-name="ce15" table:formula="of:=[.D121]" office:value-type="float" office:value="16.894806607" calcext:value-type="float">
            <text:p/>
          </table:table-cell>
          <table:table-cell table:style-name="ce14" table:formula="of:=100*([.E121]-[.I121])/[.I121]" office:value-type="float" office:value="-24.4906432748538" calcext:value-type="float">
            <text:p/>
          </table:table-cell>
          <table:table-cell table:style-name="ce15" table:formula="of:=[.F121]" office:value-type="float" office:value="8.160794466" calcext:value-type="float">
            <text:p/>
          </table:table-cell>
          <table:table-cell table:style-name="ce14" table:formula="of:=100*([.G121]-[.I121])/[.I121]" office:value-type="float" office:value="-49.712865497076" calcext:value-type="float">
            <text:p/>
          </table:table-cell>
          <table:table-cell table:style-name="ce15" table:formula="of:=[.H121]" office:value-type="float" office:value="14.1875391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KD-Ic_9_n500_m50.txt</text:p>
          </table:table-cell>
          <table:table-cell table:style-name="Default" office:value-type="string" calcext:value-type="string">
            <text:p>MMDP</text:p>
          </table:table-cell>
          <table:table-cell table:style-name="Default" office:value-type="float" office:value="6.68581" calcext:value-type="float">
            <text:p>6.68581</text:p>
          </table:table-cell>
          <table:table-cell office:value-type="float" office:value="19.096757815" calcext:value-type="float">
            <text:p>19.096757815</text:p>
          </table:table-cell>
          <table:table-cell table:style-name="Default" office:value-type="float" office:value="8.26801" calcext:value-type="float">
            <text:p>8.26801</text:p>
          </table:table-cell>
          <table:table-cell office:value-type="float" office:value="6.872606063" calcext:value-type="float">
            <text:p>6.872606063</text:p>
          </table:table-cell>
          <table:table-cell table:style-name="Default" office:value-type="float" office:value="5.15946" calcext:value-type="float">
            <text:p>5.15946</text:p>
          </table:table-cell>
          <table:table-cell office:value-type="float" office:value="13.573681887" calcext:value-type="float">
            <text:p>13.573681887</text:p>
          </table:table-cell>
          <table:table-cell table:style-name="Default" office:value-type="float" office:value="10.26" calcext:value-type="float">
            <text:p>10.26</text:p>
          </table:table-cell>
          <table:table-cell office:value-type="string" calcext:value-type="string">
            <text:p>++++++++</text:p>
          </table:table-cell>
          <table:table-cell table:style-name="ce15" table:formula="of:=100*([.C122]-[.I122])/[.I122]" office:value-type="float" office:value="-34.8361598440546" calcext:value-type="float">
            <text:p/>
          </table:table-cell>
          <table:table-cell table:style-name="ce15" table:formula="of:=[.D122]" office:value-type="float" office:value="19.096757815" calcext:value-type="float">
            <text:p/>
          </table:table-cell>
          <table:table-cell table:style-name="ce14" table:formula="of:=100*([.E122]-[.I122])/[.I122]" office:value-type="float" office:value="-19.4151072124756" calcext:value-type="float">
            <text:p/>
          </table:table-cell>
          <table:table-cell table:style-name="ce15" table:formula="of:=[.F122]" office:value-type="float" office:value="6.872606063" calcext:value-type="float">
            <text:p/>
          </table:table-cell>
          <table:table-cell table:style-name="ce14" table:formula="of:=100*([.G122]-[.I122])/[.I122]" office:value-type="float" office:value="-49.712865497076" calcext:value-type="float">
            <text:p/>
          </table:table-cell>
          <table:table-cell table:style-name="ce15" table:formula="of:=[.H122]" office:value-type="float" office:value="13.573681887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att48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8544.8931" calcext:value-type="float">
            <text:p>48544.8931</text:p>
          </table:table-cell>
          <table:table-cell office:value-type="float" office:value="0.085853989" calcext:value-type="float">
            <text:p>0.085853989</text:p>
          </table:table-cell>
          <table:table-cell table:style-name="Default" office:value-type="float" office:value="57349.7410000001" calcext:value-type="float">
            <text:p>57349.7410000001</text:p>
          </table:table-cell>
          <table:table-cell office:value-type="float" office:value="0.088372844" calcext:value-type="float">
            <text:p>0.088372844</text:p>
          </table:table-cell>
          <table:table-cell table:style-name="Default" office:value-type="float" office:value="45691.3987999975" calcext:value-type="float">
            <text:p>45691.3987999975</text:p>
          </table:table-cell>
          <table:table-cell office:value-type="float" office:value="1.53511753" calcext:value-type="float">
            <text:p>1.53511753</text:p>
          </table:table-cell>
          <table:table-cell table:style-name="Default" office:value-type="float" office:value="10628" calcext:value-type="float">
            <text:p>10628</text:p>
          </table:table-cell>
          <table:table-cell/>
          <table:table-cell table:style-name="ce15" table:formula="of:=100*([.C123]-[.I123])/[.I123]" office:value-type="float" office:value="356.76414283026" calcext:value-type="float">
            <text:p/>
          </table:table-cell>
          <table:table-cell table:style-name="ce15" table:formula="of:=[.D123]" office:value-type="float" office:value="0.085853989" calcext:value-type="float">
            <text:p/>
          </table:table-cell>
          <table:table-cell table:style-name="ce14" table:formula="of:=100*([.E123]-[.I123])/[.I123]" office:value-type="float" office:value="439.609907790742" calcext:value-type="float">
            <text:p/>
          </table:table-cell>
          <table:table-cell table:style-name="ce15" table:formula="of:=[.F123]" office:value-type="float" office:value="0.088372844" calcext:value-type="float">
            <text:p/>
          </table:table-cell>
          <table:table-cell table:style-name="ce14" table:formula="of:=100*([.G123]-[.I123])/[.I123]" office:value-type="float" office:value="329.915306736898" calcext:value-type="float">
            <text:p/>
          </table:table-cell>
          <table:table-cell table:style-name="ce15" table:formula="of:=[.H123]" office:value-type="float" office:value="1.53511753" calcext:value-type="float">
            <text:p/>
          </table:table-cell>
          <table:table-cell/>
          <table:table-cell table:style-name="ce31" table:formula="of:=[.A123]" office:value-type="string" office:string-value="att48.txt" calcext:value-type="string">
            <text:p>att48.txt</text:p>
          </table:table-cell>
          <table:table-cell table:style-name="ce34" table:formula="of:=AVERAGE([.K123:.K125])" office:value-type="float" office:value="392.051362125204" calcext:value-type="float">
            <text:p/>
          </table:table-cell>
          <table:table-cell table:style-name="ce35" table:formula="of:=AVERAGE([.L123:.L125])" office:value-type="float" office:value="0.107201391" calcext:value-type="float">
            <text:p/>
          </table:table-cell>
          <table:table-cell table:style-name="ce34" table:formula="of:=AVERAGE([.M123:.M125])" office:value-type="float" office:value="432.904388721617" calcext:value-type="float">
            <text:p/>
          </table:table-cell>
          <table:table-cell table:style-name="ce35" table:formula="of:=AVERAGE([.N123:.N125])" office:value-type="float" office:value="0.086077838" calcext:value-type="float">
            <text:p/>
          </table:table-cell>
          <table:table-cell table:style-name="ce34" table:formula="of:=AVERAGE([.O123:.O125])" office:value-type="float" office:value="312.916999121838" calcext:value-type="float">
            <text:p/>
          </table:table-cell>
          <table:table-cell table:style-name="ce35" table:formula="of:=AVERAGE([.P123:.P125])" office:value-type="float" office:value="1.510452241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att48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8722.6207000001" calcext:value-type="float">
            <text:p>48722.6207000001</text:p>
          </table:table-cell>
          <table:table-cell office:value-type="float" office:value="0.102403953" calcext:value-type="float">
            <text:p>0.102403953</text:p>
          </table:table-cell>
          <table:table-cell table:style-name="Default" office:value-type="float" office:value="59610.841" calcext:value-type="float">
            <text:p>59610.841</text:p>
          </table:table-cell>
          <table:table-cell office:value-type="float" office:value="0.082560702" calcext:value-type="float">
            <text:p>0.082560702</text:p>
          </table:table-cell>
          <table:table-cell table:style-name="Default" office:value-type="float" office:value="42879.1991000024" calcext:value-type="float">
            <text:p>42879.1991000024</text:p>
          </table:table-cell>
          <table:table-cell office:value-type="float" office:value="1.474564275" calcext:value-type="float">
            <text:p>1.474564275</text:p>
          </table:table-cell>
          <table:table-cell table:style-name="Default" office:value-type="float" office:value="10628" calcext:value-type="float">
            <text:p>10628</text:p>
          </table:table-cell>
          <table:table-cell/>
          <table:table-cell table:style-name="ce15" table:formula="of:=100*([.C124]-[.I124])/[.I124]" office:value-type="float" office:value="358.436401016185" calcext:value-type="float">
            <text:p/>
          </table:table-cell>
          <table:table-cell table:style-name="ce15" table:formula="of:=[.D124]" office:value-type="float" office:value="0.102403953" calcext:value-type="float">
            <text:p/>
          </table:table-cell>
          <table:table-cell table:style-name="ce14" table:formula="of:=100*([.E124]-[.I124])/[.I124]" office:value-type="float" office:value="460.884841926985" calcext:value-type="float">
            <text:p/>
          </table:table-cell>
          <table:table-cell table:style-name="ce15" table:formula="of:=[.F124]" office:value-type="float" office:value="0.082560702" calcext:value-type="float">
            <text:p/>
          </table:table-cell>
          <table:table-cell table:style-name="ce14" table:formula="of:=100*([.G124]-[.I124])/[.I124]" office:value-type="float" office:value="303.455015995506" calcext:value-type="float">
            <text:p/>
          </table:table-cell>
          <table:table-cell table:style-name="ce15" table:formula="of:=[.H124]" office:value-type="float" office:value="1.474564275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att48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59618.1425000001" calcext:value-type="float">
            <text:p>59618.1425000001</text:p>
          </table:table-cell>
          <table:table-cell office:value-type="float" office:value="0.133346231" calcext:value-type="float">
            <text:p>0.133346231</text:p>
          </table:table-cell>
          <table:table-cell table:style-name="Default" office:value-type="float" office:value="52950.6533000001" calcext:value-type="float">
            <text:p>52950.6533000001</text:p>
          </table:table-cell>
          <table:table-cell office:value-type="float" office:value="0.087299968" calcext:value-type="float">
            <text:p>0.087299968</text:p>
          </table:table-cell>
          <table:table-cell table:style-name="Default" office:value-type="float" office:value="43083.858100007" calcext:value-type="float">
            <text:p>43083.858100007</text:p>
          </table:table-cell>
          <table:table-cell office:value-type="float" office:value="1.521674918" calcext:value-type="float">
            <text:p>1.521674918</text:p>
          </table:table-cell>
          <table:table-cell table:style-name="Default" office:value-type="float" office:value="10628" calcext:value-type="float">
            <text:p>10628</text:p>
          </table:table-cell>
          <table:table-cell/>
          <table:table-cell table:style-name="ce15" table:formula="of:=100*([.C125]-[.I125])/[.I125]" office:value-type="float" office:value="460.953542529169" calcext:value-type="float">
            <text:p/>
          </table:table-cell>
          <table:table-cell table:style-name="ce15" table:formula="of:=[.D125]" office:value-type="float" office:value="0.133346231" calcext:value-type="float">
            <text:p/>
          </table:table-cell>
          <table:table-cell table:style-name="ce14" table:formula="of:=100*([.E125]-[.I125])/[.I125]" office:value-type="float" office:value="398.218416447122" calcext:value-type="float">
            <text:p/>
          </table:table-cell>
          <table:table-cell table:style-name="ce15" table:formula="of:=[.F125]" office:value-type="float" office:value="0.087299968" calcext:value-type="float">
            <text:p/>
          </table:table-cell>
          <table:table-cell table:style-name="ce14" table:formula="of:=100*([.G125]-[.I125])/[.I125]" office:value-type="float" office:value="305.380674633111" calcext:value-type="float">
            <text:p/>
          </table:table-cell>
          <table:table-cell table:style-name="ce15" table:formula="of:=[.H125]" office:value-type="float" office:value="1.52167491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berlin52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1319.0105" calcext:value-type="float">
            <text:p>11319.0105</text:p>
          </table:table-cell>
          <table:table-cell office:value-type="float" office:value="0.103336749" calcext:value-type="float">
            <text:p>0.103336749</text:p>
          </table:table-cell>
          <table:table-cell table:style-name="Default" office:value-type="float" office:value="10654.794" calcext:value-type="float">
            <text:p>10654.794</text:p>
          </table:table-cell>
          <table:table-cell office:value-type="float" office:value="0.087035769" calcext:value-type="float">
            <text:p>0.087035769</text:p>
          </table:table-cell>
          <table:table-cell table:style-name="Default" office:value-type="float" office:value="11063.2193000025" calcext:value-type="float">
            <text:p>11063.2193000025</text:p>
          </table:table-cell>
          <table:table-cell office:value-type="float" office:value="1.701737991" calcext:value-type="float">
            <text:p>1.701737991</text:p>
          </table:table-cell>
          <table:table-cell table:style-name="Default" office:value-type="float" office:value="7542" calcext:value-type="float">
            <text:p>7542</text:p>
          </table:table-cell>
          <table:table-cell/>
          <table:table-cell table:style-name="ce15" table:formula="of:=100*([.C126]-[.I126])/[.I126]" office:value-type="float" office:value="50.0796937151949" calcext:value-type="float">
            <text:p/>
          </table:table-cell>
          <table:table-cell table:style-name="ce15" table:formula="of:=[.D126]" office:value-type="float" office:value="0.103336749" calcext:value-type="float">
            <text:p/>
          </table:table-cell>
          <table:table-cell table:style-name="ce14" table:formula="of:=100*([.E126]-[.I126])/[.I126]" office:value-type="float" office:value="41.2727923627685" calcext:value-type="float">
            <text:p/>
          </table:table-cell>
          <table:table-cell table:style-name="ce15" table:formula="of:=[.F126]" office:value-type="float" office:value="0.087035769" calcext:value-type="float">
            <text:p/>
          </table:table-cell>
          <table:table-cell table:style-name="ce14" table:formula="of:=100*([.G126]-[.I126])/[.I126]" office:value-type="float" office:value="46.6881370989459" calcext:value-type="float">
            <text:p/>
          </table:table-cell>
          <table:table-cell table:style-name="ce15" table:formula="of:=[.H126]" office:value-type="float" office:value="1.701737991" calcext:value-type="float">
            <text:p/>
          </table:table-cell>
          <table:table-cell/>
          <table:table-cell table:style-name="ce31" table:formula="of:=[.A126]" office:value-type="string" office:string-value="berlin52.txt" calcext:value-type="string">
            <text:p>berlin52.txt</text:p>
          </table:table-cell>
          <table:table-cell table:style-name="ce34" table:formula="of:=AVERAGE([.K126:.K128])" office:value-type="float" office:value="57.3634778573322" calcext:value-type="float">
            <text:p/>
          </table:table-cell>
          <table:table-cell table:style-name="ce35" table:formula="of:=AVERAGE([.L126:.L128])" office:value-type="float" office:value="0.0971915093333333" calcext:value-type="float">
            <text:p/>
          </table:table-cell>
          <table:table-cell table:style-name="ce34" table:formula="of:=AVERAGE([.M126:.M128])" office:value-type="float" office:value="45.1835273579068" calcext:value-type="float">
            <text:p/>
          </table:table-cell>
          <table:table-cell table:style-name="ce35" table:formula="of:=AVERAGE([.N126:.N128])" office:value-type="float" office:value="0.088550565" calcext:value-type="float">
            <text:p/>
          </table:table-cell>
          <table:table-cell table:style-name="ce34" table:formula="of:=AVERAGE([.O126:.O128])" office:value-type="float" office:value="47.3932307964351" calcext:value-type="float">
            <text:p/>
          </table:table-cell>
          <table:table-cell table:style-name="ce35" table:formula="of:=AVERAGE([.P126:.P128])" office:value-type="float" office:value="1.72260186033333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berlin52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2128.4993" calcext:value-type="float">
            <text:p>12128.4993</text:p>
          </table:table-cell>
          <table:table-cell office:value-type="float" office:value="0.087978952" calcext:value-type="float">
            <text:p>0.087978952</text:p>
          </table:table-cell>
          <table:table-cell table:style-name="Default" office:value-type="float" office:value="11429.7683" calcext:value-type="float">
            <text:p>11429.7683</text:p>
          </table:table-cell>
          <table:table-cell office:value-type="float" office:value="0.089454254" calcext:value-type="float">
            <text:p>0.089454254</text:p>
          </table:table-cell>
          <table:table-cell table:style-name="Default" office:value-type="float" office:value="10759.4502999997" calcext:value-type="float">
            <text:p>10759.4502999997</text:p>
          </table:table-cell>
          <table:table-cell office:value-type="float" office:value="1.751694866" calcext:value-type="float">
            <text:p>1.751694866</text:p>
          </table:table-cell>
          <table:table-cell table:style-name="Default" office:value-type="float" office:value="7542" calcext:value-type="float">
            <text:p>7542</text:p>
          </table:table-cell>
          <table:table-cell/>
          <table:table-cell table:style-name="ce15" table:formula="of:=100*([.C127]-[.I127])/[.I127]" office:value-type="float" office:value="60.8127724741448" calcext:value-type="float">
            <text:p/>
          </table:table-cell>
          <table:table-cell table:style-name="ce15" table:formula="of:=[.D127]" office:value-type="float" office:value="0.087978952" calcext:value-type="float">
            <text:p/>
          </table:table-cell>
          <table:table-cell table:style-name="ce14" table:formula="of:=100*([.E127]-[.I127])/[.I127]" office:value-type="float" office:value="51.548240519756" calcext:value-type="float">
            <text:p/>
          </table:table-cell>
          <table:table-cell table:style-name="ce15" table:formula="of:=[.F127]" office:value-type="float" office:value="0.089454254" calcext:value-type="float">
            <text:p/>
          </table:table-cell>
          <table:table-cell table:style-name="ce14" table:formula="of:=100*([.G127]-[.I127])/[.I127]" office:value-type="float" office:value="42.6604388756258" calcext:value-type="float">
            <text:p/>
          </table:table-cell>
          <table:table-cell table:style-name="ce15" table:formula="of:=[.H127]" office:value-type="float" office:value="1.751694866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berlin52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2157.5507" calcext:value-type="float">
            <text:p>12157.5507</text:p>
          </table:table-cell>
          <table:table-cell office:value-type="float" office:value="0.100258827" calcext:value-type="float">
            <text:p>0.100258827</text:p>
          </table:table-cell>
          <table:table-cell table:style-name="Default" office:value-type="float" office:value="10764.6626" calcext:value-type="float">
            <text:p>10764.6626</text:p>
          </table:table-cell>
          <table:table-cell office:value-type="float" office:value="0.089161672" calcext:value-type="float">
            <text:p>0.089161672</text:p>
          </table:table-cell>
          <table:table-cell table:style-name="Default" office:value-type="float" office:value="11526.5227999992" calcext:value-type="float">
            <text:p>11526.5227999992</text:p>
          </table:table-cell>
          <table:table-cell office:value-type="float" office:value="1.714372724" calcext:value-type="float">
            <text:p>1.714372724</text:p>
          </table:table-cell>
          <table:table-cell table:style-name="Default" office:value-type="float" office:value="7542" calcext:value-type="float">
            <text:p>7542</text:p>
          </table:table-cell>
          <table:table-cell/>
          <table:table-cell table:style-name="ce15" table:formula="of:=100*([.C128]-[.I128])/[.I128]" office:value-type="float" office:value="61.1979673826571" calcext:value-type="float">
            <text:p/>
          </table:table-cell>
          <table:table-cell table:style-name="ce15" table:formula="of:=[.D128]" office:value-type="float" office:value="0.100258827" calcext:value-type="float">
            <text:p/>
          </table:table-cell>
          <table:table-cell table:style-name="ce14" table:formula="of:=100*([.E128]-[.I128])/[.I128]" office:value-type="float" office:value="42.729549191196" calcext:value-type="float">
            <text:p/>
          </table:table-cell>
          <table:table-cell table:style-name="ce15" table:formula="of:=[.F128]" office:value-type="float" office:value="0.089161672" calcext:value-type="float">
            <text:p/>
          </table:table-cell>
          <table:table-cell table:style-name="ce14" table:formula="of:=100*([.G128]-[.I128])/[.I128]" office:value-type="float" office:value="52.8311164147335" calcext:value-type="float">
            <text:p/>
          </table:table-cell>
          <table:table-cell table:style-name="ce15" table:formula="of:=[.H128]" office:value-type="float" office:value="1.714372724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ch130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0344.4586" calcext:value-type="float">
            <text:p>10344.4586</text:p>
          </table:table-cell>
          <table:table-cell office:value-type="float" office:value="0.340512961" calcext:value-type="float">
            <text:p>0.340512961</text:p>
          </table:table-cell>
          <table:table-cell table:style-name="Default" office:value-type="float" office:value="12208.936" calcext:value-type="float">
            <text:p>12208.936</text:p>
          </table:table-cell>
          <table:table-cell office:value-type="float" office:value="0.240815265" calcext:value-type="float">
            <text:p>0.240815265</text:p>
          </table:table-cell>
          <table:table-cell table:style-name="Default" office:value-type="float" office:value="8493.34180000937" calcext:value-type="float">
            <text:p>8493.34180000937</text:p>
          </table:table-cell>
          <table:table-cell office:value-type="float" office:value="11.869664573" calcext:value-type="float">
            <text:p>11.869664573</text:p>
          </table:table-cell>
          <table:table-cell table:style-name="Default" office:value-type="float" office:value="6110" calcext:value-type="float">
            <text:p>6110</text:p>
          </table:table-cell>
          <table:table-cell/>
          <table:table-cell table:style-name="ce15" table:formula="of:=100*([.C129]-[.I129])/[.I129]" office:value-type="float" office:value="69.3037414075286" calcext:value-type="float">
            <text:p/>
          </table:table-cell>
          <table:table-cell table:style-name="ce15" table:formula="of:=[.D129]" office:value-type="float" office:value="0.340512961" calcext:value-type="float">
            <text:p/>
          </table:table-cell>
          <table:table-cell table:style-name="ce14" table:formula="of:=100*([.E129]-[.I129])/[.I129]" office:value-type="float" office:value="99.8189198036006" calcext:value-type="float">
            <text:p/>
          </table:table-cell>
          <table:table-cell table:style-name="ce15" table:formula="of:=[.F129]" office:value-type="float" office:value="0.240815265" calcext:value-type="float">
            <text:p/>
          </table:table-cell>
          <table:table-cell table:style-name="ce14" table:formula="of:=100*([.G129]-[.I129])/[.I129]" office:value-type="float" office:value="39.0072307693841" calcext:value-type="float">
            <text:p/>
          </table:table-cell>
          <table:table-cell table:style-name="ce15" table:formula="of:=[.H129]" office:value-type="float" office:value="11.869664573" calcext:value-type="float">
            <text:p/>
          </table:table-cell>
          <table:table-cell/>
          <table:table-cell table:style-name="ce31" table:formula="of:=[.A129]" office:value-type="string" office:string-value="ch130.txt" calcext:value-type="string">
            <text:p>ch130.txt</text:p>
          </table:table-cell>
          <table:table-cell table:style-name="ce34" table:formula="of:=AVERAGE([.K129:.K131])" office:value-type="float" office:value="91.7596262956896" calcext:value-type="float">
            <text:p/>
          </table:table-cell>
          <table:table-cell table:style-name="ce35" table:formula="of:=AVERAGE([.L129:.L131])" office:value-type="float" office:value="0.327838403" calcext:value-type="float">
            <text:p/>
          </table:table-cell>
          <table:table-cell table:style-name="ce34" table:formula="of:=AVERAGE([.M129:.M131])" office:value-type="float" office:value="89.527577741407" calcext:value-type="float">
            <text:p/>
          </table:table-cell>
          <table:table-cell table:style-name="ce35" table:formula="of:=AVERAGE([.N129:.N131])" office:value-type="float" office:value="0.276296096" calcext:value-type="float">
            <text:p/>
          </table:table-cell>
          <table:table-cell table:style-name="ce34" table:formula="of:=AVERAGE([.O129:.O131])" office:value-type="float" office:value="44.1719099836808" calcext:value-type="float">
            <text:p/>
          </table:table-cell>
          <table:table-cell table:style-name="ce35" table:formula="of:=AVERAGE([.P129:.P131])" office:value-type="float" office:value="11.45070381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ch130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2350.9402999999" calcext:value-type="float">
            <text:p>12350.9402999999</text:p>
          </table:table-cell>
          <table:table-cell office:value-type="float" office:value="0.295004833" calcext:value-type="float">
            <text:p>0.295004833</text:p>
          </table:table-cell>
          <table:table-cell table:style-name="Default" office:value-type="float" office:value="11531.6495999999" calcext:value-type="float">
            <text:p>11531.6495999999</text:p>
          </table:table-cell>
          <table:table-cell office:value-type="float" office:value="0.232612557" calcext:value-type="float">
            <text:p>0.232612557</text:p>
          </table:table-cell>
          <table:table-cell table:style-name="Default" office:value-type="float" office:value="8648.33160001087" calcext:value-type="float">
            <text:p>8648.33160001087</text:p>
          </table:table-cell>
          <table:table-cell office:value-type="float" office:value="11.122887199" calcext:value-type="float">
            <text:p>11.122887199</text:p>
          </table:table-cell>
          <table:table-cell table:style-name="Default" office:value-type="float" office:value="6110" calcext:value-type="float">
            <text:p>6110</text:p>
          </table:table-cell>
          <table:table-cell/>
          <table:table-cell table:style-name="ce15" table:formula="of:=100*([.C130]-[.I130])/[.I130]" office:value-type="float" office:value="102.143049099835" calcext:value-type="float">
            <text:p/>
          </table:table-cell>
          <table:table-cell table:style-name="ce15" table:formula="of:=[.D130]" office:value-type="float" office:value="0.295004833" calcext:value-type="float">
            <text:p/>
          </table:table-cell>
          <table:table-cell table:style-name="ce14" table:formula="of:=100*([.E130]-[.I130])/[.I130]" office:value-type="float" office:value="88.734036006545" calcext:value-type="float">
            <text:p/>
          </table:table-cell>
          <table:table-cell table:style-name="ce15" table:formula="of:=[.F130]" office:value-type="float" office:value="0.232612557" calcext:value-type="float">
            <text:p/>
          </table:table-cell>
          <table:table-cell table:style-name="ce14" table:formula="of:=100*([.G130]-[.I130])/[.I130]" office:value-type="float" office:value="41.5438887072155" calcext:value-type="float">
            <text:p/>
          </table:table-cell>
          <table:table-cell table:style-name="ce15" table:formula="of:=[.H130]" office:value-type="float" office:value="11.122887199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ch130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2454.1406" calcext:value-type="float">
            <text:p>12454.1406</text:p>
          </table:table-cell>
          <table:table-cell office:value-type="float" office:value="0.347997415" calcext:value-type="float">
            <text:p>0.347997415</text:p>
          </table:table-cell>
          <table:table-cell table:style-name="Default" office:value-type="float" office:value="10999.8194" calcext:value-type="float">
            <text:p>10999.8194</text:p>
          </table:table-cell>
          <table:table-cell office:value-type="float" office:value="0.355460466" calcext:value-type="float">
            <text:p>0.355460466</text:p>
          </table:table-cell>
          <table:table-cell table:style-name="Default" office:value-type="float" office:value="9285.03769998845" calcext:value-type="float">
            <text:p>9285.03769998845</text:p>
          </table:table-cell>
          <table:table-cell office:value-type="float" office:value="11.359559658" calcext:value-type="float">
            <text:p>11.359559658</text:p>
          </table:table-cell>
          <table:table-cell table:style-name="Default" office:value-type="float" office:value="6110" calcext:value-type="float">
            <text:p>6110</text:p>
          </table:table-cell>
          <table:table-cell/>
          <table:table-cell table:style-name="ce15" table:formula="of:=100*([.C131]-[.I131])/[.I131]" office:value-type="float" office:value="103.832088379705" calcext:value-type="float">
            <text:p/>
          </table:table-cell>
          <table:table-cell table:style-name="ce15" table:formula="of:=[.D131]" office:value-type="float" office:value="0.347997415" calcext:value-type="float">
            <text:p/>
          </table:table-cell>
          <table:table-cell table:style-name="ce14" table:formula="of:=100*([.E131]-[.I131])/[.I131]" office:value-type="float" office:value="80.0297774140753" calcext:value-type="float">
            <text:p/>
          </table:table-cell>
          <table:table-cell table:style-name="ce15" table:formula="of:=[.F131]" office:value-type="float" office:value="0.355460466" calcext:value-type="float">
            <text:p/>
          </table:table-cell>
          <table:table-cell table:style-name="ce14" table:formula="of:=100*([.G131]-[.I131])/[.I131]" office:value-type="float" office:value="51.9646104744427" calcext:value-type="float">
            <text:p/>
          </table:table-cell>
          <table:table-cell table:style-name="ce15" table:formula="of:=[.H131]" office:value-type="float" office:value="11.35955965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ch150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2976.5104" calcext:value-type="float">
            <text:p>12976.5104</text:p>
          </table:table-cell>
          <table:table-cell office:value-type="float" office:value="0.463603247" calcext:value-type="float">
            <text:p>0.463603247</text:p>
          </table:table-cell>
          <table:table-cell table:style-name="Default" office:value-type="float" office:value="14519.3753" calcext:value-type="float">
            <text:p>14519.3753</text:p>
          </table:table-cell>
          <table:table-cell office:value-type="float" office:value="0.298247878" calcext:value-type="float">
            <text:p>0.298247878</text:p>
          </table:table-cell>
          <table:table-cell table:style-name="Default" office:value-type="float" office:value="10411.613400006" calcext:value-type="float">
            <text:p>10411.613400006</text:p>
          </table:table-cell>
          <table:table-cell office:value-type="float" office:value="14.769524121" calcext:value-type="float">
            <text:p>14.769524121</text:p>
          </table:table-cell>
          <table:table-cell table:style-name="Default" office:value-type="float" office:value="6528" calcext:value-type="float">
            <text:p>6528</text:p>
          </table:table-cell>
          <table:table-cell/>
          <table:table-cell table:style-name="ce15" table:formula="of:=100*([.C132]-[.I132])/[.I132]" office:value-type="float" office:value="98.7823284313725" calcext:value-type="float">
            <text:p/>
          </table:table-cell>
          <table:table-cell table:style-name="ce15" table:formula="of:=[.D132]" office:value-type="float" office:value="0.463603247" calcext:value-type="float">
            <text:p/>
          </table:table-cell>
          <table:table-cell table:style-name="ce14" table:formula="of:=100*([.E132]-[.I132])/[.I132]" office:value-type="float" office:value="122.416901041667" calcext:value-type="float">
            <text:p/>
          </table:table-cell>
          <table:table-cell table:style-name="ce15" table:formula="of:=[.F132]" office:value-type="float" office:value="0.298247878" calcext:value-type="float">
            <text:p/>
          </table:table-cell>
          <table:table-cell table:style-name="ce14" table:formula="of:=100*([.G132]-[.I132])/[.I132]" office:value-type="float" office:value="59.4916268383272" calcext:value-type="float">
            <text:p/>
          </table:table-cell>
          <table:table-cell table:style-name="ce15" table:formula="of:=[.H132]" office:value-type="float" office:value="14.769524121" calcext:value-type="float">
            <text:p/>
          </table:table-cell>
          <table:table-cell/>
          <table:table-cell table:style-name="ce31" table:formula="of:=[.A132]" office:value-type="string" office:string-value="ch150.txt" calcext:value-type="string">
            <text:p>ch150.txt</text:p>
          </table:table-cell>
          <table:table-cell table:style-name="ce34" table:formula="of:=AVERAGE([.K132:.K134])" office:value-type="float" office:value="107.223502859477" calcext:value-type="float">
            <text:p/>
          </table:table-cell>
          <table:table-cell table:style-name="ce35" table:formula="of:=AVERAGE([.L132:.L134])" office:value-type="float" office:value="0.413431053333333" calcext:value-type="float">
            <text:p/>
          </table:table-cell>
          <table:table-cell table:style-name="ce34" table:formula="of:=AVERAGE([.M132:.M134])" office:value-type="float" office:value="126.190222630719" calcext:value-type="float">
            <text:p/>
          </table:table-cell>
          <table:table-cell table:style-name="ce35" table:formula="of:=AVERAGE([.N132:.N134])" office:value-type="float" office:value="0.314457441333333" calcext:value-type="float">
            <text:p/>
          </table:table-cell>
          <table:table-cell table:style-name="ce34" table:formula="of:=AVERAGE([.O132:.O134])" office:value-type="float" office:value="56.1686677900571" calcext:value-type="float">
            <text:p/>
          </table:table-cell>
          <table:table-cell table:style-name="ce35" table:formula="of:=AVERAGE([.P132:.P134])" office:value-type="float" office:value="15.1516889353333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ch150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3443.6082" calcext:value-type="float">
            <text:p>13443.6082</text:p>
          </table:table-cell>
          <table:table-cell office:value-type="float" office:value="0.324376399" calcext:value-type="float">
            <text:p>0.324376399</text:p>
          </table:table-cell>
          <table:table-cell table:style-name="Default" office:value-type="float" office:value="15151.9985000001" calcext:value-type="float">
            <text:p>15151.9985000001</text:p>
          </table:table-cell>
          <table:table-cell office:value-type="float" office:value="0.296484818" calcext:value-type="float">
            <text:p>0.296484818</text:p>
          </table:table-cell>
          <table:table-cell table:style-name="Default" office:value-type="float" office:value="10585.9754000081" calcext:value-type="float">
            <text:p>10585.9754000081</text:p>
          </table:table-cell>
          <table:table-cell office:value-type="float" office:value="15.356067369" calcext:value-type="float">
            <text:p>15.356067369</text:p>
          </table:table-cell>
          <table:table-cell table:style-name="Default" office:value-type="float" office:value="6528" calcext:value-type="float">
            <text:p>6528</text:p>
          </table:table-cell>
          <table:table-cell/>
          <table:table-cell table:style-name="ce15" table:formula="of:=100*([.C133]-[.I133])/[.I133]" office:value-type="float" office:value="105.937625612745" calcext:value-type="float">
            <text:p/>
          </table:table-cell>
          <table:table-cell table:style-name="ce15" table:formula="of:=[.D133]" office:value-type="float" office:value="0.324376399" calcext:value-type="float">
            <text:p/>
          </table:table-cell>
          <table:table-cell table:style-name="ce14" table:formula="of:=100*([.E133]-[.I133])/[.I133]" office:value-type="float" office:value="132.107820159315" calcext:value-type="float">
            <text:p/>
          </table:table-cell>
          <table:table-cell table:style-name="ce15" table:formula="of:=[.F133]" office:value-type="float" office:value="0.296484818" calcext:value-type="float">
            <text:p/>
          </table:table-cell>
          <table:table-cell table:style-name="ce14" table:formula="of:=100*([.G133]-[.I133])/[.I133]" office:value-type="float" office:value="62.1626133579672" calcext:value-type="float">
            <text:p/>
          </table:table-cell>
          <table:table-cell table:style-name="ce15" table:formula="of:=[.H133]" office:value-type="float" office:value="15.356067369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ch150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4162.5322" calcext:value-type="float">
            <text:p>14162.5322</text:p>
          </table:table-cell>
          <table:table-cell office:value-type="float" office:value="0.452313514" calcext:value-type="float">
            <text:p>0.452313514</text:p>
          </table:table-cell>
          <table:table-cell table:style-name="Default" office:value-type="float" office:value="14625.7194" calcext:value-type="float">
            <text:p>14625.7194</text:p>
          </table:table-cell>
          <table:table-cell office:value-type="float" office:value="0.348639628" calcext:value-type="float">
            <text:p>0.348639628</text:p>
          </table:table-cell>
          <table:table-cell table:style-name="Default" office:value-type="float" office:value="9586.48309999064" calcext:value-type="float">
            <text:p>9586.48309999064</text:p>
          </table:table-cell>
          <table:table-cell office:value-type="float" office:value="15.329475316" calcext:value-type="float">
            <text:p>15.329475316</text:p>
          </table:table-cell>
          <table:table-cell table:style-name="Default" office:value-type="float" office:value="6528" calcext:value-type="float">
            <text:p>6528</text:p>
          </table:table-cell>
          <table:table-cell/>
          <table:table-cell table:style-name="ce15" table:formula="of:=100*([.C134]-[.I134])/[.I134]" office:value-type="float" office:value="116.950554534314" calcext:value-type="float">
            <text:p/>
          </table:table-cell>
          <table:table-cell table:style-name="ce15" table:formula="of:=[.D134]" office:value-type="float" office:value="0.452313514" calcext:value-type="float">
            <text:p/>
          </table:table-cell>
          <table:table-cell table:style-name="ce14" table:formula="of:=100*([.E134]-[.I134])/[.I134]" office:value-type="float" office:value="124.045946691176" calcext:value-type="float">
            <text:p/>
          </table:table-cell>
          <table:table-cell table:style-name="ce15" table:formula="of:=[.F134]" office:value-type="float" office:value="0.348639628" calcext:value-type="float">
            <text:p/>
          </table:table-cell>
          <table:table-cell table:style-name="ce14" table:formula="of:=100*([.G134]-[.I134])/[.I134]" office:value-type="float" office:value="46.8517631738762" calcext:value-type="float">
            <text:p/>
          </table:table-cell>
          <table:table-cell table:style-name="ce15" table:formula="of:=[.H134]" office:value-type="float" office:value="15.329475316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d198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39231.1008000001" calcext:value-type="float">
            <text:p>39231.1008000001</text:p>
          </table:table-cell>
          <table:table-cell office:value-type="float" office:value="0.678352796" calcext:value-type="float">
            <text:p>0.678352796</text:p>
          </table:table-cell>
          <table:table-cell table:style-name="Default" office:value-type="float" office:value="48782.9035000003" calcext:value-type="float">
            <text:p>48782.9035000003</text:p>
          </table:table-cell>
          <table:table-cell office:value-type="float" office:value="0.65221622" calcext:value-type="float">
            <text:p>0.65221622</text:p>
          </table:table-cell>
          <table:table-cell table:style-name="Default" office:value-type="float" office:value="29940.7214999861" calcext:value-type="float">
            <text:p>29940.7214999861</text:p>
          </table:table-cell>
          <table:table-cell office:value-type="float" office:value="26.351682556" calcext:value-type="float">
            <text:p>26.351682556</text:p>
          </table:table-cell>
          <table:table-cell table:style-name="Default" office:value-type="float" office:value="15780" calcext:value-type="float">
            <text:p>15780</text:p>
          </table:table-cell>
          <table:table-cell/>
          <table:table-cell table:style-name="ce15" table:formula="of:=100*([.C135]-[.I135])/[.I135]" office:value-type="float" office:value="148.612806083651" calcext:value-type="float">
            <text:p/>
          </table:table-cell>
          <table:table-cell table:style-name="ce15" table:formula="of:=[.D135]" office:value-type="float" office:value="0.678352796" calcext:value-type="float">
            <text:p/>
          </table:table-cell>
          <table:table-cell table:style-name="ce14" table:formula="of:=100*([.E135]-[.I135])/[.I135]" office:value-type="float" office:value="209.14387515843" calcext:value-type="float">
            <text:p/>
          </table:table-cell>
          <table:table-cell table:style-name="ce15" table:formula="of:=[.F135]" office:value-type="float" office:value="0.65221622" calcext:value-type="float">
            <text:p/>
          </table:table-cell>
          <table:table-cell table:style-name="ce14" table:formula="of:=100*([.G135]-[.I135])/[.I135]" office:value-type="float" office:value="89.7384125474404" calcext:value-type="float">
            <text:p/>
          </table:table-cell>
          <table:table-cell table:style-name="ce15" table:formula="of:=[.H135]" office:value-type="float" office:value="26.351682556" calcext:value-type="float">
            <text:p/>
          </table:table-cell>
          <table:table-cell/>
          <table:table-cell table:style-name="ce31" table:formula="of:=[.A135]" office:value-type="string" office:string-value="d198.txt" calcext:value-type="string">
            <text:p>d198.txt</text:p>
          </table:table-cell>
          <table:table-cell table:style-name="ce34" table:formula="of:=AVERAGE([.K135:.K137])" office:value-type="float" office:value="181.668599915505" calcext:value-type="float">
            <text:p/>
          </table:table-cell>
          <table:table-cell table:style-name="ce35" table:formula="of:=AVERAGE([.L135:.L137])" office:value-type="float" office:value="0.778063953" calcext:value-type="float">
            <text:p/>
          </table:table-cell>
          <table:table-cell table:style-name="ce34" table:formula="of:=AVERAGE([.M135:.M137])" office:value-type="float" office:value="197.461547950993" calcext:value-type="float">
            <text:p/>
          </table:table-cell>
          <table:table-cell table:style-name="ce35" table:formula="of:=AVERAGE([.N135:.N137])" office:value-type="float" office:value="0.549650948333333" calcext:value-type="float">
            <text:p/>
          </table:table-cell>
          <table:table-cell table:style-name="ce34" table:formula="of:=AVERAGE([.O135:.O137])" office:value-type="float" office:value="86.8229433882837" calcext:value-type="float">
            <text:p/>
          </table:table-cell>
          <table:table-cell table:style-name="ce35" table:formula="of:=AVERAGE([.P135:.P137])" office:value-type="float" office:value="26.7823462033333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d198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4225.9267" calcext:value-type="float">
            <text:p>44225.9267</text:p>
          </table:table-cell>
          <table:table-cell office:value-type="float" office:value="0.975603575" calcext:value-type="float">
            <text:p>0.975603575</text:p>
          </table:table-cell>
          <table:table-cell table:style-name="Default" office:value-type="float" office:value="48651.9341999999" calcext:value-type="float">
            <text:p>48651.9341999999</text:p>
          </table:table-cell>
          <table:table-cell office:value-type="float" office:value="0.465050187" calcext:value-type="float">
            <text:p>0.465050187</text:p>
          </table:table-cell>
          <table:table-cell table:style-name="Default" office:value-type="float" office:value="27944.034500022" calcext:value-type="float">
            <text:p>27944.034500022</text:p>
          </table:table-cell>
          <table:table-cell office:value-type="float" office:value="27.618915318" calcext:value-type="float">
            <text:p>27.618915318</text:p>
          </table:table-cell>
          <table:table-cell table:style-name="Default" office:value-type="float" office:value="15780" calcext:value-type="float">
            <text:p>15780</text:p>
          </table:table-cell>
          <table:table-cell/>
          <table:table-cell table:style-name="ce15" table:formula="of:=100*([.C136]-[.I136])/[.I136]" office:value-type="float" office:value="180.265695183777" calcext:value-type="float">
            <text:p/>
          </table:table-cell>
          <table:table-cell table:style-name="ce15" table:formula="of:=[.D136]" office:value-type="float" office:value="0.975603575" calcext:value-type="float">
            <text:p/>
          </table:table-cell>
          <table:table-cell table:style-name="ce14" table:formula="of:=100*([.E136]-[.I136])/[.I136]" office:value-type="float" office:value="208.313904942965" calcext:value-type="float">
            <text:p/>
          </table:table-cell>
          <table:table-cell table:style-name="ce15" table:formula="of:=[.F136]" office:value-type="float" office:value="0.465050187" calcext:value-type="float">
            <text:p/>
          </table:table-cell>
          <table:table-cell table:style-name="ce14" table:formula="of:=100*([.G136]-[.I136])/[.I136]" office:value-type="float" office:value="77.0851362485551" calcext:value-type="float">
            <text:p/>
          </table:table-cell>
          <table:table-cell table:style-name="ce15" table:formula="of:=[.H136]" office:value-type="float" office:value="27.61891531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d198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9884.8877000001" calcext:value-type="float">
            <text:p>49884.8877000001</text:p>
          </table:table-cell>
          <table:table-cell office:value-type="float" office:value="0.680235488" calcext:value-type="float">
            <text:p>0.680235488</text:p>
          </table:table-cell>
          <table:table-cell table:style-name="Default" office:value-type="float" office:value="43383.4591" calcext:value-type="float">
            <text:p>43383.4591</text:p>
          </table:table-cell>
          <table:table-cell office:value-type="float" office:value="0.531686438" calcext:value-type="float">
            <text:p>0.531686438</text:p>
          </table:table-cell>
          <table:table-cell table:style-name="Default" office:value-type="float" office:value="30557.2254000054" calcext:value-type="float">
            <text:p>30557.2254000054</text:p>
          </table:table-cell>
          <table:table-cell office:value-type="float" office:value="26.376440736" calcext:value-type="float">
            <text:p>26.376440736</text:p>
          </table:table-cell>
          <table:table-cell table:style-name="Default" office:value-type="float" office:value="15780" calcext:value-type="float">
            <text:p>15780</text:p>
          </table:table-cell>
          <table:table-cell/>
          <table:table-cell table:style-name="ce15" table:formula="of:=100*([.C137]-[.I137])/[.I137]" office:value-type="float" office:value="216.127298479088" calcext:value-type="float">
            <text:p/>
          </table:table-cell>
          <table:table-cell table:style-name="ce15" table:formula="of:=[.D137]" office:value-type="float" office:value="0.680235488" calcext:value-type="float">
            <text:p/>
          </table:table-cell>
          <table:table-cell table:style-name="ce14" table:formula="of:=100*([.E137]-[.I137])/[.I137]" office:value-type="float" office:value="174.926863751584" calcext:value-type="float">
            <text:p/>
          </table:table-cell>
          <table:table-cell table:style-name="ce15" table:formula="of:=[.F137]" office:value-type="float" office:value="0.531686438" calcext:value-type="float">
            <text:p/>
          </table:table-cell>
          <table:table-cell table:style-name="ce14" table:formula="of:=100*([.G137]-[.I137])/[.I137]" office:value-type="float" office:value="93.6452813688555" calcext:value-type="float">
            <text:p/>
          </table:table-cell>
          <table:table-cell table:style-name="ce15" table:formula="of:=[.H137]" office:value-type="float" office:value="26.376440736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dantzig42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252.4538" calcext:value-type="float">
            <text:p>1252.4538</text:p>
          </table:table-cell>
          <table:table-cell office:value-type="float" office:value="0.08832373" calcext:value-type="float">
            <text:p>0.08832373</text:p>
          </table:table-cell>
          <table:table-cell table:style-name="Default" office:value-type="float" office:value="1032.7798" calcext:value-type="float">
            <text:p>1032.7798</text:p>
          </table:table-cell>
          <table:table-cell office:value-type="float" office:value="0.076715349" calcext:value-type="float">
            <text:p>0.076715349</text:p>
          </table:table-cell>
          <table:table-cell table:style-name="Default" office:value-type="float" office:value="804.24240000014" calcext:value-type="float">
            <text:p>804.24240000014</text:p>
          </table:table-cell>
          <table:table-cell office:value-type="float" office:value="1.095059062" calcext:value-type="float">
            <text:p>1.095059062</text:p>
          </table:table-cell>
          <table:table-cell table:style-name="Default" office:value-type="float" office:value="699" calcext:value-type="float">
            <text:p>699</text:p>
          </table:table-cell>
          <table:table-cell/>
          <table:table-cell table:style-name="ce15" table:formula="of:=100*([.C138]-[.I138])/[.I138]" office:value-type="float" office:value="79.1779399141631" calcext:value-type="float">
            <text:p/>
          </table:table-cell>
          <table:table-cell table:style-name="ce15" table:formula="of:=[.D138]" office:value-type="float" office:value="0.08832373" calcext:value-type="float">
            <text:p/>
          </table:table-cell>
          <table:table-cell table:style-name="ce14" table:formula="of:=100*([.E138]-[.I138])/[.I138]" office:value-type="float" office:value="47.7510443490701" calcext:value-type="float">
            <text:p/>
          </table:table-cell>
          <table:table-cell table:style-name="ce15" table:formula="of:=[.F138]" office:value-type="float" office:value="0.076715349" calcext:value-type="float">
            <text:p/>
          </table:table-cell>
          <table:table-cell table:style-name="ce14" table:formula="of:=100*([.G138]-[.I138])/[.I138]" office:value-type="float" office:value="15.0561373390758" calcext:value-type="float">
            <text:p/>
          </table:table-cell>
          <table:table-cell table:style-name="ce15" table:formula="of:=[.H138]" office:value-type="float" office:value="1.095059062" calcext:value-type="float">
            <text:p/>
          </table:table-cell>
          <table:table-cell/>
          <table:table-cell table:style-name="ce31" table:formula="of:=[.A138]" office:value-type="string" office:string-value="dantzig42.txt" calcext:value-type="string">
            <text:p>dantzig42.txt</text:p>
          </table:table-cell>
          <table:table-cell table:style-name="ce34" table:formula="of:=AVERAGE([.K138:.K140])" office:value-type="float" office:value="48.1555793991417" calcext:value-type="float">
            <text:p/>
          </table:table-cell>
          <table:table-cell table:style-name="ce35" table:formula="of:=AVERAGE([.L138:.L140])" office:value-type="float" office:value="0.0891399076666667" calcext:value-type="float">
            <text:p/>
          </table:table-cell>
          <table:table-cell table:style-name="ce34" table:formula="of:=AVERAGE([.M138:.M140])" office:value-type="float" office:value="43.3868574153553" calcext:value-type="float">
            <text:p/>
          </table:table-cell>
          <table:table-cell table:style-name="ce35" table:formula="of:=AVERAGE([.N138:.N140])" office:value-type="float" office:value="0.0794802303333333" calcext:value-type="float">
            <text:p/>
          </table:table-cell>
          <table:table-cell table:style-name="ce34" table:formula="of:=AVERAGE([.O138:.O140])" office:value-type="float" office:value="14.4461897949501" calcext:value-type="float">
            <text:p/>
          </table:table-cell>
          <table:table-cell table:style-name="ce35" table:formula="of:=AVERAGE([.P138:.P140])" office:value-type="float" office:value="1.108293871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dantzig42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917.471300000001" calcext:value-type="float">
            <text:p>917.471300000001</text:p>
          </table:table-cell>
          <table:table-cell office:value-type="float" office:value="0.095300178" calcext:value-type="float">
            <text:p>0.095300178</text:p>
          </table:table-cell>
          <table:table-cell table:style-name="Default" office:value-type="float" office:value="956.985700000001" calcext:value-type="float">
            <text:p>956.985700000001</text:p>
          </table:table-cell>
          <table:table-cell office:value-type="float" office:value="0.083446117" calcext:value-type="float">
            <text:p>0.083446117</text:p>
          </table:table-cell>
          <table:table-cell table:style-name="Default" office:value-type="float" office:value="807.467399999993" calcext:value-type="float">
            <text:p>807.467399999993</text:p>
          </table:table-cell>
          <table:table-cell office:value-type="float" office:value="1.091427589" calcext:value-type="float">
            <text:p>1.091427589</text:p>
          </table:table-cell>
          <table:table-cell table:style-name="Default" office:value-type="float" office:value="699" calcext:value-type="float">
            <text:p>699</text:p>
          </table:table-cell>
          <table:table-cell/>
          <table:table-cell table:style-name="ce15" table:formula="of:=100*([.C139]-[.I139])/[.I139]" office:value-type="float" office:value="31.2548354792562" calcext:value-type="float">
            <text:p/>
          </table:table-cell>
          <table:table-cell table:style-name="ce15" table:formula="of:=[.D139]" office:value-type="float" office:value="0.095300178" calcext:value-type="float">
            <text:p/>
          </table:table-cell>
          <table:table-cell table:style-name="ce14" table:formula="of:=100*([.E139]-[.I139])/[.I139]" office:value-type="float" office:value="36.9078254649501" calcext:value-type="float">
            <text:p/>
          </table:table-cell>
          <table:table-cell table:style-name="ce15" table:formula="of:=[.F139]" office:value-type="float" office:value="0.083446117" calcext:value-type="float">
            <text:p/>
          </table:table-cell>
          <table:table-cell table:style-name="ce14" table:formula="of:=100*([.G139]-[.I139])/[.I139]" office:value-type="float" office:value="15.5175107296127" calcext:value-type="float">
            <text:p/>
          </table:table-cell>
          <table:table-cell table:style-name="ce15" table:formula="of:=[.H139]" office:value-type="float" office:value="1.091427589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dantzig42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936.8974" calcext:value-type="float">
            <text:p>936.8974</text:p>
          </table:table-cell>
          <table:table-cell office:value-type="float" office:value="0.083795815" calcext:value-type="float">
            <text:p>0.083795815</text:p>
          </table:table-cell>
          <table:table-cell table:style-name="Default" office:value-type="float" office:value="1017.0569" calcext:value-type="float">
            <text:p>1017.0569</text:p>
          </table:table-cell>
          <table:table-cell office:value-type="float" office:value="0.078279225" calcext:value-type="float">
            <text:p>0.078279225</text:p>
          </table:table-cell>
          <table:table-cell table:style-name="Default" office:value-type="float" office:value="788.22679999997" calcext:value-type="float">
            <text:p>788.22679999997</text:p>
          </table:table-cell>
          <table:table-cell office:value-type="float" office:value="1.138394962" calcext:value-type="float">
            <text:p>1.138394962</text:p>
          </table:table-cell>
          <table:table-cell table:style-name="Default" office:value-type="float" office:value="699" calcext:value-type="float">
            <text:p>699</text:p>
          </table:table-cell>
          <table:table-cell/>
          <table:table-cell table:style-name="ce15" table:formula="of:=100*([.C140]-[.I140])/[.I140]" office:value-type="float" office:value="34.0339628040057" calcext:value-type="float">
            <text:p/>
          </table:table-cell>
          <table:table-cell table:style-name="ce15" table:formula="of:=[.D140]" office:value-type="float" office:value="0.083795815" calcext:value-type="float">
            <text:p/>
          </table:table-cell>
          <table:table-cell table:style-name="ce14" table:formula="of:=100*([.E140]-[.I140])/[.I140]" office:value-type="float" office:value="45.5017024320458" calcext:value-type="float">
            <text:p/>
          </table:table-cell>
          <table:table-cell table:style-name="ce15" table:formula="of:=[.F140]" office:value-type="float" office:value="0.078279225" calcext:value-type="float">
            <text:p/>
          </table:table-cell>
          <table:table-cell table:style-name="ce14" table:formula="of:=100*([.G140]-[.I140])/[.I140]" office:value-type="float" office:value="12.7649213161617" calcext:value-type="float">
            <text:p/>
          </table:table-cell>
          <table:table-cell table:style-name="ce15" table:formula="of:=[.H140]" office:value-type="float" office:value="1.138394962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eil101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030.575" calcext:value-type="float">
            <text:p>1030.575</text:p>
          </table:table-cell>
          <table:table-cell office:value-type="float" office:value="0.215123693" calcext:value-type="float">
            <text:p>0.215123693</text:p>
          </table:table-cell>
          <table:table-cell table:style-name="Default" office:value-type="float" office:value="1027.2859" calcext:value-type="float">
            <text:p>1027.2859</text:p>
          </table:table-cell>
          <table:table-cell office:value-type="float" office:value="0.13789217" calcext:value-type="float">
            <text:p>0.13789217</text:p>
          </table:table-cell>
          <table:table-cell table:style-name="Default" office:value-type="float" office:value="888.319200000221" calcext:value-type="float">
            <text:p>888.319200000221</text:p>
          </table:table-cell>
          <table:table-cell office:value-type="float" office:value="6.834801683" calcext:value-type="float">
            <text:p>6.834801683</text:p>
          </table:table-cell>
          <table:table-cell table:style-name="Default" office:value-type="float" office:value="629" calcext:value-type="float">
            <text:p>629</text:p>
          </table:table-cell>
          <table:table-cell/>
          <table:table-cell table:style-name="ce15" table:formula="of:=100*([.C141]-[.I141])/[.I141]" office:value-type="float" office:value="63.8434022257552" calcext:value-type="float">
            <text:p/>
          </table:table-cell>
          <table:table-cell table:style-name="ce15" table:formula="of:=[.D141]" office:value-type="float" office:value="0.215123693" calcext:value-type="float">
            <text:p/>
          </table:table-cell>
          <table:table-cell table:style-name="ce14" table:formula="of:=100*([.E141]-[.I141])/[.I141]" office:value-type="float" office:value="63.320492845787" calcext:value-type="float">
            <text:p/>
          </table:table-cell>
          <table:table-cell table:style-name="ce15" table:formula="of:=[.F141]" office:value-type="float" office:value="0.13789217" calcext:value-type="float">
            <text:p/>
          </table:table-cell>
          <table:table-cell table:style-name="ce14" table:formula="of:=100*([.G141]-[.I141])/[.I141]" office:value-type="float" office:value="41.2272178060765" calcext:value-type="float">
            <text:p/>
          </table:table-cell>
          <table:table-cell table:style-name="ce15" table:formula="of:=[.H141]" office:value-type="float" office:value="6.834801683" calcext:value-type="float">
            <text:p/>
          </table:table-cell>
          <table:table-cell/>
          <table:table-cell table:style-name="ce31" table:formula="of:=[.A141]" office:value-type="string" office:string-value="eil101.txt" calcext:value-type="string">
            <text:p>eil101.txt</text:p>
          </table:table-cell>
          <table:table-cell table:style-name="ce34" table:formula="of:=AVERAGE([.K141:.K143])" office:value-type="float" office:value="51.3789348171703" calcext:value-type="float">
            <text:p/>
          </table:table-cell>
          <table:table-cell table:style-name="ce35" table:formula="of:=AVERAGE([.L141:.L143])" office:value-type="float" office:value="0.224393123333333" calcext:value-type="float">
            <text:p/>
          </table:table-cell>
          <table:table-cell table:style-name="ce34" table:formula="of:=AVERAGE([.M141:.M143])" office:value-type="float" office:value="63.5111287758344" calcext:value-type="float">
            <text:p/>
          </table:table-cell>
          <table:table-cell table:style-name="ce35" table:formula="of:=AVERAGE([.N141:.N143])" office:value-type="float" office:value="0.146202485333333" calcext:value-type="float">
            <text:p/>
          </table:table-cell>
          <table:table-cell table:style-name="ce34" table:formula="of:=AVERAGE([.O141:.O143])" office:value-type="float" office:value="37.3816587175704" calcext:value-type="float">
            <text:p/>
          </table:table-cell>
          <table:table-cell table:style-name="ce35" table:formula="of:=AVERAGE([.P141:.P143])" office:value-type="float" office:value="6.818930773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eil101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852.828400000002" calcext:value-type="float">
            <text:p>852.828400000002</text:p>
          </table:table-cell>
          <table:table-cell office:value-type="float" office:value="0.23302966" calcext:value-type="float">
            <text:p>0.23302966</text:p>
          </table:table-cell>
          <table:table-cell table:style-name="Default" office:value-type="float" office:value="1044.1223" calcext:value-type="float">
            <text:p>1044.1223</text:p>
          </table:table-cell>
          <table:table-cell office:value-type="float" office:value="0.152038575" calcext:value-type="float">
            <text:p>0.152038575</text:p>
          </table:table-cell>
          <table:table-cell table:style-name="Default" office:value-type="float" office:value="874.244100000146" calcext:value-type="float">
            <text:p>874.244100000146</text:p>
          </table:table-cell>
          <table:table-cell office:value-type="float" office:value="6.704826334" calcext:value-type="float">
            <text:p>6.704826334</text:p>
          </table:table-cell>
          <table:table-cell table:style-name="Default" office:value-type="float" office:value="629" calcext:value-type="float">
            <text:p>629</text:p>
          </table:table-cell>
          <table:table-cell/>
          <table:table-cell table:style-name="ce15" table:formula="of:=100*([.C142]-[.I142])/[.I142]" office:value-type="float" office:value="35.5848012718604" calcext:value-type="float">
            <text:p/>
          </table:table-cell>
          <table:table-cell table:style-name="ce15" table:formula="of:=[.D142]" office:value-type="float" office:value="0.23302966" calcext:value-type="float">
            <text:p/>
          </table:table-cell>
          <table:table-cell table:style-name="ce14" table:formula="of:=100*([.E142]-[.I142])/[.I142]" office:value-type="float" office:value="65.997186009539" calcext:value-type="float">
            <text:p/>
          </table:table-cell>
          <table:table-cell table:style-name="ce15" table:formula="of:=[.F142]" office:value-type="float" office:value="0.152038575" calcext:value-type="float">
            <text:p/>
          </table:table-cell>
          <table:table-cell table:style-name="ce14" table:formula="of:=100*([.G142]-[.I142])/[.I142]" office:value-type="float" office:value="38.9895230524874" calcext:value-type="float">
            <text:p/>
          </table:table-cell>
          <table:table-cell table:style-name="ce15" table:formula="of:=[.H142]" office:value-type="float" office:value="6.704826334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eil101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973.117100000004" calcext:value-type="float">
            <text:p>973.117100000004</text:p>
          </table:table-cell>
          <table:table-cell office:value-type="float" office:value="0.225026017" calcext:value-type="float">
            <text:p>0.225026017</text:p>
          </table:table-cell>
          <table:table-cell table:style-name="Default" office:value-type="float" office:value="1014.0468" calcext:value-type="float">
            <text:p>1014.0468</text:p>
          </table:table-cell>
          <table:table-cell office:value-type="float" office:value="0.148676711" calcext:value-type="float">
            <text:p>0.148676711</text:p>
          </table:table-cell>
          <table:table-cell table:style-name="Default" office:value-type="float" office:value="829.828600000186" calcext:value-type="float">
            <text:p>829.828600000186</text:p>
          </table:table-cell>
          <table:table-cell office:value-type="float" office:value="6.917164302" calcext:value-type="float">
            <text:p>6.917164302</text:p>
          </table:table-cell>
          <table:table-cell table:style-name="Default" office:value-type="float" office:value="629" calcext:value-type="float">
            <text:p>629</text:p>
          </table:table-cell>
          <table:table-cell/>
          <table:table-cell table:style-name="ce15" table:formula="of:=100*([.C143]-[.I143])/[.I143]" office:value-type="float" office:value="54.7086009538957" calcext:value-type="float">
            <text:p/>
          </table:table-cell>
          <table:table-cell table:style-name="ce15" table:formula="of:=[.D143]" office:value-type="float" office:value="0.225026017" calcext:value-type="float">
            <text:p/>
          </table:table-cell>
          <table:table-cell table:style-name="ce14" table:formula="of:=100*([.E143]-[.I143])/[.I143]" office:value-type="float" office:value="61.215707472178" calcext:value-type="float">
            <text:p/>
          </table:table-cell>
          <table:table-cell table:style-name="ce15" table:formula="of:=[.F143]" office:value-type="float" office:value="0.148676711" calcext:value-type="float">
            <text:p/>
          </table:table-cell>
          <table:table-cell table:style-name="ce14" table:formula="of:=100*([.G143]-[.I143])/[.I143]" office:value-type="float" office:value="31.9282352941472" calcext:value-type="float">
            <text:p/>
          </table:table-cell>
          <table:table-cell table:style-name="ce15" table:formula="of:=[.H143]" office:value-type="float" office:value="6.917164302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eil51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548.6506" calcext:value-type="float">
            <text:p>548.6506</text:p>
          </table:table-cell>
          <table:table-cell office:value-type="float" office:value="0.102287235" calcext:value-type="float">
            <text:p>0.102287235</text:p>
          </table:table-cell>
          <table:table-cell table:style-name="Default" office:value-type="float" office:value="615.855900000001" calcext:value-type="float">
            <text:p>615.855900000001</text:p>
          </table:table-cell>
          <table:table-cell office:value-type="float" office:value="0.0945646" calcext:value-type="float">
            <text:p>0.0945646</text:p>
          </table:table-cell>
          <table:table-cell table:style-name="Default" office:value-type="float" office:value="531.31460000007" calcext:value-type="float">
            <text:p>531.31460000007</text:p>
          </table:table-cell>
          <table:table-cell office:value-type="float" office:value="1.702513314" calcext:value-type="float">
            <text:p>1.702513314</text:p>
          </table:table-cell>
          <table:table-cell table:style-name="Default" office:value-type="float" office:value="426" calcext:value-type="float">
            <text:p>426</text:p>
          </table:table-cell>
          <table:table-cell/>
          <table:table-cell table:style-name="ce15" table:formula="of:=100*([.C144]-[.I144])/[.I144]" office:value-type="float" office:value="28.791220657277" calcext:value-type="float">
            <text:p/>
          </table:table-cell>
          <table:table-cell table:style-name="ce15" table:formula="of:=[.D144]" office:value-type="float" office:value="0.102287235" calcext:value-type="float">
            <text:p/>
          </table:table-cell>
          <table:table-cell table:style-name="ce14" table:formula="of:=100*([.E144]-[.I144])/[.I144]" office:value-type="float" office:value="44.5671126760566" calcext:value-type="float">
            <text:p/>
          </table:table-cell>
          <table:table-cell table:style-name="ce15" table:formula="of:=[.F144]" office:value-type="float" office:value="0.0945646" calcext:value-type="float">
            <text:p/>
          </table:table-cell>
          <table:table-cell table:style-name="ce14" table:formula="of:=100*([.G144]-[.I144])/[.I144]" office:value-type="float" office:value="24.7217370892183" calcext:value-type="float">
            <text:p/>
          </table:table-cell>
          <table:table-cell table:style-name="ce15" table:formula="of:=[.H144]" office:value-type="float" office:value="1.702513314" calcext:value-type="float">
            <text:p/>
          </table:table-cell>
          <table:table-cell/>
          <table:table-cell table:style-name="ce31" table:formula="of:=[.A144]" office:value-type="string" office:string-value="eil51.txt" calcext:value-type="string">
            <text:p>eil51.txt</text:p>
          </table:table-cell>
          <table:table-cell table:style-name="ce34" table:formula="of:=AVERAGE([.K144:.K146])" office:value-type="float" office:value="34.3674334898278" calcext:value-type="float">
            <text:p/>
          </table:table-cell>
          <table:table-cell table:style-name="ce35" table:formula="of:=AVERAGE([.L144:.L146])" office:value-type="float" office:value="0.103283778" calcext:value-type="float">
            <text:p/>
          </table:table-cell>
          <table:table-cell table:style-name="ce34" table:formula="of:=AVERAGE([.M144:.M146])" office:value-type="float" office:value="45.7008528951487" calcext:value-type="float">
            <text:p/>
          </table:table-cell>
          <table:table-cell table:style-name="ce35" table:formula="of:=AVERAGE([.N144:.N146])" office:value-type="float" office:value="0.0927544143333333" calcext:value-type="float">
            <text:p/>
          </table:table-cell>
          <table:table-cell table:style-name="ce34" table:formula="of:=AVERAGE([.O144:.O146])" office:value-type="float" office:value="26.3274726134699" calcext:value-type="float">
            <text:p/>
          </table:table-cell>
          <table:table-cell table:style-name="ce35" table:formula="of:=AVERAGE([.P144:.P146])" office:value-type="float" office:value="1.62579705533333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eil51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571.986399999999" calcext:value-type="float">
            <text:p>571.986399999999</text:p>
          </table:table-cell>
          <table:table-cell office:value-type="float" office:value="0.100291223" calcext:value-type="float">
            <text:p>0.100291223</text:p>
          </table:table-cell>
          <table:table-cell table:style-name="Default" office:value-type="float" office:value="582.446" calcext:value-type="float">
            <text:p>582.446</text:p>
          </table:table-cell>
          <table:table-cell office:value-type="float" office:value="0.090697919" calcext:value-type="float">
            <text:p>0.090697919</text:p>
          </table:table-cell>
          <table:table-cell table:style-name="Default" office:value-type="float" office:value="583.038100000049" calcext:value-type="float">
            <text:p>583.038100000049</text:p>
          </table:table-cell>
          <table:table-cell office:value-type="float" office:value="1.621505721" calcext:value-type="float">
            <text:p>1.621505721</text:p>
          </table:table-cell>
          <table:table-cell table:style-name="Default" office:value-type="float" office:value="426" calcext:value-type="float">
            <text:p>426</text:p>
          </table:table-cell>
          <table:table-cell/>
          <table:table-cell table:style-name="ce15" table:formula="of:=100*([.C145]-[.I145])/[.I145]" office:value-type="float" office:value="34.2691079812204" calcext:value-type="float">
            <text:p/>
          </table:table-cell>
          <table:table-cell table:style-name="ce15" table:formula="of:=[.D145]" office:value-type="float" office:value="0.100291223" calcext:value-type="float">
            <text:p/>
          </table:table-cell>
          <table:table-cell table:style-name="ce14" table:formula="of:=100*([.E145]-[.I145])/[.I145]" office:value-type="float" office:value="36.7244131455399" calcext:value-type="float">
            <text:p/>
          </table:table-cell>
          <table:table-cell table:style-name="ce15" table:formula="of:=[.F145]" office:value-type="float" office:value="0.090697919" calcext:value-type="float">
            <text:p/>
          </table:table-cell>
          <table:table-cell table:style-name="ce14" table:formula="of:=100*([.G145]-[.I145])/[.I145]" office:value-type="float" office:value="36.86340375588" calcext:value-type="float">
            <text:p/>
          </table:table-cell>
          <table:table-cell table:style-name="ce15" table:formula="of:=[.H145]" office:value-type="float" office:value="1.621505721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eil51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596.5788" calcext:value-type="float">
            <text:p>596.5788</text:p>
          </table:table-cell>
          <table:table-cell office:value-type="float" office:value="0.107272876" calcext:value-type="float">
            <text:p>0.107272876</text:p>
          </table:table-cell>
          <table:table-cell table:style-name="Default" office:value-type="float" office:value="663.755000000001" calcext:value-type="float">
            <text:p>663.755000000001</text:p>
          </table:table-cell>
          <table:table-cell office:value-type="float" office:value="0.093000724" calcext:value-type="float">
            <text:p>0.093000724</text:p>
          </table:table-cell>
          <table:table-cell table:style-name="Default" office:value-type="float" office:value="500.112400000026" calcext:value-type="float">
            <text:p>500.112400000026</text:p>
          </table:table-cell>
          <table:table-cell office:value-type="float" office:value="1.553372131" calcext:value-type="float">
            <text:p>1.553372131</text:p>
          </table:table-cell>
          <table:table-cell table:style-name="Default" office:value-type="float" office:value="426" calcext:value-type="float">
            <text:p>426</text:p>
          </table:table-cell>
          <table:table-cell/>
          <table:table-cell table:style-name="ce15" table:formula="of:=100*([.C146]-[.I146])/[.I146]" office:value-type="float" office:value="40.0419718309859" calcext:value-type="float">
            <text:p/>
          </table:table-cell>
          <table:table-cell table:style-name="ce15" table:formula="of:=[.D146]" office:value-type="float" office:value="0.107272876" calcext:value-type="float">
            <text:p/>
          </table:table-cell>
          <table:table-cell table:style-name="ce14" table:formula="of:=100*([.E146]-[.I146])/[.I146]" office:value-type="float" office:value="55.81103286385" calcext:value-type="float">
            <text:p/>
          </table:table-cell>
          <table:table-cell table:style-name="ce15" table:formula="of:=[.F146]" office:value-type="float" office:value="0.093000724" calcext:value-type="float">
            <text:p/>
          </table:table-cell>
          <table:table-cell table:style-name="ce14" table:formula="of:=100*([.G146]-[.I146])/[.I146]" office:value-type="float" office:value="17.3972769953113" calcext:value-type="float">
            <text:p/>
          </table:table-cell>
          <table:table-cell table:style-name="ce15" table:formula="of:=[.H146]" office:value-type="float" office:value="1.553372131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eil76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768.5791" calcext:value-type="float">
            <text:p>768.5791</text:p>
          </table:table-cell>
          <table:table-cell office:value-type="float" office:value="0.132949275" calcext:value-type="float">
            <text:p>0.132949275</text:p>
          </table:table-cell>
          <table:table-cell table:style-name="Default" office:value-type="float" office:value="864.931400000001" calcext:value-type="float">
            <text:p>864.931400000001</text:p>
          </table:table-cell>
          <table:table-cell office:value-type="float" office:value="0.122379098" calcext:value-type="float">
            <text:p>0.122379098</text:p>
          </table:table-cell>
          <table:table-cell table:style-name="Default" office:value-type="float" office:value="761.62020000003" calcext:value-type="float">
            <text:p>761.62020000003</text:p>
          </table:table-cell>
          <table:table-cell office:value-type="float" office:value="3.710050244" calcext:value-type="float">
            <text:p>3.710050244</text:p>
          </table:table-cell>
          <table:table-cell table:style-name="Default" office:value-type="float" office:value="538" calcext:value-type="float">
            <text:p>538</text:p>
          </table:table-cell>
          <table:table-cell/>
          <table:table-cell table:style-name="ce15" table:formula="of:=100*([.C147]-[.I147])/[.I147]" office:value-type="float" office:value="42.8585687732342" calcext:value-type="float">
            <text:p/>
          </table:table-cell>
          <table:table-cell table:style-name="ce15" table:formula="of:=[.D147]" office:value-type="float" office:value="0.132949275" calcext:value-type="float">
            <text:p/>
          </table:table-cell>
          <table:table-cell table:style-name="ce14" table:formula="of:=100*([.E147]-[.I147])/[.I147]" office:value-type="float" office:value="60.7679182156136" calcext:value-type="float">
            <text:p/>
          </table:table-cell>
          <table:table-cell table:style-name="ce15" table:formula="of:=[.F147]" office:value-type="float" office:value="0.122379098" calcext:value-type="float">
            <text:p/>
          </table:table-cell>
          <table:table-cell table:style-name="ce14" table:formula="of:=100*([.G147]-[.I147])/[.I147]" office:value-type="float" office:value="41.5650929368085" calcext:value-type="float">
            <text:p/>
          </table:table-cell>
          <table:table-cell table:style-name="ce15" table:formula="of:=[.H147]" office:value-type="float" office:value="3.710050244" calcext:value-type="float">
            <text:p/>
          </table:table-cell>
          <table:table-cell/>
          <table:table-cell table:style-name="ce31" table:formula="of:=[.A147]" office:value-type="string" office:string-value="eil76.txt" calcext:value-type="string">
            <text:p>eil76.txt</text:p>
          </table:table-cell>
          <table:table-cell table:style-name="ce34" table:formula="of:=AVERAGE([.K147:.K149])" office:value-type="float" office:value="44.2223420074351" calcext:value-type="float">
            <text:p/>
          </table:table-cell>
          <table:table-cell table:style-name="ce35" table:formula="of:=AVERAGE([.L147:.L149])" office:value-type="float" office:value="0.146504739333333" calcext:value-type="float">
            <text:p/>
          </table:table-cell>
          <table:table-cell table:style-name="ce34" table:formula="of:=AVERAGE([.M147:.M149])" office:value-type="float" office:value="57.4560408921933" calcext:value-type="float">
            <text:p/>
          </table:table-cell>
          <table:table-cell table:style-name="ce35" table:formula="of:=AVERAGE([.N147:.N149])" office:value-type="float" office:value="0.121763387" calcext:value-type="float">
            <text:p/>
          </table:table-cell>
          <table:table-cell table:style-name="ce34" table:formula="of:=AVERAGE([.O147:.O149])" office:value-type="float" office:value="37.9382775712776" calcext:value-type="float">
            <text:p/>
          </table:table-cell>
          <table:table-cell table:style-name="ce35" table:formula="of:=AVERAGE([.P147:.P149])" office:value-type="float" office:value="3.73935007533333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eil76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778.197600000003" calcext:value-type="float">
            <text:p>778.197600000003</text:p>
          </table:table-cell>
          <table:table-cell office:value-type="float" office:value="0.141044854" calcext:value-type="float">
            <text:p>0.141044854</text:p>
          </table:table-cell>
          <table:table-cell table:style-name="Default" office:value-type="float" office:value="776.665899999999" calcext:value-type="float">
            <text:p>776.665899999999</text:p>
          </table:table-cell>
          <table:table-cell office:value-type="float" office:value="0.112340777" calcext:value-type="float">
            <text:p>0.112340777</text:p>
          </table:table-cell>
          <table:table-cell table:style-name="Default" office:value-type="float" office:value="732.601800000078" calcext:value-type="float">
            <text:p>732.601800000078</text:p>
          </table:table-cell>
          <table:table-cell office:value-type="float" office:value="3.807849055" calcext:value-type="float">
            <text:p>3.807849055</text:p>
          </table:table-cell>
          <table:table-cell table:style-name="Default" office:value-type="float" office:value="538" calcext:value-type="float">
            <text:p>538</text:p>
          </table:table-cell>
          <table:table-cell/>
          <table:table-cell table:style-name="ce15" table:formula="of:=100*([.C148]-[.I148])/[.I148]" office:value-type="float" office:value="44.6463940520452" calcext:value-type="float">
            <text:p/>
          </table:table-cell>
          <table:table-cell table:style-name="ce15" table:formula="of:=[.D148]" office:value-type="float" office:value="0.141044854" calcext:value-type="float">
            <text:p/>
          </table:table-cell>
          <table:table-cell table:style-name="ce14" table:formula="of:=100*([.E148]-[.I148])/[.I148]" office:value-type="float" office:value="44.361691449814" calcext:value-type="float">
            <text:p/>
          </table:table-cell>
          <table:table-cell table:style-name="ce15" table:formula="of:=[.F148]" office:value-type="float" office:value="0.112340777" calcext:value-type="float">
            <text:p/>
          </table:table-cell>
          <table:table-cell table:style-name="ce14" table:formula="of:=100*([.G148]-[.I148])/[.I148]" office:value-type="float" office:value="36.1713382899773" calcext:value-type="float">
            <text:p/>
          </table:table-cell>
          <table:table-cell table:style-name="ce15" table:formula="of:=[.H148]" office:value-type="float" office:value="3.807849055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eil76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780.9719" calcext:value-type="float">
            <text:p>780.9719</text:p>
          </table:table-cell>
          <table:table-cell office:value-type="float" office:value="0.165520089" calcext:value-type="float">
            <text:p>0.165520089</text:p>
          </table:table-cell>
          <table:table-cell table:style-name="Default" office:value-type="float" office:value="899.743200000001" calcext:value-type="float">
            <text:p>899.743200000001</text:p>
          </table:table-cell>
          <table:table-cell office:value-type="float" office:value="0.130570286" calcext:value-type="float">
            <text:p>0.130570286</text:p>
          </table:table-cell>
          <table:table-cell table:style-name="Default" office:value-type="float" office:value="732.101800000314" calcext:value-type="float">
            <text:p>732.101800000314</text:p>
          </table:table-cell>
          <table:table-cell office:value-type="float" office:value="3.700150927" calcext:value-type="float">
            <text:p>3.700150927</text:p>
          </table:table-cell>
          <table:table-cell table:style-name="Default" office:value-type="float" office:value="538" calcext:value-type="float">
            <text:p>538</text:p>
          </table:table-cell>
          <table:table-cell/>
          <table:table-cell table:style-name="ce15" table:formula="of:=100*([.C149]-[.I149])/[.I149]" office:value-type="float" office:value="45.162063197026" calcext:value-type="float">
            <text:p/>
          </table:table-cell>
          <table:table-cell table:style-name="ce15" table:formula="of:=[.D149]" office:value-type="float" office:value="0.165520089" calcext:value-type="float">
            <text:p/>
          </table:table-cell>
          <table:table-cell table:style-name="ce14" table:formula="of:=100*([.E149]-[.I149])/[.I149]" office:value-type="float" office:value="67.2385130111526" calcext:value-type="float">
            <text:p/>
          </table:table-cell>
          <table:table-cell table:style-name="ce15" table:formula="of:=[.F149]" office:value-type="float" office:value="0.130570286" calcext:value-type="float">
            <text:p/>
          </table:table-cell>
          <table:table-cell table:style-name="ce14" table:formula="of:=100*([.G149]-[.I149])/[.I149]" office:value-type="float" office:value="36.0784014870472" calcext:value-type="float">
            <text:p/>
          </table:table-cell>
          <table:table-cell table:style-name="ce15" table:formula="of:=[.H149]" office:value-type="float" office:value="3.700150927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fri26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291" calcext:value-type="float">
            <text:p>1291</text:p>
          </table:table-cell>
          <table:table-cell office:value-type="float" office:value="0.071904297" calcext:value-type="float">
            <text:p>0.071904297</text:p>
          </table:table-cell>
          <table:table-cell table:style-name="Default" office:value-type="float" office:value="1398" calcext:value-type="float">
            <text:p>1398</text:p>
          </table:table-cell>
          <table:table-cell office:value-type="float" office:value="0.105018191" calcext:value-type="float">
            <text:p>0.105018191</text:p>
          </table:table-cell>
          <table:table-cell table:style-name="Default" office:value-type="float" office:value="1328" calcext:value-type="float">
            <text:p>1328</text:p>
          </table:table-cell>
          <table:table-cell office:value-type="float" office:value="0.419496084" calcext:value-type="float">
            <text:p>0.419496084</text:p>
          </table:table-cell>
          <table:table-cell table:style-name="Default" office:value-type="float" office:value="937" calcext:value-type="float">
            <text:p>937</text:p>
          </table:table-cell>
          <table:table-cell/>
          <table:table-cell table:style-name="ce15" table:formula="of:=100*([.C150]-[.I150])/[.I150]" office:value-type="float" office:value="37.7801494130203" calcext:value-type="float">
            <text:p/>
          </table:table-cell>
          <table:table-cell table:style-name="ce15" table:formula="of:=[.D150]" office:value-type="float" office:value="0.071904297" calcext:value-type="float">
            <text:p/>
          </table:table-cell>
          <table:table-cell table:style-name="ce14" table:formula="of:=100*([.E150]-[.I150])/[.I150]" office:value-type="float" office:value="49.1995731056564" calcext:value-type="float">
            <text:p/>
          </table:table-cell>
          <table:table-cell table:style-name="ce15" table:formula="of:=[.F150]" office:value-type="float" office:value="0.105018191" calcext:value-type="float">
            <text:p/>
          </table:table-cell>
          <table:table-cell table:style-name="ce14" table:formula="of:=100*([.G150]-[.I150])/[.I150]" office:value-type="float" office:value="41.7289220917823" calcext:value-type="float">
            <text:p/>
          </table:table-cell>
          <table:table-cell table:style-name="ce15" table:formula="of:=[.H150]" office:value-type="float" office:value="0.419496084" calcext:value-type="float">
            <text:p/>
          </table:table-cell>
          <table:table-cell/>
          <table:table-cell table:style-name="ce31" table:formula="of:=[.A150]" office:value-type="string" office:string-value="fri26.txt" calcext:value-type="string">
            <text:p>fri26.txt</text:p>
          </table:table-cell>
          <table:table-cell table:style-name="ce34" table:formula="of:=AVERAGE([.K150:.K152])" office:value-type="float" office:value="43.721095695482" calcext:value-type="float">
            <text:p/>
          </table:table-cell>
          <table:table-cell table:style-name="ce35" table:formula="of:=AVERAGE([.L150:.L152])" office:value-type="float" office:value="0.0738558763333333" calcext:value-type="float">
            <text:p/>
          </table:table-cell>
          <table:table-cell table:style-name="ce34" table:formula="of:=AVERAGE([.M150:.M152])" office:value-type="float" office:value="51.0494485948061" calcext:value-type="float">
            <text:p/>
          </table:table-cell>
          <table:table-cell table:style-name="ce35" table:formula="of:=AVERAGE([.N150:.N152])" office:value-type="float" office:value="0.0845282076666667" calcext:value-type="float">
            <text:p/>
          </table:table-cell>
          <table:table-cell table:style-name="ce34" table:formula="of:=AVERAGE([.O150:.O152])" office:value-type="float" office:value="34.7563144788332" calcext:value-type="float">
            <text:p/>
          </table:table-cell>
          <table:table-cell table:style-name="ce35" table:formula="of:=AVERAGE([.P150:.P152])" office:value-type="float" office:value="0.430142071333333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fri26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374" calcext:value-type="float">
            <text:p>1374</text:p>
          </table:table-cell>
          <table:table-cell office:value-type="float" office:value="0.073979557" calcext:value-type="float">
            <text:p>0.073979557</text:p>
          </table:table-cell>
          <table:table-cell table:style-name="Default" office:value-type="float" office:value="1522" calcext:value-type="float">
            <text:p>1522</text:p>
          </table:table-cell>
          <table:table-cell office:value-type="float" office:value="0.072359503" calcext:value-type="float">
            <text:p>0.072359503</text:p>
          </table:table-cell>
          <table:table-cell table:style-name="Default" office:value-type="float" office:value="1264" calcext:value-type="float">
            <text:p>1264</text:p>
          </table:table-cell>
          <table:table-cell office:value-type="float" office:value="0.421463312" calcext:value-type="float">
            <text:p>0.421463312</text:p>
          </table:table-cell>
          <table:table-cell table:style-name="Default" office:value-type="float" office:value="937" calcext:value-type="float">
            <text:p>937</text:p>
          </table:table-cell>
          <table:table-cell/>
          <table:table-cell table:style-name="ce15" table:formula="of:=100*([.C151]-[.I151])/[.I151]" office:value-type="float" office:value="46.6382070437567" calcext:value-type="float">
            <text:p/>
          </table:table-cell>
          <table:table-cell table:style-name="ce15" table:formula="of:=[.D151]" office:value-type="float" office:value="0.073979557" calcext:value-type="float">
            <text:p/>
          </table:table-cell>
          <table:table-cell table:style-name="ce14" table:formula="of:=100*([.E151]-[.I151])/[.I151]" office:value-type="float" office:value="62.4332977588047" calcext:value-type="float">
            <text:p/>
          </table:table-cell>
          <table:table-cell table:style-name="ce15" table:formula="of:=[.F151]" office:value-type="float" office:value="0.072359503" calcext:value-type="float">
            <text:p/>
          </table:table-cell>
          <table:table-cell table:style-name="ce14" table:formula="of:=100*([.G151]-[.I151])/[.I151]" office:value-type="float" office:value="34.8986125933831" calcext:value-type="float">
            <text:p/>
          </table:table-cell>
          <table:table-cell table:style-name="ce15" table:formula="of:=[.H151]" office:value-type="float" office:value="0.421463312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fri26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375" calcext:value-type="float">
            <text:p>1375</text:p>
          </table:table-cell>
          <table:table-cell office:value-type="float" office:value="0.075683775" calcext:value-type="float">
            <text:p>0.075683775</text:p>
          </table:table-cell>
          <table:table-cell table:style-name="Default" office:value-type="float" office:value="1326" calcext:value-type="float">
            <text:p>1326</text:p>
          </table:table-cell>
          <table:table-cell office:value-type="float" office:value="0.076206929" calcext:value-type="float">
            <text:p>0.076206929</text:p>
          </table:table-cell>
          <table:table-cell table:style-name="Default" office:value-type="float" office:value="1196" calcext:value-type="float">
            <text:p>1196</text:p>
          </table:table-cell>
          <table:table-cell office:value-type="float" office:value="0.449466818" calcext:value-type="float">
            <text:p>0.449466818</text:p>
          </table:table-cell>
          <table:table-cell table:style-name="Default" office:value-type="float" office:value="937" calcext:value-type="float">
            <text:p>937</text:p>
          </table:table-cell>
          <table:table-cell/>
          <table:table-cell table:style-name="ce15" table:formula="of:=100*([.C152]-[.I152])/[.I152]" office:value-type="float" office:value="46.7449306296692" calcext:value-type="float">
            <text:p/>
          </table:table-cell>
          <table:table-cell table:style-name="ce15" table:formula="of:=[.D152]" office:value-type="float" office:value="0.075683775" calcext:value-type="float">
            <text:p/>
          </table:table-cell>
          <table:table-cell table:style-name="ce14" table:formula="of:=100*([.E152]-[.I152])/[.I152]" office:value-type="float" office:value="41.5154749199573" calcext:value-type="float">
            <text:p/>
          </table:table-cell>
          <table:table-cell table:style-name="ce15" table:formula="of:=[.F152]" office:value-type="float" office:value="0.076206929" calcext:value-type="float">
            <text:p/>
          </table:table-cell>
          <table:table-cell table:style-name="ce14" table:formula="of:=100*([.G152]-[.I152])/[.I152]" office:value-type="float" office:value="27.641408751334" calcext:value-type="float">
            <text:p/>
          </table:table-cell>
          <table:table-cell table:style-name="ce15" table:formula="of:=[.H152]" office:value-type="float" office:value="0.44946681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gr17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2228" calcext:value-type="float">
            <text:p>2228</text:p>
          </table:table-cell>
          <table:table-cell office:value-type="float" office:value="0.105164762" calcext:value-type="float">
            <text:p>0.105164762</text:p>
          </table:table-cell>
          <table:table-cell table:style-name="Default" office:value-type="float" office:value="2340" calcext:value-type="float">
            <text:p>2340</text:p>
          </table:table-cell>
          <table:table-cell office:value-type="float" office:value="0.073856645" calcext:value-type="float">
            <text:p>0.073856645</text:p>
          </table:table-cell>
          <table:table-cell table:style-name="Default" office:value-type="float" office:value="2144" calcext:value-type="float">
            <text:p>2144</text:p>
          </table:table-cell>
          <table:table-cell office:value-type="float" office:value="0.206913201" calcext:value-type="float">
            <text:p>0.206913201</text:p>
          </table:table-cell>
          <table:table-cell table:style-name="Default" office:value-type="float" office:value="2085" calcext:value-type="float">
            <text:p>2085</text:p>
          </table:table-cell>
          <table:table-cell/>
          <table:table-cell table:style-name="ce15" table:formula="of:=100*([.C153]-[.I153])/[.I153]" office:value-type="float" office:value="6.85851318944844" calcext:value-type="float">
            <text:p/>
          </table:table-cell>
          <table:table-cell table:style-name="ce15" table:formula="of:=[.D153]" office:value-type="float" office:value="0.105164762" calcext:value-type="float">
            <text:p/>
          </table:table-cell>
          <table:table-cell table:style-name="ce14" table:formula="of:=100*([.E153]-[.I153])/[.I153]" office:value-type="float" office:value="12.2302158273381" calcext:value-type="float">
            <text:p/>
          </table:table-cell>
          <table:table-cell table:style-name="ce15" table:formula="of:=[.F153]" office:value-type="float" office:value="0.073856645" calcext:value-type="float">
            <text:p/>
          </table:table-cell>
          <table:table-cell table:style-name="ce14" table:formula="of:=100*([.G153]-[.I153])/[.I153]" office:value-type="float" office:value="2.82973621103118" calcext:value-type="float">
            <text:p/>
          </table:table-cell>
          <table:table-cell table:style-name="ce15" table:formula="of:=[.H153]" office:value-type="float" office:value="0.206913201" calcext:value-type="float">
            <text:p/>
          </table:table-cell>
          <table:table-cell/>
          <table:table-cell table:style-name="ce31" table:formula="of:=[.A153]" office:value-type="string" office:string-value="gr17.txt" calcext:value-type="string">
            <text:p>gr17.txt</text:p>
          </table:table-cell>
          <table:table-cell table:style-name="ce34" table:formula="of:=AVERAGE([.K153:.K155])" office:value-type="float" office:value="11.207034372502" calcext:value-type="float">
            <text:p/>
          </table:table-cell>
          <table:table-cell table:style-name="ce35" table:formula="of:=AVERAGE([.L153:.L155])" office:value-type="float" office:value="0.0830330643333333" calcext:value-type="float">
            <text:p/>
          </table:table-cell>
          <table:table-cell table:style-name="ce34" table:formula="of:=AVERAGE([.M153:.M155])" office:value-type="float" office:value="18.1614708233413" calcext:value-type="float">
            <text:p/>
          </table:table-cell>
          <table:table-cell table:style-name="ce35" table:formula="of:=AVERAGE([.N153:.N155])" office:value-type="float" office:value="0.0717604563333333" calcext:value-type="float">
            <text:p/>
          </table:table-cell>
          <table:table-cell table:style-name="ce34" table:formula="of:=AVERAGE([.O153:.O155])" office:value-type="float" office:value="0.287769784172662" calcext:value-type="float">
            <text:p/>
          </table:table-cell>
          <table:table-cell table:style-name="ce35" table:formula="of:=AVERAGE([.P153:.P155])" office:value-type="float" office:value="0.207690290666667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gr17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2286" calcext:value-type="float">
            <text:p>2286</text:p>
          </table:table-cell>
          <table:table-cell office:value-type="float" office:value="0.067795466" calcext:value-type="float">
            <text:p>0.067795466</text:p>
          </table:table-cell>
          <table:table-cell table:style-name="Default" office:value-type="float" office:value="2671" calcext:value-type="float">
            <text:p>2671</text:p>
          </table:table-cell>
          <table:table-cell office:value-type="float" office:value="0.068749447" calcext:value-type="float">
            <text:p>0.068749447</text:p>
          </table:table-cell>
          <table:table-cell table:style-name="Default" office:value-type="float" office:value="2120" calcext:value-type="float">
            <text:p>2120</text:p>
          </table:table-cell>
          <table:table-cell office:value-type="float" office:value="0.209214356" calcext:value-type="float">
            <text:p>0.209214356</text:p>
          </table:table-cell>
          <table:table-cell table:style-name="Default" office:value-type="float" office:value="2085" calcext:value-type="float">
            <text:p>2085</text:p>
          </table:table-cell>
          <table:table-cell/>
          <table:table-cell table:style-name="ce15" table:formula="of:=100*([.C154]-[.I154])/[.I154]" office:value-type="float" office:value="9.64028776978417" calcext:value-type="float">
            <text:p/>
          </table:table-cell>
          <table:table-cell table:style-name="ce15" table:formula="of:=[.D154]" office:value-type="float" office:value="0.067795466" calcext:value-type="float">
            <text:p/>
          </table:table-cell>
          <table:table-cell table:style-name="ce14" table:formula="of:=100*([.E154]-[.I154])/[.I154]" office:value-type="float" office:value="28.10551558753" calcext:value-type="float">
            <text:p/>
          </table:table-cell>
          <table:table-cell table:style-name="ce15" table:formula="of:=[.F154]" office:value-type="float" office:value="0.068749447" calcext:value-type="float">
            <text:p/>
          </table:table-cell>
          <table:table-cell table:style-name="ce14" table:formula="of:=100*([.G154]-[.I154])/[.I154]" office:value-type="float" office:value="1.67865707434053" calcext:value-type="float">
            <text:p/>
          </table:table-cell>
          <table:table-cell table:style-name="ce15" table:formula="of:=[.H154]" office:value-type="float" office:value="0.209214356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gr17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2442" calcext:value-type="float">
            <text:p>2442</text:p>
          </table:table-cell>
          <table:table-cell office:value-type="float" office:value="0.076138965" calcext:value-type="float">
            <text:p>0.076138965</text:p>
          </table:table-cell>
          <table:table-cell table:style-name="Default" office:value-type="float" office:value="2380" calcext:value-type="float">
            <text:p>2380</text:p>
          </table:table-cell>
          <table:table-cell office:value-type="float" office:value="0.072675277" calcext:value-type="float">
            <text:p>0.072675277</text:p>
          </table:table-cell>
          <table:table-cell table:style-name="Default" office:value-type="float" office:value="2009" calcext:value-type="float">
            <text:p>2009</text:p>
          </table:table-cell>
          <table:table-cell office:value-type="float" office:value="0.206943315" calcext:value-type="float">
            <text:p>0.206943315</text:p>
          </table:table-cell>
          <table:table-cell table:style-name="Default" office:value-type="float" office:value="2085" calcext:value-type="float">
            <text:p>2085</text:p>
          </table:table-cell>
          <table:table-cell/>
          <table:table-cell table:style-name="ce15" table:formula="of:=100*([.C155]-[.I155])/[.I155]" office:value-type="float" office:value="17.1223021582734" calcext:value-type="float">
            <text:p/>
          </table:table-cell>
          <table:table-cell table:style-name="ce15" table:formula="of:=[.D155]" office:value-type="float" office:value="0.076138965" calcext:value-type="float">
            <text:p/>
          </table:table-cell>
          <table:table-cell table:style-name="ce14" table:formula="of:=100*([.E155]-[.I155])/[.I155]" office:value-type="float" office:value="14.1486810551559" calcext:value-type="float">
            <text:p/>
          </table:table-cell>
          <table:table-cell table:style-name="ce15" table:formula="of:=[.F155]" office:value-type="float" office:value="0.072675277" calcext:value-type="float">
            <text:p/>
          </table:table-cell>
          <table:table-cell table:style-name="ce14" table:formula="of:=100*([.G155]-[.I155])/[.I155]" office:value-type="float" office:value="-3.64508393285372" calcext:value-type="float">
            <text:p/>
          </table:table-cell>
          <table:table-cell table:style-name="ce15" table:formula="of:=[.H155]" office:value-type="float" office:value="0.206943315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gr202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776.551500000002" calcext:value-type="float">
            <text:p>776.551500000002</text:p>
          </table:table-cell>
          <table:table-cell office:value-type="float" office:value="0.832205435" calcext:value-type="float">
            <text:p>0.832205435</text:p>
          </table:table-cell>
          <table:table-cell table:style-name="Default" office:value-type="float" office:value="910.127499999996" calcext:value-type="float">
            <text:p>910.127499999996</text:p>
          </table:table-cell>
          <table:table-cell office:value-type="float" office:value="0.497715166" calcext:value-type="float">
            <text:p>0.497715166</text:p>
          </table:table-cell>
          <table:table-cell table:style-name="Default" office:value-type="float" office:value="662.129099999921" calcext:value-type="float">
            <text:p>662.129099999921</text:p>
          </table:table-cell>
          <table:table-cell office:value-type="float" office:value="27.052342529" calcext:value-type="float">
            <text:p>27.052342529</text:p>
          </table:table-cell>
          <table:table-cell table:style-name="Default" office:value-type="float" office:value="549.9981" calcext:value-type="float">
            <text:p>549.9981</text:p>
          </table:table-cell>
          <table:table-cell/>
          <table:table-cell table:style-name="ce15" table:formula="of:=100*([.C156]-[.I156])/[.I156]" office:value-type="float" office:value="41.1916695712225" calcext:value-type="float">
            <text:p/>
          </table:table-cell>
          <table:table-cell table:style-name="ce15" table:formula="of:=[.D156]" office:value-type="float" office:value="0.832205435" calcext:value-type="float">
            <text:p/>
          </table:table-cell>
          <table:table-cell table:style-name="ce14" table:formula="of:=100*([.E156]-[.I156])/[.I156]" office:value-type="float" office:value="65.4782989250319" calcext:value-type="float">
            <text:p/>
          </table:table-cell>
          <table:table-cell table:style-name="ce15" table:formula="of:=[.F156]" office:value-type="float" office:value="0.497715166" calcext:value-type="float">
            <text:p/>
          </table:table-cell>
          <table:table-cell table:style-name="ce14" table:formula="of:=100*([.G156]-[.I156])/[.I156]" office:value-type="float" office:value="20.3875249750719" calcext:value-type="float">
            <text:p/>
          </table:table-cell>
          <table:table-cell table:style-name="ce15" table:formula="of:=[.H156]" office:value-type="float" office:value="27.052342529" calcext:value-type="float">
            <text:p/>
          </table:table-cell>
          <table:table-cell/>
          <table:table-cell table:style-name="ce31" table:formula="of:=[.A156]" office:value-type="string" office:string-value="gr202.txt" calcext:value-type="string">
            <text:p>gr202.txt</text:p>
          </table:table-cell>
          <table:table-cell table:style-name="ce34" table:formula="of:=AVERAGE([.K156:.K158])" office:value-type="float" office:value="52.1789196483891" calcext:value-type="float">
            <text:p/>
          </table:table-cell>
          <table:table-cell table:style-name="ce35" table:formula="of:=AVERAGE([.L156:.L158])" office:value-type="float" office:value="1.003481148" calcext:value-type="float">
            <text:p/>
          </table:table-cell>
          <table:table-cell table:style-name="ce34" table:formula="of:=AVERAGE([.M156:.M158])" office:value-type="float" office:value="65.5466931006974" calcext:value-type="float">
            <text:p/>
          </table:table-cell>
          <table:table-cell table:style-name="ce35" table:formula="of:=AVERAGE([.N156:.N158])" office:value-type="float" office:value="0.515468518" calcext:value-type="float">
            <text:p/>
          </table:table-cell>
          <table:table-cell table:style-name="ce34" table:formula="of:=AVERAGE([.O156:.O158])" office:value-type="float" office:value="27.1232027893081" calcext:value-type="float">
            <text:p/>
          </table:table-cell>
          <table:table-cell table:style-name="ce35" table:formula="of:=AVERAGE([.P156:.P158])" office:value-type="float" office:value="27.381283453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gr202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808.187099999999" calcext:value-type="float">
            <text:p>808.187099999999</text:p>
          </table:table-cell>
          <table:table-cell office:value-type="float" office:value="1.103809067" calcext:value-type="float">
            <text:p>1.103809067</text:p>
          </table:table-cell>
          <table:table-cell table:style-name="Default" office:value-type="float" office:value="861.946800000002" calcext:value-type="float">
            <text:p>861.946800000002</text:p>
          </table:table-cell>
          <table:table-cell office:value-type="float" office:value="0.648758253" calcext:value-type="float">
            <text:p>0.648758253</text:p>
          </table:table-cell>
          <table:table-cell table:style-name="Default" office:value-type="float" office:value="768.510200000579" calcext:value-type="float">
            <text:p>768.510200000579</text:p>
          </table:table-cell>
          <table:table-cell office:value-type="float" office:value="28.0962603" calcext:value-type="float">
            <text:p>28.0962603</text:p>
          </table:table-cell>
          <table:table-cell table:style-name="Default" office:value-type="float" office:value="549.9981" calcext:value-type="float">
            <text:p>549.9981</text:p>
          </table:table-cell>
          <table:table-cell/>
          <table:table-cell table:style-name="ce15" table:formula="of:=100*([.C157]-[.I157])/[.I157]" office:value-type="float" office:value="46.9436167143121" calcext:value-type="float">
            <text:p/>
          </table:table-cell>
          <table:table-cell table:style-name="ce15" table:formula="of:=[.D157]" office:value-type="float" office:value="1.103809067" calcext:value-type="float">
            <text:p/>
          </table:table-cell>
          <table:table-cell table:style-name="ce14" table:formula="of:=100*([.E157]-[.I157])/[.I157]" office:value-type="float" office:value="56.7181413899433" calcext:value-type="float">
            <text:p/>
          </table:table-cell>
          <table:table-cell table:style-name="ce15" table:formula="of:=[.F157]" office:value-type="float" office:value="0.648758253" calcext:value-type="float">
            <text:p/>
          </table:table-cell>
          <table:table-cell table:style-name="ce14" table:formula="of:=100*([.G157]-[.I157])/[.I157]" office:value-type="float" office:value="39.7296099751215" calcext:value-type="float">
            <text:p/>
          </table:table-cell>
          <table:table-cell table:style-name="ce15" table:formula="of:=[.H157]" office:value-type="float" office:value="28.0962603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gr202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926.2049" calcext:value-type="float">
            <text:p>926.2049</text:p>
          </table:table-cell>
          <table:table-cell office:value-type="float" office:value="1.074428942" calcext:value-type="float">
            <text:p>1.074428942</text:p>
          </table:table-cell>
          <table:table-cell table:style-name="Default" office:value-type="float" office:value="959.436700000003" calcext:value-type="float">
            <text:p>959.436700000003</text:p>
          </table:table-cell>
          <table:table-cell office:value-type="float" office:value="0.399932135" calcext:value-type="float">
            <text:p>0.399932135</text:p>
          </table:table-cell>
          <table:table-cell table:style-name="Default" office:value-type="float" office:value="666.886300000524" calcext:value-type="float">
            <text:p>666.886300000524</text:p>
          </table:table-cell>
          <table:table-cell office:value-type="float" office:value="26.99524753" calcext:value-type="float">
            <text:p>26.99524753</text:p>
          </table:table-cell>
          <table:table-cell table:style-name="Default" office:value-type="float" office:value="549.9981" calcext:value-type="float">
            <text:p>549.9981</text:p>
          </table:table-cell>
          <table:table-cell/>
          <table:table-cell table:style-name="ce15" table:formula="of:=100*([.C158]-[.I158])/[.I158]" office:value-type="float" office:value="68.4014726596328" calcext:value-type="float">
            <text:p/>
          </table:table-cell>
          <table:table-cell table:style-name="ce15" table:formula="of:=[.D158]" office:value-type="float" office:value="1.074428942" calcext:value-type="float">
            <text:p/>
          </table:table-cell>
          <table:table-cell table:style-name="ce14" table:formula="of:=100*([.E158]-[.I158])/[.I158]" office:value-type="float" office:value="74.443638987117" calcext:value-type="float">
            <text:p/>
          </table:table-cell>
          <table:table-cell table:style-name="ce15" table:formula="of:=[.F158]" office:value-type="float" office:value="0.399932135" calcext:value-type="float">
            <text:p/>
          </table:table-cell>
          <table:table-cell table:style-name="ce14" table:formula="of:=100*([.G158]-[.I158])/[.I158]" office:value-type="float" office:value="21.2524734177307" calcext:value-type="float">
            <text:p/>
          </table:table-cell>
          <table:table-cell table:style-name="ce15" table:formula="of:=[.H158]" office:value-type="float" office:value="26.99524753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gr96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909.324200000004" calcext:value-type="float">
            <text:p>909.324200000004</text:p>
          </table:table-cell>
          <table:table-cell office:value-type="float" office:value="0.265110765" calcext:value-type="float">
            <text:p>0.265110765</text:p>
          </table:table-cell>
          <table:table-cell table:style-name="Default" office:value-type="float" office:value="1032.3364" calcext:value-type="float">
            <text:p>1032.3364</text:p>
          </table:table-cell>
          <table:table-cell office:value-type="float" office:value="0.167298918" calcext:value-type="float">
            <text:p>0.167298918</text:p>
          </table:table-cell>
          <table:table-cell table:style-name="Default" office:value-type="float" office:value="838.044199999805" calcext:value-type="float">
            <text:p>838.044199999805</text:p>
          </table:table-cell>
          <table:table-cell office:value-type="float" office:value="5.830377857" calcext:value-type="float">
            <text:p>5.830377857</text:p>
          </table:table-cell>
          <table:table-cell table:style-name="Default" office:value-type="float" office:value="512.3094" calcext:value-type="float">
            <text:p>512.3094</text:p>
          </table:table-cell>
          <table:table-cell/>
          <table:table-cell table:style-name="ce15" table:formula="of:=100*([.C159]-[.I159])/[.I159]" office:value-type="float" office:value="77.4951230643053" calcext:value-type="float">
            <text:p/>
          </table:table-cell>
          <table:table-cell table:style-name="ce15" table:formula="of:=[.D159]" office:value-type="float" office:value="0.265110765" calcext:value-type="float">
            <text:p/>
          </table:table-cell>
          <table:table-cell table:style-name="ce14" table:formula="of:=100*([.E159]-[.I159])/[.I159]" office:value-type="float" office:value="101.506433416994" calcext:value-type="float">
            <text:p/>
          </table:table-cell>
          <table:table-cell table:style-name="ce15" table:formula="of:=[.F159]" office:value-type="float" office:value="0.167298918" calcext:value-type="float">
            <text:p/>
          </table:table-cell>
          <table:table-cell table:style-name="ce14" table:formula="of:=100*([.G159]-[.I159])/[.I159]" office:value-type="float" office:value="63.5816559289767" calcext:value-type="float">
            <text:p/>
          </table:table-cell>
          <table:table-cell table:style-name="ce15" table:formula="of:=[.H159]" office:value-type="float" office:value="5.830377857" calcext:value-type="float">
            <text:p/>
          </table:table-cell>
          <table:table-cell/>
          <table:table-cell table:style-name="ce31" table:formula="of:=[.A159]" office:value-type="string" office:string-value="gr96.txt" calcext:value-type="string">
            <text:p>gr96.txt</text:p>
          </table:table-cell>
          <table:table-cell table:style-name="ce34" table:formula="of:=AVERAGE([.K159:.K161])" office:value-type="float" office:value="87.3696246838339" calcext:value-type="float">
            <text:p/>
          </table:table-cell>
          <table:table-cell table:style-name="ce35" table:formula="of:=AVERAGE([.L159:.L161])" office:value-type="float" office:value="0.235939929333333" calcext:value-type="float">
            <text:p/>
          </table:table-cell>
          <table:table-cell table:style-name="ce34" table:formula="of:=AVERAGE([.M159:.M161])" office:value-type="float" office:value="96.6744575315881" calcext:value-type="float">
            <text:p/>
          </table:table-cell>
          <table:table-cell table:style-name="ce35" table:formula="of:=AVERAGE([.N159:.N161])" office:value-type="float" office:value="0.162833341666667" calcext:value-type="float">
            <text:p/>
          </table:table-cell>
          <table:table-cell table:style-name="ce34" table:formula="of:=AVERAGE([.O159:.O161])" office:value-type="float" office:value="64.5168785372912" calcext:value-type="float">
            <text:p/>
          </table:table-cell>
          <table:table-cell table:style-name="ce35" table:formula="of:=AVERAGE([.P159:.P161])" office:value-type="float" office:value="5.986837147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gr96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981.668400000003" calcext:value-type="float">
            <text:p>981.668400000003</text:p>
          </table:table-cell>
          <table:table-cell office:value-type="float" office:value="0.212845486" calcext:value-type="float">
            <text:p>0.212845486</text:p>
          </table:table-cell>
          <table:table-cell table:style-name="Default" office:value-type="float" office:value="1036.8639" calcext:value-type="float">
            <text:p>1036.8639</text:p>
          </table:table-cell>
          <table:table-cell office:value-type="float" office:value="0.161412794" calcext:value-type="float">
            <text:p>0.161412794</text:p>
          </table:table-cell>
          <table:table-cell table:style-name="Default" office:value-type="float" office:value="831.700999999791" calcext:value-type="float">
            <text:p>831.700999999791</text:p>
          </table:table-cell>
          <table:table-cell office:value-type="float" office:value="6.051698098" calcext:value-type="float">
            <text:p>6.051698098</text:p>
          </table:table-cell>
          <table:table-cell table:style-name="Default" office:value-type="float" office:value="512.3094" calcext:value-type="float">
            <text:p>512.3094</text:p>
          </table:table-cell>
          <table:table-cell/>
          <table:table-cell table:style-name="ce15" table:formula="of:=100*([.C160]-[.I160])/[.I160]" office:value-type="float" office:value="91.6163162339014" calcext:value-type="float">
            <text:p/>
          </table:table-cell>
          <table:table-cell table:style-name="ce15" table:formula="of:=[.D160]" office:value-type="float" office:value="0.212845486" calcext:value-type="float">
            <text:p/>
          </table:table-cell>
          <table:table-cell table:style-name="ce14" table:formula="of:=100*([.E160]-[.I160])/[.I160]" office:value-type="float" office:value="102.390176717429" calcext:value-type="float">
            <text:p/>
          </table:table-cell>
          <table:table-cell table:style-name="ce15" table:formula="of:=[.F160]" office:value-type="float" office:value="0.161412794" calcext:value-type="float">
            <text:p/>
          </table:table-cell>
          <table:table-cell table:style-name="ce14" table:formula="of:=100*([.G160]-[.I160])/[.I160]" office:value-type="float" office:value="62.3434978940053" calcext:value-type="float">
            <text:p/>
          </table:table-cell>
          <table:table-cell table:style-name="ce15" table:formula="of:=[.H160]" office:value-type="float" office:value="6.05169809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gr96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988.743999999997" calcext:value-type="float">
            <text:p>988.743999999997</text:p>
          </table:table-cell>
          <table:table-cell office:value-type="float" office:value="0.229863537" calcext:value-type="float">
            <text:p>0.229863537</text:p>
          </table:table-cell>
          <table:table-cell table:style-name="Default" office:value-type="float" office:value="953.5449" calcext:value-type="float">
            <text:p>953.5449</text:p>
          </table:table-cell>
          <table:table-cell office:value-type="float" office:value="0.159788313" calcext:value-type="float">
            <text:p>0.159788313</text:p>
          </table:table-cell>
          <table:table-cell table:style-name="Default" office:value-type="float" office:value="858.76109999978" calcext:value-type="float">
            <text:p>858.76109999978</text:p>
          </table:table-cell>
          <table:table-cell office:value-type="float" office:value="6.078435486" calcext:value-type="float">
            <text:p>6.078435486</text:p>
          </table:table-cell>
          <table:table-cell table:style-name="Default" office:value-type="float" office:value="512.3094" calcext:value-type="float">
            <text:p>512.3094</text:p>
          </table:table-cell>
          <table:table-cell/>
          <table:table-cell table:style-name="ce15" table:formula="of:=100*([.C161]-[.I161])/[.I161]" office:value-type="float" office:value="92.997434753295" calcext:value-type="float">
            <text:p/>
          </table:table-cell>
          <table:table-cell table:style-name="ce15" table:formula="of:=[.D161]" office:value-type="float" office:value="0.229863537" calcext:value-type="float">
            <text:p/>
          </table:table-cell>
          <table:table-cell table:style-name="ce14" table:formula="of:=100*([.E161]-[.I161])/[.I161]" office:value-type="float" office:value="86.1267624603414" calcext:value-type="float">
            <text:p/>
          </table:table-cell>
          <table:table-cell table:style-name="ce15" table:formula="of:=[.F161]" office:value-type="float" office:value="0.159788313" calcext:value-type="float">
            <text:p/>
          </table:table-cell>
          <table:table-cell table:style-name="ce14" table:formula="of:=100*([.G161]-[.I161])/[.I161]" office:value-type="float" office:value="67.6254817888916" calcext:value-type="float">
            <text:p/>
          </table:table-cell>
          <table:table-cell table:style-name="ce15" table:formula="of:=[.H161]" office:value-type="float" office:value="6.078435486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kroA100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1932.1189000001" calcext:value-type="float">
            <text:p>41932.1189000001</text:p>
          </table:table-cell>
          <table:table-cell office:value-type="float" office:value="0.241990459" calcext:value-type="float">
            <text:p>0.241990459</text:p>
          </table:table-cell>
          <table:table-cell table:style-name="Default" office:value-type="float" office:value="51345.4996000001" calcext:value-type="float">
            <text:p>51345.4996000001</text:p>
          </table:table-cell>
          <table:table-cell office:value-type="float" office:value="0.161497555" calcext:value-type="float">
            <text:p>0.161497555</text:p>
          </table:table-cell>
          <table:table-cell table:style-name="Default" office:value-type="float" office:value="31361.1187999828" calcext:value-type="float">
            <text:p>31361.1187999828</text:p>
          </table:table-cell>
          <table:table-cell office:value-type="float" office:value="7.001469947" calcext:value-type="float">
            <text:p>7.001469947</text:p>
          </table:table-cell>
          <table:table-cell table:style-name="Default" office:value-type="float" office:value="21282" calcext:value-type="float">
            <text:p>21282</text:p>
          </table:table-cell>
          <table:table-cell/>
          <table:table-cell table:style-name="ce15" table:formula="of:=100*([.C162]-[.I162])/[.I162]" office:value-type="float" office:value="97.0309129781041" calcext:value-type="float">
            <text:p/>
          </table:table-cell>
          <table:table-cell table:style-name="ce15" table:formula="of:=[.D162]" office:value-type="float" office:value="0.241990459" calcext:value-type="float">
            <text:p/>
          </table:table-cell>
          <table:table-cell table:style-name="ce14" table:formula="of:=100*([.E162]-[.I162])/[.I162]" office:value-type="float" office:value="141.262567427874" calcext:value-type="float">
            <text:p/>
          </table:table-cell>
          <table:table-cell table:style-name="ce15" table:formula="of:=[.F162]" office:value-type="float" office:value="0.161497555" calcext:value-type="float">
            <text:p/>
          </table:table-cell>
          <table:table-cell table:style-name="ce14" table:formula="of:=100*([.G162]-[.I162])/[.I162]" office:value-type="float" office:value="47.3598289633625" calcext:value-type="float">
            <text:p/>
          </table:table-cell>
          <table:table-cell table:style-name="ce15" table:formula="of:=[.H162]" office:value-type="float" office:value="7.001469947" calcext:value-type="float">
            <text:p/>
          </table:table-cell>
          <table:table-cell/>
          <table:table-cell table:style-name="ce31" table:formula="of:=[.A162]" office:value-type="string" office:string-value="kroA100.txt" calcext:value-type="string">
            <text:p>kroA100.txt</text:p>
          </table:table-cell>
          <table:table-cell table:style-name="ce34" table:formula="of:=AVERAGE([.K162:.K164])" office:value-type="float" office:value="108.994046455534" calcext:value-type="float">
            <text:p/>
          </table:table-cell>
          <table:table-cell table:style-name="ce35" table:formula="of:=AVERAGE([.L162:.L164])" office:value-type="float" office:value="0.199788156333333" calcext:value-type="float">
            <text:p/>
          </table:table-cell>
          <table:table-cell table:style-name="ce34" table:formula="of:=AVERAGE([.M162:.M164])" office:value-type="float" office:value="121.655064217022" calcext:value-type="float">
            <text:p/>
          </table:table-cell>
          <table:table-cell table:style-name="ce35" table:formula="of:=AVERAGE([.N162:.N164])" office:value-type="float" office:value="0.159656822333333" calcext:value-type="float">
            <text:p/>
          </table:table-cell>
          <table:table-cell table:style-name="ce34" table:formula="of:=AVERAGE([.O162:.O164])" office:value-type="float" office:value="59.7359540142936" calcext:value-type="float">
            <text:p/>
          </table:table-cell>
          <table:table-cell table:style-name="ce35" table:formula="of:=AVERAGE([.P162:.P164])" office:value-type="float" office:value="6.877346122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kroA100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5547.6539" calcext:value-type="float">
            <text:p>45547.6539</text:p>
          </table:table-cell>
          <table:table-cell office:value-type="float" office:value="0.162629618" calcext:value-type="float">
            <text:p>0.162629618</text:p>
          </table:table-cell>
          <table:table-cell table:style-name="Default" office:value-type="float" office:value="44079.2246" calcext:value-type="float">
            <text:p>44079.2246</text:p>
          </table:table-cell>
          <table:table-cell office:value-type="float" office:value="0.175706245" calcext:value-type="float">
            <text:p>0.175706245</text:p>
          </table:table-cell>
          <table:table-cell table:style-name="Default" office:value-type="float" office:value="34560.1638999947" calcext:value-type="float">
            <text:p>34560.1638999947</text:p>
          </table:table-cell>
          <table:table-cell office:value-type="float" office:value="6.767477725" calcext:value-type="float">
            <text:p>6.767477725</text:p>
          </table:table-cell>
          <table:table-cell table:style-name="Default" office:value-type="float" office:value="21282" calcext:value-type="float">
            <text:p>21282</text:p>
          </table:table-cell>
          <table:table-cell/>
          <table:table-cell table:style-name="ce15" table:formula="of:=100*([.C163]-[.I163])/[.I163]" office:value-type="float" office:value="114.019612348463" calcext:value-type="float">
            <text:p/>
          </table:table-cell>
          <table:table-cell table:style-name="ce15" table:formula="of:=[.D163]" office:value-type="float" office:value="0.162629618" calcext:value-type="float">
            <text:p/>
          </table:table-cell>
          <table:table-cell table:style-name="ce14" table:formula="of:=100*([.E163]-[.I163])/[.I163]" office:value-type="float" office:value="107.11974720421" calcext:value-type="float">
            <text:p/>
          </table:table-cell>
          <table:table-cell table:style-name="ce15" table:formula="of:=[.F163]" office:value-type="float" office:value="0.175706245" calcext:value-type="float">
            <text:p/>
          </table:table-cell>
          <table:table-cell table:style-name="ce14" table:formula="of:=100*([.G163]-[.I163])/[.I163]" office:value-type="float" office:value="62.3915228831628" calcext:value-type="float">
            <text:p/>
          </table:table-cell>
          <table:table-cell table:style-name="ce15" table:formula="of:=[.H163]" office:value-type="float" office:value="6.767477725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kroA100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5954.5661" calcext:value-type="float">
            <text:p>45954.5661</text:p>
          </table:table-cell>
          <table:table-cell office:value-type="float" office:value="0.194744392" calcext:value-type="float">
            <text:p>0.194744392</text:p>
          </table:table-cell>
          <table:table-cell table:style-name="Default" office:value-type="float" office:value="46093.1680999998" calcext:value-type="float">
            <text:p>46093.1680999998</text:p>
          </table:table-cell>
          <table:table-cell office:value-type="float" office:value="0.141766667" calcext:value-type="float">
            <text:p>0.141766667</text:p>
          </table:table-cell>
          <table:table-cell table:style-name="Default" office:value-type="float" office:value="36063.7344999883" calcext:value-type="float">
            <text:p>36063.7344999883</text:p>
          </table:table-cell>
          <table:table-cell office:value-type="float" office:value="6.863090694" calcext:value-type="float">
            <text:p>6.863090694</text:p>
          </table:table-cell>
          <table:table-cell table:style-name="Default" office:value-type="float" office:value="21282" calcext:value-type="float">
            <text:p>21282</text:p>
          </table:table-cell>
          <table:table-cell/>
          <table:table-cell table:style-name="ce15" table:formula="of:=100*([.C164]-[.I164])/[.I164]" office:value-type="float" office:value="115.931614040034" calcext:value-type="float">
            <text:p/>
          </table:table-cell>
          <table:table-cell table:style-name="ce15" table:formula="of:=[.D164]" office:value-type="float" office:value="0.194744392" calcext:value-type="float">
            <text:p/>
          </table:table-cell>
          <table:table-cell table:style-name="ce14" table:formula="of:=100*([.E164]-[.I164])/[.I164]" office:value-type="float" office:value="116.582878018982" calcext:value-type="float">
            <text:p/>
          </table:table-cell>
          <table:table-cell table:style-name="ce15" table:formula="of:=[.F164]" office:value-type="float" office:value="0.141766667" calcext:value-type="float">
            <text:p/>
          </table:table-cell>
          <table:table-cell table:style-name="ce14" table:formula="of:=100*([.G164]-[.I164])/[.I164]" office:value-type="float" office:value="69.4565101963551" calcext:value-type="float">
            <text:p/>
          </table:table-cell>
          <table:table-cell table:style-name="ce15" table:formula="of:=[.H164]" office:value-type="float" office:value="6.863090694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kroA200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70123.8179000001" calcext:value-type="float">
            <text:p>70123.8179000001</text:p>
          </table:table-cell>
          <table:table-cell office:value-type="float" office:value="0.705047501" calcext:value-type="float">
            <text:p>0.705047501</text:p>
          </table:table-cell>
          <table:table-cell table:style-name="Default" office:value-type="float" office:value="79406.0216999999" calcext:value-type="float">
            <text:p>79406.0216999999</text:p>
          </table:table-cell>
          <table:table-cell office:value-type="float" office:value="0.662562166" calcext:value-type="float">
            <text:p>0.662562166</text:p>
          </table:table-cell>
          <table:table-cell table:style-name="Default" office:value-type="float" office:value="46831.9358998958" calcext:value-type="float">
            <text:p>46831.9358998958</text:p>
          </table:table-cell>
          <table:table-cell office:value-type="float" office:value="27.450163498" calcext:value-type="float">
            <text:p>27.450163498</text:p>
          </table:table-cell>
          <table:table-cell table:style-name="Default" office:value-type="float" office:value="29368" calcext:value-type="float">
            <text:p>29368</text:p>
          </table:table-cell>
          <table:table-cell/>
          <table:table-cell table:style-name="ce15" table:formula="of:=100*([.C165]-[.I165])/[.I165]" office:value-type="float" office:value="138.776279964588" calcext:value-type="float">
            <text:p/>
          </table:table-cell>
          <table:table-cell table:style-name="ce15" table:formula="of:=[.D165]" office:value-type="float" office:value="0.705047501" calcext:value-type="float">
            <text:p/>
          </table:table-cell>
          <table:table-cell table:style-name="ce14" table:formula="of:=100*([.E165]-[.I165])/[.I165]" office:value-type="float" office:value="170.382803391446" calcext:value-type="float">
            <text:p/>
          </table:table-cell>
          <table:table-cell table:style-name="ce15" table:formula="of:=[.F165]" office:value-type="float" office:value="0.662562166" calcext:value-type="float">
            <text:p/>
          </table:table-cell>
          <table:table-cell table:style-name="ce14" table:formula="of:=100*([.G165]-[.I165])/[.I165]" office:value-type="float" office:value="59.4658672701437" calcext:value-type="float">
            <text:p/>
          </table:table-cell>
          <table:table-cell table:style-name="ce15" table:formula="of:=[.H165]" office:value-type="float" office:value="27.450163498" calcext:value-type="float">
            <text:p/>
          </table:table-cell>
          <table:table-cell/>
          <table:table-cell table:style-name="ce31" table:formula="of:=[.A165]" office:value-type="string" office:string-value="kroA200.txt" calcext:value-type="string">
            <text:p>kroA200.txt</text:p>
          </table:table-cell>
          <table:table-cell table:style-name="ce34" table:formula="of:=AVERAGE([.K165:.K167])" office:value-type="float" office:value="143.752531326614" calcext:value-type="float">
            <text:p/>
          </table:table-cell>
          <table:table-cell table:style-name="ce35" table:formula="of:=AVERAGE([.L165:.L167])" office:value-type="float" office:value="0.803335337666667" calcext:value-type="float">
            <text:p/>
          </table:table-cell>
          <table:table-cell table:style-name="ce34" table:formula="of:=AVERAGE([.M165:.M167])" office:value-type="float" office:value="161.849783551257" calcext:value-type="float">
            <text:p/>
          </table:table-cell>
          <table:table-cell table:style-name="ce35" table:formula="of:=AVERAGE([.N165:.N167])" office:value-type="float" office:value="0.733278083" calcext:value-type="float">
            <text:p/>
          </table:table-cell>
          <table:table-cell table:style-name="ce34" table:formula="of:=AVERAGE([.O165:.O167])" office:value-type="float" office:value="64.5566707525146" calcext:value-type="float">
            <text:p/>
          </table:table-cell>
          <table:table-cell table:style-name="ce35" table:formula="of:=AVERAGE([.P165:.P167])" office:value-type="float" office:value="28.8999289353333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kroA200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71666.3182" calcext:value-type="float">
            <text:p>71666.3182</text:p>
          </table:table-cell>
          <table:table-cell office:value-type="float" office:value="0.608334859" calcext:value-type="float">
            <text:p>0.608334859</text:p>
          </table:table-cell>
          <table:table-cell table:style-name="Default" office:value-type="float" office:value="78116.9653999998" calcext:value-type="float">
            <text:p>78116.9653999998</text:p>
          </table:table-cell>
          <table:table-cell office:value-type="float" office:value="0.652776921" calcext:value-type="float">
            <text:p>0.652776921</text:p>
          </table:table-cell>
          <table:table-cell table:style-name="Default" office:value-type="float" office:value="49354.1923999437" calcext:value-type="float">
            <text:p>49354.1923999437</text:p>
          </table:table-cell>
          <table:table-cell office:value-type="float" office:value="27.96641647" calcext:value-type="float">
            <text:p>27.96641647</text:p>
          </table:table-cell>
          <table:table-cell table:style-name="Default" office:value-type="float" office:value="29368" calcext:value-type="float">
            <text:p>29368</text:p>
          </table:table-cell>
          <table:table-cell/>
          <table:table-cell table:style-name="ce15" table:formula="of:=100*([.C166]-[.I166])/[.I166]" office:value-type="float" office:value="144.02859643149" calcext:value-type="float">
            <text:p/>
          </table:table-cell>
          <table:table-cell table:style-name="ce15" table:formula="of:=[.D166]" office:value-type="float" office:value="0.608334859" calcext:value-type="float">
            <text:p/>
          </table:table-cell>
          <table:table-cell table:style-name="ce14" table:formula="of:=100*([.E166]-[.I166])/[.I166]" office:value-type="float" office:value="165.99348065922" calcext:value-type="float">
            <text:p/>
          </table:table-cell>
          <table:table-cell table:style-name="ce15" table:formula="of:=[.F166]" office:value-type="float" office:value="0.652776921" calcext:value-type="float">
            <text:p/>
          </table:table-cell>
          <table:table-cell table:style-name="ce14" table:formula="of:=100*([.G166]-[.I166])/[.I166]" office:value-type="float" office:value="68.0543189864604" calcext:value-type="float">
            <text:p/>
          </table:table-cell>
          <table:table-cell table:style-name="ce15" table:formula="of:=[.H166]" office:value-type="float" office:value="27.96641647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kroA200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72965.5940999999" calcext:value-type="float">
            <text:p>72965.5940999999</text:p>
          </table:table-cell>
          <table:table-cell office:value-type="float" office:value="1.096623653" calcext:value-type="float">
            <text:p>1.096623653</text:p>
          </table:table-cell>
          <table:table-cell table:style-name="Default" office:value-type="float" office:value="73177.1461999999" calcext:value-type="float">
            <text:p>73177.1461999999</text:p>
          </table:table-cell>
          <table:table-cell office:value-type="float" office:value="0.884495162" calcext:value-type="float">
            <text:p>0.884495162</text:p>
          </table:table-cell>
          <table:table-cell table:style-name="Default" office:value-type="float" office:value="48794.8808999559" calcext:value-type="float">
            <text:p>48794.8808999559</text:p>
          </table:table-cell>
          <table:table-cell office:value-type="float" office:value="31.283206838" calcext:value-type="float">
            <text:p>31.283206838</text:p>
          </table:table-cell>
          <table:table-cell table:style-name="Default" office:value-type="float" office:value="29368" calcext:value-type="float">
            <text:p>29368</text:p>
          </table:table-cell>
          <table:table-cell/>
          <table:table-cell table:style-name="ce15" table:formula="of:=100*([.C167]-[.I167])/[.I167]" office:value-type="float" office:value="148.452717583764" calcext:value-type="float">
            <text:p/>
          </table:table-cell>
          <table:table-cell table:style-name="ce15" table:formula="of:=[.D167]" office:value-type="float" office:value="1.096623653" calcext:value-type="float">
            <text:p/>
          </table:table-cell>
          <table:table-cell table:style-name="ce14" table:formula="of:=100*([.E167]-[.I167])/[.I167]" office:value-type="float" office:value="149.173066603105" calcext:value-type="float">
            <text:p/>
          </table:table-cell>
          <table:table-cell table:style-name="ce15" table:formula="of:=[.F167]" office:value-type="float" office:value="0.884495162" calcext:value-type="float">
            <text:p/>
          </table:table-cell>
          <table:table-cell table:style-name="ce14" table:formula="of:=100*([.G167]-[.I167])/[.I167]" office:value-type="float" office:value="66.1498260009394" calcext:value-type="float">
            <text:p/>
          </table:table-cell>
          <table:table-cell table:style-name="ce15" table:formula="of:=[.H167]" office:value-type="float" office:value="31.28320683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p01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0.070122905" calcext:value-type="float">
            <text:p>0.070122905</text:p>
          </table:table-cell>
          <table:table-cell table:style-name="Default" office:value-type="float" office:value="376" calcext:value-type="float">
            <text:p>376</text:p>
          </table:table-cell>
          <table:table-cell office:value-type="float" office:value="0.074759511" calcext:value-type="float">
            <text:p>0.074759511</text:p>
          </table:table-cell>
          <table:table-cell table:style-name="Default" office:value-type="float" office:value="387" calcext:value-type="float">
            <text:p>387</text:p>
          </table:table-cell>
          <table:table-cell office:value-type="float" office:value="0.173647935" calcext:value-type="float">
            <text:p>0.173647935</text:p>
          </table:table-cell>
          <table:table-cell table:style-name="Default" office:value-type="float" office:value="291" calcext:value-type="float">
            <text:p>291</text:p>
          </table:table-cell>
          <table:table-cell/>
          <table:table-cell table:style-name="ce15" table:formula="of:=100*([.C168]-[.I168])/[.I168]" office:value-type="float" office:value="16.8384879725086" calcext:value-type="float">
            <text:p/>
          </table:table-cell>
          <table:table-cell table:style-name="ce15" table:formula="of:=[.D168]" office:value-type="float" office:value="0.070122905" calcext:value-type="float">
            <text:p/>
          </table:table-cell>
          <table:table-cell table:style-name="ce14" table:formula="of:=100*([.E168]-[.I168])/[.I168]" office:value-type="float" office:value="29.2096219931271" calcext:value-type="float">
            <text:p/>
          </table:table-cell>
          <table:table-cell table:style-name="ce15" table:formula="of:=[.F168]" office:value-type="float" office:value="0.074759511" calcext:value-type="float">
            <text:p/>
          </table:table-cell>
          <table:table-cell table:style-name="ce14" table:formula="of:=100*([.G168]-[.I168])/[.I168]" office:value-type="float" office:value="32.9896907216495" calcext:value-type="float">
            <text:p/>
          </table:table-cell>
          <table:table-cell table:style-name="ce15" table:formula="of:=[.H168]" office:value-type="float" office:value="0.173647935" calcext:value-type="float">
            <text:p/>
          </table:table-cell>
          <table:table-cell/>
          <table:table-cell table:style-name="ce31" table:formula="of:=[.A168]" office:value-type="string" office:string-value="p01.txt" calcext:value-type="string">
            <text:p>p01.txt</text:p>
          </table:table-cell>
          <table:table-cell table:style-name="ce34" table:formula="of:=AVERAGE([.K168:.K170])" office:value-type="float" office:value="30.6987399770905" calcext:value-type="float">
            <text:p/>
          </table:table-cell>
          <table:table-cell table:style-name="ce35" table:formula="of:=AVERAGE([.L168:.L170])" office:value-type="float" office:value="0.083153011" calcext:value-type="float">
            <text:p/>
          </table:table-cell>
          <table:table-cell table:style-name="ce34" table:formula="of:=AVERAGE([.M168:.M170])" office:value-type="float" office:value="29.7823596792669" calcext:value-type="float">
            <text:p/>
          </table:table-cell>
          <table:table-cell table:style-name="ce35" table:formula="of:=AVERAGE([.N168:.N170])" office:value-type="float" office:value="0.072172857" calcext:value-type="float">
            <text:p/>
          </table:table-cell>
          <table:table-cell table:style-name="ce34" table:formula="of:=AVERAGE([.O168:.O170])" office:value-type="float" office:value="23.0240549828179" calcext:value-type="float">
            <text:p/>
          </table:table-cell>
          <table:table-cell table:style-name="ce35" table:formula="of:=AVERAGE([.P168:.P170])" office:value-type="float" office:value="0.174526548333333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p01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393" calcext:value-type="float">
            <text:p>393</text:p>
          </table:table-cell>
          <table:table-cell office:value-type="float" office:value="0.066782768" calcext:value-type="float">
            <text:p>0.066782768</text:p>
          </table:table-cell>
          <table:table-cell table:style-name="Default" office:value-type="float" office:value="346" calcext:value-type="float">
            <text:p>346</text:p>
          </table:table-cell>
          <table:table-cell office:value-type="float" office:value="0.074034488" calcext:value-type="float">
            <text:p>0.074034488</text:p>
          </table:table-cell>
          <table:table-cell table:style-name="Default" office:value-type="float" office:value="348" calcext:value-type="float">
            <text:p>348</text:p>
          </table:table-cell>
          <table:table-cell office:value-type="float" office:value="0.174137862" calcext:value-type="float">
            <text:p>0.174137862</text:p>
          </table:table-cell>
          <table:table-cell table:style-name="Default" office:value-type="float" office:value="291" calcext:value-type="float">
            <text:p>291</text:p>
          </table:table-cell>
          <table:table-cell/>
          <table:table-cell table:style-name="ce15" table:formula="of:=100*([.C169]-[.I169])/[.I169]" office:value-type="float" office:value="35.0515463917526" calcext:value-type="float">
            <text:p/>
          </table:table-cell>
          <table:table-cell table:style-name="ce15" table:formula="of:=[.D169]" office:value-type="float" office:value="0.066782768" calcext:value-type="float">
            <text:p/>
          </table:table-cell>
          <table:table-cell table:style-name="ce14" table:formula="of:=100*([.E169]-[.I169])/[.I169]" office:value-type="float" office:value="18.9003436426117" calcext:value-type="float">
            <text:p/>
          </table:table-cell>
          <table:table-cell table:style-name="ce15" table:formula="of:=[.F169]" office:value-type="float" office:value="0.074034488" calcext:value-type="float">
            <text:p/>
          </table:table-cell>
          <table:table-cell table:style-name="ce14" table:formula="of:=100*([.G169]-[.I169])/[.I169]" office:value-type="float" office:value="19.5876288659794" calcext:value-type="float">
            <text:p/>
          </table:table-cell>
          <table:table-cell table:style-name="ce15" table:formula="of:=[.H169]" office:value-type="float" office:value="0.174137862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p01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08" calcext:value-type="float">
            <text:p>408</text:p>
          </table:table-cell>
          <table:table-cell office:value-type="float" office:value="0.11255336" calcext:value-type="float">
            <text:p>0.11255336</text:p>
          </table:table-cell>
          <table:table-cell table:style-name="Default" office:value-type="float" office:value="411" calcext:value-type="float">
            <text:p>411</text:p>
          </table:table-cell>
          <table:table-cell office:value-type="float" office:value="0.067724572" calcext:value-type="float">
            <text:p>0.067724572</text:p>
          </table:table-cell>
          <table:table-cell table:style-name="Default" office:value-type="float" office:value="339" calcext:value-type="float">
            <text:p>339</text:p>
          </table:table-cell>
          <table:table-cell office:value-type="float" office:value="0.175793848" calcext:value-type="float">
            <text:p>0.175793848</text:p>
          </table:table-cell>
          <table:table-cell table:style-name="Default" office:value-type="float" office:value="291" calcext:value-type="float">
            <text:p>291</text:p>
          </table:table-cell>
          <table:table-cell/>
          <table:table-cell table:style-name="ce15" table:formula="of:=100*([.C170]-[.I170])/[.I170]" office:value-type="float" office:value="40.2061855670103" calcext:value-type="float">
            <text:p/>
          </table:table-cell>
          <table:table-cell table:style-name="ce15" table:formula="of:=[.D170]" office:value-type="float" office:value="0.11255336" calcext:value-type="float">
            <text:p/>
          </table:table-cell>
          <table:table-cell table:style-name="ce14" table:formula="of:=100*([.E170]-[.I170])/[.I170]" office:value-type="float" office:value="41.2371134020619" calcext:value-type="float">
            <text:p/>
          </table:table-cell>
          <table:table-cell table:style-name="ce15" table:formula="of:=[.F170]" office:value-type="float" office:value="0.067724572" calcext:value-type="float">
            <text:p/>
          </table:table-cell>
          <table:table-cell table:style-name="ce14" table:formula="of:=100*([.G170]-[.I170])/[.I170]" office:value-type="float" office:value="16.4948453608247" calcext:value-type="float">
            <text:p/>
          </table:table-cell>
          <table:table-cell table:style-name="ce15" table:formula="of:=[.H170]" office:value-type="float" office:value="0.175793848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pr76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79736.3464" calcext:value-type="float">
            <text:p>179736.3464</text:p>
          </table:table-cell>
          <table:table-cell office:value-type="float" office:value="0.126698577" calcext:value-type="float">
            <text:p>0.126698577</text:p>
          </table:table-cell>
          <table:table-cell table:style-name="Default" office:value-type="float" office:value="200729.7465" calcext:value-type="float">
            <text:p>200729.7465</text:p>
          </table:table-cell>
          <table:table-cell office:value-type="float" office:value="0.109412494" calcext:value-type="float">
            <text:p>0.109412494</text:p>
          </table:table-cell>
          <table:table-cell table:style-name="Default" office:value-type="float" office:value="157961.847799937" calcext:value-type="float">
            <text:p>157961.847799937</text:p>
          </table:table-cell>
          <table:table-cell office:value-type="float" office:value="3.735720557" calcext:value-type="float">
            <text:p>3.735720557</text:p>
          </table:table-cell>
          <table:table-cell table:style-name="Default" office:value-type="float" office:value="108159" calcext:value-type="float">
            <text:p>108159</text:p>
          </table:table-cell>
          <table:table-cell/>
          <table:table-cell table:style-name="ce15" table:formula="of:=100*([.C171]-[.I171])/[.I171]" office:value-type="float" office:value="66.1778921772576" calcext:value-type="float">
            <text:p/>
          </table:table-cell>
          <table:table-cell table:style-name="ce15" table:formula="of:=[.D171]" office:value-type="float" office:value="0.126698577" calcext:value-type="float">
            <text:p/>
          </table:table-cell>
          <table:table-cell table:style-name="ce14" table:formula="of:=100*([.E171]-[.I171])/[.I171]" office:value-type="float" office:value="85.5876501262031" calcext:value-type="float">
            <text:p/>
          </table:table-cell>
          <table:table-cell table:style-name="ce15" table:formula="of:=[.F171]" office:value-type="float" office:value="0.109412494" calcext:value-type="float">
            <text:p/>
          </table:table-cell>
          <table:table-cell table:style-name="ce14" table:formula="of:=100*([.G171]-[.I171])/[.I171]" office:value-type="float" office:value="46.0459580801755" calcext:value-type="float">
            <text:p/>
          </table:table-cell>
          <table:table-cell table:style-name="ce15" table:formula="of:=[.H171]" office:value-type="float" office:value="3.735720557" calcext:value-type="float">
            <text:p/>
          </table:table-cell>
          <table:table-cell/>
          <table:table-cell table:style-name="ce31" table:formula="of:=[.A171]" office:value-type="string" office:string-value="pr76.txt" calcext:value-type="string">
            <text:p>pr76.txt</text:p>
          </table:table-cell>
          <table:table-cell table:style-name="ce34" table:formula="of:=AVERAGE([.K171:.K173])" office:value-type="float" office:value="72.9437875411815" calcext:value-type="float">
            <text:p/>
          </table:table-cell>
          <table:table-cell table:style-name="ce35" table:formula="of:=AVERAGE([.L171:.L173])" office:value-type="float" office:value="0.123612737666667" calcext:value-type="float">
            <text:p/>
          </table:table-cell>
          <table:table-cell table:style-name="ce34" table:formula="of:=AVERAGE([.M171:.M173])" office:value-type="float" office:value="79.6398716395925" calcext:value-type="float">
            <text:p/>
          </table:table-cell>
          <table:table-cell table:style-name="ce35" table:formula="of:=AVERAGE([.N171:.N173])" office:value-type="float" office:value="0.106490844333333" calcext:value-type="float">
            <text:p/>
          </table:table-cell>
          <table:table-cell table:style-name="ce34" table:formula="of:=AVERAGE([.O171:.O173])" office:value-type="float" office:value="39.0023350191114" calcext:value-type="float">
            <text:p/>
          </table:table-cell>
          <table:table-cell table:style-name="ce35" table:formula="of:=AVERAGE([.P171:.P173])" office:value-type="float" office:value="3.72717096033333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pr76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81469.818" calcext:value-type="float">
            <text:p>181469.818</text:p>
          </table:table-cell>
          <table:table-cell office:value-type="float" office:value="0.117562471" calcext:value-type="float">
            <text:p>0.117562471</text:p>
          </table:table-cell>
          <table:table-cell table:style-name="Default" office:value-type="float" office:value="178391.0818" calcext:value-type="float">
            <text:p>178391.0818</text:p>
          </table:table-cell>
          <table:table-cell office:value-type="float" office:value="0.102331483" calcext:value-type="float">
            <text:p>0.102331483</text:p>
          </table:table-cell>
          <table:table-cell table:style-name="Default" office:value-type="float" office:value="148416.170399963" calcext:value-type="float">
            <text:p>148416.170399963</text:p>
          </table:table-cell>
          <table:table-cell office:value-type="float" office:value="3.771175727" calcext:value-type="float">
            <text:p>3.771175727</text:p>
          </table:table-cell>
          <table:table-cell table:style-name="Default" office:value-type="float" office:value="108159" calcext:value-type="float">
            <text:p>108159</text:p>
          </table:table-cell>
          <table:table-cell/>
          <table:table-cell table:style-name="ce15" table:formula="of:=100*([.C172]-[.I172])/[.I172]" office:value-type="float" office:value="67.7805989330523" calcext:value-type="float">
            <text:p/>
          </table:table-cell>
          <table:table-cell table:style-name="ce15" table:formula="of:=[.D172]" office:value-type="float" office:value="0.117562471" calcext:value-type="float">
            <text:p/>
          </table:table-cell>
          <table:table-cell table:style-name="ce14" table:formula="of:=100*([.E172]-[.I172])/[.I172]" office:value-type="float" office:value="64.9341079336902" calcext:value-type="float">
            <text:p/>
          </table:table-cell>
          <table:table-cell table:style-name="ce15" table:formula="of:=[.F172]" office:value-type="float" office:value="0.102331483" calcext:value-type="float">
            <text:p/>
          </table:table-cell>
          <table:table-cell table:style-name="ce14" table:formula="of:=100*([.G172]-[.I172])/[.I172]" office:value-type="float" office:value="37.2203611349615" calcext:value-type="float">
            <text:p/>
          </table:table-cell>
          <table:table-cell table:style-name="ce15" table:formula="of:=[.H172]" office:value-type="float" office:value="3.771175727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pr76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99956.6491" calcext:value-type="float">
            <text:p>199956.6491</text:p>
          </table:table-cell>
          <table:table-cell office:value-type="float" office:value="0.126577165" calcext:value-type="float">
            <text:p>0.126577165</text:p>
          </table:table-cell>
          <table:table-cell table:style-name="Default" office:value-type="float" office:value="203769.238" calcext:value-type="float">
            <text:p>203769.238</text:p>
          </table:table-cell>
          <table:table-cell office:value-type="float" office:value="0.107728556" calcext:value-type="float">
            <text:p>0.107728556</text:p>
          </table:table-cell>
          <table:table-cell table:style-name="Default" office:value-type="float" office:value="144652.588400062" calcext:value-type="float">
            <text:p>144652.588400062</text:p>
          </table:table-cell>
          <table:table-cell office:value-type="float" office:value="3.674616597" calcext:value-type="float">
            <text:p>3.674616597</text:p>
          </table:table-cell>
          <table:table-cell table:style-name="Default" office:value-type="float" office:value="108159" calcext:value-type="float">
            <text:p>108159</text:p>
          </table:table-cell>
          <table:table-cell/>
          <table:table-cell table:style-name="ce15" table:formula="of:=100*([.C173]-[.I173])/[.I173]" office:value-type="float" office:value="84.8728715132351" calcext:value-type="float">
            <text:p/>
          </table:table-cell>
          <table:table-cell table:style-name="ce15" table:formula="of:=[.D173]" office:value-type="float" office:value="0.126577165" calcext:value-type="float">
            <text:p/>
          </table:table-cell>
          <table:table-cell table:style-name="ce14" table:formula="of:=100*([.E173]-[.I173])/[.I173]" office:value-type="float" office:value="88.3978568588837" calcext:value-type="float">
            <text:p/>
          </table:table-cell>
          <table:table-cell table:style-name="ce15" table:formula="of:=[.F173]" office:value-type="float" office:value="0.107728556" calcext:value-type="float">
            <text:p/>
          </table:table-cell>
          <table:table-cell table:style-name="ce14" table:formula="of:=100*([.G173]-[.I173])/[.I173]" office:value-type="float" office:value="33.7406858421971" calcext:value-type="float">
            <text:p/>
          </table:table-cell>
          <table:table-cell table:style-name="ce15" table:formula="of:=[.H173]" office:value-type="float" office:value="3.674616597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st70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066.8602" calcext:value-type="float">
            <text:p>1066.8602</text:p>
          </table:table-cell>
          <table:table-cell office:value-type="float" office:value="0.122597065" calcext:value-type="float">
            <text:p>0.122597065</text:p>
          </table:table-cell>
          <table:table-cell table:style-name="Default" office:value-type="float" office:value="1079.3787" calcext:value-type="float">
            <text:p>1079.3787</text:p>
          </table:table-cell>
          <table:table-cell office:value-type="float" office:value="0.106360872" calcext:value-type="float">
            <text:p>0.106360872</text:p>
          </table:table-cell>
          <table:table-cell table:style-name="Default" office:value-type="float" office:value="930.224400000037" calcext:value-type="float">
            <text:p>930.224400000037</text:p>
          </table:table-cell>
          <table:table-cell office:value-type="float" office:value="3.125646153" calcext:value-type="float">
            <text:p>3.125646153</text:p>
          </table:table-cell>
          <table:table-cell table:style-name="Default" office:value-type="float" office:value="675" calcext:value-type="float">
            <text:p>675</text:p>
          </table:table-cell>
          <table:table-cell/>
          <table:table-cell table:style-name="ce15" table:formula="of:=100*([.C174]-[.I174])/[.I174]" office:value-type="float" office:value="58.053362962963" calcext:value-type="float">
            <text:p/>
          </table:table-cell>
          <table:table-cell table:style-name="ce15" table:formula="of:=[.D174]" office:value-type="float" office:value="0.122597065" calcext:value-type="float">
            <text:p/>
          </table:table-cell>
          <table:table-cell table:style-name="ce14" table:formula="of:=100*([.E174]-[.I174])/[.I174]" office:value-type="float" office:value="59.9079555555556" calcext:value-type="float">
            <text:p/>
          </table:table-cell>
          <table:table-cell table:style-name="ce15" table:formula="of:=[.F174]" office:value-type="float" office:value="0.106360872" calcext:value-type="float">
            <text:p/>
          </table:table-cell>
          <table:table-cell table:style-name="ce14" table:formula="of:=100*([.G174]-[.I174])/[.I174]" office:value-type="float" office:value="37.8110222222277" calcext:value-type="float">
            <text:p/>
          </table:table-cell>
          <table:table-cell table:style-name="ce15" table:formula="of:=[.H174]" office:value-type="float" office:value="3.125646153" calcext:value-type="float">
            <text:p/>
          </table:table-cell>
          <table:table-cell/>
          <table:table-cell table:style-name="ce31" table:formula="of:=[.A174]" office:value-type="string" office:string-value="st70.txt" calcext:value-type="string">
            <text:p>st70.txt</text:p>
          </table:table-cell>
          <table:table-cell table:style-name="ce34" table:formula="of:=AVERAGE([.K174:.K176])" office:value-type="float" office:value="58.8021728395059" calcext:value-type="float">
            <text:p/>
          </table:table-cell>
          <table:table-cell table:style-name="ce35" table:formula="of:=AVERAGE([.L174:.L176])" office:value-type="float" office:value="0.141180099666667" calcext:value-type="float">
            <text:p/>
          </table:table-cell>
          <table:table-cell table:style-name="ce34" table:formula="of:=AVERAGE([.M174:.M176])" office:value-type="float" office:value="69.3563604938273" calcext:value-type="float">
            <text:p/>
          </table:table-cell>
          <table:table-cell table:style-name="ce35" table:formula="of:=AVERAGE([.N174:.N176])" office:value-type="float" office:value="0.108812586666667" calcext:value-type="float">
            <text:p/>
          </table:table-cell>
          <table:table-cell table:style-name="ce34" table:formula="of:=AVERAGE([.O174:.O176])" office:value-type="float" office:value="40.5647308641874" calcext:value-type="float">
            <text:p/>
          </table:table-cell>
          <table:table-cell table:style-name="ce35" table:formula="of:=AVERAGE([.P174:.P176])" office:value-type="float" office:value="3.02636774566667" calcext:value-type="float">
            <text:p/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st70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148.9418" calcext:value-type="float">
            <text:p>1148.9418</text:p>
          </table:table-cell>
          <table:table-cell office:value-type="float" office:value="0.16740537" calcext:value-type="float">
            <text:p>0.16740537</text:p>
          </table:table-cell>
          <table:table-cell table:style-name="Default" office:value-type="float" office:value="1143.6285" calcext:value-type="float">
            <text:p>1143.6285</text:p>
          </table:table-cell>
          <table:table-cell office:value-type="float" office:value="0.099809496" calcext:value-type="float">
            <text:p>0.099809496</text:p>
          </table:table-cell>
          <table:table-cell table:style-name="Default" office:value-type="float" office:value="999.11989999992" calcext:value-type="float">
            <text:p>999.11989999992</text:p>
          </table:table-cell>
          <table:table-cell office:value-type="float" office:value="2.960202387" calcext:value-type="float">
            <text:p>2.960202387</text:p>
          </table:table-cell>
          <table:table-cell table:style-name="Default" office:value-type="float" office:value="675" calcext:value-type="float">
            <text:p>675</text:p>
          </table:table-cell>
          <table:table-cell/>
          <table:table-cell table:style-name="ce15" table:formula="of:=100*([.C175]-[.I175])/[.I175]" office:value-type="float" office:value="70.2136" calcext:value-type="float">
            <text:p/>
          </table:table-cell>
          <table:table-cell table:style-name="ce15" table:formula="of:=[.D175]" office:value-type="float" office:value="0.16740537" calcext:value-type="float">
            <text:p/>
          </table:table-cell>
          <table:table-cell table:style-name="ce14" table:formula="of:=100*([.E175]-[.I175])/[.I175]" office:value-type="float" office:value="69.4264444444445" calcext:value-type="float">
            <text:p/>
          </table:table-cell>
          <table:table-cell table:style-name="ce15" table:formula="of:=[.F175]" office:value-type="float" office:value="0.099809496" calcext:value-type="float">
            <text:p/>
          </table:table-cell>
          <table:table-cell table:style-name="ce14" table:formula="of:=100*([.G175]-[.I175])/[.I175]" office:value-type="float" office:value="48.0177629629511" calcext:value-type="float">
            <text:p/>
          </table:table-cell>
          <table:table-cell table:style-name="ce15" table:formula="of:=[.H175]" office:value-type="float" office:value="2.960202387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style-name="Default" office:value-type="string" calcext:value-type="string">
            <text:p>st70.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999.941999999999" calcext:value-type="float">
            <text:p>999.941999999999</text:p>
          </table:table-cell>
          <table:table-cell office:value-type="float" office:value="0.133537864" calcext:value-type="float">
            <text:p>0.133537864</text:p>
          </table:table-cell>
          <table:table-cell table:style-name="Default" office:value-type="float" office:value="1206.4591" calcext:value-type="float">
            <text:p>1206.4591</text:p>
          </table:table-cell>
          <table:table-cell office:value-type="float" office:value="0.120267392" calcext:value-type="float">
            <text:p>0.120267392</text:p>
          </table:table-cell>
          <table:table-cell table:style-name="Default" office:value-type="float" office:value="917.091499999837" calcext:value-type="float">
            <text:p>917.091499999837</text:p>
          </table:table-cell>
          <table:table-cell office:value-type="float" office:value="2.993254697" calcext:value-type="float">
            <text:p>2.993254697</text:p>
          </table:table-cell>
          <table:table-cell table:style-name="Default" office:value-type="float" office:value="675" calcext:value-type="float">
            <text:p>675</text:p>
          </table:table-cell>
          <table:table-cell/>
          <table:table-cell table:style-name="ce15" table:formula="of:=100*([.C176]-[.I176])/[.I176]" office:value-type="float" office:value="48.1395555555554" calcext:value-type="float">
            <text:p/>
          </table:table-cell>
          <table:table-cell table:style-name="ce15" table:formula="of:=[.D176]" office:value-type="float" office:value="0.133537864" calcext:value-type="float">
            <text:p/>
          </table:table-cell>
          <table:table-cell table:style-name="ce14" table:formula="of:=100*([.E176]-[.I176])/[.I176]" office:value-type="float" office:value="78.7346814814815" calcext:value-type="float">
            <text:p/>
          </table:table-cell>
          <table:table-cell table:style-name="ce15" table:formula="of:=[.F176]" office:value-type="float" office:value="0.120267392" calcext:value-type="float">
            <text:p/>
          </table:table-cell>
          <table:table-cell table:style-name="ce14" table:formula="of:=100*([.G176]-[.I176])/[.I176]" office:value-type="float" office:value="35.8654074073833" calcext:value-type="float">
            <text:p/>
          </table:table-cell>
          <table:table-cell table:style-name="ce15" table:formula="of:=[.H176]" office:value-type="float" office:value="2.993254697" calcext:value-type="float">
            <text:p/>
          </table:table-cell>
          <table:table-cell/>
          <table:table-cell table:style-name="ce31" table:number-columns-repeated="7"/>
          <table:table-cell table:number-columns-repeated="1000"/>
        </table:table-row>
        <table:table-row table:style-name="ro2">
          <table:table-cell table:number-columns-repeated="10"/>
          <table:table-cell table:style-name="ce16" table:number-columns-repeated="2"/>
          <table:table-cell table:style-name="ce25"/>
          <table:table-cell table:style-name="ce16"/>
          <table:table-cell table:style-name="ce25"/>
          <table:table-cell table:style-name="ce16"/>
          <table:table-cell/>
          <table:table-cell table:style-name="ce33" office:value-type="string" calcext:value-type="string" table:number-columns-spanned="7" table:number-rows-spanned="1">
            <text:p>MMDP</text:p>
          </table:table-cell>
          <table:covered-table-cell table:number-columns-repeated="6" table:style-name="ce33"/>
          <table:table-cell table:number-columns-repeated="1000"/>
        </table:table-row>
        <table:table-row table:style-name="ro2">
          <table:table-cell table:number-columns-repeated="10"/>
          <table:table-cell table:style-name="ce16" table:number-columns-repeated="2"/>
          <table:table-cell table:style-name="ce25"/>
          <table:table-cell table:style-name="ce16"/>
          <table:table-cell table:style-name="ce25"/>
          <table:table-cell table:style-name="ce16"/>
          <table:table-cell/>
          <table:table-cell table:style-name="ce31" office:value-type="string" calcext:value-type="string">
            <text:p>Media</text:p>
          </table:table-cell>
          <table:table-cell table:style-name="ce34" table:formula="of:=AVERAGE([.S2:.S122])" office:value-type="float" office:value="-29.6288846776515" calcext:value-type="float">
            <text:p/>
          </table:table-cell>
          <table:table-cell table:style-name="ce34" table:formula="of:=AVERAGE([.T2:.T122])" office:value-type="float" office:value="9.78378547008334" calcext:value-type="float">
            <text:p/>
          </table:table-cell>
          <table:table-cell table:style-name="ce34" table:formula="of:=AVERAGE([.U2:.U122])" office:value-type="float" office:value="-14.1549104025633" calcext:value-type="float">
            <text:p/>
          </table:table-cell>
          <table:table-cell table:style-name="ce34" table:formula="of:=AVERAGE([.V2:.V122])" office:value-type="float" office:value="4.00804919028333" calcext:value-type="float">
            <text:p/>
          </table:table-cell>
          <table:table-cell table:style-name="ce34" table:formula="of:=AVERAGE([.W2:.W122])" office:value-type="float" office:value="356.687889273359" calcext:value-type="float">
            <text:p/>
          </table:table-cell>
          <table:table-cell table:style-name="ce34" table:formula="of:=AVERAGE([.X2:.X122])" office:value-type="float" office:value="7.92552804682083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4" table:number-columns-repeated="2"/>
          <table:table-cell table:style-name="ce17" office:value-type="string" calcext:value-type="string" table:number-columns-spanned="2" table:number-rows-spanned="1">
            <text:p>Best Improvement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First Improvement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Enfriamiento Simulado</text:p>
          </table:table-cell>
          <table:covered-table-cell table:style-name="ce21"/>
          <table:table-cell/>
          <table:table-cell table:style-name="ce31" office:value-type="string" calcext:value-type="string">
            <text:p>Desviación Típica</text:p>
          </table:table-cell>
          <table:table-cell table:style-name="ce34" table:formula="of:=STDEV([.S2:.S122])" office:value-type="float" office:value="18.8203365825005" calcext:value-type="float">
            <text:p/>
          </table:table-cell>
          <table:table-cell table:style-name="ce34" table:formula="of:=STDEV([.T2:.T122])" office:value-type="float" office:value="9.99030032898619" calcext:value-type="float">
            <text:p/>
          </table:table-cell>
          <table:table-cell table:style-name="ce34" table:formula="of:=STDEV([.U2:.U122])" office:value-type="float" office:value="11.9933049833141" calcext:value-type="float">
            <text:p/>
          </table:table-cell>
          <table:table-cell table:style-name="ce34" table:formula="of:=STDEV([.V2:.V122])" office:value-type="float" office:value="4.00337992149057" calcext:value-type="float">
            <text:p/>
          </table:table-cell>
          <table:table-cell table:style-name="ce34" table:formula="of:=STDEV([.W2:.W122])" office:value-type="float" office:value="2508.87197283067" calcext:value-type="float">
            <text:p/>
          </table:table-cell>
          <table:table-cell table:style-name="ce34" table:formula="of:=STDEV([.X2:.X122])" office:value-type="float" office:value="7.90145157118663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5" office:value-type="string" calcext:value-type="string" table:number-columns-spanned="2" table:number-rows-spanned="1">
            <text:p>Promedio MMDP</text:p>
          </table:table-cell>
          <table:covered-table-cell table:style-name="ce9"/>
          <table:table-cell table:style-name="ce18" table:formula="of:=AVERAGE([.K3:.K122])" office:value-type="float" office:value="-29.790930140044" calcext:value-type="float">
            <text:p/>
          </table:table-cell>
          <table:table-cell table:style-name="ce22" table:formula="of:=AVERAGE([.L3:.L122])" office:value-type="float" office:value="9.86504494394958" calcext:value-type="float">
            <text:p/>
          </table:table-cell>
          <table:table-cell table:style-name="ce18" table:formula="of:=AVERAGE([.M3:.M122])" office:value-type="float" office:value="-14.249719008051" calcext:value-type="float">
            <text:p/>
          </table:table-cell>
          <table:table-cell table:style-name="ce22" table:formula="of:=AVERAGE([.N3:.N122])" office:value-type="float" office:value="4.04056927406723" calcext:value-type="float">
            <text:p/>
          </table:table-cell>
          <table:table-cell table:style-name="ce18" table:formula="of:=AVERAGE([.O3:.O122])" office:value-type="float" office:value="359.820556352208" calcext:value-type="float">
            <text:p/>
          </table:table-cell>
          <table:table-cell table:style-name="ce22" table:formula="of:=AVERAGE([.P3:.P122])" office:value-type="float" office:value="7.98816974021008" calcext:value-type="float">
            <text:p/>
          </table:table-cell>
          <table:table-cell/>
          <table:table-cell table:style-name="ce31" office:value-type="string" calcext:value-type="string">
            <text:p>Máximo</text:p>
          </table:table-cell>
          <table:table-cell table:style-name="ce34" table:formula="of:=MAX([.S2:.S122])" office:value-type="float" office:value="-0.0000175445829839899" calcext:value-type="float">
            <text:p/>
          </table:table-cell>
          <table:table-cell table:style-name="ce34" table:formula="of:=MAX([.T2:.T122])" office:value-type="float" office:value="27.4926622583333" calcext:value-type="float">
            <text:p/>
          </table:table-cell>
          <table:table-cell table:style-name="ce34" table:formula="of:=MAX([.U2:.U122])" office:value-type="float" office:value="0.000034496509634495" calcext:value-type="float">
            <text:p/>
          </table:table-cell>
          <table:table-cell table:style-name="ce34" table:formula="of:=MAX([.V2:.V122])" office:value-type="float" office:value="9.88868327333333" calcext:value-type="float">
            <text:p/>
          </table:table-cell>
          <table:table-cell table:style-name="ce34" table:formula="of:=MAX([.W2:.W122])" office:value-type="float" office:value="15827.1050206546" calcext:value-type="float">
            <text:p/>
          </table:table-cell>
          <table:table-cell table:style-name="ce34" table:formula="of:=MAX([.X2:.X122])" office:value-type="float" office:value="20.2909076226667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6" office:value-type="string" calcext:value-type="string" table:number-columns-spanned="2" table:number-rows-spanned="1">
            <text:p>Desviación MMDP</text:p>
          </table:table-cell>
          <table:covered-table-cell table:style-name="ce10"/>
          <table:table-cell table:style-name="ce19" table:formula="of:=STDEV([.K3:.K122])" office:value-type="float" office:value="20.0383450690141" calcext:value-type="float">
            <text:p/>
          </table:table-cell>
          <table:table-cell table:style-name="ce23" table:formula="of:=STDEV([.L3:.L122])" office:value-type="float" office:value="10.0989027452831" calcext:value-type="float">
            <text:p/>
          </table:table-cell>
          <table:table-cell table:style-name="ce19" table:formula="of:=STDEV([.M3:.M122])" office:value-type="float" office:value="12.2437073814796" calcext:value-type="float">
            <text:p/>
          </table:table-cell>
          <table:table-cell table:style-name="ce23" table:formula="of:=STDEV([.N3:.N122])" office:value-type="float" office:value="4.02700320790203" calcext:value-type="float">
            <text:p/>
          </table:table-cell>
          <table:table-cell table:style-name="ce19" table:formula="of:=STDEV([.O3:.O122])" office:value-type="float" office:value="4364.83228406857" calcext:value-type="float">
            <text:p/>
          </table:table-cell>
          <table:table-cell table:style-name="ce23" table:formula="of:=STDEV([.P3:.P122])" office:value-type="float" office:value="7.91053260980249" calcext:value-type="float">
            <text:p/>
          </table:table-cell>
          <table:table-cell/>
          <table:table-cell table:style-name="ce31" office:value-type="string" calcext:value-type="string">
            <text:p>Mínimo</text:p>
          </table:table-cell>
          <table:table-cell table:style-name="ce34" table:formula="of:=MIN([.S2:.S122])" office:value-type="float" office:value="-54.4765654648956" calcext:value-type="float">
            <text:p/>
          </table:table-cell>
          <table:table-cell table:style-name="ce34" table:formula="of:=MIN([.T2:.T122])" office:value-type="float" office:value="0.0831863756666667" calcext:value-type="float">
            <text:p/>
          </table:table-cell>
          <table:table-cell table:style-name="ce34" table:formula="of:=MIN([.U2:.U122])" office:value-type="float" office:value="-29.9643103989947" calcext:value-type="float">
            <text:p/>
          </table:table-cell>
          <table:table-cell table:style-name="ce34" table:formula="of:=MIN([.V2:.V122])" office:value-type="float" office:value="0.0733829983333333" calcext:value-type="float">
            <text:p/>
          </table:table-cell>
          <table:table-cell table:style-name="ce34" table:formula="of:=MIN([.W2:.W122])" office:value-type="float" office:value="-72.0683712121212" calcext:value-type="float">
            <text:p/>
          </table:table-cell>
          <table:table-cell table:style-name="ce34" table:formula="of:=MIN([.X2:.X122])" office:value-type="float" office:value="0.0777359756666667" calcext:value-type="float">
            <text:p/>
          </table:table-cell>
          <table:table-cell table:number-columns-repeated="1000"/>
        </table:table-row>
        <table:table-row table:style-name="ro2">
          <table:table-cell table:number-columns-repeated="10"/>
          <table:table-cell table:style-name="ce20" office:value-type="string" calcext:value-type="string">
            <text:p>Valor</text:p>
          </table:table-cell>
          <table:table-cell table:style-name="ce24" office:value-type="string" calcext:value-type="string">
            <text:p>Tiempo</text:p>
          </table:table-cell>
          <table:table-cell table:style-name="ce26" office:value-type="string" calcext:value-type="string">
            <text:p>Valor</text:p>
          </table:table-cell>
          <table:table-cell table:style-name="ce24" office:value-type="string" calcext:value-type="string">
            <text:p>Tiempo</text:p>
          </table:table-cell>
          <table:table-cell table:style-name="ce26" office:value-type="string" calcext:value-type="string">
            <text:p>Valor</text:p>
          </table:table-cell>
          <table:table-cell table:style-name="ce24" office:value-type="string" calcext:value-type="string">
            <text:p>Tiempo</text:p>
          </table:table-cell>
          <table:table-cell/>
          <table:table-cell table:style-name="ce33" office:value-type="string" calcext:value-type="string" table:number-columns-spanned="7" table:number-rows-spanned="1">
            <text:p>TSP</text:p>
          </table:table-cell>
          <table:covered-table-cell table:number-columns-repeated="6" table:style-name="ce33"/>
          <table:table-cell table:number-columns-repeated="1000"/>
        </table:table-row>
        <table:table-row table:style-name="ro2">
          <table:table-cell table:number-columns-repeated="8"/>
          <table:table-cell table:style-name="Default" table:number-columns-repeated="8"/>
          <table:table-cell/>
          <table:table-cell table:style-name="ce31" office:value-type="string" calcext:value-type="string">
            <text:p>Media</text:p>
          </table:table-cell>
          <table:table-cell table:style-name="ce34" table:formula="of:=AVERAGE([.S123:.S176])" office:value-type="float" office:value="89.8810450726065" calcext:value-type="float">
            <text:p/>
          </table:table-cell>
          <table:table-cell table:style-name="ce34" table:formula="of:=AVERAGE([.T123:.T176])" office:value-type="float" office:value="0.279690401018519" calcext:value-type="float">
            <text:p/>
          </table:table-cell>
          <table:table-cell table:style-name="ce34" table:formula="of:=AVERAGE([.U123:.U176])" office:value-type="float" office:value="99.7243141118096" calcext:value-type="float">
            <text:p/>
          </table:table-cell>
          <table:table-cell table:style-name="ce34" table:formula="of:=AVERAGE([.V123:.V176])" office:value-type="float" office:value="0.209457506814815" calcext:value-type="float">
            <text:p/>
          </table:table-cell>
          <table:table-cell table:style-name="ce34" table:formula="of:=AVERAGE([.W123:.W176])" office:value-type="float" office:value="56.5075145000052" calcext:value-type="float">
            <text:p/>
          </table:table-cell>
          <table:table-cell table:style-name="ce34" table:formula="of:=AVERAGE([.X123:.X176])" office:value-type="float" office:value="8.14563656101852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8"/>
          <table:table-cell/>
          <table:table-cell table:style-name="ce31" office:value-type="string" calcext:value-type="string">
            <text:p>Desviación Típica</text:p>
          </table:table-cell>
          <table:table-cell table:style-name="ce34" table:formula="of:=STDEV([.S123:.S176])" office:value-type="float" office:value="86.5190551934455" calcext:value-type="float">
            <text:p/>
          </table:table-cell>
          <table:table-cell table:style-name="ce34" table:formula="of:=STDEV([.T123:.T176])" office:value-type="float" office:value="0.285889126343358" calcext:value-type="float">
            <text:p/>
          </table:table-cell>
          <table:table-cell table:style-name="ce34" table:formula="of:=STDEV([.U123:.U176])" office:value-type="float" office:value="95.2668841866017" calcext:value-type="float">
            <text:p/>
          </table:table-cell>
          <table:table-cell table:style-name="ce34" table:formula="of:=STDEV([.V123:.V176])" office:value-type="float" office:value="0.195553697275546" calcext:value-type="float">
            <text:p/>
          </table:table-cell>
          <table:table-cell table:style-name="ce34" table:formula="of:=STDEV([.W123:.W176])" office:value-type="float" office:value="67.1298678081876" calcext:value-type="float">
            <text:p/>
          </table:table-cell>
          <table:table-cell table:style-name="ce34" table:formula="of:=STDEV([.X123:.X176])" office:value-type="float" office:value="9.83586525678113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4" table:number-columns-repeated="2"/>
          <table:table-cell table:style-name="ce17" office:value-type="string" calcext:value-type="string" table:number-columns-spanned="2" table:number-rows-spanned="1">
            <text:p>Best Improvement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First Improvement</text:p>
          </table:table-cell>
          <table:covered-table-cell table:style-name="ce30"/>
          <table:table-cell table:style-name="ce17" office:value-type="string" calcext:value-type="string" table:number-columns-spanned="2" table:number-rows-spanned="1">
            <text:p>Enfriamiento Simulado</text:p>
          </table:table-cell>
          <table:covered-table-cell table:style-name="ce21"/>
          <table:table-cell/>
          <table:table-cell table:style-name="ce31" office:value-type="string" calcext:value-type="string">
            <text:p>Máximo</text:p>
          </table:table-cell>
          <table:table-cell table:style-name="ce34" table:formula="of:=MAX([.S123:.S176])" office:value-type="float" office:value="392.051362125204" calcext:value-type="float">
            <text:p/>
          </table:table-cell>
          <table:table-cell table:style-name="ce34" table:formula="of:=MAX([.T123:.T176])" office:value-type="float" office:value="1.003481148" calcext:value-type="float">
            <text:p/>
          </table:table-cell>
          <table:table-cell table:style-name="ce34" table:formula="of:=MAX([.U123:.U176])" office:value-type="float" office:value="432.904388721617" calcext:value-type="float">
            <text:p/>
          </table:table-cell>
          <table:table-cell table:style-name="ce34" table:formula="of:=MAX([.V123:.V176])" office:value-type="float" office:value="0.733278083" calcext:value-type="float">
            <text:p/>
          </table:table-cell>
          <table:table-cell table:style-name="ce34" table:formula="of:=MAX([.W123:.W176])" office:value-type="float" office:value="312.916999121838" calcext:value-type="float">
            <text:p/>
          </table:table-cell>
          <table:table-cell table:style-name="ce34" table:formula="of:=MAX([.X123:.X176])" office:value-type="float" office:value="28.8999289353333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7" office:value-type="string" calcext:value-type="string" table:number-columns-spanned="2" table:number-rows-spanned="1">
            <text:p>Promedio TSP</text:p>
          </table:table-cell>
          <table:covered-table-cell table:style-name="ce11"/>
          <table:table-cell table:style-name="ce18" table:formula="of:=AVERAGE([.K123:.K176])" office:value-type="float" office:value="89.8810450726064" calcext:value-type="float">
            <text:p/>
          </table:table-cell>
          <table:table-cell table:style-name="ce22" table:formula="of:=AVERAGE([.L123:.L176])" office:value-type="float" office:value="0.279690401018519" calcext:value-type="float">
            <text:p/>
          </table:table-cell>
          <table:table-cell table:style-name="ce28" table:formula="of:=AVERAGE([.M123:.M176])" office:value-type="float" office:value="99.7243141118097" calcext:value-type="float">
            <text:p/>
          </table:table-cell>
          <table:table-cell table:style-name="ce28" table:formula="of:=AVERAGE([.N123:.N176])" office:value-type="float" office:value="0.209457506814815" calcext:value-type="float">
            <text:p/>
          </table:table-cell>
          <table:table-cell table:style-name="ce18" table:formula="of:=AVERAGE([.O123:.O176])" office:value-type="float" office:value="56.5075145000051" calcext:value-type="float">
            <text:p/>
          </table:table-cell>
          <table:table-cell table:style-name="ce22" table:formula="of:=AVERAGE([.P123:.P176])" office:value-type="float" office:value="8.14563656101852" calcext:value-type="float">
            <text:p/>
          </table:table-cell>
          <table:table-cell/>
          <table:table-cell table:style-name="ce31" office:value-type="string" calcext:value-type="string">
            <text:p>Mínimo</text:p>
          </table:table-cell>
          <table:table-cell table:style-name="ce34" table:formula="of:=MIN([.S123:.S176])" office:value-type="float" office:value="11.207034372502" calcext:value-type="float">
            <text:p/>
          </table:table-cell>
          <table:table-cell table:style-name="ce34" table:formula="of:=MIN([.T123:.T176])" office:value-type="float" office:value="0.0738558763333333" calcext:value-type="float">
            <text:p/>
          </table:table-cell>
          <table:table-cell table:style-name="ce34" table:formula="of:=MIN([.U123:.U176])" office:value-type="float" office:value="18.1614708233413" calcext:value-type="float">
            <text:p/>
          </table:table-cell>
          <table:table-cell table:style-name="ce34" table:formula="of:=MIN([.V123:.V176])" office:value-type="float" office:value="0.0717604563333333" calcext:value-type="float">
            <text:p/>
          </table:table-cell>
          <table:table-cell table:style-name="ce34" table:formula="of:=MIN([.W123:.W176])" office:value-type="float" office:value="0.287769784172662" calcext:value-type="float">
            <text:p/>
          </table:table-cell>
          <table:table-cell table:style-name="ce34" table:formula="of:=MIN([.X123:.X176])" office:value-type="float" office:value="0.174526548333333" calcext:value-type="float">
            <text:p/>
          </table:table-cell>
          <table:table-cell table:number-columns-repeated="1000"/>
        </table:table-row>
        <table:table-row table:style-name="ro3">
          <table:table-cell table:number-columns-repeated="8"/>
          <table:table-cell table:style-name="ce8" office:value-type="string" calcext:value-type="string" table:number-columns-spanned="2" table:number-rows-spanned="1">
            <text:p>Desviación TSP</text:p>
          </table:table-cell>
          <table:covered-table-cell table:style-name="ce12"/>
          <table:table-cell table:style-name="ce19" table:formula="of:=STDEV([.K123:.K176])" office:value-type="float" office:value="86.4165093433912" calcext:value-type="float">
            <text:p/>
          </table:table-cell>
          <table:table-cell table:style-name="ce23" table:formula="of:=STDEV([.L123:.L176])" office:value-type="float" office:value="0.289064764945962" calcext:value-type="float">
            <text:p/>
          </table:table-cell>
          <table:table-cell table:style-name="ce29" table:formula="of:=STDEV([.M123:.M176])" office:value-type="float" office:value="94.0529278398946" calcext:value-type="float">
            <text:p/>
          </table:table-cell>
          <table:table-cell table:style-name="ce29" table:formula="of:=STDEV([.N123:.N176])" office:value-type="float" office:value="0.196533145591702" calcext:value-type="float">
            <text:p/>
          </table:table-cell>
          <table:table-cell table:style-name="ce19" table:formula="of:=STDEV([.O123:.O176])" office:value-type="float" office:value="66.1544174441812" calcext:value-type="float">
            <text:p/>
          </table:table-cell>
          <table:table-cell table:style-name="ce23" table:formula="of:=STDEV([.P123:.P176])" office:value-type="float" office:value="9.65935887800122" calcext:value-type="float">
            <text:p/>
          </table:table-cell>
          <table:table-cell table:number-columns-repeated="1008"/>
        </table:table-row>
        <table:table-row table:style-name="ro3">
          <table:table-cell table:number-columns-repeated="10"/>
          <table:table-cell table:style-name="ce20" office:value-type="string" calcext:value-type="string">
            <text:p>Valor</text:p>
          </table:table-cell>
          <table:table-cell table:style-name="ce24" office:value-type="string" calcext:value-type="string">
            <text:p>Tiempo</text:p>
          </table:table-cell>
          <table:table-cell table:style-name="ce26" office:value-type="string" calcext:value-type="string">
            <text:p>Valor</text:p>
          </table:table-cell>
          <table:table-cell table:style-name="ce24" office:value-type="string" calcext:value-type="string">
            <text:p>Tiempo</text:p>
          </table:table-cell>
          <table:table-cell table:style-name="ce26" office:value-type="string" calcext:value-type="string">
            <text:p>Valor</text:p>
          </table:table-cell>
          <table:table-cell table:style-name="ce24" office:value-type="string" calcext:value-type="string">
            <text:p>Tiempo</text:p>
          </table:table-cell>
          <table:table-cell table:number-columns-repeated="1008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17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10"/>
        </table:table-row>
        <table:table-row table:style-name="ro3" table:number-rows-repeated="2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10"/>
        </table:table-row>
        <table:table-row table:style-name="ro3" table:number-rows-repeated="104834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Hoja1.$A$1" table:cell-range-address="$Hoja1.$R$2:.$R$186"/>
        </table:named-expressions>
      </table:table>
      <table:named-expressions>
        <table:named-range table:name="Excel_BuiltIn__FilterDatabase_1_1" table:base-cell-address="$Hoja1.$A$1" table:cell-range-address="$Hoja1.$R$2:.$R$171"/>
      </table:named-expressions>
      <table:database-ranges>
        <table:database-range table:name="__Anonymous_Sheet_DB__0" table:target-range-address="Hoja1.R2:Hoja1.R18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roman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FZSongS-Extended(SIP)" style:font-family-asian="FZSongS-Extended(SIP)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15:06:00.4809929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dro Plaza</dc:creator>
    <dc:date>2014-04-13T21:42:07.229580132</dc:date>
    <meta:editing-cycles>20</meta:editing-cycles>
    <meta:editing-duration>PT8H29M46S</meta:editing-duration>
    <meta:generator>LibreOffice/4.2.3.3$Linux_X86_64 LibreOffice_project/420m0$Build-3</meta:generator>
    <meta:document-statistic meta:table-count="1" meta:cell-count="3144" meta:object-count="0"/>
  </office:meta>
</office:document-meta>
</file>